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3813" calcext:value-type="float">
            <text:p>23813.0</text:p>
          </table:table-cell>
          <table:table-cell office:value-type="float" office:value="33222" calcext:value-type="float">
            <text:p>33222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24505" calcext:value-type="float">
            <text:p>24505.0</text:p>
          </table:table-cell>
          <table:table-cell office:value-type="float" office:value="34094" calcext:value-type="float">
            <text:p>34094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23922" calcext:value-type="float">
            <text:p>23922.0</text:p>
          </table:table-cell>
          <table:table-cell office:value-type="float" office:value="34276" calcext:value-type="float">
            <text:p>34276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24479" calcext:value-type="float">
            <text:p>24479.0</text:p>
          </table:table-cell>
          <table:table-cell office:value-type="float" office:value="33957" calcext:value-type="float">
            <text:p>33957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863" calcext:value-type="float">
            <text:p>23863.0</text:p>
          </table:table-cell>
          <table:table-cell office:value-type="float" office:value="34047" calcext:value-type="float">
            <text:p>34047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24223" calcext:value-type="float">
            <text:p>24223.0</text:p>
          </table:table-cell>
          <table:table-cell office:value-type="float" office:value="33267" calcext:value-type="float">
            <text:p>33267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24577" calcext:value-type="float">
            <text:p>24577.0</text:p>
          </table:table-cell>
          <table:table-cell office:value-type="float" office:value="34179" calcext:value-type="float">
            <text:p>34179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23941" calcext:value-type="float">
            <text:p>23941.0</text:p>
          </table:table-cell>
          <table:table-cell office:value-type="float" office:value="34298" calcext:value-type="float">
            <text:p>34298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24481" calcext:value-type="float">
            <text:p>24481.0</text:p>
          </table:table-cell>
          <table:table-cell office:value-type="float" office:value="33954" calcext:value-type="float">
            <text:p>33954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23863" calcext:value-type="float">
            <text:p>23863.0</text:p>
          </table:table-cell>
          <table:table-cell office:value-type="float" office:value="34044" calcext:value-type="float">
            <text:p>34044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24630" calcext:value-type="float">
            <text:p>24630.0</text:p>
          </table:table-cell>
          <table:table-cell office:value-type="float" office:value="34241" calcext:value-type="float">
            <text:p>34241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23943" calcext:value-type="float">
            <text:p>23943.0</text:p>
          </table:table-cell>
          <table:table-cell office:value-type="float" office:value="34304" calcext:value-type="float">
            <text:p>3430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24484" calcext:value-type="float">
            <text:p>24484.0</text:p>
          </table:table-cell>
          <table:table-cell office:value-type="float" office:value="33948" calcext:value-type="float">
            <text:p>33948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23865" calcext:value-type="float">
            <text:p>23865.0</text:p>
          </table:table-cell>
          <table:table-cell office:value-type="float" office:value="34039" calcext:value-type="float">
            <text:p>34039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24661" calcext:value-type="float">
            <text:p>24661.0</text:p>
          </table:table-cell>
          <table:table-cell office:value-type="float" office:value="34308" calcext:value-type="float">
            <text:p>34308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23971" calcext:value-type="float">
            <text:p>23971.0</text:p>
          </table:table-cell>
          <table:table-cell office:value-type="float" office:value="34336" calcext:value-type="float">
            <text:p>34336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24485" calcext:value-type="float">
            <text:p>24485.0</text:p>
          </table:table-cell>
          <table:table-cell office:value-type="float" office:value="33947" calcext:value-type="float">
            <text:p>33947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23872" calcext:value-type="float">
            <text:p>23872.0</text:p>
          </table:table-cell>
          <table:table-cell office:value-type="float" office:value="34028" calcext:value-type="float">
            <text:p>34028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24723" calcext:value-type="float">
            <text:p>24723.0</text:p>
          </table:table-cell>
          <table:table-cell office:value-type="float" office:value="34483" calcext:value-type="float">
            <text:p>34483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24699" calcext:value-type="float">
            <text:p>24699.0</text:p>
          </table:table-cell>
          <table:table-cell office:value-type="float" office:value="34387" calcext:value-type="float">
            <text:p>34387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23977" calcext:value-type="float">
            <text:p>23977.0</text:p>
          </table:table-cell>
          <table:table-cell office:value-type="float" office:value="34343" calcext:value-type="float">
            <text:p>34343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24492" calcext:value-type="float">
            <text:p>24492.0</text:p>
          </table:table-cell>
          <table:table-cell office:value-type="float" office:value="33945" calcext:value-type="float">
            <text:p>33945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23876" calcext:value-type="float">
            <text:p>23876.0</text:p>
          </table:table-cell>
          <table:table-cell office:value-type="float" office:value="34028" calcext:value-type="float">
            <text:p>34028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24728" calcext:value-type="float">
            <text:p>24728.0</text:p>
          </table:table-cell>
          <table:table-cell office:value-type="float" office:value="34499" calcext:value-type="float">
            <text:p>34499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24699" calcext:value-type="float">
            <text:p>24699.0</text:p>
          </table:table-cell>
          <table:table-cell office:value-type="float" office:value="34409" calcext:value-type="float">
            <text:p>34409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23978" calcext:value-type="float">
            <text:p>23978.0</text:p>
          </table:table-cell>
          <table:table-cell office:value-type="float" office:value="34351" calcext:value-type="float">
            <text:p>34351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24502" calcext:value-type="float">
            <text:p>24502.0</text:p>
          </table:table-cell>
          <table:table-cell office:value-type="float" office:value="33945" calcext:value-type="float">
            <text:p>33945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23883" calcext:value-type="float">
            <text:p>23883.0</text:p>
          </table:table-cell>
          <table:table-cell office:value-type="float" office:value="34023" calcext:value-type="float">
            <text:p>34023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24728" calcext:value-type="float">
            <text:p>24728.0</text:p>
          </table:table-cell>
          <table:table-cell office:value-type="float" office:value="34499" calcext:value-type="float">
            <text:p>34499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24712" calcext:value-type="float">
            <text:p>24712.0</text:p>
          </table:table-cell>
          <table:table-cell office:value-type="float" office:value="34431" calcext:value-type="float">
            <text:p>34431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23995" calcext:value-type="float">
            <text:p>23995.0</text:p>
          </table:table-cell>
          <table:table-cell office:value-type="float" office:value="34378" calcext:value-type="float">
            <text:p>34378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24513" calcext:value-type="float">
            <text:p>24513.0</text:p>
          </table:table-cell>
          <table:table-cell office:value-type="float" office:value="33952" calcext:value-type="float">
            <text:p>33952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23894" calcext:value-type="float">
            <text:p>23894.0</text:p>
          </table:table-cell>
          <table:table-cell office:value-type="float" office:value="34024" calcext:value-type="float">
            <text:p>34024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24734" calcext:value-type="float">
            <text:p>24734.0</text:p>
          </table:table-cell>
          <table:table-cell office:value-type="float" office:value="34496" calcext:value-type="float">
            <text:p>34496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24713" calcext:value-type="float">
            <text:p>24713.0</text:p>
          </table:table-cell>
          <table:table-cell office:value-type="float" office:value="34463" calcext:value-type="float">
            <text:p>34463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23998" calcext:value-type="float">
            <text:p>23998.0</text:p>
          </table:table-cell>
          <table:table-cell office:value-type="float" office:value="34385" calcext:value-type="float">
            <text:p>34385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24527" calcext:value-type="float">
            <text:p>24527.0</text:p>
          </table:table-cell>
          <table:table-cell office:value-type="float" office:value="33936" calcext:value-type="float">
            <text:p>33936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23907" calcext:value-type="float">
            <text:p>23907.0</text:p>
          </table:table-cell>
          <table:table-cell office:value-type="float" office:value="34025" calcext:value-type="float">
            <text:p>34025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24748" calcext:value-type="float">
            <text:p>24748.0</text:p>
          </table:table-cell>
          <table:table-cell office:value-type="float" office:value="34483" calcext:value-type="float">
            <text:p>34483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24713" calcext:value-type="float">
            <text:p>24713.0</text:p>
          </table:table-cell>
          <table:table-cell office:value-type="float" office:value="34492" calcext:value-type="float">
            <text:p>34492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24004" calcext:value-type="float">
            <text:p>24004.0</text:p>
          </table:table-cell>
          <table:table-cell office:value-type="float" office:value="34405" calcext:value-type="float">
            <text:p>34405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24542" calcext:value-type="float">
            <text:p>24542.0</text:p>
          </table:table-cell>
          <table:table-cell office:value-type="float" office:value="33927" calcext:value-type="float">
            <text:p>33927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23908" calcext:value-type="float">
            <text:p>23908.0</text:p>
          </table:table-cell>
          <table:table-cell office:value-type="float" office:value="34024" calcext:value-type="float">
            <text:p>34024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office:value-type="float" office:value="24754" calcext:value-type="float">
            <text:p>24754.0</text:p>
          </table:table-cell>
          <table:table-cell office:value-type="float" office:value="34466" calcext:value-type="float">
            <text:p>34466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24711" calcext:value-type="float">
            <text:p>24711.0</text:p>
          </table:table-cell>
          <table:table-cell office:value-type="float" office:value="34516" calcext:value-type="float">
            <text:p>34516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24022" calcext:value-type="float">
            <text:p>24022.0</text:p>
          </table:table-cell>
          <table:table-cell office:value-type="float" office:value="34435" calcext:value-type="float">
            <text:p>34435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24556" calcext:value-type="float">
            <text:p>24556.0</text:p>
          </table:table-cell>
          <table:table-cell office:value-type="float" office:value="33914" calcext:value-type="float">
            <text:p>33914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920" calcext:value-type="float">
            <text:p>23920.0</text:p>
          </table:table-cell>
          <table:table-cell office:value-type="float" office:value="34023" calcext:value-type="float">
            <text:p>34023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755" calcext:value-type="float">
            <text:p>24755.0</text:p>
          </table:table-cell>
          <table:table-cell office:value-type="float" office:value="34447" calcext:value-type="float">
            <text:p>34447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24721" calcext:value-type="float">
            <text:p>24721.0</text:p>
          </table:table-cell>
          <table:table-cell office:value-type="float" office:value="34563" calcext:value-type="float">
            <text:p>34563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24033" calcext:value-type="float">
            <text:p>24033.0</text:p>
          </table:table-cell>
          <table:table-cell office:value-type="float" office:value="34444" calcext:value-type="float">
            <text:p>34444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24559" calcext:value-type="float">
            <text:p>24559.0</text:p>
          </table:table-cell>
          <table:table-cell office:value-type="float" office:value="33918" calcext:value-type="float">
            <text:p>33918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23948" calcext:value-type="float">
            <text:p>23948.0</text:p>
          </table:table-cell>
          <table:table-cell office:value-type="float" office:value="34021" calcext:value-type="float">
            <text:p>34021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24772" calcext:value-type="float">
            <text:p>24772.0</text:p>
          </table:table-cell>
          <table:table-cell office:value-type="float" office:value="34420" calcext:value-type="float">
            <text:p>34420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24734" calcext:value-type="float">
            <text:p>24734.0</text:p>
          </table:table-cell>
          <table:table-cell office:value-type="float" office:value="34607" calcext:value-type="float">
            <text:p>34607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office:value-type="float" office:value="24039" calcext:value-type="float">
            <text:p>24039.0</text:p>
          </table:table-cell>
          <table:table-cell office:value-type="float" office:value="34463" calcext:value-type="float">
            <text:p>34463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24563" calcext:value-type="float">
            <text:p>24563.0</text:p>
          </table:table-cell>
          <table:table-cell office:value-type="float" office:value="33924" calcext:value-type="float">
            <text:p>33924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23948" calcext:value-type="float">
            <text:p>23948.0</text:p>
          </table:table-cell>
          <table:table-cell office:value-type="float" office:value="34021" calcext:value-type="float">
            <text:p>34021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24772" calcext:value-type="float">
            <text:p>24772.0</text:p>
          </table:table-cell>
          <table:table-cell office:value-type="float" office:value="34419" calcext:value-type="float">
            <text:p>34419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24741" calcext:value-type="float">
            <text:p>24741.0</text:p>
          </table:table-cell>
          <table:table-cell office:value-type="float" office:value="34635" calcext:value-type="float">
            <text:p>34635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24048" calcext:value-type="float">
            <text:p>24048.0</text:p>
          </table:table-cell>
          <table:table-cell office:value-type="float" office:value="34475" calcext:value-type="float">
            <text:p>34475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24570" calcext:value-type="float">
            <text:p>24570.0</text:p>
          </table:table-cell>
          <table:table-cell office:value-type="float" office:value="33926" calcext:value-type="float">
            <text:p>33926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23948" calcext:value-type="float">
            <text:p>23948.0</text:p>
          </table:table-cell>
          <table:table-cell office:value-type="float" office:value="34021" calcext:value-type="float">
            <text:p>34021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24793" calcext:value-type="float">
            <text:p>24793.0</text:p>
          </table:table-cell>
          <table:table-cell office:value-type="float" office:value="34442" calcext:value-type="float">
            <text:p>34442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24745" calcext:value-type="float">
            <text:p>24745.0</text:p>
          </table:table-cell>
          <table:table-cell office:value-type="float" office:value="34660" calcext:value-type="float">
            <text:p>34660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24064" calcext:value-type="float">
            <text:p>24064.0</text:p>
          </table:table-cell>
          <table:table-cell office:value-type="float" office:value="34491" calcext:value-type="float">
            <text:p>34491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24579" calcext:value-type="float">
            <text:p>24579.0</text:p>
          </table:table-cell>
          <table:table-cell office:value-type="float" office:value="33921" calcext:value-type="float">
            <text:p>33921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23961" calcext:value-type="float">
            <text:p>23961.0</text:p>
          </table:table-cell>
          <table:table-cell office:value-type="float" office:value="34035" calcext:value-type="float">
            <text:p>34035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24807" calcext:value-type="float">
            <text:p>24807.0</text:p>
          </table:table-cell>
          <table:table-cell office:value-type="float" office:value="34462" calcext:value-type="float">
            <text:p>34462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24754" calcext:value-type="float">
            <text:p>24754.0</text:p>
          </table:table-cell>
          <table:table-cell office:value-type="float" office:value="34677" calcext:value-type="float">
            <text:p>34677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24082" calcext:value-type="float">
            <text:p>24082.0</text:p>
          </table:table-cell>
          <table:table-cell office:value-type="float" office:value="34498" calcext:value-type="float">
            <text:p>34498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24589" calcext:value-type="float">
            <text:p>24589.0</text:p>
          </table:table-cell>
          <table:table-cell office:value-type="float" office:value="33916" calcext:value-type="float">
            <text:p>3391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23961" calcext:value-type="float">
            <text:p>23961.0</text:p>
          </table:table-cell>
          <table:table-cell office:value-type="float" office:value="34035" calcext:value-type="float">
            <text:p>34035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24848" calcext:value-type="float">
            <text:p>24848.0</text:p>
          </table:table-cell>
          <table:table-cell office:value-type="float" office:value="34432" calcext:value-type="float">
            <text:p>34432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24760" calcext:value-type="float">
            <text:p>24760.0</text:p>
          </table:table-cell>
          <table:table-cell office:value-type="float" office:value="34702" calcext:value-type="float">
            <text:p>34702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24092" calcext:value-type="float">
            <text:p>24092.0</text:p>
          </table:table-cell>
          <table:table-cell office:value-type="float" office:value="34525" calcext:value-type="float">
            <text:p>34525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24600" calcext:value-type="float">
            <text:p>24600.0</text:p>
          </table:table-cell>
          <table:table-cell office:value-type="float" office:value="33922" calcext:value-type="float">
            <text:p>33922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972" calcext:value-type="float">
            <text:p>23972.0</text:p>
          </table:table-cell>
          <table:table-cell office:value-type="float" office:value="34043" calcext:value-type="float">
            <text:p>34043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24857" calcext:value-type="float">
            <text:p>24857.0</text:p>
          </table:table-cell>
          <table:table-cell office:value-type="float" office:value="34413" calcext:value-type="float">
            <text:p>34413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24767" calcext:value-type="float">
            <text:p>24767.0</text:p>
          </table:table-cell>
          <table:table-cell office:value-type="float" office:value="34737" calcext:value-type="float">
            <text:p>34737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24099" calcext:value-type="float">
            <text:p>24099.0</text:p>
          </table:table-cell>
          <table:table-cell office:value-type="float" office:value="34534" calcext:value-type="float">
            <text:p>34534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24627" calcext:value-type="float">
            <text:p>24627.0</text:p>
          </table:table-cell>
          <table:table-cell office:value-type="float" office:value="33926" calcext:value-type="float">
            <text:p>33926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23974" calcext:value-type="float">
            <text:p>23974.0</text:p>
          </table:table-cell>
          <table:table-cell office:value-type="float" office:value="34066" calcext:value-type="float">
            <text:p>34066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24866" calcext:value-type="float">
            <text:p>24866.0</text:p>
          </table:table-cell>
          <table:table-cell office:value-type="float" office:value="34402" calcext:value-type="float">
            <text:p>3440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24774" calcext:value-type="float">
            <text:p>24774.0</text:p>
          </table:table-cell>
          <table:table-cell office:value-type="float" office:value="34768" calcext:value-type="float">
            <text:p>34768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/>
          <table:table-cell office:value-type="float" office:value="24119" calcext:value-type="float">
            <text:p>24119.0</text:p>
          </table:table-cell>
          <table:table-cell office:value-type="float" office:value="34546" calcext:value-type="float">
            <text:p>34546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24636" calcext:value-type="float">
            <text:p>24636.0</text:p>
          </table:table-cell>
          <table:table-cell office:value-type="float" office:value="33936" calcext:value-type="float">
            <text:p>33936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979" calcext:value-type="float">
            <text:p>23979.0</text:p>
          </table:table-cell>
          <table:table-cell office:value-type="float" office:value="34065" calcext:value-type="float">
            <text:p>34065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24866" calcext:value-type="float">
            <text:p>24866.0</text:p>
          </table:table-cell>
          <table:table-cell office:value-type="float" office:value="34416" calcext:value-type="float">
            <text:p>34416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24794" calcext:value-type="float">
            <text:p>24794.0</text:p>
          </table:table-cell>
          <table:table-cell office:value-type="float" office:value="34836" calcext:value-type="float">
            <text:p>34836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24151" calcext:value-type="float">
            <text:p>24151.0</text:p>
          </table:table-cell>
          <table:table-cell office:value-type="float" office:value="34570" calcext:value-type="float">
            <text:p>34570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24648" calcext:value-type="float">
            <text:p>24648.0</text:p>
          </table:table-cell>
          <table:table-cell office:value-type="float" office:value="33947" calcext:value-type="float">
            <text:p>33947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23991" calcext:value-type="float">
            <text:p>23991.0</text:p>
          </table:table-cell>
          <table:table-cell office:value-type="float" office:value="34066" calcext:value-type="float">
            <text:p>34066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24881" calcext:value-type="float">
            <text:p>24881.0</text:p>
          </table:table-cell>
          <table:table-cell office:value-type="float" office:value="34432" calcext:value-type="float">
            <text:p>34432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24797" calcext:value-type="float">
            <text:p>24797.0</text:p>
          </table:table-cell>
          <table:table-cell office:value-type="float" office:value="34862" calcext:value-type="float">
            <text:p>34862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24174" calcext:value-type="float">
            <text:p>24174.0</text:p>
          </table:table-cell>
          <table:table-cell office:value-type="float" office:value="34584" calcext:value-type="float">
            <text:p>34584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/>
          <table:table-cell office:value-type="float" office:value="24655" calcext:value-type="float">
            <text:p>24655.0</text:p>
          </table:table-cell>
          <table:table-cell office:value-type="float" office:value="33953" calcext:value-type="float">
            <text:p>3395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004" calcext:value-type="float">
            <text:p>24004.0</text:p>
          </table:table-cell>
          <table:table-cell office:value-type="float" office:value="34068" calcext:value-type="float">
            <text:p>34068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881" calcext:value-type="float">
            <text:p>24881.0</text:p>
          </table:table-cell>
          <table:table-cell office:value-type="float" office:value="34432" calcext:value-type="float">
            <text:p>34432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4807" calcext:value-type="float">
            <text:p>24807.0</text:p>
          </table:table-cell>
          <table:table-cell office:value-type="float" office:value="34925" calcext:value-type="float">
            <text:p>34925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24226" calcext:value-type="float">
            <text:p>24226.0</text:p>
          </table:table-cell>
          <table:table-cell office:value-type="float" office:value="34614" calcext:value-type="float">
            <text:p>34614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24674" calcext:value-type="float">
            <text:p>24674.0</text:p>
          </table:table-cell>
          <table:table-cell office:value-type="float" office:value="33961" calcext:value-type="float">
            <text:p>3396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24004" calcext:value-type="float">
            <text:p>24004.0</text:p>
          </table:table-cell>
          <table:table-cell office:value-type="float" office:value="34068" calcext:value-type="float">
            <text:p>34068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902" calcext:value-type="float">
            <text:p>24902.0</text:p>
          </table:table-cell>
          <table:table-cell office:value-type="float" office:value="34421" calcext:value-type="float">
            <text:p>34421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24813" calcext:value-type="float">
            <text:p>24813.0</text:p>
          </table:table-cell>
          <table:table-cell office:value-type="float" office:value="34987" calcext:value-type="float">
            <text:p>34987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24287" calcext:value-type="float">
            <text:p>24287.0</text:p>
          </table:table-cell>
          <table:table-cell office:value-type="float" office:value="34631" calcext:value-type="float">
            <text:p>34631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24685" calcext:value-type="float">
            <text:p>24685.0</text:p>
          </table:table-cell>
          <table:table-cell office:value-type="float" office:value="33962" calcext:value-type="float">
            <text:p>33962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24015" calcext:value-type="float">
            <text:p>24015.0</text:p>
          </table:table-cell>
          <table:table-cell office:value-type="float" office:value="34066" calcext:value-type="float">
            <text:p>34066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24922" calcext:value-type="float">
            <text:p>24922.0</text:p>
          </table:table-cell>
          <table:table-cell office:value-type="float" office:value="34401" calcext:value-type="float">
            <text:p>3440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24841" calcext:value-type="float">
            <text:p>24841.0</text:p>
          </table:table-cell>
          <table:table-cell office:value-type="float" office:value="35047" calcext:value-type="float">
            <text:p>35047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312" calcext:value-type="float">
            <text:p>24312.0</text:p>
          </table:table-cell>
          <table:table-cell office:value-type="float" office:value="34638" calcext:value-type="float">
            <text:p>34638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24695" calcext:value-type="float">
            <text:p>24695.0</text:p>
          </table:table-cell>
          <table:table-cell office:value-type="float" office:value="33968" calcext:value-type="float">
            <text:p>33968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24022" calcext:value-type="float">
            <text:p>24022.0</text:p>
          </table:table-cell>
          <table:table-cell office:value-type="float" office:value="34077" calcext:value-type="float">
            <text:p>3407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24939" calcext:value-type="float">
            <text:p>24939.0</text:p>
          </table:table-cell>
          <table:table-cell office:value-type="float" office:value="34400" calcext:value-type="float">
            <text:p>3440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24845" calcext:value-type="float">
            <text:p>24845.0</text:p>
          </table:table-cell>
          <table:table-cell office:value-type="float" office:value="35063" calcext:value-type="float">
            <text:p>35063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313" calcext:value-type="float">
            <text:p>24313.0</text:p>
          </table:table-cell>
          <table:table-cell office:value-type="float" office:value="34640" calcext:value-type="float">
            <text:p>34640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24703" calcext:value-type="float">
            <text:p>24703.0</text:p>
          </table:table-cell>
          <table:table-cell office:value-type="float" office:value="33964" calcext:value-type="float">
            <text:p>3396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24036" calcext:value-type="float">
            <text:p>24036.0</text:p>
          </table:table-cell>
          <table:table-cell office:value-type="float" office:value="34085" calcext:value-type="float">
            <text:p>34085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/>
          <table:table-cell office:value-type="float" office:value="24965" calcext:value-type="float">
            <text:p>24965.0</text:p>
          </table:table-cell>
          <table:table-cell office:value-type="float" office:value="34409" calcext:value-type="float">
            <text:p>34409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24854" calcext:value-type="float">
            <text:p>24854.0</text:p>
          </table:table-cell>
          <table:table-cell office:value-type="float" office:value="35074" calcext:value-type="float">
            <text:p>35074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24312" calcext:value-type="float">
            <text:p>24312.0</text:p>
          </table:table-cell>
          <table:table-cell office:value-type="float" office:value="34631" calcext:value-type="float">
            <text:p>34631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24043" calcext:value-type="float">
            <text:p>24043.0</text:p>
          </table:table-cell>
          <table:table-cell office:value-type="float" office:value="34092" calcext:value-type="float">
            <text:p>34092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24991" calcext:value-type="float">
            <text:p>24991.0</text:p>
          </table:table-cell>
          <table:table-cell office:value-type="float" office:value="34423" calcext:value-type="float">
            <text:p>34423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24865" calcext:value-type="float">
            <text:p>24865.0</text:p>
          </table:table-cell>
          <table:table-cell office:value-type="float" office:value="35086" calcext:value-type="float">
            <text:p>35086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24320" calcext:value-type="float">
            <text:p>24320.0</text:p>
          </table:table-cell>
          <table:table-cell office:value-type="float" office:value="34647" calcext:value-type="float">
            <text:p>34647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24048" calcext:value-type="float">
            <text:p>24048.0</text:p>
          </table:table-cell>
          <table:table-cell office:value-type="float" office:value="34100" calcext:value-type="float">
            <text:p>34100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25003" calcext:value-type="float">
            <text:p>25003.0</text:p>
          </table:table-cell>
          <table:table-cell office:value-type="float" office:value="34422" calcext:value-type="float">
            <text:p>34422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24890" calcext:value-type="float">
            <text:p>24890.0</text:p>
          </table:table-cell>
          <table:table-cell office:value-type="float" office:value="35175" calcext:value-type="float">
            <text:p>35175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24316" calcext:value-type="float">
            <text:p>24316.0</text:p>
          </table:table-cell>
          <table:table-cell office:value-type="float" office:value="34672" calcext:value-type="float">
            <text:p>34672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24055" calcext:value-type="float">
            <text:p>24055.0</text:p>
          </table:table-cell>
          <table:table-cell office:value-type="float" office:value="34108" calcext:value-type="float">
            <text:p>34108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25039" calcext:value-type="float">
            <text:p>25039.0</text:p>
          </table:table-cell>
          <table:table-cell office:value-type="float" office:value="34429" calcext:value-type="float">
            <text:p>34429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24923" calcext:value-type="float">
            <text:p>24923.0</text:p>
          </table:table-cell>
          <table:table-cell office:value-type="float" office:value="35313" calcext:value-type="float">
            <text:p>35313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24307" calcext:value-type="float">
            <text:p>24307.0</text:p>
          </table:table-cell>
          <table:table-cell office:value-type="float" office:value="34669" calcext:value-type="float">
            <text:p>34669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24052" calcext:value-type="float">
            <text:p>24052.0</text:p>
          </table:table-cell>
          <table:table-cell office:value-type="float" office:value="34115" calcext:value-type="float">
            <text:p>34115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25073" calcext:value-type="float">
            <text:p>25073.0</text:p>
          </table:table-cell>
          <table:table-cell office:value-type="float" office:value="34440" calcext:value-type="float">
            <text:p>34440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24927" calcext:value-type="float">
            <text:p>24927.0</text:p>
          </table:table-cell>
          <table:table-cell office:value-type="float" office:value="35338" calcext:value-type="float">
            <text:p>35338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24311" calcext:value-type="float">
            <text:p>24311.0</text:p>
          </table:table-cell>
          <table:table-cell office:value-type="float" office:value="34679" calcext:value-type="float">
            <text:p>34679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24050" calcext:value-type="float">
            <text:p>24050.0</text:p>
          </table:table-cell>
          <table:table-cell office:value-type="float" office:value="34116" calcext:value-type="float">
            <text:p>34116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25096" calcext:value-type="float">
            <text:p>25096.0</text:p>
          </table:table-cell>
          <table:table-cell office:value-type="float" office:value="34447" calcext:value-type="float">
            <text:p>34447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24927" calcext:value-type="float">
            <text:p>24927.0</text:p>
          </table:table-cell>
          <table:table-cell office:value-type="float" office:value="35338" calcext:value-type="float">
            <text:p>35338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24310" calcext:value-type="float">
            <text:p>24310.0</text:p>
          </table:table-cell>
          <table:table-cell office:value-type="float" office:value="34690" calcext:value-type="float">
            <text:p>34690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24051" calcext:value-type="float">
            <text:p>24051.0</text:p>
          </table:table-cell>
          <table:table-cell office:value-type="float" office:value="34120" calcext:value-type="float">
            <text:p>34120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98" calcext:value-type="float">
            <text:p>25098.0</text:p>
          </table:table-cell>
          <table:table-cell office:value-type="float" office:value="34422" calcext:value-type="float">
            <text:p>34422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24927" calcext:value-type="float">
            <text:p>24927.0</text:p>
          </table:table-cell>
          <table:table-cell office:value-type="float" office:value="35338" calcext:value-type="float">
            <text:p>35338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316" calcext:value-type="float">
            <text:p>24316.0</text:p>
          </table:table-cell>
          <table:table-cell office:value-type="float" office:value="34692" calcext:value-type="float">
            <text:p>34692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/>
          <table:table-cell office:value-type="float" office:value="24051" calcext:value-type="float">
            <text:p>24051.0</text:p>
          </table:table-cell>
          <table:table-cell office:value-type="float" office:value="34121" calcext:value-type="float">
            <text:p>34121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25106" calcext:value-type="float">
            <text:p>25106.0</text:p>
          </table:table-cell>
          <table:table-cell office:value-type="float" office:value="34413" calcext:value-type="float">
            <text:p>3441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24917" calcext:value-type="float">
            <text:p>24917.0</text:p>
          </table:table-cell>
          <table:table-cell office:value-type="float" office:value="35363" calcext:value-type="float">
            <text:p>35363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24329" calcext:value-type="float">
            <text:p>24329.0</text:p>
          </table:table-cell>
          <table:table-cell office:value-type="float" office:value="34695" calcext:value-type="float">
            <text:p>34695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24058" calcext:value-type="float">
            <text:p>24058.0</text:p>
          </table:table-cell>
          <table:table-cell office:value-type="float" office:value="34127" calcext:value-type="float">
            <text:p>34127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24942" calcext:value-type="float">
            <text:p>24942.0</text:p>
          </table:table-cell>
          <table:table-cell office:value-type="float" office:value="35419" calcext:value-type="float">
            <text:p>35419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/>
          <table:table-cell office:value-type="float" office:value="24343" calcext:value-type="float">
            <text:p>24343.0</text:p>
          </table:table-cell>
          <table:table-cell office:value-type="float" office:value="34700" calcext:value-type="float">
            <text:p>34700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24065" calcext:value-type="float">
            <text:p>24065.0</text:p>
          </table:table-cell>
          <table:table-cell office:value-type="float" office:value="34120" calcext:value-type="float">
            <text:p>34120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24935" calcext:value-type="float">
            <text:p>24935.0</text:p>
          </table:table-cell>
          <table:table-cell office:value-type="float" office:value="35470" calcext:value-type="float">
            <text:p>35470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24359" calcext:value-type="float">
            <text:p>24359.0</text:p>
          </table:table-cell>
          <table:table-cell office:value-type="float" office:value="34720" calcext:value-type="float">
            <text:p>34720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24066" calcext:value-type="float">
            <text:p>24066.0</text:p>
          </table:table-cell>
          <table:table-cell office:value-type="float" office:value="34138" calcext:value-type="float">
            <text:p>34138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24932" calcext:value-type="float">
            <text:p>24932.0</text:p>
          </table:table-cell>
          <table:table-cell office:value-type="float" office:value="35514" calcext:value-type="float">
            <text:p>35514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24374" calcext:value-type="float">
            <text:p>24374.0</text:p>
          </table:table-cell>
          <table:table-cell office:value-type="float" office:value="34726" calcext:value-type="float">
            <text:p>34726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24068" calcext:value-type="float">
            <text:p>24068.0</text:p>
          </table:table-cell>
          <table:table-cell office:value-type="float" office:value="34139" calcext:value-type="float">
            <text:p>34139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24932" calcext:value-type="float">
            <text:p>24932.0</text:p>
          </table:table-cell>
          <table:table-cell office:value-type="float" office:value="35561" calcext:value-type="float">
            <text:p>35561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24390" calcext:value-type="float">
            <text:p>24390.0</text:p>
          </table:table-cell>
          <table:table-cell office:value-type="float" office:value="34739" calcext:value-type="float">
            <text:p>34739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24081" calcext:value-type="float">
            <text:p>24081.0</text:p>
          </table:table-cell>
          <table:table-cell office:value-type="float" office:value="34132" calcext:value-type="float">
            <text:p>34132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/>
          <table:table-cell office:value-type="float" office:value="24932" calcext:value-type="float">
            <text:p>24932.0</text:p>
          </table:table-cell>
          <table:table-cell office:value-type="float" office:value="35574" calcext:value-type="float">
            <text:p>35574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24404" calcext:value-type="float">
            <text:p>24404.0</text:p>
          </table:table-cell>
          <table:table-cell office:value-type="float" office:value="34740" calcext:value-type="float">
            <text:p>34740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24081" calcext:value-type="float">
            <text:p>24081.0</text:p>
          </table:table-cell>
          <table:table-cell office:value-type="float" office:value="34133" calcext:value-type="float">
            <text:p>34133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24934" calcext:value-type="float">
            <text:p>24934.0</text:p>
          </table:table-cell>
          <table:table-cell office:value-type="float" office:value="35593" calcext:value-type="float">
            <text:p>35593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24405" calcext:value-type="float">
            <text:p>24405.0</text:p>
          </table:table-cell>
          <table:table-cell office:value-type="float" office:value="34736" calcext:value-type="float">
            <text:p>34736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24078" calcext:value-type="float">
            <text:p>24078.0</text:p>
          </table:table-cell>
          <table:table-cell office:value-type="float" office:value="34137" calcext:value-type="float">
            <text:p>34137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24934" calcext:value-type="float">
            <text:p>24934.0</text:p>
          </table:table-cell>
          <table:table-cell office:value-type="float" office:value="35608" calcext:value-type="float">
            <text:p>35608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24419" calcext:value-type="float">
            <text:p>24419.0</text:p>
          </table:table-cell>
          <table:table-cell office:value-type="float" office:value="34739" calcext:value-type="float">
            <text:p>34739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24077" calcext:value-type="float">
            <text:p>24077.0</text:p>
          </table:table-cell>
          <table:table-cell office:value-type="float" office:value="34137" calcext:value-type="float">
            <text:p>34137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24936" calcext:value-type="float">
            <text:p>24936.0</text:p>
          </table:table-cell>
          <table:table-cell office:value-type="float" office:value="35625" calcext:value-type="float">
            <text:p>35625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24441" calcext:value-type="float">
            <text:p>24441.0</text:p>
          </table:table-cell>
          <table:table-cell office:value-type="float" office:value="34753" calcext:value-type="float">
            <text:p>34753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24077" calcext:value-type="float">
            <text:p>24077.0</text:p>
          </table:table-cell>
          <table:table-cell office:value-type="float" office:value="34137" calcext:value-type="float">
            <text:p>34137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24929" calcext:value-type="float">
            <text:p>24929.0</text:p>
          </table:table-cell>
          <table:table-cell office:value-type="float" office:value="35657" calcext:value-type="float">
            <text:p>35657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24454" calcext:value-type="float">
            <text:p>24454.0</text:p>
          </table:table-cell>
          <table:table-cell office:value-type="float" office:value="34762" calcext:value-type="float">
            <text:p>34762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/>
          <table:table-cell office:value-type="float" office:value="24077" calcext:value-type="float">
            <text:p>24077.0</text:p>
          </table:table-cell>
          <table:table-cell office:value-type="float" office:value="34137" calcext:value-type="float">
            <text:p>34137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24939" calcext:value-type="float">
            <text:p>24939.0</text:p>
          </table:table-cell>
          <table:table-cell office:value-type="float" office:value="35668" calcext:value-type="float">
            <text:p>35668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24457" calcext:value-type="float">
            <text:p>24457.0</text:p>
          </table:table-cell>
          <table:table-cell office:value-type="float" office:value="34768" calcext:value-type="float">
            <text:p>34768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24077" calcext:value-type="float">
            <text:p>24077.0</text:p>
          </table:table-cell>
          <table:table-cell office:value-type="float" office:value="34138" calcext:value-type="float">
            <text:p>34138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24945" calcext:value-type="float">
            <text:p>24945.0</text:p>
          </table:table-cell>
          <table:table-cell office:value-type="float" office:value="35704" calcext:value-type="float">
            <text:p>35704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24458" calcext:value-type="float">
            <text:p>24458.0</text:p>
          </table:table-cell>
          <table:table-cell office:value-type="float" office:value="34779" calcext:value-type="float">
            <text:p>34779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24082" calcext:value-type="float">
            <text:p>24082.0</text:p>
          </table:table-cell>
          <table:table-cell office:value-type="float" office:value="34143" calcext:value-type="float">
            <text:p>34143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24942" calcext:value-type="float">
            <text:p>24942.0</text:p>
          </table:table-cell>
          <table:table-cell office:value-type="float" office:value="35731" calcext:value-type="float">
            <text:p>35731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24452" calcext:value-type="float">
            <text:p>24452.0</text:p>
          </table:table-cell>
          <table:table-cell office:value-type="float" office:value="34776" calcext:value-type="float">
            <text:p>34776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24082" calcext:value-type="float">
            <text:p>24082.0</text:p>
          </table:table-cell>
          <table:table-cell office:value-type="float" office:value="34143" calcext:value-type="float">
            <text:p>34143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24942" calcext:value-type="float">
            <text:p>24942.0</text:p>
          </table:table-cell>
          <table:table-cell office:value-type="float" office:value="35750" calcext:value-type="float">
            <text:p>35750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24457" calcext:value-type="float">
            <text:p>24457.0</text:p>
          </table:table-cell>
          <table:table-cell office:value-type="float" office:value="34812" calcext:value-type="float">
            <text:p>34812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24081" calcext:value-type="float">
            <text:p>24081.0</text:p>
          </table:table-cell>
          <table:table-cell office:value-type="float" office:value="34145" calcext:value-type="float">
            <text:p>34145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24926" calcext:value-type="float">
            <text:p>24926.0</text:p>
          </table:table-cell>
          <table:table-cell office:value-type="float" office:value="35764" calcext:value-type="float">
            <text:p>35764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24458" calcext:value-type="float">
            <text:p>24458.0</text:p>
          </table:table-cell>
          <table:table-cell office:value-type="float" office:value="34842" calcext:value-type="float">
            <text:p>34842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24084" calcext:value-type="float">
            <text:p>24084.0</text:p>
          </table:table-cell>
          <table:table-cell office:value-type="float" office:value="34152" calcext:value-type="float">
            <text:p>34152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24924" calcext:value-type="float">
            <text:p>24924.0</text:p>
          </table:table-cell>
          <table:table-cell office:value-type="float" office:value="35769" calcext:value-type="float">
            <text:p>3576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24460" calcext:value-type="float">
            <text:p>24460.0</text:p>
          </table:table-cell>
          <table:table-cell office:value-type="float" office:value="34855" calcext:value-type="float">
            <text:p>34855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24070" calcext:value-type="float">
            <text:p>24070.0</text:p>
          </table:table-cell>
          <table:table-cell office:value-type="float" office:value="34158" calcext:value-type="float">
            <text:p>34158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24923" calcext:value-type="float">
            <text:p>24923.0</text:p>
          </table:table-cell>
          <table:table-cell office:value-type="float" office:value="35784" calcext:value-type="float">
            <text:p>35784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24462" calcext:value-type="float">
            <text:p>24462.0</text:p>
          </table:table-cell>
          <table:table-cell office:value-type="float" office:value="34859" calcext:value-type="float">
            <text:p>34859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24066" calcext:value-type="float">
            <text:p>24066.0</text:p>
          </table:table-cell>
          <table:table-cell office:value-type="float" office:value="34155" calcext:value-type="float">
            <text:p>34155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24911" calcext:value-type="float">
            <text:p>24911.0</text:p>
          </table:table-cell>
          <table:table-cell office:value-type="float" office:value="35809" calcext:value-type="float">
            <text:p>3580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24471" calcext:value-type="float">
            <text:p>24471.0</text:p>
          </table:table-cell>
          <table:table-cell office:value-type="float" office:value="34879" calcext:value-type="float">
            <text:p>34879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061" calcext:value-type="float">
            <text:p>24061.0</text:p>
          </table:table-cell>
          <table:table-cell office:value-type="float" office:value="34155" calcext:value-type="float">
            <text:p>34155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915" calcext:value-type="float">
            <text:p>24915.0</text:p>
          </table:table-cell>
          <table:table-cell office:value-type="float" office:value="35817" calcext:value-type="float">
            <text:p>35817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24474" calcext:value-type="float">
            <text:p>24474.0</text:p>
          </table:table-cell>
          <table:table-cell office:value-type="float" office:value="34883" calcext:value-type="float">
            <text:p>34883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24057" calcext:value-type="float">
            <text:p>24057.0</text:p>
          </table:table-cell>
          <table:table-cell office:value-type="float" office:value="34159" calcext:value-type="float">
            <text:p>34159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/>
          <table:table-cell office:value-type="float" office:value="24913" calcext:value-type="float">
            <text:p>24913.0</text:p>
          </table:table-cell>
          <table:table-cell office:value-type="float" office:value="35832" calcext:value-type="float">
            <text:p>35832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24479" calcext:value-type="float">
            <text:p>24479.0</text:p>
          </table:table-cell>
          <table:table-cell office:value-type="float" office:value="34891" calcext:value-type="float">
            <text:p>34891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24051" calcext:value-type="float">
            <text:p>24051.0</text:p>
          </table:table-cell>
          <table:table-cell office:value-type="float" office:value="34155" calcext:value-type="float">
            <text:p>34155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24912" calcext:value-type="float">
            <text:p>24912.0</text:p>
          </table:table-cell>
          <table:table-cell office:value-type="float" office:value="35880" calcext:value-type="float">
            <text:p>35880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24484" calcext:value-type="float">
            <text:p>24484.0</text:p>
          </table:table-cell>
          <table:table-cell office:value-type="float" office:value="34900" calcext:value-type="float">
            <text:p>34900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24047" calcext:value-type="float">
            <text:p>24047.0</text:p>
          </table:table-cell>
          <table:table-cell office:value-type="float" office:value="34154" calcext:value-type="float">
            <text:p>34154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24915" calcext:value-type="float">
            <text:p>24915.0</text:p>
          </table:table-cell>
          <table:table-cell office:value-type="float" office:value="35916" calcext:value-type="float">
            <text:p>35916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24482" calcext:value-type="float">
            <text:p>24482.0</text:p>
          </table:table-cell>
          <table:table-cell office:value-type="float" office:value="34907" calcext:value-type="float">
            <text:p>34907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24055" calcext:value-type="float">
            <text:p>24055.0</text:p>
          </table:table-cell>
          <table:table-cell office:value-type="float" office:value="34153" calcext:value-type="float">
            <text:p>34153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24913" calcext:value-type="float">
            <text:p>24913.0</text:p>
          </table:table-cell>
          <table:table-cell office:value-type="float" office:value="35938" calcext:value-type="float">
            <text:p>35938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24496" calcext:value-type="float">
            <text:p>24496.0</text:p>
          </table:table-cell>
          <table:table-cell office:value-type="float" office:value="34922" calcext:value-type="float">
            <text:p>34922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24056" calcext:value-type="float">
            <text:p>24056.0</text:p>
          </table:table-cell>
          <table:table-cell office:value-type="float" office:value="34154" calcext:value-type="float">
            <text:p>34154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24905" calcext:value-type="float">
            <text:p>24905.0</text:p>
          </table:table-cell>
          <table:table-cell office:value-type="float" office:value="35949" calcext:value-type="float">
            <text:p>35949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24501" calcext:value-type="float">
            <text:p>24501.0</text:p>
          </table:table-cell>
          <table:table-cell office:value-type="float" office:value="34930" calcext:value-type="float">
            <text:p>34930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24060" calcext:value-type="float">
            <text:p>24060.0</text:p>
          </table:table-cell>
          <table:table-cell office:value-type="float" office:value="34162" calcext:value-type="float">
            <text:p>34162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24907" calcext:value-type="float">
            <text:p>24907.0</text:p>
          </table:table-cell>
          <table:table-cell office:value-type="float" office:value="35961" calcext:value-type="float">
            <text:p>35961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/>
          <table:table-cell office:value-type="float" office:value="24507" calcext:value-type="float">
            <text:p>24507.0</text:p>
          </table:table-cell>
          <table:table-cell office:value-type="float" office:value="34941" calcext:value-type="float">
            <text:p>34941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/>
          <table:table-cell office:value-type="float" office:value="24064" calcext:value-type="float">
            <text:p>24064.0</text:p>
          </table:table-cell>
          <table:table-cell office:value-type="float" office:value="34170" calcext:value-type="float">
            <text:p>34170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24891" calcext:value-type="float">
            <text:p>24891.0</text:p>
          </table:table-cell>
          <table:table-cell office:value-type="float" office:value="35989" calcext:value-type="float">
            <text:p>35989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24517" calcext:value-type="float">
            <text:p>24517.0</text:p>
          </table:table-cell>
          <table:table-cell office:value-type="float" office:value="34953" calcext:value-type="float">
            <text:p>34953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24045" calcext:value-type="float">
            <text:p>24045.0</text:p>
          </table:table-cell>
          <table:table-cell office:value-type="float" office:value="34184" calcext:value-type="float">
            <text:p>34184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24891" calcext:value-type="float">
            <text:p>24891.0</text:p>
          </table:table-cell>
          <table:table-cell office:value-type="float" office:value="36002" calcext:value-type="float">
            <text:p>36002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24523" calcext:value-type="float">
            <text:p>24523.0</text:p>
          </table:table-cell>
          <table:table-cell office:value-type="float" office:value="34968" calcext:value-type="float">
            <text:p>34968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24046" calcext:value-type="float">
            <text:p>24046.0</text:p>
          </table:table-cell>
          <table:table-cell office:value-type="float" office:value="34192" calcext:value-type="float">
            <text:p>34192.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24885" calcext:value-type="float">
            <text:p>24885.0</text:p>
          </table:table-cell>
          <table:table-cell office:value-type="float" office:value="36018" calcext:value-type="float">
            <text:p>36018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24534" calcext:value-type="float">
            <text:p>24534.0</text:p>
          </table:table-cell>
          <table:table-cell office:value-type="float" office:value="34976" calcext:value-type="float">
            <text:p>34976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24046" calcext:value-type="float">
            <text:p>24046.0</text:p>
          </table:table-cell>
          <table:table-cell office:value-type="float" office:value="34198" calcext:value-type="float">
            <text:p>34198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24885" calcext:value-type="float">
            <text:p>24885.0</text:p>
          </table:table-cell>
          <table:table-cell office:value-type="float" office:value="36027" calcext:value-type="float">
            <text:p>36027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/>
          <table:table-cell office:value-type="float" office:value="24536" calcext:value-type="float">
            <text:p>24536.0</text:p>
          </table:table-cell>
          <table:table-cell office:value-type="float" office:value="34979" calcext:value-type="float">
            <text:p>34979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24046" calcext:value-type="float">
            <text:p>24046.0</text:p>
          </table:table-cell>
          <table:table-cell office:value-type="float" office:value="34202" calcext:value-type="float">
            <text:p>34202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/>
          <table:table-cell office:value-type="float" office:value="24884" calcext:value-type="float">
            <text:p>24884.0</text:p>
          </table:table-cell>
          <table:table-cell office:value-type="float" office:value="36037" calcext:value-type="float">
            <text:p>36037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24549" calcext:value-type="float">
            <text:p>24549.0</text:p>
          </table:table-cell>
          <table:table-cell office:value-type="float" office:value="34992" calcext:value-type="float">
            <text:p>34992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24040" calcext:value-type="float">
            <text:p>24040.0</text:p>
          </table:table-cell>
          <table:table-cell office:value-type="float" office:value="34205" calcext:value-type="float">
            <text:p>34205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24880" calcext:value-type="float">
            <text:p>24880.0</text:p>
          </table:table-cell>
          <table:table-cell office:value-type="float" office:value="36046" calcext:value-type="float">
            <text:p>36046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24558" calcext:value-type="float">
            <text:p>24558.0</text:p>
          </table:table-cell>
          <table:table-cell office:value-type="float" office:value="35005" calcext:value-type="float">
            <text:p>35005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/>
          <table:table-cell office:value-type="float" office:value="24026" calcext:value-type="float">
            <text:p>24026.0</text:p>
          </table:table-cell>
          <table:table-cell office:value-type="float" office:value="34211" calcext:value-type="float">
            <text:p>34211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24872" calcext:value-type="float">
            <text:p>24872.0</text:p>
          </table:table-cell>
          <table:table-cell office:value-type="float" office:value="36051" calcext:value-type="float">
            <text:p>36051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24566" calcext:value-type="float">
            <text:p>24566.0</text:p>
          </table:table-cell>
          <table:table-cell office:value-type="float" office:value="35020" calcext:value-type="float">
            <text:p>35020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24015" calcext:value-type="float">
            <text:p>24015.0</text:p>
          </table:table-cell>
          <table:table-cell office:value-type="float" office:value="34216" calcext:value-type="float">
            <text:p>34216.0</text:p>
          </table:table-cell>
          <table:table-cell office:value-type="float" office:value="103" calcext:value-type="float">
            <text:p>103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24851" calcext:value-type="float">
            <text:p>24851.0</text:p>
          </table:table-cell>
          <table:table-cell office:value-type="float" office:value="36069" calcext:value-type="float">
            <text:p>36069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24566" calcext:value-type="float">
            <text:p>24566.0</text:p>
          </table:table-cell>
          <table:table-cell office:value-type="float" office:value="35024" calcext:value-type="float">
            <text:p>35024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24002" calcext:value-type="float">
            <text:p>24002.0</text:p>
          </table:table-cell>
          <table:table-cell office:value-type="float" office:value="34215" calcext:value-type="float">
            <text:p>34215.0</text:p>
          </table:table-cell>
          <table:table-cell office:value-type="float" office:value="101" calcext:value-type="float">
            <text:p>101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24840" calcext:value-type="float">
            <text:p>24840.0</text:p>
          </table:table-cell>
          <table:table-cell office:value-type="float" office:value="36091" calcext:value-type="float">
            <text:p>36091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24579" calcext:value-type="float">
            <text:p>24579.0</text:p>
          </table:table-cell>
          <table:table-cell office:value-type="float" office:value="35038" calcext:value-type="float">
            <text:p>35038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23996" calcext:value-type="float">
            <text:p>23996.0</text:p>
          </table:table-cell>
          <table:table-cell office:value-type="float" office:value="34218" calcext:value-type="float">
            <text:p>34218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24839" calcext:value-type="float">
            <text:p>24839.0</text:p>
          </table:table-cell>
          <table:table-cell office:value-type="float" office:value="36099" calcext:value-type="float">
            <text:p>36099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/>
          <table:table-cell office:value-type="float" office:value="24587" calcext:value-type="float">
            <text:p>24587.0</text:p>
          </table:table-cell>
          <table:table-cell office:value-type="float" office:value="35044" calcext:value-type="float">
            <text:p>35044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/>
          <table:table-cell office:value-type="float" office:value="23976" calcext:value-type="float">
            <text:p>23976.0</text:p>
          </table:table-cell>
          <table:table-cell office:value-type="float" office:value="34226" calcext:value-type="float">
            <text:p>34226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837" calcext:value-type="float">
            <text:p>24837.0</text:p>
          </table:table-cell>
          <table:table-cell office:value-type="float" office:value="36112" calcext:value-type="float">
            <text:p>36112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24600" calcext:value-type="float">
            <text:p>24600.0</text:p>
          </table:table-cell>
          <table:table-cell office:value-type="float" office:value="35050" calcext:value-type="float">
            <text:p>35050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23961" calcext:value-type="float">
            <text:p>23961.0</text:p>
          </table:table-cell>
          <table:table-cell office:value-type="float" office:value="34233" calcext:value-type="float">
            <text:p>34233.0</text:p>
          </table:table-cell>
          <table:table-cell office:value-type="float" office:value="95" calcext:value-type="float">
            <text:p>95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24826" calcext:value-type="float">
            <text:p>24826.0</text:p>
          </table:table-cell>
          <table:table-cell office:value-type="float" office:value="36144" calcext:value-type="float">
            <text:p>36144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24617" calcext:value-type="float">
            <text:p>24617.0</text:p>
          </table:table-cell>
          <table:table-cell office:value-type="float" office:value="35048" calcext:value-type="float">
            <text:p>35048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23956" calcext:value-type="float">
            <text:p>23956.0</text:p>
          </table:table-cell>
          <table:table-cell office:value-type="float" office:value="34237" calcext:value-type="float">
            <text:p>34237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24824" calcext:value-type="float">
            <text:p>24824.0</text:p>
          </table:table-cell>
          <table:table-cell office:value-type="float" office:value="36151" calcext:value-type="float">
            <text:p>36151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24625" calcext:value-type="float">
            <text:p>24625.0</text:p>
          </table:table-cell>
          <table:table-cell office:value-type="float" office:value="35051" calcext:value-type="float">
            <text:p>35051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23933" calcext:value-type="float">
            <text:p>23933.0</text:p>
          </table:table-cell>
          <table:table-cell office:value-type="float" office:value="34241" calcext:value-type="float">
            <text:p>34241.0</text:p>
          </table:table-cell>
          <table:table-cell office:value-type="float" office:value="92" calcext:value-type="float">
            <text:p>92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24824" calcext:value-type="float">
            <text:p>24824.0</text:p>
          </table:table-cell>
          <table:table-cell office:value-type="float" office:value="36171" calcext:value-type="float">
            <text:p>36171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24633" calcext:value-type="float">
            <text:p>24633.0</text:p>
          </table:table-cell>
          <table:table-cell office:value-type="float" office:value="35050" calcext:value-type="float">
            <text:p>35050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23922" calcext:value-type="float">
            <text:p>23922.0</text:p>
          </table:table-cell>
          <table:table-cell office:value-type="float" office:value="34241" calcext:value-type="float">
            <text:p>34241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24821" calcext:value-type="float">
            <text:p>24821.0</text:p>
          </table:table-cell>
          <table:table-cell office:value-type="float" office:value="36186" calcext:value-type="float">
            <text:p>36186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24663" calcext:value-type="float">
            <text:p>24663.0</text:p>
          </table:table-cell>
          <table:table-cell office:value-type="float" office:value="35055" calcext:value-type="float">
            <text:p>35055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23910" calcext:value-type="float">
            <text:p>23910.0</text:p>
          </table:table-cell>
          <table:table-cell office:value-type="float" office:value="34242" calcext:value-type="float">
            <text:p>34242.0</text:p>
          </table:table-cell>
          <table:table-cell office:value-type="float" office:value="90" calcext:value-type="float">
            <text:p>90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24822" calcext:value-type="float">
            <text:p>24822.0</text:p>
          </table:table-cell>
          <table:table-cell office:value-type="float" office:value="36197" calcext:value-type="float">
            <text:p>36197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24671" calcext:value-type="float">
            <text:p>24671.0</text:p>
          </table:table-cell>
          <table:table-cell office:value-type="float" office:value="35056" calcext:value-type="float">
            <text:p>35056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23900" calcext:value-type="float">
            <text:p>23900.0</text:p>
          </table:table-cell>
          <table:table-cell office:value-type="float" office:value="34242" calcext:value-type="float">
            <text:p>34242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24822" calcext:value-type="float">
            <text:p>24822.0</text:p>
          </table:table-cell>
          <table:table-cell office:value-type="float" office:value="36202" calcext:value-type="float">
            <text:p>36202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24683" calcext:value-type="float">
            <text:p>24683.0</text:p>
          </table:table-cell>
          <table:table-cell office:value-type="float" office:value="35062" calcext:value-type="float">
            <text:p>35062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23886" calcext:value-type="float">
            <text:p>23886.0</text:p>
          </table:table-cell>
          <table:table-cell office:value-type="float" office:value="34235" calcext:value-type="float">
            <text:p>34235.0</text:p>
          </table:table-cell>
          <table:table-cell office:value-type="float" office:value="88" calcext:value-type="float">
            <text:p>88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24820" calcext:value-type="float">
            <text:p>24820.0</text:p>
          </table:table-cell>
          <table:table-cell office:value-type="float" office:value="36222" calcext:value-type="float">
            <text:p>36222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/>
          <table:table-cell office:value-type="float" office:value="24717" calcext:value-type="float">
            <text:p>24717.0</text:p>
          </table:table-cell>
          <table:table-cell office:value-type="float" office:value="35069" calcext:value-type="float">
            <text:p>35069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23866" calcext:value-type="float">
            <text:p>23866.0</text:p>
          </table:table-cell>
          <table:table-cell office:value-type="float" office:value="34250" calcext:value-type="float">
            <text:p>34250.0</text:p>
          </table:table-cell>
          <table:table-cell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24829" calcext:value-type="float">
            <text:p>24829.0</text:p>
          </table:table-cell>
          <table:table-cell office:value-type="float" office:value="36269" calcext:value-type="float">
            <text:p>36269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24844" calcext:value-type="float">
            <text:p>24844.0</text:p>
          </table:table-cell>
          <table:table-cell office:value-type="float" office:value="36170" calcext:value-type="float">
            <text:p>36170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24742" calcext:value-type="float">
            <text:p>24742.0</text:p>
          </table:table-cell>
          <table:table-cell office:value-type="float" office:value="35071" calcext:value-type="float">
            <text:p>35071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23857" calcext:value-type="float">
            <text:p>23857.0</text:p>
          </table:table-cell>
          <table:table-cell office:value-type="float" office:value="34245" calcext:value-type="float">
            <text:p>34245.0</text:p>
          </table:table-cell>
          <table:table-cell office:value-type="float" office:value="85" calcext:value-type="float">
            <text:p>85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24835" calcext:value-type="float">
            <text:p>24835.0</text:p>
          </table:table-cell>
          <table:table-cell office:value-type="float" office:value="36327" calcext:value-type="float">
            <text:p>36327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24839" calcext:value-type="float">
            <text:p>24839.0</text:p>
          </table:table-cell>
          <table:table-cell office:value-type="float" office:value="36187" calcext:value-type="float">
            <text:p>36187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24797" calcext:value-type="float">
            <text:p>24797.0</text:p>
          </table:table-cell>
          <table:table-cell office:value-type="float" office:value="35072" calcext:value-type="float">
            <text:p>35072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24787" calcext:value-type="float">
            <text:p>24787.0</text:p>
          </table:table-cell>
          <table:table-cell office:value-type="float" office:value="35063" calcext:value-type="float">
            <text:p>35063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23843" calcext:value-type="float">
            <text:p>23843.0</text:p>
          </table:table-cell>
          <table:table-cell office:value-type="float" office:value="34240" calcext:value-type="float">
            <text:p>34240.0</text:p>
          </table:table-cell>
          <table:table-cell office:value-type="float" office:value="83" calcext:value-type="float">
            <text:p>83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24835" calcext:value-type="float">
            <text:p>24835.0</text:p>
          </table:table-cell>
          <table:table-cell office:value-type="float" office:value="36391" calcext:value-type="float">
            <text:p>36391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24850" calcext:value-type="float">
            <text:p>24850.0</text:p>
          </table:table-cell>
          <table:table-cell office:value-type="float" office:value="36199" calcext:value-type="float">
            <text:p>36199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24862" calcext:value-type="float">
            <text:p>24862.0</text:p>
          </table:table-cell>
          <table:table-cell office:value-type="float" office:value="35079" calcext:value-type="float">
            <text:p>35079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24794" calcext:value-type="float">
            <text:p>24794.0</text:p>
          </table:table-cell>
          <table:table-cell office:value-type="float" office:value="35058" calcext:value-type="float">
            <text:p>35058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23830" calcext:value-type="float">
            <text:p>23830.0</text:p>
          </table:table-cell>
          <table:table-cell office:value-type="float" office:value="34240" calcext:value-type="float">
            <text:p>34240.0</text:p>
          </table:table-cell>
          <table:table-cell office:value-type="float" office:value="81" calcext:value-type="float">
            <text:p>81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823" calcext:value-type="float">
            <text:p>24823.0</text:p>
          </table:table-cell>
          <table:table-cell office:value-type="float" office:value="36445" calcext:value-type="float">
            <text:p>3644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24863" calcext:value-type="float">
            <text:p>24863.0</text:p>
          </table:table-cell>
          <table:table-cell office:value-type="float" office:value="36210" calcext:value-type="float">
            <text:p>3621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24927" calcext:value-type="float">
            <text:p>24927.0</text:p>
          </table:table-cell>
          <table:table-cell office:value-type="float" office:value="35099" calcext:value-type="float">
            <text:p>35099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24803" calcext:value-type="float">
            <text:p>24803.0</text:p>
          </table:table-cell>
          <table:table-cell office:value-type="float" office:value="35036" calcext:value-type="float">
            <text:p>35036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23813" calcext:value-type="float">
            <text:p>23813.0</text:p>
          </table:table-cell>
          <table:table-cell office:value-type="float" office:value="34237" calcext:value-type="float">
            <text:p>34237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816" calcext:value-type="float">
            <text:p>24816.0</text:p>
          </table:table-cell>
          <table:table-cell office:value-type="float" office:value="36481" calcext:value-type="float">
            <text:p>36481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24884" calcext:value-type="float">
            <text:p>24884.0</text:p>
          </table:table-cell>
          <table:table-cell office:value-type="float" office:value="36214" calcext:value-type="float">
            <text:p>36214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28" calcext:value-type="float">
            <text:p>25028.0</text:p>
          </table:table-cell>
          <table:table-cell office:value-type="float" office:value="35132" calcext:value-type="float">
            <text:p>35132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24800" calcext:value-type="float">
            <text:p>24800.0</text:p>
          </table:table-cell>
          <table:table-cell office:value-type="float" office:value="35020" calcext:value-type="float">
            <text:p>35020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23799" calcext:value-type="float">
            <text:p>23799.0</text:p>
          </table:table-cell>
          <table:table-cell office:value-type="float" office:value="34241" calcext:value-type="float">
            <text:p>34241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24785" calcext:value-type="float">
            <text:p>24785.0</text:p>
          </table:table-cell>
          <table:table-cell office:value-type="float" office:value="36532" calcext:value-type="float">
            <text:p>36532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24905" calcext:value-type="float">
            <text:p>24905.0</text:p>
          </table:table-cell>
          <table:table-cell office:value-type="float" office:value="36217" calcext:value-type="float">
            <text:p>36217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24808" calcext:value-type="float">
            <text:p>24808.0</text:p>
          </table:table-cell>
          <table:table-cell office:value-type="float" office:value="34997" calcext:value-type="float">
            <text:p>34997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23790" calcext:value-type="float">
            <text:p>23790.0</text:p>
          </table:table-cell>
          <table:table-cell office:value-type="float" office:value="34243" calcext:value-type="float">
            <text:p>34243.0</text:p>
          </table:table-cell>
          <table:table-cell office:value-type="float" office:value="78" calcext:value-type="float">
            <text:p>78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/>
          <table:table-cell office:value-type="float" office:value="24767" calcext:value-type="float">
            <text:p>24767.0</text:p>
          </table:table-cell>
          <table:table-cell office:value-type="float" office:value="36587" calcext:value-type="float">
            <text:p>36587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24923" calcext:value-type="float">
            <text:p>24923.0</text:p>
          </table:table-cell>
          <table:table-cell office:value-type="float" office:value="36210" calcext:value-type="float">
            <text:p>36210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24820" calcext:value-type="float">
            <text:p>24820.0</text:p>
          </table:table-cell>
          <table:table-cell office:value-type="float" office:value="34960" calcext:value-type="float">
            <text:p>34960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23759" calcext:value-type="float">
            <text:p>23759.0</text:p>
          </table:table-cell>
          <table:table-cell office:value-type="float" office:value="34252" calcext:value-type="float">
            <text:p>34252.0</text:p>
          </table:table-cell>
          <table:table-cell office:value-type="float" office:value="76" calcext:value-type="float">
            <text:p>76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24756" calcext:value-type="float">
            <text:p>24756.0</text:p>
          </table:table-cell>
          <table:table-cell office:value-type="float" office:value="36580" calcext:value-type="float">
            <text:p>36580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24959" calcext:value-type="float">
            <text:p>24959.0</text:p>
          </table:table-cell>
          <table:table-cell office:value-type="float" office:value="36205" calcext:value-type="float">
            <text:p>36205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24825" calcext:value-type="float">
            <text:p>24825.0</text:p>
          </table:table-cell>
          <table:table-cell office:value-type="float" office:value="34926" calcext:value-type="float">
            <text:p>34926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23747" calcext:value-type="float">
            <text:p>23747.0</text:p>
          </table:table-cell>
          <table:table-cell office:value-type="float" office:value="34256" calcext:value-type="float">
            <text:p>34256.0</text:p>
          </table:table-cell>
          <table:table-cell office:value-type="float" office:value="75" calcext:value-type="float">
            <text:p>75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24756" calcext:value-type="float">
            <text:p>24756.0</text:p>
          </table:table-cell>
          <table:table-cell office:value-type="float" office:value="36587" calcext:value-type="float">
            <text:p>36587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24977" calcext:value-type="float">
            <text:p>24977.0</text:p>
          </table:table-cell>
          <table:table-cell office:value-type="float" office:value="36205" calcext:value-type="float">
            <text:p>36205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24818" calcext:value-type="float">
            <text:p>24818.0</text:p>
          </table:table-cell>
          <table:table-cell office:value-type="float" office:value="34884" calcext:value-type="float">
            <text:p>34884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23731" calcext:value-type="float">
            <text:p>23731.0</text:p>
          </table:table-cell>
          <table:table-cell office:value-type="float" office:value="34274" calcext:value-type="float">
            <text:p>34274.0</text:p>
          </table:table-cell>
          <table:table-cell office:value-type="float" office:value="74" calcext:value-type="float">
            <text:p>74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24755" calcext:value-type="float">
            <text:p>24755.0</text:p>
          </table:table-cell>
          <table:table-cell office:value-type="float" office:value="36588" calcext:value-type="float">
            <text:p>36588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25005" calcext:value-type="float">
            <text:p>25005.0</text:p>
          </table:table-cell>
          <table:table-cell office:value-type="float" office:value="36202" calcext:value-type="float">
            <text:p>36202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24803" calcext:value-type="float">
            <text:p>24803.0</text:p>
          </table:table-cell>
          <table:table-cell office:value-type="float" office:value="34863" calcext:value-type="float">
            <text:p>34863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23707" calcext:value-type="float">
            <text:p>23707.0</text:p>
          </table:table-cell>
          <table:table-cell office:value-type="float" office:value="34286" calcext:value-type="float">
            <text:p>34286.0</text:p>
          </table:table-cell>
          <table:table-cell office:value-type="float" office:value="72" calcext:value-type="float">
            <text:p>72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24753" calcext:value-type="float">
            <text:p>24753.0</text:p>
          </table:table-cell>
          <table:table-cell office:value-type="float" office:value="36597" calcext:value-type="float">
            <text:p>36597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25022" calcext:value-type="float">
            <text:p>25022.0</text:p>
          </table:table-cell>
          <table:table-cell office:value-type="float" office:value="36219" calcext:value-type="float">
            <text:p>36219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24790" calcext:value-type="float">
            <text:p>24790.0</text:p>
          </table:table-cell>
          <table:table-cell office:value-type="float" office:value="34846" calcext:value-type="float">
            <text:p>34846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/>
          <table:table-cell office:value-type="float" office:value="23674" calcext:value-type="float">
            <text:p>23674.0</text:p>
          </table:table-cell>
          <table:table-cell office:value-type="float" office:value="34296" calcext:value-type="float">
            <text:p>34296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24753" calcext:value-type="float">
            <text:p>24753.0</text:p>
          </table:table-cell>
          <table:table-cell office:value-type="float" office:value="36598" calcext:value-type="float">
            <text:p>36598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25034" calcext:value-type="float">
            <text:p>25034.0</text:p>
          </table:table-cell>
          <table:table-cell office:value-type="float" office:value="36219" calcext:value-type="float">
            <text:p>36219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24755" calcext:value-type="float">
            <text:p>24755.0</text:p>
          </table:table-cell>
          <table:table-cell office:value-type="float" office:value="34808" calcext:value-type="float">
            <text:p>34808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23655" calcext:value-type="float">
            <text:p>23655.0</text:p>
          </table:table-cell>
          <table:table-cell office:value-type="float" office:value="34302" calcext:value-type="float">
            <text:p>34302.0</text:p>
          </table:table-cell>
          <table:table-cell office:value-type="float" office:value="69" calcext:value-type="float">
            <text:p>69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24753" calcext:value-type="float">
            <text:p>24753.0</text:p>
          </table:table-cell>
          <table:table-cell office:value-type="float" office:value="36598" calcext:value-type="float">
            <text:p>3659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25049" calcext:value-type="float">
            <text:p>25049.0</text:p>
          </table:table-cell>
          <table:table-cell office:value-type="float" office:value="36217" calcext:value-type="float">
            <text:p>36217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24735" calcext:value-type="float">
            <text:p>24735.0</text:p>
          </table:table-cell>
          <table:table-cell office:value-type="float" office:value="34757" calcext:value-type="float">
            <text:p>34757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23633" calcext:value-type="float">
            <text:p>23633.0</text:p>
          </table:table-cell>
          <table:table-cell office:value-type="float" office:value="34305" calcext:value-type="float">
            <text:p>34305.0</text:p>
          </table:table-cell>
          <table:table-cell office:value-type="float" office:value="67" calcext:value-type="float">
            <text:p>67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24751" calcext:value-type="float">
            <text:p>24751.0</text:p>
          </table:table-cell>
          <table:table-cell office:value-type="float" office:value="36602" calcext:value-type="float">
            <text:p>36602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25058" calcext:value-type="float">
            <text:p>25058.0</text:p>
          </table:table-cell>
          <table:table-cell office:value-type="float" office:value="36217" calcext:value-type="float">
            <text:p>36217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24720" calcext:value-type="float">
            <text:p>24720.0</text:p>
          </table:table-cell>
          <table:table-cell office:value-type="float" office:value="34715" calcext:value-type="float">
            <text:p>34715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23611" calcext:value-type="float">
            <text:p>23611.0</text:p>
          </table:table-cell>
          <table:table-cell office:value-type="float" office:value="34304" calcext:value-type="float">
            <text:p>34304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24745" calcext:value-type="float">
            <text:p>24745.0</text:p>
          </table:table-cell>
          <table:table-cell office:value-type="float" office:value="36607" calcext:value-type="float">
            <text:p>36607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25060" calcext:value-type="float">
            <text:p>25060.0</text:p>
          </table:table-cell>
          <table:table-cell office:value-type="float" office:value="36217" calcext:value-type="float">
            <text:p>36217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24695" calcext:value-type="float">
            <text:p>24695.0</text:p>
          </table:table-cell>
          <table:table-cell office:value-type="float" office:value="34689" calcext:value-type="float">
            <text:p>34689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23594" calcext:value-type="float">
            <text:p>23594.0</text:p>
          </table:table-cell>
          <table:table-cell office:value-type="float" office:value="34302" calcext:value-type="float">
            <text:p>34302.0</text:p>
          </table:table-cell>
          <table:table-cell office:value-type="float" office:value="62" calcext:value-type="float">
            <text:p>62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24734" calcext:value-type="float">
            <text:p>24734.0</text:p>
          </table:table-cell>
          <table:table-cell office:value-type="float" office:value="36615" calcext:value-type="float">
            <text:p>36615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25066" calcext:value-type="float">
            <text:p>25066.0</text:p>
          </table:table-cell>
          <table:table-cell office:value-type="float" office:value="36223" calcext:value-type="float">
            <text:p>36223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24689" calcext:value-type="float">
            <text:p>24689.0</text:p>
          </table:table-cell>
          <table:table-cell office:value-type="float" office:value="34647" calcext:value-type="float">
            <text:p>34647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23577" calcext:value-type="float">
            <text:p>23577.0</text:p>
          </table:table-cell>
          <table:table-cell office:value-type="float" office:value="34300" calcext:value-type="float">
            <text:p>34300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24726" calcext:value-type="float">
            <text:p>24726.0</text:p>
          </table:table-cell>
          <table:table-cell office:value-type="float" office:value="36616" calcext:value-type="float">
            <text:p>36616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25068" calcext:value-type="float">
            <text:p>25068.0</text:p>
          </table:table-cell>
          <table:table-cell office:value-type="float" office:value="36227" calcext:value-type="float">
            <text:p>36227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24715" calcext:value-type="float">
            <text:p>24715.0</text:p>
          </table:table-cell>
          <table:table-cell office:value-type="float" office:value="34605" calcext:value-type="float">
            <text:p>34605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23563" calcext:value-type="float">
            <text:p>23563.0</text:p>
          </table:table-cell>
          <table:table-cell office:value-type="float" office:value="34298" calcext:value-type="float">
            <text:p>34298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24714" calcext:value-type="float">
            <text:p>24714.0</text:p>
          </table:table-cell>
          <table:table-cell office:value-type="float" office:value="36609" calcext:value-type="float">
            <text:p>36609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25069" calcext:value-type="float">
            <text:p>25069.0</text:p>
          </table:table-cell>
          <table:table-cell office:value-type="float" office:value="36235" calcext:value-type="float">
            <text:p>36235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24742" calcext:value-type="float">
            <text:p>24742.0</text:p>
          </table:table-cell>
          <table:table-cell office:value-type="float" office:value="34564" calcext:value-type="float">
            <text:p>34564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23557" calcext:value-type="float">
            <text:p>23557.0</text:p>
          </table:table-cell>
          <table:table-cell office:value-type="float" office:value="34291" calcext:value-type="float">
            <text:p>34291.0</text:p>
          </table:table-cell>
          <table:table-cell office:value-type="float" office:value="58" calcext:value-type="float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24708" calcext:value-type="float">
            <text:p>24708.0</text:p>
          </table:table-cell>
          <table:table-cell office:value-type="float" office:value="36610" calcext:value-type="float">
            <text:p>36610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25069" calcext:value-type="float">
            <text:p>25069.0</text:p>
          </table:table-cell>
          <table:table-cell office:value-type="float" office:value="36238" calcext:value-type="float">
            <text:p>36238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24764" calcext:value-type="float">
            <text:p>24764.0</text:p>
          </table:table-cell>
          <table:table-cell office:value-type="float" office:value="34528" calcext:value-type="float">
            <text:p>34528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23535" calcext:value-type="float">
            <text:p>23535.0</text:p>
          </table:table-cell>
          <table:table-cell office:value-type="float" office:value="34293" calcext:value-type="float">
            <text:p>34293.0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24701" calcext:value-type="float">
            <text:p>24701.0</text:p>
          </table:table-cell>
          <table:table-cell office:value-type="float" office:value="36613" calcext:value-type="float">
            <text:p>36613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25067" calcext:value-type="float">
            <text:p>25067.0</text:p>
          </table:table-cell>
          <table:table-cell office:value-type="float" office:value="36241" calcext:value-type="float">
            <text:p>36241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/>
          <table:table-cell office:value-type="float" office:value="24785" calcext:value-type="float">
            <text:p>24785.0</text:p>
          </table:table-cell>
          <table:table-cell office:value-type="float" office:value="34470" calcext:value-type="float">
            <text:p>34470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23512" calcext:value-type="float">
            <text:p>23512.0</text:p>
          </table:table-cell>
          <table:table-cell office:value-type="float" office:value="34289" calcext:value-type="float">
            <text:p>34289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24698" calcext:value-type="float">
            <text:p>24698.0</text:p>
          </table:table-cell>
          <table:table-cell office:value-type="float" office:value="36612" calcext:value-type="float">
            <text:p>3661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25067" calcext:value-type="float">
            <text:p>25067.0</text:p>
          </table:table-cell>
          <table:table-cell office:value-type="float" office:value="36241" calcext:value-type="float">
            <text:p>36241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24773" calcext:value-type="float">
            <text:p>24773.0</text:p>
          </table:table-cell>
          <table:table-cell office:value-type="float" office:value="34419" calcext:value-type="float">
            <text:p>34419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/>
          <table:table-cell office:value-type="float" office:value="23498" calcext:value-type="float">
            <text:p>23498.0</text:p>
          </table:table-cell>
          <table:table-cell office:value-type="float" office:value="34281" calcext:value-type="float">
            <text:p>34281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695" calcext:value-type="float">
            <text:p>24695.0</text:p>
          </table:table-cell>
          <table:table-cell office:value-type="float" office:value="36608" calcext:value-type="float">
            <text:p>36608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25067" calcext:value-type="float">
            <text:p>25067.0</text:p>
          </table:table-cell>
          <table:table-cell office:value-type="float" office:value="36241" calcext:value-type="float">
            <text:p>36241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24755" calcext:value-type="float">
            <text:p>24755.0</text:p>
          </table:table-cell>
          <table:table-cell office:value-type="float" office:value="34371" calcext:value-type="float">
            <text:p>34371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23484" calcext:value-type="float">
            <text:p>23484.0</text:p>
          </table:table-cell>
          <table:table-cell office:value-type="float" office:value="34272" calcext:value-type="float">
            <text:p>34272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24692" calcext:value-type="float">
            <text:p>24692.0</text:p>
          </table:table-cell>
          <table:table-cell office:value-type="float" office:value="36613" calcext:value-type="float">
            <text:p>36613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25067" calcext:value-type="float">
            <text:p>25067.0</text:p>
          </table:table-cell>
          <table:table-cell office:value-type="float" office:value="36246" calcext:value-type="float">
            <text:p>36246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24755" calcext:value-type="float">
            <text:p>24755.0</text:p>
          </table:table-cell>
          <table:table-cell office:value-type="float" office:value="34318" calcext:value-type="float">
            <text:p>34318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23452" calcext:value-type="float">
            <text:p>23452.0</text:p>
          </table:table-cell>
          <table:table-cell office:value-type="float" office:value="34264" calcext:value-type="float">
            <text:p>34264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683" calcext:value-type="float">
            <text:p>24683.0</text:p>
          </table:table-cell>
          <table:table-cell office:value-type="float" office:value="36607" calcext:value-type="float">
            <text:p>36607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25067" calcext:value-type="float">
            <text:p>25067.0</text:p>
          </table:table-cell>
          <table:table-cell office:value-type="float" office:value="36246" calcext:value-type="float">
            <text:p>36246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24782" calcext:value-type="float">
            <text:p>24782.0</text:p>
          </table:table-cell>
          <table:table-cell office:value-type="float" office:value="34243" calcext:value-type="float">
            <text:p>34243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23416" calcext:value-type="float">
            <text:p>23416.0</text:p>
          </table:table-cell>
          <table:table-cell office:value-type="float" office:value="34251" calcext:value-type="float">
            <text:p>34251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24674" calcext:value-type="float">
            <text:p>24674.0</text:p>
          </table:table-cell>
          <table:table-cell office:value-type="float" office:value="36606" calcext:value-type="float">
            <text:p>36606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25071" calcext:value-type="float">
            <text:p>25071.0</text:p>
          </table:table-cell>
          <table:table-cell office:value-type="float" office:value="36263" calcext:value-type="float">
            <text:p>36263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24827" calcext:value-type="float">
            <text:p>24827.0</text:p>
          </table:table-cell>
          <table:table-cell office:value-type="float" office:value="34171" calcext:value-type="float">
            <text:p>34171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23399" calcext:value-type="float">
            <text:p>23399.0</text:p>
          </table:table-cell>
          <table:table-cell office:value-type="float" office:value="34241" calcext:value-type="float">
            <text:p>34241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24673" calcext:value-type="float">
            <text:p>24673.0</text:p>
          </table:table-cell>
          <table:table-cell office:value-type="float" office:value="36598" calcext:value-type="float">
            <text:p>36598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25072" calcext:value-type="float">
            <text:p>25072.0</text:p>
          </table:table-cell>
          <table:table-cell office:value-type="float" office:value="36269" calcext:value-type="float">
            <text:p>36269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24840" calcext:value-type="float">
            <text:p>24840.0</text:p>
          </table:table-cell>
          <table:table-cell office:value-type="float" office:value="34157" calcext:value-type="float">
            <text:p>34157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23377" calcext:value-type="float">
            <text:p>23377.0</text:p>
          </table:table-cell>
          <table:table-cell office:value-type="float" office:value="34223" calcext:value-type="float">
            <text:p>34223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673" calcext:value-type="float">
            <text:p>24673.0</text:p>
          </table:table-cell>
          <table:table-cell office:value-type="float" office:value="36586" calcext:value-type="float">
            <text:p>36586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25082" calcext:value-type="float">
            <text:p>25082.0</text:p>
          </table:table-cell>
          <table:table-cell office:value-type="float" office:value="36263" calcext:value-type="float">
            <text:p>36263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857" calcext:value-type="float">
            <text:p>24857.0</text:p>
          </table:table-cell>
          <table:table-cell office:value-type="float" office:value="34153" calcext:value-type="float">
            <text:p>34153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23312" calcext:value-type="float">
            <text:p>23312.0</text:p>
          </table:table-cell>
          <table:table-cell office:value-type="float" office:value="34170" calcext:value-type="float">
            <text:p>34170.0</text:p>
          </table:table-cell>
          <table:table-cell office:value-type="float" office:value="43" calcext:value-type="float">
            <text:p>43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24675" calcext:value-type="float">
            <text:p>24675.0</text:p>
          </table:table-cell>
          <table:table-cell office:value-type="float" office:value="36571" calcext:value-type="float">
            <text:p>36571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25081" calcext:value-type="float">
            <text:p>25081.0</text:p>
          </table:table-cell>
          <table:table-cell office:value-type="float" office:value="36259" calcext:value-type="float">
            <text:p>36259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24857" calcext:value-type="float">
            <text:p>24857.0</text:p>
          </table:table-cell>
          <table:table-cell office:value-type="float" office:value="34153" calcext:value-type="float">
            <text:p>34153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23284" calcext:value-type="float">
            <text:p>23284.0</text:p>
          </table:table-cell>
          <table:table-cell office:value-type="float" office:value="34166" calcext:value-type="float">
            <text:p>34166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24678" calcext:value-type="float">
            <text:p>24678.0</text:p>
          </table:table-cell>
          <table:table-cell office:value-type="float" office:value="36569" calcext:value-type="float">
            <text:p>36569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25091" calcext:value-type="float">
            <text:p>25091.0</text:p>
          </table:table-cell>
          <table:table-cell office:value-type="float" office:value="36258" calcext:value-type="float">
            <text:p>36258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24871" calcext:value-type="float">
            <text:p>24871.0</text:p>
          </table:table-cell>
          <table:table-cell office:value-type="float" office:value="34142" calcext:value-type="float">
            <text:p>34142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23223" calcext:value-type="float">
            <text:p>23223.0</text:p>
          </table:table-cell>
          <table:table-cell office:value-type="float" office:value="34154" calcext:value-type="float">
            <text:p>34154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24678" calcext:value-type="float">
            <text:p>24678.0</text:p>
          </table:table-cell>
          <table:table-cell office:value-type="float" office:value="36569" calcext:value-type="float">
            <text:p>3656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25096" calcext:value-type="float">
            <text:p>25096.0</text:p>
          </table:table-cell>
          <table:table-cell office:value-type="float" office:value="36239" calcext:value-type="float">
            <text:p>36239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24881" calcext:value-type="float">
            <text:p>24881.0</text:p>
          </table:table-cell>
          <table:table-cell office:value-type="float" office:value="34135" calcext:value-type="float">
            <text:p>34135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23153" calcext:value-type="float">
            <text:p>23153.0</text:p>
          </table:table-cell>
          <table:table-cell office:value-type="float" office:value="34132" calcext:value-type="float">
            <text:p>34132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24659" calcext:value-type="float">
            <text:p>24659.0</text:p>
          </table:table-cell>
          <table:table-cell office:value-type="float" office:value="36619" calcext:value-type="float">
            <text:p>3661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25105" calcext:value-type="float">
            <text:p>25105.0</text:p>
          </table:table-cell>
          <table:table-cell office:value-type="float" office:value="36232" calcext:value-type="float">
            <text:p>36232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24884" calcext:value-type="float">
            <text:p>24884.0</text:p>
          </table:table-cell>
          <table:table-cell office:value-type="float" office:value="34123" calcext:value-type="float">
            <text:p>34123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sicles</text:p>
          </table:table-cell>
          <table:table-cell office:value-type="float" office:value="23134" calcext:value-type="float">
            <text:p>23134.0</text:p>
          </table:table-cell>
          <table:table-cell office:value-type="float" office:value="34123" calcext:value-type="float">
            <text:p>34123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/>
          <table:table-cell office:value-type="float" office:value="24662" calcext:value-type="float">
            <text:p>24662.0</text:p>
          </table:table-cell>
          <table:table-cell office:value-type="float" office:value="36681" calcext:value-type="float">
            <text:p>3668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25111" calcext:value-type="float">
            <text:p>25111.0</text:p>
          </table:table-cell>
          <table:table-cell office:value-type="float" office:value="36226" calcext:value-type="float">
            <text:p>36226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920" calcext:value-type="float">
            <text:p>24920.0</text:p>
          </table:table-cell>
          <table:table-cell office:value-type="float" office:value="34119" calcext:value-type="float">
            <text:p>34119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23120" calcext:value-type="float">
            <text:p>23120.0</text:p>
          </table:table-cell>
          <table:table-cell office:value-type="float" office:value="34119" calcext:value-type="float">
            <text:p>34119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24662" calcext:value-type="float">
            <text:p>24662.0</text:p>
          </table:table-cell>
          <table:table-cell office:value-type="float" office:value="36758" calcext:value-type="float">
            <text:p>36758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25109" calcext:value-type="float">
            <text:p>25109.0</text:p>
          </table:table-cell>
          <table:table-cell office:value-type="float" office:value="36226" calcext:value-type="float">
            <text:p>36226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24942" calcext:value-type="float">
            <text:p>24942.0</text:p>
          </table:table-cell>
          <table:table-cell office:value-type="float" office:value="34127" calcext:value-type="float">
            <text:p>34127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23116" calcext:value-type="float">
            <text:p>23116.0</text:p>
          </table:table-cell>
          <table:table-cell office:value-type="float" office:value="34117" calcext:value-type="float">
            <text:p>34117.0</text:p>
          </table:table-cell>
          <table:table-cell office:value-type="float" office:value="34" calcext:value-type="float">
            <text:p>34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24658" calcext:value-type="float">
            <text:p>24658.0</text:p>
          </table:table-cell>
          <table:table-cell office:value-type="float" office:value="36753" calcext:value-type="float">
            <text:p>36753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25114" calcext:value-type="float">
            <text:p>25114.0</text:p>
          </table:table-cell>
          <table:table-cell office:value-type="float" office:value="36223" calcext:value-type="float">
            <text:p>36223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24956" calcext:value-type="float">
            <text:p>24956.0</text:p>
          </table:table-cell>
          <table:table-cell office:value-type="float" office:value="34121" calcext:value-type="float">
            <text:p>34121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23090" calcext:value-type="float">
            <text:p>23090.0</text:p>
          </table:table-cell>
          <table:table-cell office:value-type="float" office:value="34103" calcext:value-type="float">
            <text:p>34103.0</text:p>
          </table:table-cell>
          <table:table-cell office:value-type="float" office:value="33" calcext:value-type="float">
            <text:p>33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24658" calcext:value-type="float">
            <text:p>24658.0</text:p>
          </table:table-cell>
          <table:table-cell office:value-type="float" office:value="36753" calcext:value-type="float">
            <text:p>36753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25116" calcext:value-type="float">
            <text:p>25116.0</text:p>
          </table:table-cell>
          <table:table-cell office:value-type="float" office:value="36223" calcext:value-type="float">
            <text:p>36223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24963" calcext:value-type="float">
            <text:p>24963.0</text:p>
          </table:table-cell>
          <table:table-cell office:value-type="float" office:value="34119" calcext:value-type="float">
            <text:p>34119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23086" calcext:value-type="float">
            <text:p>23086.0</text:p>
          </table:table-cell>
          <table:table-cell office:value-type="float" office:value="34086" calcext:value-type="float">
            <text:p>34086.0</text:p>
          </table:table-cell>
          <table:table-cell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657" calcext:value-type="float">
            <text:p>24657.0</text:p>
          </table:table-cell>
          <table:table-cell office:value-type="float" office:value="36758" calcext:value-type="float">
            <text:p>36758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25105" calcext:value-type="float">
            <text:p>25105.0</text:p>
          </table:table-cell>
          <table:table-cell office:value-type="float" office:value="36218" calcext:value-type="float">
            <text:p>36218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24977" calcext:value-type="float">
            <text:p>24977.0</text:p>
          </table:table-cell>
          <table:table-cell office:value-type="float" office:value="34117" calcext:value-type="float">
            <text:p>34117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23081" calcext:value-type="float">
            <text:p>23081.0</text:p>
          </table:table-cell>
          <table:table-cell office:value-type="float" office:value="34077" calcext:value-type="float">
            <text:p>34077.0</text:p>
          </table:table-cell>
          <table:table-cell office:value-type="float" office:value="30" calcext:value-type="float">
            <text:p>30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24648" calcext:value-type="float">
            <text:p>24648.0</text:p>
          </table:table-cell>
          <table:table-cell office:value-type="float" office:value="36771" calcext:value-type="float">
            <text:p>36771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25100" calcext:value-type="float">
            <text:p>25100.0</text:p>
          </table:table-cell>
          <table:table-cell office:value-type="float" office:value="36221" calcext:value-type="float">
            <text:p>36221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24985" calcext:value-type="float">
            <text:p>24985.0</text:p>
          </table:table-cell>
          <table:table-cell office:value-type="float" office:value="34116" calcext:value-type="float">
            <text:p>34116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23079" calcext:value-type="float">
            <text:p>23079.0</text:p>
          </table:table-cell>
          <table:table-cell office:value-type="float" office:value="34077" calcext:value-type="float">
            <text:p>34077.0</text:p>
          </table:table-cell>
          <table:table-cell office:value-type="float" office:value="28" calcext:value-type="float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24638" calcext:value-type="float">
            <text:p>24638.0</text:p>
          </table:table-cell>
          <table:table-cell office:value-type="float" office:value="36796" calcext:value-type="float">
            <text:p>36796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25092" calcext:value-type="float">
            <text:p>25092.0</text:p>
          </table:table-cell>
          <table:table-cell office:value-type="float" office:value="36209" calcext:value-type="float">
            <text:p>36209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25004" calcext:value-type="float">
            <text:p>25004.0</text:p>
          </table:table-cell>
          <table:table-cell office:value-type="float" office:value="34103" calcext:value-type="float">
            <text:p>34103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23062" calcext:value-type="float">
            <text:p>23062.0</text:p>
          </table:table-cell>
          <table:table-cell office:value-type="float" office:value="34039" calcext:value-type="float">
            <text:p>34039.0</text:p>
          </table:table-cell>
          <table:table-cell office:value-type="float" office:value="28" calcext:value-type="float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/>
          <table:table-cell office:value-type="float" office:value="24638" calcext:value-type="float">
            <text:p>24638.0</text:p>
          </table:table-cell>
          <table:table-cell office:value-type="float" office:value="36839" calcext:value-type="float">
            <text:p>36839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25100" calcext:value-type="float">
            <text:p>25100.0</text:p>
          </table:table-cell>
          <table:table-cell office:value-type="float" office:value="36209" calcext:value-type="float">
            <text:p>36209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25016" calcext:value-type="float">
            <text:p>25016.0</text:p>
          </table:table-cell>
          <table:table-cell office:value-type="float" office:value="34102" calcext:value-type="float">
            <text:p>34102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23048" calcext:value-type="float">
            <text:p>23048.0</text:p>
          </table:table-cell>
          <table:table-cell office:value-type="float" office:value="34001" calcext:value-type="float">
            <text:p>34001.0</text:p>
          </table:table-cell>
          <table:table-cell office:value-type="float" office:value="28" calcext:value-type="float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24638" calcext:value-type="float">
            <text:p>24638.0</text:p>
          </table:table-cell>
          <table:table-cell office:value-type="float" office:value="36863" calcext:value-type="float">
            <text:p>36863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25106" calcext:value-type="float">
            <text:p>25106.0</text:p>
          </table:table-cell>
          <table:table-cell office:value-type="float" office:value="36213" calcext:value-type="float">
            <text:p>36213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25028" calcext:value-type="float">
            <text:p>25028.0</text:p>
          </table:table-cell>
          <table:table-cell office:value-type="float" office:value="34103" calcext:value-type="float">
            <text:p>34103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23046" calcext:value-type="float">
            <text:p>23046.0</text:p>
          </table:table-cell>
          <table:table-cell office:value-type="float" office:value="33995" calcext:value-type="float">
            <text:p>33995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24651" calcext:value-type="float">
            <text:p>24651.0</text:p>
          </table:table-cell>
          <table:table-cell office:value-type="float" office:value="36882" calcext:value-type="float">
            <text:p>36882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/>
          <table:table-cell office:value-type="float" office:value="25110" calcext:value-type="float">
            <text:p>25110.0</text:p>
          </table:table-cell>
          <table:table-cell office:value-type="float" office:value="36209" calcext:value-type="float">
            <text:p>36209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25041" calcext:value-type="float">
            <text:p>25041.0</text:p>
          </table:table-cell>
          <table:table-cell office:value-type="float" office:value="34103" calcext:value-type="float">
            <text:p>34103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23039" calcext:value-type="float">
            <text:p>23039.0</text:p>
          </table:table-cell>
          <table:table-cell office:value-type="float" office:value="33993" calcext:value-type="float">
            <text:p>33993.0</text:p>
          </table:table-cell>
          <table:table-cell office:value-type="float" office:value="26" calcext:value-type="float">
            <text:p>26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24672" calcext:value-type="float">
            <text:p>24672.0</text:p>
          </table:table-cell>
          <table:table-cell office:value-type="float" office:value="36924" calcext:value-type="float">
            <text:p>36924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25115" calcext:value-type="float">
            <text:p>25115.0</text:p>
          </table:table-cell>
          <table:table-cell office:value-type="float" office:value="36208" calcext:value-type="float">
            <text:p>36208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25052" calcext:value-type="float">
            <text:p>25052.0</text:p>
          </table:table-cell>
          <table:table-cell office:value-type="float" office:value="34102" calcext:value-type="float">
            <text:p>34102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23029" calcext:value-type="float">
            <text:p>23029.0</text:p>
          </table:table-cell>
          <table:table-cell office:value-type="float" office:value="33997" calcext:value-type="float">
            <text:p>33997.0</text:p>
          </table:table-cell>
          <table:table-cell office:value-type="float" office:value="24" calcext:value-type="float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24680" calcext:value-type="float">
            <text:p>24680.0</text:p>
          </table:table-cell>
          <table:table-cell office:value-type="float" office:value="36919" calcext:value-type="float">
            <text:p>36919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25132" calcext:value-type="float">
            <text:p>25132.0</text:p>
          </table:table-cell>
          <table:table-cell office:value-type="float" office:value="36204" calcext:value-type="float">
            <text:p>36204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25058" calcext:value-type="float">
            <text:p>25058.0</text:p>
          </table:table-cell>
          <table:table-cell office:value-type="float" office:value="34094" calcext:value-type="float">
            <text:p>34094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24697" calcext:value-type="float">
            <text:p>24697.0</text:p>
          </table:table-cell>
          <table:table-cell office:value-type="float" office:value="36935" calcext:value-type="float">
            <text:p>36935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25135" calcext:value-type="float">
            <text:p>25135.0</text:p>
          </table:table-cell>
          <table:table-cell office:value-type="float" office:value="36205" calcext:value-type="float">
            <text:p>36205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25063" calcext:value-type="float">
            <text:p>25063.0</text:p>
          </table:table-cell>
          <table:table-cell office:value-type="float" office:value="34087" calcext:value-type="float">
            <text:p>34087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706" calcext:value-type="float">
            <text:p>24706.0</text:p>
          </table:table-cell>
          <table:table-cell office:value-type="float" office:value="36942" calcext:value-type="float">
            <text:p>36942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25138" calcext:value-type="float">
            <text:p>25138.0</text:p>
          </table:table-cell>
          <table:table-cell office:value-type="float" office:value="36207" calcext:value-type="float">
            <text:p>36207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25069" calcext:value-type="float">
            <text:p>25069.0</text:p>
          </table:table-cell>
          <table:table-cell office:value-type="float" office:value="34073" calcext:value-type="float">
            <text:p>34073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24716" calcext:value-type="float">
            <text:p>24716.0</text:p>
          </table:table-cell>
          <table:table-cell office:value-type="float" office:value="36943" calcext:value-type="float">
            <text:p>36943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25142" calcext:value-type="float">
            <text:p>25142.0</text:p>
          </table:table-cell>
          <table:table-cell office:value-type="float" office:value="36204" calcext:value-type="float">
            <text:p>36204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25071" calcext:value-type="float">
            <text:p>25071.0</text:p>
          </table:table-cell>
          <table:table-cell office:value-type="float" office:value="34063" calcext:value-type="float">
            <text:p>34063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24742" calcext:value-type="float">
            <text:p>24742.0</text:p>
          </table:table-cell>
          <table:table-cell office:value-type="float" office:value="36947" calcext:value-type="float">
            <text:p>3694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25147" calcext:value-type="float">
            <text:p>25147.0</text:p>
          </table:table-cell>
          <table:table-cell office:value-type="float" office:value="36206" calcext:value-type="float">
            <text:p>36206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25078" calcext:value-type="float">
            <text:p>25078.0</text:p>
          </table:table-cell>
          <table:table-cell office:value-type="float" office:value="34056" calcext:value-type="float">
            <text:p>34056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24752" calcext:value-type="float">
            <text:p>24752.0</text:p>
          </table:table-cell>
          <table:table-cell office:value-type="float" office:value="36949" calcext:value-type="float">
            <text:p>36949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25147" calcext:value-type="float">
            <text:p>25147.0</text:p>
          </table:table-cell>
          <table:table-cell office:value-type="float" office:value="36206" calcext:value-type="float">
            <text:p>36206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25081" calcext:value-type="float">
            <text:p>25081.0</text:p>
          </table:table-cell>
          <table:table-cell office:value-type="float" office:value="34040" calcext:value-type="float">
            <text:p>34040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24768" calcext:value-type="float">
            <text:p>24768.0</text:p>
          </table:table-cell>
          <table:table-cell office:value-type="float" office:value="36969" calcext:value-type="float">
            <text:p>36969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25151" calcext:value-type="float">
            <text:p>25151.0</text:p>
          </table:table-cell>
          <table:table-cell office:value-type="float" office:value="36208" calcext:value-type="float">
            <text:p>36208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25083" calcext:value-type="float">
            <text:p>25083.0</text:p>
          </table:table-cell>
          <table:table-cell office:value-type="float" office:value="34019" calcext:value-type="float">
            <text:p>34019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24780" calcext:value-type="float">
            <text:p>24780.0</text:p>
          </table:table-cell>
          <table:table-cell office:value-type="float" office:value="36996" calcext:value-type="float">
            <text:p>36996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25174" calcext:value-type="float">
            <text:p>25174.0</text:p>
          </table:table-cell>
          <table:table-cell office:value-type="float" office:value="36216" calcext:value-type="float">
            <text:p>36216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/>
          <table:table-cell office:value-type="float" office:value="25082" calcext:value-type="float">
            <text:p>25082.0</text:p>
          </table:table-cell>
          <table:table-cell office:value-type="float" office:value="34009" calcext:value-type="float">
            <text:p>34009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24785" calcext:value-type="float">
            <text:p>24785.0</text:p>
          </table:table-cell>
          <table:table-cell office:value-type="float" office:value="37011" calcext:value-type="float">
            <text:p>37011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183" calcext:value-type="float">
            <text:p>25183.0</text:p>
          </table:table-cell>
          <table:table-cell office:value-type="float" office:value="36223" calcext:value-type="float">
            <text:p>36223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25085" calcext:value-type="float">
            <text:p>25085.0</text:p>
          </table:table-cell>
          <table:table-cell office:value-type="float" office:value="33998" calcext:value-type="float">
            <text:p>33998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24793" calcext:value-type="float">
            <text:p>24793.0</text:p>
          </table:table-cell>
          <table:table-cell office:value-type="float" office:value="37036" calcext:value-type="float">
            <text:p>37036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25195" calcext:value-type="float">
            <text:p>25195.0</text:p>
          </table:table-cell>
          <table:table-cell office:value-type="float" office:value="36221" calcext:value-type="float">
            <text:p>36221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25084" calcext:value-type="float">
            <text:p>25084.0</text:p>
          </table:table-cell>
          <table:table-cell office:value-type="float" office:value="33979" calcext:value-type="float">
            <text:p>33979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24802" calcext:value-type="float">
            <text:p>24802.0</text:p>
          </table:table-cell>
          <table:table-cell office:value-type="float" office:value="37054" calcext:value-type="float">
            <text:p>37054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25202" calcext:value-type="float">
            <text:p>25202.0</text:p>
          </table:table-cell>
          <table:table-cell office:value-type="float" office:value="36228" calcext:value-type="float">
            <text:p>36228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25083" calcext:value-type="float">
            <text:p>25083.0</text:p>
          </table:table-cell>
          <table:table-cell office:value-type="float" office:value="33960" calcext:value-type="float">
            <text:p>33960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24809" calcext:value-type="float">
            <text:p>24809.0</text:p>
          </table:table-cell>
          <table:table-cell office:value-type="float" office:value="37060" calcext:value-type="float">
            <text:p>37060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25208" calcext:value-type="float">
            <text:p>25208.0</text:p>
          </table:table-cell>
          <table:table-cell office:value-type="float" office:value="36250" calcext:value-type="float">
            <text:p>36250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25086" calcext:value-type="float">
            <text:p>25086.0</text:p>
          </table:table-cell>
          <table:table-cell office:value-type="float" office:value="33944" calcext:value-type="float">
            <text:p>33944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24814" calcext:value-type="float">
            <text:p>24814.0</text:p>
          </table:table-cell>
          <table:table-cell office:value-type="float" office:value="37066" calcext:value-type="float">
            <text:p>37066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25213" calcext:value-type="float">
            <text:p>25213.0</text:p>
          </table:table-cell>
          <table:table-cell office:value-type="float" office:value="36249" calcext:value-type="float">
            <text:p>36249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25083" calcext:value-type="float">
            <text:p>25083.0</text:p>
          </table:table-cell>
          <table:table-cell office:value-type="float" office:value="33930" calcext:value-type="float">
            <text:p>33930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24820" calcext:value-type="float">
            <text:p>24820.0</text:p>
          </table:table-cell>
          <table:table-cell office:value-type="float" office:value="37069" calcext:value-type="float">
            <text:p>37069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25232" calcext:value-type="float">
            <text:p>25232.0</text:p>
          </table:table-cell>
          <table:table-cell office:value-type="float" office:value="36239" calcext:value-type="float">
            <text:p>36239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25083" calcext:value-type="float">
            <text:p>25083.0</text:p>
          </table:table-cell>
          <table:table-cell office:value-type="float" office:value="33899" calcext:value-type="float">
            <text:p>33899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24821" calcext:value-type="float">
            <text:p>24821.0</text:p>
          </table:table-cell>
          <table:table-cell office:value-type="float" office:value="37071" calcext:value-type="float">
            <text:p>3707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25255" calcext:value-type="float">
            <text:p>25255.0</text:p>
          </table:table-cell>
          <table:table-cell office:value-type="float" office:value="36270" calcext:value-type="float">
            <text:p>36270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/>
          <table:table-cell office:value-type="float" office:value="25089" calcext:value-type="float">
            <text:p>25089.0</text:p>
          </table:table-cell>
          <table:table-cell office:value-type="float" office:value="33893" calcext:value-type="float">
            <text:p>33893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24821" calcext:value-type="float">
            <text:p>24821.0</text:p>
          </table:table-cell>
          <table:table-cell office:value-type="float" office:value="37071" calcext:value-type="float">
            <text:p>37071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25325" calcext:value-type="float">
            <text:p>25325.0</text:p>
          </table:table-cell>
          <table:table-cell office:value-type="float" office:value="36241" calcext:value-type="float">
            <text:p>36241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/>
          <table:table-cell office:value-type="float" office:value="25255" calcext:value-type="float">
            <text:p>25255.0</text:p>
          </table:table-cell>
          <table:table-cell office:value-type="float" office:value="36271" calcext:value-type="float">
            <text:p>36271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25087" calcext:value-type="float">
            <text:p>25087.0</text:p>
          </table:table-cell>
          <table:table-cell office:value-type="float" office:value="33854" calcext:value-type="float">
            <text:p>33854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24821" calcext:value-type="float">
            <text:p>24821.0</text:p>
          </table:table-cell>
          <table:table-cell office:value-type="float" office:value="37071" calcext:value-type="float">
            <text:p>37071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25382" calcext:value-type="float">
            <text:p>25382.0</text:p>
          </table:table-cell>
          <table:table-cell office:value-type="float" office:value="36225" calcext:value-type="float">
            <text:p>36225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25257" calcext:value-type="float">
            <text:p>25257.0</text:p>
          </table:table-cell>
          <table:table-cell office:value-type="float" office:value="36277" calcext:value-type="float">
            <text:p>36277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25087" calcext:value-type="float">
            <text:p>25087.0</text:p>
          </table:table-cell>
          <table:table-cell office:value-type="float" office:value="33841" calcext:value-type="float">
            <text:p>33841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24821" calcext:value-type="float">
            <text:p>24821.0</text:p>
          </table:table-cell>
          <table:table-cell office:value-type="float" office:value="37071" calcext:value-type="float">
            <text:p>37071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25428" calcext:value-type="float">
            <text:p>25428.0</text:p>
          </table:table-cell>
          <table:table-cell office:value-type="float" office:value="36190" calcext:value-type="float">
            <text:p>36190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25260" calcext:value-type="float">
            <text:p>25260.0</text:p>
          </table:table-cell>
          <table:table-cell office:value-type="float" office:value="36280" calcext:value-type="float">
            <text:p>36280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25091" calcext:value-type="float">
            <text:p>25091.0</text:p>
          </table:table-cell>
          <table:table-cell office:value-type="float" office:value="33828" calcext:value-type="float">
            <text:p>33828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24821" calcext:value-type="float">
            <text:p>24821.0</text:p>
          </table:table-cell>
          <table:table-cell office:value-type="float" office:value="37071" calcext:value-type="float">
            <text:p>37071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25442" calcext:value-type="float">
            <text:p>25442.0</text:p>
          </table:table-cell>
          <table:table-cell office:value-type="float" office:value="36184" calcext:value-type="float">
            <text:p>36184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25260" calcext:value-type="float">
            <text:p>25260.0</text:p>
          </table:table-cell>
          <table:table-cell office:value-type="float" office:value="36280" calcext:value-type="float">
            <text:p>36280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25089" calcext:value-type="float">
            <text:p>25089.0</text:p>
          </table:table-cell>
          <table:table-cell office:value-type="float" office:value="33804" calcext:value-type="float">
            <text:p>33804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24820" calcext:value-type="float">
            <text:p>24820.0</text:p>
          </table:table-cell>
          <table:table-cell office:value-type="float" office:value="37073" calcext:value-type="float">
            <text:p>37073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25472" calcext:value-type="float">
            <text:p>25472.0</text:p>
          </table:table-cell>
          <table:table-cell office:value-type="float" office:value="36162" calcext:value-type="float">
            <text:p>36162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25260" calcext:value-type="float">
            <text:p>25260.0</text:p>
          </table:table-cell>
          <table:table-cell office:value-type="float" office:value="36280" calcext:value-type="float">
            <text:p>36280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25092" calcext:value-type="float">
            <text:p>25092.0</text:p>
          </table:table-cell>
          <table:table-cell office:value-type="float" office:value="33748" calcext:value-type="float">
            <text:p>33748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24818" calcext:value-type="float">
            <text:p>24818.0</text:p>
          </table:table-cell>
          <table:table-cell office:value-type="float" office:value="37078" calcext:value-type="float">
            <text:p>37078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25485" calcext:value-type="float">
            <text:p>25485.0</text:p>
          </table:table-cell>
          <table:table-cell office:value-type="float" office:value="36146" calcext:value-type="float">
            <text:p>36146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25248" calcext:value-type="float">
            <text:p>25248.0</text:p>
          </table:table-cell>
          <table:table-cell office:value-type="float" office:value="36298" calcext:value-type="float">
            <text:p>36298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68" calcext:value-type="float">
            <text:p>25068.0</text:p>
          </table:table-cell>
          <table:table-cell office:value-type="float" office:value="33722" calcext:value-type="float">
            <text:p>33722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24817" calcext:value-type="float">
            <text:p>24817.0</text:p>
          </table:table-cell>
          <table:table-cell office:value-type="float" office:value="37090" calcext:value-type="float">
            <text:p>37090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25488" calcext:value-type="float">
            <text:p>25488.0</text:p>
          </table:table-cell>
          <table:table-cell office:value-type="float" office:value="36136" calcext:value-type="float">
            <text:p>36136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25268" calcext:value-type="float">
            <text:p>25268.0</text:p>
          </table:table-cell>
          <table:table-cell office:value-type="float" office:value="36309" calcext:value-type="float">
            <text:p>36309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25066" calcext:value-type="float">
            <text:p>25066.0</text:p>
          </table:table-cell>
          <table:table-cell office:value-type="float" office:value="33717" calcext:value-type="float">
            <text:p>33717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24809" calcext:value-type="float">
            <text:p>24809.0</text:p>
          </table:table-cell>
          <table:table-cell office:value-type="float" office:value="37100" calcext:value-type="float">
            <text:p>37100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25498" calcext:value-type="float">
            <text:p>25498.0</text:p>
          </table:table-cell>
          <table:table-cell office:value-type="float" office:value="36135" calcext:value-type="float">
            <text:p>36135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25068" calcext:value-type="float">
            <text:p>25068.0</text:p>
          </table:table-cell>
          <table:table-cell office:value-type="float" office:value="33711" calcext:value-type="float">
            <text:p>33711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24804" calcext:value-type="float">
            <text:p>24804.0</text:p>
          </table:table-cell>
          <table:table-cell office:value-type="float" office:value="37114" calcext:value-type="float">
            <text:p>37114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25502" calcext:value-type="float">
            <text:p>25502.0</text:p>
          </table:table-cell>
          <table:table-cell office:value-type="float" office:value="36126" calcext:value-type="float">
            <text:p>36126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25070" calcext:value-type="float">
            <text:p>25070.0</text:p>
          </table:table-cell>
          <table:table-cell office:value-type="float" office:value="33711" calcext:value-type="float">
            <text:p>33711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24807" calcext:value-type="float">
            <text:p>24807.0</text:p>
          </table:table-cell>
          <table:table-cell office:value-type="float" office:value="37141" calcext:value-type="float">
            <text:p>37141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25516" calcext:value-type="float">
            <text:p>25516.0</text:p>
          </table:table-cell>
          <table:table-cell office:value-type="float" office:value="36115" calcext:value-type="float">
            <text:p>36115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25068" calcext:value-type="float">
            <text:p>25068.0</text:p>
          </table:table-cell>
          <table:table-cell office:value-type="float" office:value="33703" calcext:value-type="float">
            <text:p>33703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24805" calcext:value-type="float">
            <text:p>24805.0</text:p>
          </table:table-cell>
          <table:table-cell office:value-type="float" office:value="37148" calcext:value-type="float">
            <text:p>37148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25531" calcext:value-type="float">
            <text:p>25531.0</text:p>
          </table:table-cell>
          <table:table-cell office:value-type="float" office:value="36108" calcext:value-type="float">
            <text:p>36108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25047" calcext:value-type="float">
            <text:p>25047.0</text:p>
          </table:table-cell>
          <table:table-cell office:value-type="float" office:value="33681" calcext:value-type="float">
            <text:p>33681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24801" calcext:value-type="float">
            <text:p>24801.0</text:p>
          </table:table-cell>
          <table:table-cell office:value-type="float" office:value="37170" calcext:value-type="float">
            <text:p>37170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25543" calcext:value-type="float">
            <text:p>25543.0</text:p>
          </table:table-cell>
          <table:table-cell office:value-type="float" office:value="36100" calcext:value-type="float">
            <text:p>36100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25035" calcext:value-type="float">
            <text:p>25035.0</text:p>
          </table:table-cell>
          <table:table-cell office:value-type="float" office:value="33666" calcext:value-type="float">
            <text:p>33666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24804" calcext:value-type="float">
            <text:p>24804.0</text:p>
          </table:table-cell>
          <table:table-cell office:value-type="float" office:value="37183" calcext:value-type="float">
            <text:p>3718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25553" calcext:value-type="float">
            <text:p>25553.0</text:p>
          </table:table-cell>
          <table:table-cell office:value-type="float" office:value="36094" calcext:value-type="float">
            <text:p>36094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25030" calcext:value-type="float">
            <text:p>25030.0</text:p>
          </table:table-cell>
          <table:table-cell office:value-type="float" office:value="33650" calcext:value-type="float">
            <text:p>33650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24808" calcext:value-type="float">
            <text:p>24808.0</text:p>
          </table:table-cell>
          <table:table-cell office:value-type="float" office:value="37197" calcext:value-type="float">
            <text:p>37197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25581" calcext:value-type="float">
            <text:p>25581.0</text:p>
          </table:table-cell>
          <table:table-cell office:value-type="float" office:value="36087" calcext:value-type="float">
            <text:p>36087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25028" calcext:value-type="float">
            <text:p>25028.0</text:p>
          </table:table-cell>
          <table:table-cell office:value-type="float" office:value="33641" calcext:value-type="float">
            <text:p>33641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24806" calcext:value-type="float">
            <text:p>24806.0</text:p>
          </table:table-cell>
          <table:table-cell office:value-type="float" office:value="37213" calcext:value-type="float">
            <text:p>37213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25637" calcext:value-type="float">
            <text:p>25637.0</text:p>
          </table:table-cell>
          <table:table-cell office:value-type="float" office:value="36087" calcext:value-type="float">
            <text:p>36087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25027" calcext:value-type="float">
            <text:p>25027.0</text:p>
          </table:table-cell>
          <table:table-cell office:value-type="float" office:value="33628" calcext:value-type="float">
            <text:p>33628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24802" calcext:value-type="float">
            <text:p>24802.0</text:p>
          </table:table-cell>
          <table:table-cell office:value-type="float" office:value="37223" calcext:value-type="float">
            <text:p>37223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25645" calcext:value-type="float">
            <text:p>25645.0</text:p>
          </table:table-cell>
          <table:table-cell office:value-type="float" office:value="36088" calcext:value-type="float">
            <text:p>36088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25027" calcext:value-type="float">
            <text:p>25027.0</text:p>
          </table:table-cell>
          <table:table-cell office:value-type="float" office:value="33599" calcext:value-type="float">
            <text:p>33599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24801" calcext:value-type="float">
            <text:p>24801.0</text:p>
          </table:table-cell>
          <table:table-cell office:value-type="float" office:value="37238" calcext:value-type="float">
            <text:p>37238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25649" calcext:value-type="float">
            <text:p>25649.0</text:p>
          </table:table-cell>
          <table:table-cell office:value-type="float" office:value="36079" calcext:value-type="float">
            <text:p>36079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25017" calcext:value-type="float">
            <text:p>25017.0</text:p>
          </table:table-cell>
          <table:table-cell office:value-type="float" office:value="33573" calcext:value-type="float">
            <text:p>33573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24802" calcext:value-type="float">
            <text:p>24802.0</text:p>
          </table:table-cell>
          <table:table-cell office:value-type="float" office:value="37231" calcext:value-type="float">
            <text:p>37231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25649" calcext:value-type="float">
            <text:p>25649.0</text:p>
          </table:table-cell>
          <table:table-cell office:value-type="float" office:value="36079" calcext:value-type="float">
            <text:p>36079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25010" calcext:value-type="float">
            <text:p>25010.0</text:p>
          </table:table-cell>
          <table:table-cell office:value-type="float" office:value="33555" calcext:value-type="float">
            <text:p>33555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24812" calcext:value-type="float">
            <text:p>24812.0</text:p>
          </table:table-cell>
          <table:table-cell office:value-type="float" office:value="37217" calcext:value-type="float">
            <text:p>37217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662" calcext:value-type="float">
            <text:p>25662.0</text:p>
          </table:table-cell>
          <table:table-cell office:value-type="float" office:value="36079" calcext:value-type="float">
            <text:p>36079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25010" calcext:value-type="float">
            <text:p>25010.0</text:p>
          </table:table-cell>
          <table:table-cell office:value-type="float" office:value="33547" calcext:value-type="float">
            <text:p>33547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24820" calcext:value-type="float">
            <text:p>24820.0</text:p>
          </table:table-cell>
          <table:table-cell office:value-type="float" office:value="37193" calcext:value-type="float">
            <text:p>37193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25675" calcext:value-type="float">
            <text:p>25675.0</text:p>
          </table:table-cell>
          <table:table-cell office:value-type="float" office:value="36063" calcext:value-type="float">
            <text:p>36063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25007" calcext:value-type="float">
            <text:p>25007.0</text:p>
          </table:table-cell>
          <table:table-cell office:value-type="float" office:value="33529" calcext:value-type="float">
            <text:p>33529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24859" calcext:value-type="float">
            <text:p>24859.0</text:p>
          </table:table-cell>
          <table:table-cell office:value-type="float" office:value="37196" calcext:value-type="float">
            <text:p>37196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24764" calcext:value-type="float">
            <text:p>24764.0</text:p>
          </table:table-cell>
          <table:table-cell office:value-type="float" office:value="37214" calcext:value-type="float">
            <text:p>37214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25696" calcext:value-type="float">
            <text:p>25696.0</text:p>
          </table:table-cell>
          <table:table-cell office:value-type="float" office:value="36060" calcext:value-type="float">
            <text:p>36060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25004" calcext:value-type="float">
            <text:p>25004.0</text:p>
          </table:table-cell>
          <table:table-cell office:value-type="float" office:value="33525" calcext:value-type="float">
            <text:p>33525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24904" calcext:value-type="float">
            <text:p>24904.0</text:p>
          </table:table-cell>
          <table:table-cell office:value-type="float" office:value="37212" calcext:value-type="float">
            <text:p>37212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24752" calcext:value-type="float">
            <text:p>24752.0</text:p>
          </table:table-cell>
          <table:table-cell office:value-type="float" office:value="37220" calcext:value-type="float">
            <text:p>37220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25703" calcext:value-type="float">
            <text:p>25703.0</text:p>
          </table:table-cell>
          <table:table-cell office:value-type="float" office:value="36055" calcext:value-type="float">
            <text:p>36055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25012" calcext:value-type="float">
            <text:p>25012.0</text:p>
          </table:table-cell>
          <table:table-cell office:value-type="float" office:value="33513" calcext:value-type="float">
            <text:p>33513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24917" calcext:value-type="float">
            <text:p>24917.0</text:p>
          </table:table-cell>
          <table:table-cell office:value-type="float" office:value="37223" calcext:value-type="float">
            <text:p>37223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24750" calcext:value-type="float">
            <text:p>24750.0</text:p>
          </table:table-cell>
          <table:table-cell office:value-type="float" office:value="37217" calcext:value-type="float">
            <text:p>3721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25752" calcext:value-type="float">
            <text:p>25752.0</text:p>
          </table:table-cell>
          <table:table-cell office:value-type="float" office:value="36127" calcext:value-type="float">
            <text:p>36127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25715" calcext:value-type="float">
            <text:p>25715.0</text:p>
          </table:table-cell>
          <table:table-cell office:value-type="float" office:value="36024" calcext:value-type="float">
            <text:p>36024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25013" calcext:value-type="float">
            <text:p>25013.0</text:p>
          </table:table-cell>
          <table:table-cell office:value-type="float" office:value="33506" calcext:value-type="float">
            <text:p>33506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24925" calcext:value-type="float">
            <text:p>24925.0</text:p>
          </table:table-cell>
          <table:table-cell office:value-type="float" office:value="37234" calcext:value-type="float">
            <text:p>37234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24748" calcext:value-type="float">
            <text:p>24748.0</text:p>
          </table:table-cell>
          <table:table-cell office:value-type="float" office:value="37218" calcext:value-type="float">
            <text:p>37218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25791" calcext:value-type="float">
            <text:p>25791.0</text:p>
          </table:table-cell>
          <table:table-cell office:value-type="float" office:value="36153" calcext:value-type="float">
            <text:p>36153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25725" calcext:value-type="float">
            <text:p>25725.0</text:p>
          </table:table-cell>
          <table:table-cell office:value-type="float" office:value="36019" calcext:value-type="float">
            <text:p>36019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25000" calcext:value-type="float">
            <text:p>25000.0</text:p>
          </table:table-cell>
          <table:table-cell office:value-type="float" office:value="33490" calcext:value-type="float">
            <text:p>33490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24948" calcext:value-type="float">
            <text:p>24948.0</text:p>
          </table:table-cell>
          <table:table-cell office:value-type="float" office:value="37255" calcext:value-type="float">
            <text:p>37255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24743" calcext:value-type="float">
            <text:p>24743.0</text:p>
          </table:table-cell>
          <table:table-cell office:value-type="float" office:value="37218" calcext:value-type="float">
            <text:p>37218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25810" calcext:value-type="float">
            <text:p>25810.0</text:p>
          </table:table-cell>
          <table:table-cell office:value-type="float" office:value="36151" calcext:value-type="float">
            <text:p>36151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25742" calcext:value-type="float">
            <text:p>25742.0</text:p>
          </table:table-cell>
          <table:table-cell office:value-type="float" office:value="35983" calcext:value-type="float">
            <text:p>35983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24989" calcext:value-type="float">
            <text:p>24989.0</text:p>
          </table:table-cell>
          <table:table-cell office:value-type="float" office:value="33481" calcext:value-type="float">
            <text:p>33481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24958" calcext:value-type="float">
            <text:p>24958.0</text:p>
          </table:table-cell>
          <table:table-cell office:value-type="float" office:value="37278" calcext:value-type="float">
            <text:p>37278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734" calcext:value-type="float">
            <text:p>24734.0</text:p>
          </table:table-cell>
          <table:table-cell office:value-type="float" office:value="37218" calcext:value-type="float">
            <text:p>37218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25810" calcext:value-type="float">
            <text:p>25810.0</text:p>
          </table:table-cell>
          <table:table-cell office:value-type="float" office:value="36151" calcext:value-type="float">
            <text:p>36151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25756" calcext:value-type="float">
            <text:p>25756.0</text:p>
          </table:table-cell>
          <table:table-cell office:value-type="float" office:value="35964" calcext:value-type="float">
            <text:p>35964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24980" calcext:value-type="float">
            <text:p>24980.0</text:p>
          </table:table-cell>
          <table:table-cell office:value-type="float" office:value="33446" calcext:value-type="float">
            <text:p>33446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24962" calcext:value-type="float">
            <text:p>24962.0</text:p>
          </table:table-cell>
          <table:table-cell office:value-type="float" office:value="37307" calcext:value-type="float">
            <text:p>37307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24729" calcext:value-type="float">
            <text:p>24729.0</text:p>
          </table:table-cell>
          <table:table-cell office:value-type="float" office:value="37214" calcext:value-type="float">
            <text:p>37214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25821" calcext:value-type="float">
            <text:p>25821.0</text:p>
          </table:table-cell>
          <table:table-cell office:value-type="float" office:value="36147" calcext:value-type="float">
            <text:p>36147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25770" calcext:value-type="float">
            <text:p>25770.0</text:p>
          </table:table-cell>
          <table:table-cell office:value-type="float" office:value="35950" calcext:value-type="float">
            <text:p>35950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24948" calcext:value-type="float">
            <text:p>24948.0</text:p>
          </table:table-cell>
          <table:table-cell office:value-type="float" office:value="33409" calcext:value-type="float">
            <text:p>33409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24967" calcext:value-type="float">
            <text:p>24967.0</text:p>
          </table:table-cell>
          <table:table-cell office:value-type="float" office:value="37319" calcext:value-type="float">
            <text:p>37319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24723" calcext:value-type="float">
            <text:p>24723.0</text:p>
          </table:table-cell>
          <table:table-cell office:value-type="float" office:value="37217" calcext:value-type="float">
            <text:p>37217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25816" calcext:value-type="float">
            <text:p>25816.0</text:p>
          </table:table-cell>
          <table:table-cell office:value-type="float" office:value="36152" calcext:value-type="float">
            <text:p>36152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25783" calcext:value-type="float">
            <text:p>25783.0</text:p>
          </table:table-cell>
          <table:table-cell office:value-type="float" office:value="35935" calcext:value-type="float">
            <text:p>35935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24932" calcext:value-type="float">
            <text:p>24932.0</text:p>
          </table:table-cell>
          <table:table-cell office:value-type="float" office:value="33388" calcext:value-type="float">
            <text:p>33388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24967" calcext:value-type="float">
            <text:p>24967.0</text:p>
          </table:table-cell>
          <table:table-cell office:value-type="float" office:value="37327" calcext:value-type="float">
            <text:p>37327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24714" calcext:value-type="float">
            <text:p>24714.0</text:p>
          </table:table-cell>
          <table:table-cell office:value-type="float" office:value="37211" calcext:value-type="float">
            <text:p>37211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797" calcext:value-type="float">
            <text:p>25797.0</text:p>
          </table:table-cell>
          <table:table-cell office:value-type="float" office:value="35916" calcext:value-type="float">
            <text:p>35916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24917" calcext:value-type="float">
            <text:p>24917.0</text:p>
          </table:table-cell>
          <table:table-cell office:value-type="float" office:value="33367" calcext:value-type="float">
            <text:p>33367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24967" calcext:value-type="float">
            <text:p>24967.0</text:p>
          </table:table-cell>
          <table:table-cell office:value-type="float" office:value="37346" calcext:value-type="float">
            <text:p>37346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24708" calcext:value-type="float">
            <text:p>24708.0</text:p>
          </table:table-cell>
          <table:table-cell office:value-type="float" office:value="37210" calcext:value-type="float">
            <text:p>37210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25808" calcext:value-type="float">
            <text:p>25808.0</text:p>
          </table:table-cell>
          <table:table-cell office:value-type="float" office:value="35906" calcext:value-type="float">
            <text:p>35906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24906" calcext:value-type="float">
            <text:p>24906.0</text:p>
          </table:table-cell>
          <table:table-cell office:value-type="float" office:value="33357" calcext:value-type="float">
            <text:p>33357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24967" calcext:value-type="float">
            <text:p>24967.0</text:p>
          </table:table-cell>
          <table:table-cell office:value-type="float" office:value="37355" calcext:value-type="float">
            <text:p>37355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24700" calcext:value-type="float">
            <text:p>24700.0</text:p>
          </table:table-cell>
          <table:table-cell office:value-type="float" office:value="37199" calcext:value-type="float">
            <text:p>3719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25814" calcext:value-type="float">
            <text:p>25814.0</text:p>
          </table:table-cell>
          <table:table-cell office:value-type="float" office:value="35896" calcext:value-type="float">
            <text:p>35896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24897" calcext:value-type="float">
            <text:p>24897.0</text:p>
          </table:table-cell>
          <table:table-cell office:value-type="float" office:value="33346" calcext:value-type="float">
            <text:p>33346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24966" calcext:value-type="float">
            <text:p>24966.0</text:p>
          </table:table-cell>
          <table:table-cell office:value-type="float" office:value="37356" calcext:value-type="float">
            <text:p>37356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24690" calcext:value-type="float">
            <text:p>24690.0</text:p>
          </table:table-cell>
          <table:table-cell office:value-type="float" office:value="37193" calcext:value-type="float">
            <text:p>37193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25815" calcext:value-type="float">
            <text:p>25815.0</text:p>
          </table:table-cell>
          <table:table-cell office:value-type="float" office:value="35880" calcext:value-type="float">
            <text:p>35880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24881" calcext:value-type="float">
            <text:p>24881.0</text:p>
          </table:table-cell>
          <table:table-cell office:value-type="float" office:value="33328" calcext:value-type="float">
            <text:p>33328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24969" calcext:value-type="float">
            <text:p>24969.0</text:p>
          </table:table-cell>
          <table:table-cell office:value-type="float" office:value="37372" calcext:value-type="float">
            <text:p>3737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24687" calcext:value-type="float">
            <text:p>24687.0</text:p>
          </table:table-cell>
          <table:table-cell office:value-type="float" office:value="37190" calcext:value-type="float">
            <text:p>37190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25826" calcext:value-type="float">
            <text:p>25826.0</text:p>
          </table:table-cell>
          <table:table-cell office:value-type="float" office:value="35866" calcext:value-type="float">
            <text:p>35866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24874" calcext:value-type="float">
            <text:p>24874.0</text:p>
          </table:table-cell>
          <table:table-cell office:value-type="float" office:value="33312" calcext:value-type="float">
            <text:p>33312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24979" calcext:value-type="float">
            <text:p>24979.0</text:p>
          </table:table-cell>
          <table:table-cell office:value-type="float" office:value="37419" calcext:value-type="float">
            <text:p>37419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24685" calcext:value-type="float">
            <text:p>24685.0</text:p>
          </table:table-cell>
          <table:table-cell office:value-type="float" office:value="37194" calcext:value-type="float">
            <text:p>37194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25834" calcext:value-type="float">
            <text:p>25834.0</text:p>
          </table:table-cell>
          <table:table-cell office:value-type="float" office:value="35845" calcext:value-type="float">
            <text:p>35845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24864" calcext:value-type="float">
            <text:p>24864.0</text:p>
          </table:table-cell>
          <table:table-cell office:value-type="float" office:value="33308" calcext:value-type="float">
            <text:p>33308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10" calcext:value-type="float">
            <text:p>25010.0</text:p>
          </table:table-cell>
          <table:table-cell office:value-type="float" office:value="37530" calcext:value-type="float">
            <text:p>37530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24688" calcext:value-type="float">
            <text:p>24688.0</text:p>
          </table:table-cell>
          <table:table-cell office:value-type="float" office:value="37172" calcext:value-type="float">
            <text:p>37172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25847" calcext:value-type="float">
            <text:p>25847.0</text:p>
          </table:table-cell>
          <table:table-cell office:value-type="float" office:value="35765" calcext:value-type="float">
            <text:p>35765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25854" calcext:value-type="float">
            <text:p>25854.0</text:p>
          </table:table-cell>
          <table:table-cell office:value-type="float" office:value="35874" calcext:value-type="float">
            <text:p>35874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24855" calcext:value-type="float">
            <text:p>24855.0</text:p>
          </table:table-cell>
          <table:table-cell office:value-type="float" office:value="33297" calcext:value-type="float">
            <text:p>33297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25017" calcext:value-type="float">
            <text:p>25017.0</text:p>
          </table:table-cell>
          <table:table-cell office:value-type="float" office:value="37523" calcext:value-type="float">
            <text:p>3752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05" calcext:value-type="float">
            <text:p>25005.0</text:p>
          </table:table-cell>
          <table:table-cell office:value-type="float" office:value="37514" calcext:value-type="float">
            <text:p>37514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24694" calcext:value-type="float">
            <text:p>24694.0</text:p>
          </table:table-cell>
          <table:table-cell office:value-type="float" office:value="37162" calcext:value-type="float">
            <text:p>37162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25856" calcext:value-type="float">
            <text:p>25856.0</text:p>
          </table:table-cell>
          <table:table-cell office:value-type="float" office:value="35731" calcext:value-type="float">
            <text:p>35731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25871" calcext:value-type="float">
            <text:p>25871.0</text:p>
          </table:table-cell>
          <table:table-cell office:value-type="float" office:value="35889" calcext:value-type="float">
            <text:p>35889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24844" calcext:value-type="float">
            <text:p>24844.0</text:p>
          </table:table-cell>
          <table:table-cell office:value-type="float" office:value="33286" calcext:value-type="float">
            <text:p>33286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25020" calcext:value-type="float">
            <text:p>25020.0</text:p>
          </table:table-cell>
          <table:table-cell office:value-type="float" office:value="37541" calcext:value-type="float">
            <text:p>3754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24694" calcext:value-type="float">
            <text:p>24694.0</text:p>
          </table:table-cell>
          <table:table-cell office:value-type="float" office:value="37148" calcext:value-type="float">
            <text:p>37148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25866" calcext:value-type="float">
            <text:p>25866.0</text:p>
          </table:table-cell>
          <table:table-cell office:value-type="float" office:value="35698" calcext:value-type="float">
            <text:p>35698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25876" calcext:value-type="float">
            <text:p>25876.0</text:p>
          </table:table-cell>
          <table:table-cell office:value-type="float" office:value="35890" calcext:value-type="float">
            <text:p>35890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24834" calcext:value-type="float">
            <text:p>24834.0</text:p>
          </table:table-cell>
          <table:table-cell office:value-type="float" office:value="33278" calcext:value-type="float">
            <text:p>33278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25022" calcext:value-type="float">
            <text:p>25022.0</text:p>
          </table:table-cell>
          <table:table-cell office:value-type="float" office:value="37548" calcext:value-type="float">
            <text:p>37548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24694" calcext:value-type="float">
            <text:p>24694.0</text:p>
          </table:table-cell>
          <table:table-cell office:value-type="float" office:value="37139" calcext:value-type="float">
            <text:p>37139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25876" calcext:value-type="float">
            <text:p>25876.0</text:p>
          </table:table-cell>
          <table:table-cell office:value-type="float" office:value="35674" calcext:value-type="float">
            <text:p>35674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25882" calcext:value-type="float">
            <text:p>25882.0</text:p>
          </table:table-cell>
          <table:table-cell office:value-type="float" office:value="35895" calcext:value-type="float">
            <text:p>35895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24817" calcext:value-type="float">
            <text:p>24817.0</text:p>
          </table:table-cell>
          <table:table-cell office:value-type="float" office:value="33259" calcext:value-type="float">
            <text:p>33259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25022" calcext:value-type="float">
            <text:p>25022.0</text:p>
          </table:table-cell>
          <table:table-cell office:value-type="float" office:value="37548" calcext:value-type="float">
            <text:p>37548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24694" calcext:value-type="float">
            <text:p>24694.0</text:p>
          </table:table-cell>
          <table:table-cell office:value-type="float" office:value="37127" calcext:value-type="float">
            <text:p>37127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/>
          <table:table-cell office:value-type="float" office:value="25895" calcext:value-type="float">
            <text:p>25895.0</text:p>
          </table:table-cell>
          <table:table-cell office:value-type="float" office:value="35655" calcext:value-type="float">
            <text:p>35655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25889" calcext:value-type="float">
            <text:p>25889.0</text:p>
          </table:table-cell>
          <table:table-cell office:value-type="float" office:value="35889" calcext:value-type="float">
            <text:p>35889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24807" calcext:value-type="float">
            <text:p>24807.0</text:p>
          </table:table-cell>
          <table:table-cell office:value-type="float" office:value="33243" calcext:value-type="float">
            <text:p>33243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25022" calcext:value-type="float">
            <text:p>25022.0</text:p>
          </table:table-cell>
          <table:table-cell office:value-type="float" office:value="37548" calcext:value-type="float">
            <text:p>37548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24693" calcext:value-type="float">
            <text:p>24693.0</text:p>
          </table:table-cell>
          <table:table-cell office:value-type="float" office:value="37114" calcext:value-type="float">
            <text:p>37114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25887" calcext:value-type="float">
            <text:p>25887.0</text:p>
          </table:table-cell>
          <table:table-cell office:value-type="float" office:value="35628" calcext:value-type="float">
            <text:p>35628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25894" calcext:value-type="float">
            <text:p>25894.0</text:p>
          </table:table-cell>
          <table:table-cell office:value-type="float" office:value="35887" calcext:value-type="float">
            <text:p>35887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24795" calcext:value-type="float">
            <text:p>24795.0</text:p>
          </table:table-cell>
          <table:table-cell office:value-type="float" office:value="33221" calcext:value-type="float">
            <text:p>33221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/>
          <table:table-cell office:value-type="float" office:value="25022" calcext:value-type="float">
            <text:p>25022.0</text:p>
          </table:table-cell>
          <table:table-cell office:value-type="float" office:value="37548" calcext:value-type="float">
            <text:p>37548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24686" calcext:value-type="float">
            <text:p>24686.0</text:p>
          </table:table-cell>
          <table:table-cell office:value-type="float" office:value="37100" calcext:value-type="float">
            <text:p>37100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25880" calcext:value-type="float">
            <text:p>25880.0</text:p>
          </table:table-cell>
          <table:table-cell office:value-type="float" office:value="35575" calcext:value-type="float">
            <text:p>35575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25904" calcext:value-type="float">
            <text:p>25904.0</text:p>
          </table:table-cell>
          <table:table-cell office:value-type="float" office:value="35890" calcext:value-type="float">
            <text:p>35890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24787" calcext:value-type="float">
            <text:p>24787.0</text:p>
          </table:table-cell>
          <table:table-cell office:value-type="float" office:value="33198" calcext:value-type="float">
            <text:p>33198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25004" calcext:value-type="float">
            <text:p>25004.0</text:p>
          </table:table-cell>
          <table:table-cell office:value-type="float" office:value="37596" calcext:value-type="float">
            <text:p>37596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25022" calcext:value-type="float">
            <text:p>25022.0</text:p>
          </table:table-cell>
          <table:table-cell office:value-type="float" office:value="37534" calcext:value-type="float">
            <text:p>37534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24672" calcext:value-type="float">
            <text:p>24672.0</text:p>
          </table:table-cell>
          <table:table-cell office:value-type="float" office:value="37085" calcext:value-type="float">
            <text:p>37085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25878" calcext:value-type="float">
            <text:p>25878.0</text:p>
          </table:table-cell>
          <table:table-cell office:value-type="float" office:value="35557" calcext:value-type="float">
            <text:p>35557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/>
          <table:table-cell office:value-type="float" office:value="25919" calcext:value-type="float">
            <text:p>25919.0</text:p>
          </table:table-cell>
          <table:table-cell office:value-type="float" office:value="35887" calcext:value-type="float">
            <text:p>35887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24780" calcext:value-type="float">
            <text:p>24780.0</text:p>
          </table:table-cell>
          <table:table-cell office:value-type="float" office:value="33189" calcext:value-type="float">
            <text:p>33189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24945" calcext:value-type="float">
            <text:p>24945.0</text:p>
          </table:table-cell>
          <table:table-cell office:value-type="float" office:value="37709" calcext:value-type="float">
            <text:p>37709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31" calcext:value-type="float">
            <text:p>25031.0</text:p>
          </table:table-cell>
          <table:table-cell office:value-type="float" office:value="37516" calcext:value-type="float">
            <text:p>37516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24665" calcext:value-type="float">
            <text:p>24665.0</text:p>
          </table:table-cell>
          <table:table-cell office:value-type="float" office:value="37071" calcext:value-type="float">
            <text:p>37071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25877" calcext:value-type="float">
            <text:p>25877.0</text:p>
          </table:table-cell>
          <table:table-cell office:value-type="float" office:value="35554" calcext:value-type="float">
            <text:p>35554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25941" calcext:value-type="float">
            <text:p>25941.0</text:p>
          </table:table-cell>
          <table:table-cell office:value-type="float" office:value="35888" calcext:value-type="float">
            <text:p>35888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4766" calcext:value-type="float">
            <text:p>24766.0</text:p>
          </table:table-cell>
          <table:table-cell office:value-type="float" office:value="33179" calcext:value-type="float">
            <text:p>33179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24946" calcext:value-type="float">
            <text:p>24946.0</text:p>
          </table:table-cell>
          <table:table-cell office:value-type="float" office:value="37717" calcext:value-type="float">
            <text:p>37717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25026" calcext:value-type="float">
            <text:p>25026.0</text:p>
          </table:table-cell>
          <table:table-cell office:value-type="float" office:value="37497" calcext:value-type="float">
            <text:p>37497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24649" calcext:value-type="float">
            <text:p>24649.0</text:p>
          </table:table-cell>
          <table:table-cell office:value-type="float" office:value="37065" calcext:value-type="float">
            <text:p>37065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25880" calcext:value-type="float">
            <text:p>25880.0</text:p>
          </table:table-cell>
          <table:table-cell office:value-type="float" office:value="35545" calcext:value-type="float">
            <text:p>35545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25953" calcext:value-type="float">
            <text:p>25953.0</text:p>
          </table:table-cell>
          <table:table-cell office:value-type="float" office:value="35887" calcext:value-type="float">
            <text:p>35887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24759" calcext:value-type="float">
            <text:p>24759.0</text:p>
          </table:table-cell>
          <table:table-cell office:value-type="float" office:value="33166" calcext:value-type="float">
            <text:p>33166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24945" calcext:value-type="float">
            <text:p>24945.0</text:p>
          </table:table-cell>
          <table:table-cell office:value-type="float" office:value="37721" calcext:value-type="float">
            <text:p>37721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24625" calcext:value-type="float">
            <text:p>24625.0</text:p>
          </table:table-cell>
          <table:table-cell office:value-type="float" office:value="37053" calcext:value-type="float">
            <text:p>37053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25879" calcext:value-type="float">
            <text:p>25879.0</text:p>
          </table:table-cell>
          <table:table-cell office:value-type="float" office:value="35527" calcext:value-type="float">
            <text:p>35527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25969" calcext:value-type="float">
            <text:p>25969.0</text:p>
          </table:table-cell>
          <table:table-cell office:value-type="float" office:value="35891" calcext:value-type="float">
            <text:p>35891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24761" calcext:value-type="float">
            <text:p>24761.0</text:p>
          </table:table-cell>
          <table:table-cell office:value-type="float" office:value="33158" calcext:value-type="float">
            <text:p>33158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24944" calcext:value-type="float">
            <text:p>24944.0</text:p>
          </table:table-cell>
          <table:table-cell office:value-type="float" office:value="37722" calcext:value-type="float">
            <text:p>37722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24601" calcext:value-type="float">
            <text:p>24601.0</text:p>
          </table:table-cell>
          <table:table-cell office:value-type="float" office:value="37051" calcext:value-type="float">
            <text:p>37051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25880" calcext:value-type="float">
            <text:p>25880.0</text:p>
          </table:table-cell>
          <table:table-cell office:value-type="float" office:value="35496" calcext:value-type="float">
            <text:p>35496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25980" calcext:value-type="float">
            <text:p>25980.0</text:p>
          </table:table-cell>
          <table:table-cell office:value-type="float" office:value="35887" calcext:value-type="float">
            <text:p>35887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24762" calcext:value-type="float">
            <text:p>24762.0</text:p>
          </table:table-cell>
          <table:table-cell office:value-type="float" office:value="33150" calcext:value-type="float">
            <text:p>33150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24934" calcext:value-type="float">
            <text:p>24934.0</text:p>
          </table:table-cell>
          <table:table-cell office:value-type="float" office:value="37737" calcext:value-type="float">
            <text:p>3773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24577" calcext:value-type="float">
            <text:p>24577.0</text:p>
          </table:table-cell>
          <table:table-cell office:value-type="float" office:value="37047" calcext:value-type="float">
            <text:p>37047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25883" calcext:value-type="float">
            <text:p>25883.0</text:p>
          </table:table-cell>
          <table:table-cell office:value-type="float" office:value="35444" calcext:value-type="float">
            <text:p>35444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25990" calcext:value-type="float">
            <text:p>25990.0</text:p>
          </table:table-cell>
          <table:table-cell office:value-type="float" office:value="35886" calcext:value-type="float">
            <text:p>35886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24755" calcext:value-type="float">
            <text:p>24755.0</text:p>
          </table:table-cell>
          <table:table-cell office:value-type="float" office:value="33138" calcext:value-type="float">
            <text:p>33138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24934" calcext:value-type="float">
            <text:p>24934.0</text:p>
          </table:table-cell>
          <table:table-cell office:value-type="float" office:value="37737" calcext:value-type="float">
            <text:p>37737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24566" calcext:value-type="float">
            <text:p>24566.0</text:p>
          </table:table-cell>
          <table:table-cell office:value-type="float" office:value="37046" calcext:value-type="float">
            <text:p>37046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863" calcext:value-type="float">
            <text:p>25863.0</text:p>
          </table:table-cell>
          <table:table-cell office:value-type="float" office:value="35396" calcext:value-type="float">
            <text:p>35396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25996" calcext:value-type="float">
            <text:p>25996.0</text:p>
          </table:table-cell>
          <table:table-cell office:value-type="float" office:value="35884" calcext:value-type="float">
            <text:p>35884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24748" calcext:value-type="float">
            <text:p>24748.0</text:p>
          </table:table-cell>
          <table:table-cell office:value-type="float" office:value="33125" calcext:value-type="float">
            <text:p>33125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24933" calcext:value-type="float">
            <text:p>24933.0</text:p>
          </table:table-cell>
          <table:table-cell office:value-type="float" office:value="37738" calcext:value-type="float">
            <text:p>37738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24553" calcext:value-type="float">
            <text:p>24553.0</text:p>
          </table:table-cell>
          <table:table-cell office:value-type="float" office:value="37047" calcext:value-type="float">
            <text:p>3704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25824" calcext:value-type="float">
            <text:p>25824.0</text:p>
          </table:table-cell>
          <table:table-cell office:value-type="float" office:value="35335" calcext:value-type="float">
            <text:p>35335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26005" calcext:value-type="float">
            <text:p>26005.0</text:p>
          </table:table-cell>
          <table:table-cell office:value-type="float" office:value="35873" calcext:value-type="float">
            <text:p>35873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24736" calcext:value-type="float">
            <text:p>24736.0</text:p>
          </table:table-cell>
          <table:table-cell office:value-type="float" office:value="33109" calcext:value-type="float">
            <text:p>33109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24921" calcext:value-type="float">
            <text:p>24921.0</text:p>
          </table:table-cell>
          <table:table-cell office:value-type="float" office:value="37740" calcext:value-type="float">
            <text:p>37740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551" calcext:value-type="float">
            <text:p>24551.0</text:p>
          </table:table-cell>
          <table:table-cell office:value-type="float" office:value="37047" calcext:value-type="float">
            <text:p>37047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25817" calcext:value-type="float">
            <text:p>25817.0</text:p>
          </table:table-cell>
          <table:table-cell office:value-type="float" office:value="35317" calcext:value-type="float">
            <text:p>35317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26011" calcext:value-type="float">
            <text:p>26011.0</text:p>
          </table:table-cell>
          <table:table-cell office:value-type="float" office:value="35872" calcext:value-type="float">
            <text:p>35872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24734" calcext:value-type="float">
            <text:p>24734.0</text:p>
          </table:table-cell>
          <table:table-cell office:value-type="float" office:value="33093" calcext:value-type="float">
            <text:p>33093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24921" calcext:value-type="float">
            <text:p>24921.0</text:p>
          </table:table-cell>
          <table:table-cell office:value-type="float" office:value="37740" calcext:value-type="float">
            <text:p>37740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24543" calcext:value-type="float">
            <text:p>24543.0</text:p>
          </table:table-cell>
          <table:table-cell office:value-type="float" office:value="37044" calcext:value-type="float">
            <text:p>37044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25816" calcext:value-type="float">
            <text:p>25816.0</text:p>
          </table:table-cell>
          <table:table-cell office:value-type="float" office:value="35317" calcext:value-type="float">
            <text:p>35317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26026" calcext:value-type="float">
            <text:p>26026.0</text:p>
          </table:table-cell>
          <table:table-cell office:value-type="float" office:value="35862" calcext:value-type="float">
            <text:p>35862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24730" calcext:value-type="float">
            <text:p>24730.0</text:p>
          </table:table-cell>
          <table:table-cell office:value-type="float" office:value="33082" calcext:value-type="float">
            <text:p>33082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921" calcext:value-type="float">
            <text:p>24921.0</text:p>
          </table:table-cell>
          <table:table-cell office:value-type="float" office:value="37743" calcext:value-type="float">
            <text:p>37743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24530" calcext:value-type="float">
            <text:p>24530.0</text:p>
          </table:table-cell>
          <table:table-cell office:value-type="float" office:value="37036" calcext:value-type="float">
            <text:p>37036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25809" calcext:value-type="float">
            <text:p>25809.0</text:p>
          </table:table-cell>
          <table:table-cell office:value-type="float" office:value="35316" calcext:value-type="float">
            <text:p>35316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26027" calcext:value-type="float">
            <text:p>26027.0</text:p>
          </table:table-cell>
          <table:table-cell office:value-type="float" office:value="35863" calcext:value-type="float">
            <text:p>35863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24722" calcext:value-type="float">
            <text:p>24722.0</text:p>
          </table:table-cell>
          <table:table-cell office:value-type="float" office:value="33072" calcext:value-type="float">
            <text:p>33072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24926" calcext:value-type="float">
            <text:p>24926.0</text:p>
          </table:table-cell>
          <table:table-cell office:value-type="float" office:value="37784" calcext:value-type="float">
            <text:p>37784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24931" calcext:value-type="float">
            <text:p>24931.0</text:p>
          </table:table-cell>
          <table:table-cell office:value-type="float" office:value="37728" calcext:value-type="float">
            <text:p>37728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24518" calcext:value-type="float">
            <text:p>24518.0</text:p>
          </table:table-cell>
          <table:table-cell office:value-type="float" office:value="37023" calcext:value-type="float">
            <text:p>37023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25774" calcext:value-type="float">
            <text:p>25774.0</text:p>
          </table:table-cell>
          <table:table-cell office:value-type="float" office:value="35269" calcext:value-type="float">
            <text:p>35269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26050" calcext:value-type="float">
            <text:p>26050.0</text:p>
          </table:table-cell>
          <table:table-cell office:value-type="float" office:value="35863" calcext:value-type="float">
            <text:p>35863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24708" calcext:value-type="float">
            <text:p>24708.0</text:p>
          </table:table-cell>
          <table:table-cell office:value-type="float" office:value="33058" calcext:value-type="float">
            <text:p>33058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24943" calcext:value-type="float">
            <text:p>24943.0</text:p>
          </table:table-cell>
          <table:table-cell office:value-type="float" office:value="37839" calcext:value-type="float">
            <text:p>37839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/>
          <table:table-cell office:value-type="float" office:value="24938" calcext:value-type="float">
            <text:p>24938.0</text:p>
          </table:table-cell>
          <table:table-cell office:value-type="float" office:value="37723" calcext:value-type="float">
            <text:p>37723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24514" calcext:value-type="float">
            <text:p>24514.0</text:p>
          </table:table-cell>
          <table:table-cell office:value-type="float" office:value="37018" calcext:value-type="float">
            <text:p>37018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25772" calcext:value-type="float">
            <text:p>25772.0</text:p>
          </table:table-cell>
          <table:table-cell office:value-type="float" office:value="35270" calcext:value-type="float">
            <text:p>35270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26049" calcext:value-type="float">
            <text:p>26049.0</text:p>
          </table:table-cell>
          <table:table-cell office:value-type="float" office:value="35886" calcext:value-type="float">
            <text:p>35886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24701" calcext:value-type="float">
            <text:p>24701.0</text:p>
          </table:table-cell>
          <table:table-cell office:value-type="float" office:value="33054" calcext:value-type="float">
            <text:p>33054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24952" calcext:value-type="float">
            <text:p>24952.0</text:p>
          </table:table-cell>
          <table:table-cell office:value-type="float" office:value="37874" calcext:value-type="float">
            <text:p>37874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24948" calcext:value-type="float">
            <text:p>24948.0</text:p>
          </table:table-cell>
          <table:table-cell office:value-type="float" office:value="37716" calcext:value-type="float">
            <text:p>37716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24506" calcext:value-type="float">
            <text:p>24506.0</text:p>
          </table:table-cell>
          <table:table-cell office:value-type="float" office:value="36999" calcext:value-type="float">
            <text:p>36999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25765" calcext:value-type="float">
            <text:p>25765.0</text:p>
          </table:table-cell>
          <table:table-cell office:value-type="float" office:value="35265" calcext:value-type="float">
            <text:p>35265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26027" calcext:value-type="float">
            <text:p>26027.0</text:p>
          </table:table-cell>
          <table:table-cell office:value-type="float" office:value="35954" calcext:value-type="float">
            <text:p>35954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24675" calcext:value-type="float">
            <text:p>24675.0</text:p>
          </table:table-cell>
          <table:table-cell office:value-type="float" office:value="33032" calcext:value-type="float">
            <text:p>33032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24955" calcext:value-type="float">
            <text:p>24955.0</text:p>
          </table:table-cell>
          <table:table-cell office:value-type="float" office:value="37893" calcext:value-type="float">
            <text:p>37893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24949" calcext:value-type="float">
            <text:p>24949.0</text:p>
          </table:table-cell>
          <table:table-cell office:value-type="float" office:value="37712" calcext:value-type="float">
            <text:p>37712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24511" calcext:value-type="float">
            <text:p>24511.0</text:p>
          </table:table-cell>
          <table:table-cell office:value-type="float" office:value="36994" calcext:value-type="float">
            <text:p>36994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25756" calcext:value-type="float">
            <text:p>25756.0</text:p>
          </table:table-cell>
          <table:table-cell office:value-type="float" office:value="35262" calcext:value-type="float">
            <text:p>35262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26010" calcext:value-type="float">
            <text:p>26010.0</text:p>
          </table:table-cell>
          <table:table-cell office:value-type="float" office:value="35938" calcext:value-type="float">
            <text:p>35938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24658" calcext:value-type="float">
            <text:p>24658.0</text:p>
          </table:table-cell>
          <table:table-cell office:value-type="float" office:value="33017" calcext:value-type="float">
            <text:p>33017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24971" calcext:value-type="float">
            <text:p>24971.0</text:p>
          </table:table-cell>
          <table:table-cell office:value-type="float" office:value="37931" calcext:value-type="float">
            <text:p>37931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/>
          <table:table-cell office:value-type="float" office:value="24956" calcext:value-type="float">
            <text:p>24956.0</text:p>
          </table:table-cell>
          <table:table-cell office:value-type="float" office:value="37703" calcext:value-type="float">
            <text:p>37703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24507" calcext:value-type="float">
            <text:p>24507.0</text:p>
          </table:table-cell>
          <table:table-cell office:value-type="float" office:value="36993" calcext:value-type="float">
            <text:p>36993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25749" calcext:value-type="float">
            <text:p>25749.0</text:p>
          </table:table-cell>
          <table:table-cell office:value-type="float" office:value="35262" calcext:value-type="float">
            <text:p>35262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25997" calcext:value-type="float">
            <text:p>25997.0</text:p>
          </table:table-cell>
          <table:table-cell office:value-type="float" office:value="35924" calcext:value-type="float">
            <text:p>3592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24628" calcext:value-type="float">
            <text:p>24628.0</text:p>
          </table:table-cell>
          <table:table-cell office:value-type="float" office:value="32976" calcext:value-type="float">
            <text:p>32976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24961" calcext:value-type="float">
            <text:p>24961.0</text:p>
          </table:table-cell>
          <table:table-cell office:value-type="float" office:value="37687" calcext:value-type="float">
            <text:p>37687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24510" calcext:value-type="float">
            <text:p>24510.0</text:p>
          </table:table-cell>
          <table:table-cell office:value-type="float" office:value="36991" calcext:value-type="float">
            <text:p>36991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25748" calcext:value-type="float">
            <text:p>25748.0</text:p>
          </table:table-cell>
          <table:table-cell office:value-type="float" office:value="35264" calcext:value-type="float">
            <text:p>35264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25992" calcext:value-type="float">
            <text:p>25992.0</text:p>
          </table:table-cell>
          <table:table-cell office:value-type="float" office:value="35914" calcext:value-type="float">
            <text:p>35914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24600" calcext:value-type="float">
            <text:p>24600.0</text:p>
          </table:table-cell>
          <table:table-cell office:value-type="float" office:value="32949" calcext:value-type="float">
            <text:p>32949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24964" calcext:value-type="float">
            <text:p>24964.0</text:p>
          </table:table-cell>
          <table:table-cell office:value-type="float" office:value="37680" calcext:value-type="float">
            <text:p>37680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24511" calcext:value-type="float">
            <text:p>24511.0</text:p>
          </table:table-cell>
          <table:table-cell office:value-type="float" office:value="36990" calcext:value-type="float">
            <text:p>36990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25745" calcext:value-type="float">
            <text:p>25745.0</text:p>
          </table:table-cell>
          <table:table-cell office:value-type="float" office:value="35260" calcext:value-type="float">
            <text:p>35260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25991" calcext:value-type="float">
            <text:p>25991.0</text:p>
          </table:table-cell>
          <table:table-cell office:value-type="float" office:value="35911" calcext:value-type="float">
            <text:p>35911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24583" calcext:value-type="float">
            <text:p>24583.0</text:p>
          </table:table-cell>
          <table:table-cell office:value-type="float" office:value="32929" calcext:value-type="float">
            <text:p>32929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24961" calcext:value-type="float">
            <text:p>24961.0</text:p>
          </table:table-cell>
          <table:table-cell office:value-type="float" office:value="37678" calcext:value-type="float">
            <text:p>37678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24508" calcext:value-type="float">
            <text:p>24508.0</text:p>
          </table:table-cell>
          <table:table-cell office:value-type="float" office:value="36989" calcext:value-type="float">
            <text:p>36989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25742" calcext:value-type="float">
            <text:p>25742.0</text:p>
          </table:table-cell>
          <table:table-cell office:value-type="float" office:value="35266" calcext:value-type="float">
            <text:p>35266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26002" calcext:value-type="float">
            <text:p>26002.0</text:p>
          </table:table-cell>
          <table:table-cell office:value-type="float" office:value="35922" calcext:value-type="float">
            <text:p>35922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24566" calcext:value-type="float">
            <text:p>24566.0</text:p>
          </table:table-cell>
          <table:table-cell office:value-type="float" office:value="32905" calcext:value-type="float">
            <text:p>32905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24960" calcext:value-type="float">
            <text:p>24960.0</text:p>
          </table:table-cell>
          <table:table-cell office:value-type="float" office:value="37675" calcext:value-type="float">
            <text:p>37675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24495" calcext:value-type="float">
            <text:p>24495.0</text:p>
          </table:table-cell>
          <table:table-cell office:value-type="float" office:value="36988" calcext:value-type="float">
            <text:p>36988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25738" calcext:value-type="float">
            <text:p>25738.0</text:p>
          </table:table-cell>
          <table:table-cell office:value-type="float" office:value="35267" calcext:value-type="float">
            <text:p>35267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26002" calcext:value-type="float">
            <text:p>26002.0</text:p>
          </table:table-cell>
          <table:table-cell office:value-type="float" office:value="35923" calcext:value-type="float">
            <text:p>35923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24556" calcext:value-type="float">
            <text:p>24556.0</text:p>
          </table:table-cell>
          <table:table-cell office:value-type="float" office:value="32894" calcext:value-type="float">
            <text:p>32894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24959" calcext:value-type="float">
            <text:p>24959.0</text:p>
          </table:table-cell>
          <table:table-cell office:value-type="float" office:value="37665" calcext:value-type="float">
            <text:p>37665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24498" calcext:value-type="float">
            <text:p>24498.0</text:p>
          </table:table-cell>
          <table:table-cell office:value-type="float" office:value="36985" calcext:value-type="float">
            <text:p>36985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25734" calcext:value-type="float">
            <text:p>25734.0</text:p>
          </table:table-cell>
          <table:table-cell office:value-type="float" office:value="35265" calcext:value-type="float">
            <text:p>35265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26006" calcext:value-type="float">
            <text:p>26006.0</text:p>
          </table:table-cell>
          <table:table-cell office:value-type="float" office:value="35931" calcext:value-type="float">
            <text:p>35931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24544" calcext:value-type="float">
            <text:p>24544.0</text:p>
          </table:table-cell>
          <table:table-cell office:value-type="float" office:value="32878" calcext:value-type="float">
            <text:p>3287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24962" calcext:value-type="float">
            <text:p>24962.0</text:p>
          </table:table-cell>
          <table:table-cell office:value-type="float" office:value="37656" calcext:value-type="float">
            <text:p>37656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24486" calcext:value-type="float">
            <text:p>24486.0</text:p>
          </table:table-cell>
          <table:table-cell office:value-type="float" office:value="36975" calcext:value-type="float">
            <text:p>36975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25728" calcext:value-type="float">
            <text:p>25728.0</text:p>
          </table:table-cell>
          <table:table-cell office:value-type="float" office:value="35266" calcext:value-type="float">
            <text:p>35266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25996" calcext:value-type="float">
            <text:p>25996.0</text:p>
          </table:table-cell>
          <table:table-cell office:value-type="float" office:value="35945" calcext:value-type="float">
            <text:p>35945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24535" calcext:value-type="float">
            <text:p>24535.0</text:p>
          </table:table-cell>
          <table:table-cell office:value-type="float" office:value="32869" calcext:value-type="float">
            <text:p>3286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24968" calcext:value-type="float">
            <text:p>24968.0</text:p>
          </table:table-cell>
          <table:table-cell office:value-type="float" office:value="37650" calcext:value-type="float">
            <text:p>37650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24473" calcext:value-type="float">
            <text:p>24473.0</text:p>
          </table:table-cell>
          <table:table-cell office:value-type="float" office:value="36972" calcext:value-type="float">
            <text:p>36972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25732" calcext:value-type="float">
            <text:p>25732.0</text:p>
          </table:table-cell>
          <table:table-cell office:value-type="float" office:value="35265" calcext:value-type="float">
            <text:p>35265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25995" calcext:value-type="float">
            <text:p>25995.0</text:p>
          </table:table-cell>
          <table:table-cell office:value-type="float" office:value="35947" calcext:value-type="float">
            <text:p>35947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529" calcext:value-type="float">
            <text:p>24529.0</text:p>
          </table:table-cell>
          <table:table-cell office:value-type="float" office:value="32863" calcext:value-type="float">
            <text:p>32863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24974" calcext:value-type="float">
            <text:p>24974.0</text:p>
          </table:table-cell>
          <table:table-cell office:value-type="float" office:value="37642" calcext:value-type="float">
            <text:p>37642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24468" calcext:value-type="float">
            <text:p>24468.0</text:p>
          </table:table-cell>
          <table:table-cell office:value-type="float" office:value="36966" calcext:value-type="float">
            <text:p>36966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25994" calcext:value-type="float">
            <text:p>25994.0</text:p>
          </table:table-cell>
          <table:table-cell office:value-type="float" office:value="35957" calcext:value-type="float">
            <text:p>35957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24518" calcext:value-type="float">
            <text:p>24518.0</text:p>
          </table:table-cell>
          <table:table-cell office:value-type="float" office:value="32841" calcext:value-type="float">
            <text:p>32841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24973" calcext:value-type="float">
            <text:p>24973.0</text:p>
          </table:table-cell>
          <table:table-cell office:value-type="float" office:value="37633" calcext:value-type="float">
            <text:p>37633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24452" calcext:value-type="float">
            <text:p>24452.0</text:p>
          </table:table-cell>
          <table:table-cell office:value-type="float" office:value="36667" calcext:value-type="float">
            <text:p>36667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/>
          <table:table-cell office:value-type="float" office:value="25997" calcext:value-type="float">
            <text:p>25997.0</text:p>
          </table:table-cell>
          <table:table-cell office:value-type="float" office:value="35970" calcext:value-type="float">
            <text:p>35970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24504" calcext:value-type="float">
            <text:p>24504.0</text:p>
          </table:table-cell>
          <table:table-cell office:value-type="float" office:value="32825" calcext:value-type="float">
            <text:p>32825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24968" calcext:value-type="float">
            <text:p>24968.0</text:p>
          </table:table-cell>
          <table:table-cell office:value-type="float" office:value="37625" calcext:value-type="float">
            <text:p>37625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24459" calcext:value-type="float">
            <text:p>24459.0</text:p>
          </table:table-cell>
          <table:table-cell office:value-type="float" office:value="36647" calcext:value-type="float">
            <text:p>36647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25990" calcext:value-type="float">
            <text:p>25990.0</text:p>
          </table:table-cell>
          <table:table-cell office:value-type="float" office:value="35981" calcext:value-type="float">
            <text:p>35981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24478" calcext:value-type="float">
            <text:p>24478.0</text:p>
          </table:table-cell>
          <table:table-cell office:value-type="float" office:value="32793" calcext:value-type="float">
            <text:p>32793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24968" calcext:value-type="float">
            <text:p>24968.0</text:p>
          </table:table-cell>
          <table:table-cell office:value-type="float" office:value="37616" calcext:value-type="float">
            <text:p>37616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24445" calcext:value-type="float">
            <text:p>24445.0</text:p>
          </table:table-cell>
          <table:table-cell office:value-type="float" office:value="36664" calcext:value-type="float">
            <text:p>36664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24590" calcext:value-type="float">
            <text:p>24590.0</text:p>
          </table:table-cell>
          <table:table-cell office:value-type="float" office:value="36556" calcext:value-type="float">
            <text:p>36556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25992" calcext:value-type="float">
            <text:p>25992.0</text:p>
          </table:table-cell>
          <table:table-cell office:value-type="float" office:value="35989" calcext:value-type="float">
            <text:p>35989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24475" calcext:value-type="float">
            <text:p>24475.0</text:p>
          </table:table-cell>
          <table:table-cell office:value-type="float" office:value="32788" calcext:value-type="float">
            <text:p>32788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24972" calcext:value-type="float">
            <text:p>24972.0</text:p>
          </table:table-cell>
          <table:table-cell office:value-type="float" office:value="37608" calcext:value-type="float">
            <text:p>37608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24440" calcext:value-type="float">
            <text:p>24440.0</text:p>
          </table:table-cell>
          <table:table-cell office:value-type="float" office:value="36668" calcext:value-type="float">
            <text:p>3666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24628" calcext:value-type="float">
            <text:p>24628.0</text:p>
          </table:table-cell>
          <table:table-cell office:value-type="float" office:value="36831" calcext:value-type="float">
            <text:p>36831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25987" calcext:value-type="float">
            <text:p>25987.0</text:p>
          </table:table-cell>
          <table:table-cell office:value-type="float" office:value="35990" calcext:value-type="float">
            <text:p>3599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457" calcext:value-type="float">
            <text:p>24457.0</text:p>
          </table:table-cell>
          <table:table-cell office:value-type="float" office:value="32749" calcext:value-type="float">
            <text:p>32749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24972" calcext:value-type="float">
            <text:p>24972.0</text:p>
          </table:table-cell>
          <table:table-cell office:value-type="float" office:value="37603" calcext:value-type="float">
            <text:p>37603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24438" calcext:value-type="float">
            <text:p>24438.0</text:p>
          </table:table-cell>
          <table:table-cell office:value-type="float" office:value="36669" calcext:value-type="float">
            <text:p>36669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24652" calcext:value-type="float">
            <text:p>24652.0</text:p>
          </table:table-cell>
          <table:table-cell office:value-type="float" office:value="36818" calcext:value-type="float">
            <text:p>36818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25985" calcext:value-type="float">
            <text:p>25985.0</text:p>
          </table:table-cell>
          <table:table-cell office:value-type="float" office:value="35999" calcext:value-type="float">
            <text:p>35999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24442" calcext:value-type="float">
            <text:p>24442.0</text:p>
          </table:table-cell>
          <table:table-cell office:value-type="float" office:value="32731" calcext:value-type="float">
            <text:p>32731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24973" calcext:value-type="float">
            <text:p>24973.0</text:p>
          </table:table-cell>
          <table:table-cell office:value-type="float" office:value="37597" calcext:value-type="float">
            <text:p>37597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24438" calcext:value-type="float">
            <text:p>24438.0</text:p>
          </table:table-cell>
          <table:table-cell office:value-type="float" office:value="36675" calcext:value-type="float">
            <text:p>36675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24723" calcext:value-type="float">
            <text:p>24723.0</text:p>
          </table:table-cell>
          <table:table-cell office:value-type="float" office:value="36816" calcext:value-type="float">
            <text:p>36816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25989" calcext:value-type="float">
            <text:p>25989.0</text:p>
          </table:table-cell>
          <table:table-cell office:value-type="float" office:value="36007" calcext:value-type="float">
            <text:p>36007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436" calcext:value-type="float">
            <text:p>24436.0</text:p>
          </table:table-cell>
          <table:table-cell office:value-type="float" office:value="32698" calcext:value-type="float">
            <text:p>32698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24973" calcext:value-type="float">
            <text:p>24973.0</text:p>
          </table:table-cell>
          <table:table-cell office:value-type="float" office:value="37597" calcext:value-type="float">
            <text:p>37597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24435" calcext:value-type="float">
            <text:p>24435.0</text:p>
          </table:table-cell>
          <table:table-cell office:value-type="float" office:value="36687" calcext:value-type="float">
            <text:p>36687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24751" calcext:value-type="float">
            <text:p>24751.0</text:p>
          </table:table-cell>
          <table:table-cell office:value-type="float" office:value="36820" calcext:value-type="float">
            <text:p>36820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24423" calcext:value-type="float">
            <text:p>24423.0</text:p>
          </table:table-cell>
          <table:table-cell office:value-type="float" office:value="32681" calcext:value-type="float">
            <text:p>32681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24966" calcext:value-type="float">
            <text:p>24966.0</text:p>
          </table:table-cell>
          <table:table-cell office:value-type="float" office:value="37603" calcext:value-type="float">
            <text:p>37603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24425" calcext:value-type="float">
            <text:p>24425.0</text:p>
          </table:table-cell>
          <table:table-cell office:value-type="float" office:value="36706" calcext:value-type="float">
            <text:p>36706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24779" calcext:value-type="float">
            <text:p>24779.0</text:p>
          </table:table-cell>
          <table:table-cell office:value-type="float" office:value="36823" calcext:value-type="float">
            <text:p>36823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24401" calcext:value-type="float">
            <text:p>24401.0</text:p>
          </table:table-cell>
          <table:table-cell office:value-type="float" office:value="32651" calcext:value-type="float">
            <text:p>32651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24967" calcext:value-type="float">
            <text:p>24967.0</text:p>
          </table:table-cell>
          <table:table-cell office:value-type="float" office:value="37600" calcext:value-type="float">
            <text:p>37600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24409" calcext:value-type="float">
            <text:p>24409.0</text:p>
          </table:table-cell>
          <table:table-cell office:value-type="float" office:value="36710" calcext:value-type="float">
            <text:p>36710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24811" calcext:value-type="float">
            <text:p>24811.0</text:p>
          </table:table-cell>
          <table:table-cell office:value-type="float" office:value="36831" calcext:value-type="float">
            <text:p>36831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24366" calcext:value-type="float">
            <text:p>24366.0</text:p>
          </table:table-cell>
          <table:table-cell office:value-type="float" office:value="32629" calcext:value-type="float">
            <text:p>32629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24960" calcext:value-type="float">
            <text:p>24960.0</text:p>
          </table:table-cell>
          <table:table-cell office:value-type="float" office:value="37602" calcext:value-type="float">
            <text:p>37602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24402" calcext:value-type="float">
            <text:p>24402.0</text:p>
          </table:table-cell>
          <table:table-cell office:value-type="float" office:value="36713" calcext:value-type="float">
            <text:p>36713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24818" calcext:value-type="float">
            <text:p>24818.0</text:p>
          </table:table-cell>
          <table:table-cell office:value-type="float" office:value="36834" calcext:value-type="float">
            <text:p>36834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24317" calcext:value-type="float">
            <text:p>24317.0</text:p>
          </table:table-cell>
          <table:table-cell office:value-type="float" office:value="32625" calcext:value-type="float">
            <text:p>32625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24956" calcext:value-type="float">
            <text:p>24956.0</text:p>
          </table:table-cell>
          <table:table-cell office:value-type="float" office:value="37603" calcext:value-type="float">
            <text:p>37603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24399" calcext:value-type="float">
            <text:p>24399.0</text:p>
          </table:table-cell>
          <table:table-cell office:value-type="float" office:value="36713" calcext:value-type="float">
            <text:p>36713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24838" calcext:value-type="float">
            <text:p>24838.0</text:p>
          </table:table-cell>
          <table:table-cell office:value-type="float" office:value="36842" calcext:value-type="float">
            <text:p>36842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24274" calcext:value-type="float">
            <text:p>24274.0</text:p>
          </table:table-cell>
          <table:table-cell office:value-type="float" office:value="32613" calcext:value-type="float">
            <text:p>32613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24952" calcext:value-type="float">
            <text:p>24952.0</text:p>
          </table:table-cell>
          <table:table-cell office:value-type="float" office:value="37598" calcext:value-type="float">
            <text:p>37598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24397" calcext:value-type="float">
            <text:p>24397.0</text:p>
          </table:table-cell>
          <table:table-cell office:value-type="float" office:value="36713" calcext:value-type="float">
            <text:p>36713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24856" calcext:value-type="float">
            <text:p>24856.0</text:p>
          </table:table-cell>
          <table:table-cell office:value-type="float" office:value="36847" calcext:value-type="float">
            <text:p>36847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24266" calcext:value-type="float">
            <text:p>24266.0</text:p>
          </table:table-cell>
          <table:table-cell office:value-type="float" office:value="32596" calcext:value-type="float">
            <text:p>32596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24953" calcext:value-type="float">
            <text:p>24953.0</text:p>
          </table:table-cell>
          <table:table-cell office:value-type="float" office:value="37604" calcext:value-type="float">
            <text:p>37604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24389" calcext:value-type="float">
            <text:p>24389.0</text:p>
          </table:table-cell>
          <table:table-cell office:value-type="float" office:value="36708" calcext:value-type="float">
            <text:p>36708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24874" calcext:value-type="float">
            <text:p>24874.0</text:p>
          </table:table-cell>
          <table:table-cell office:value-type="float" office:value="36863" calcext:value-type="float">
            <text:p>36863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24231" calcext:value-type="float">
            <text:p>24231.0</text:p>
          </table:table-cell>
          <table:table-cell office:value-type="float" office:value="32565" calcext:value-type="float">
            <text:p>32565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24948" calcext:value-type="float">
            <text:p>24948.0</text:p>
          </table:table-cell>
          <table:table-cell office:value-type="float" office:value="37611" calcext:value-type="float">
            <text:p>37611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24388" calcext:value-type="float">
            <text:p>24388.0</text:p>
          </table:table-cell>
          <table:table-cell office:value-type="float" office:value="36710" calcext:value-type="float">
            <text:p>36710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24925" calcext:value-type="float">
            <text:p>24925.0</text:p>
          </table:table-cell>
          <table:table-cell office:value-type="float" office:value="36862" calcext:value-type="float">
            <text:p>36862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24218" calcext:value-type="float">
            <text:p>24218.0</text:p>
          </table:table-cell>
          <table:table-cell office:value-type="float" office:value="32551" calcext:value-type="float">
            <text:p>32551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24935" calcext:value-type="float">
            <text:p>24935.0</text:p>
          </table:table-cell>
          <table:table-cell office:value-type="float" office:value="37320" calcext:value-type="float">
            <text:p>37320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24376" calcext:value-type="float">
            <text:p>24376.0</text:p>
          </table:table-cell>
          <table:table-cell office:value-type="float" office:value="36702" calcext:value-type="float">
            <text:p>36702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24949" calcext:value-type="float">
            <text:p>24949.0</text:p>
          </table:table-cell>
          <table:table-cell office:value-type="float" office:value="36869" calcext:value-type="float">
            <text:p>36869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24196" calcext:value-type="float">
            <text:p>24196.0</text:p>
          </table:table-cell>
          <table:table-cell office:value-type="float" office:value="32532" calcext:value-type="float">
            <text:p>32532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24934" calcext:value-type="float">
            <text:p>24934.0</text:p>
          </table:table-cell>
          <table:table-cell office:value-type="float" office:value="37316" calcext:value-type="float">
            <text:p>37316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24370" calcext:value-type="float">
            <text:p>24370.0</text:p>
          </table:table-cell>
          <table:table-cell office:value-type="float" office:value="36701" calcext:value-type="float">
            <text:p>36701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24967" calcext:value-type="float">
            <text:p>24967.0</text:p>
          </table:table-cell>
          <table:table-cell office:value-type="float" office:value="36875" calcext:value-type="float">
            <text:p>36875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176" calcext:value-type="float">
            <text:p>24176.0</text:p>
          </table:table-cell>
          <table:table-cell office:value-type="float" office:value="32506" calcext:value-type="float">
            <text:p>32506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/>
          <table:table-cell office:value-type="float" office:value="24933" calcext:value-type="float">
            <text:p>24933.0</text:p>
          </table:table-cell>
          <table:table-cell office:value-type="float" office:value="37318" calcext:value-type="float">
            <text:p>3731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24363" calcext:value-type="float">
            <text:p>24363.0</text:p>
          </table:table-cell>
          <table:table-cell office:value-type="float" office:value="36696" calcext:value-type="float">
            <text:p>36696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25031" calcext:value-type="float">
            <text:p>25031.0</text:p>
          </table:table-cell>
          <table:table-cell office:value-type="float" office:value="36895" calcext:value-type="float">
            <text:p>36895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24161" calcext:value-type="float">
            <text:p>24161.0</text:p>
          </table:table-cell>
          <table:table-cell office:value-type="float" office:value="32484" calcext:value-type="float">
            <text:p>32484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24933" calcext:value-type="float">
            <text:p>24933.0</text:p>
          </table:table-cell>
          <table:table-cell office:value-type="float" office:value="37320" calcext:value-type="float">
            <text:p>37320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/>
          <table:table-cell office:value-type="float" office:value="24354" calcext:value-type="float">
            <text:p>24354.0</text:p>
          </table:table-cell>
          <table:table-cell office:value-type="float" office:value="36698" calcext:value-type="float">
            <text:p>36698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80" calcext:value-type="float">
            <text:p>25080.0</text:p>
          </table:table-cell>
          <table:table-cell office:value-type="float" office:value="36881" calcext:value-type="float">
            <text:p>36881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/>
          <table:table-cell office:value-type="float" office:value="24135" calcext:value-type="float">
            <text:p>24135.0</text:p>
          </table:table-cell>
          <table:table-cell office:value-type="float" office:value="32462" calcext:value-type="float">
            <text:p>32462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24930" calcext:value-type="float">
            <text:p>24930.0</text:p>
          </table:table-cell>
          <table:table-cell office:value-type="float" office:value="37320" calcext:value-type="float">
            <text:p>37320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24351" calcext:value-type="float">
            <text:p>24351.0</text:p>
          </table:table-cell>
          <table:table-cell office:value-type="float" office:value="36703" calcext:value-type="float">
            <text:p>36703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108" calcext:value-type="float">
            <text:p>25108.0</text:p>
          </table:table-cell>
          <table:table-cell office:value-type="float" office:value="36874" calcext:value-type="float">
            <text:p>36874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24120" calcext:value-type="float">
            <text:p>24120.0</text:p>
          </table:table-cell>
          <table:table-cell office:value-type="float" office:value="32441" calcext:value-type="float">
            <text:p>32441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24923" calcext:value-type="float">
            <text:p>24923.0</text:p>
          </table:table-cell>
          <table:table-cell office:value-type="float" office:value="37324" calcext:value-type="float">
            <text:p>37324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24332" calcext:value-type="float">
            <text:p>24332.0</text:p>
          </table:table-cell>
          <table:table-cell office:value-type="float" office:value="36710" calcext:value-type="float">
            <text:p>36710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25115" calcext:value-type="float">
            <text:p>25115.0</text:p>
          </table:table-cell>
          <table:table-cell office:value-type="float" office:value="36885" calcext:value-type="float">
            <text:p>36885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24108" calcext:value-type="float">
            <text:p>24108.0</text:p>
          </table:table-cell>
          <table:table-cell office:value-type="float" office:value="32428" calcext:value-type="float">
            <text:p>32428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923" calcext:value-type="float">
            <text:p>24923.0</text:p>
          </table:table-cell>
          <table:table-cell office:value-type="float" office:value="37323" calcext:value-type="float">
            <text:p>37323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24314" calcext:value-type="float">
            <text:p>24314.0</text:p>
          </table:table-cell>
          <table:table-cell office:value-type="float" office:value="36723" calcext:value-type="float">
            <text:p>36723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25209" calcext:value-type="float">
            <text:p>25209.0</text:p>
          </table:table-cell>
          <table:table-cell office:value-type="float" office:value="36879" calcext:value-type="float">
            <text:p>36879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25044" calcext:value-type="float">
            <text:p>25044.0</text:p>
          </table:table-cell>
          <table:table-cell office:value-type="float" office:value="36910" calcext:value-type="float">
            <text:p>36910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24103" calcext:value-type="float">
            <text:p>24103.0</text:p>
          </table:table-cell>
          <table:table-cell office:value-type="float" office:value="32419" calcext:value-type="float">
            <text:p>32419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24926" calcext:value-type="float">
            <text:p>24926.0</text:p>
          </table:table-cell>
          <table:table-cell office:value-type="float" office:value="37320" calcext:value-type="float">
            <text:p>37320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24307" calcext:value-type="float">
            <text:p>24307.0</text:p>
          </table:table-cell>
          <table:table-cell office:value-type="float" office:value="36726" calcext:value-type="float">
            <text:p>36726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25264" calcext:value-type="float">
            <text:p>25264.0</text:p>
          </table:table-cell>
          <table:table-cell office:value-type="float" office:value="36869" calcext:value-type="float">
            <text:p>36869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25027" calcext:value-type="float">
            <text:p>25027.0</text:p>
          </table:table-cell>
          <table:table-cell office:value-type="float" office:value="36921" calcext:value-type="float">
            <text:p>36921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24099" calcext:value-type="float">
            <text:p>24099.0</text:p>
          </table:table-cell>
          <table:table-cell office:value-type="float" office:value="32409" calcext:value-type="float">
            <text:p>32409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24909" calcext:value-type="float">
            <text:p>24909.0</text:p>
          </table:table-cell>
          <table:table-cell office:value-type="float" office:value="37348" calcext:value-type="float">
            <text:p>37348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24283" calcext:value-type="float">
            <text:p>24283.0</text:p>
          </table:table-cell>
          <table:table-cell office:value-type="float" office:value="36721" calcext:value-type="float">
            <text:p>36721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25344" calcext:value-type="float">
            <text:p>25344.0</text:p>
          </table:table-cell>
          <table:table-cell office:value-type="float" office:value="36858" calcext:value-type="float">
            <text:p>36858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021" calcext:value-type="float">
            <text:p>25021.0</text:p>
          </table:table-cell>
          <table:table-cell office:value-type="float" office:value="36919" calcext:value-type="float">
            <text:p>36919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24096" calcext:value-type="float">
            <text:p>24096.0</text:p>
          </table:table-cell>
          <table:table-cell office:value-type="float" office:value="32394" calcext:value-type="float">
            <text:p>32394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24902" calcext:value-type="float">
            <text:p>24902.0</text:p>
          </table:table-cell>
          <table:table-cell office:value-type="float" office:value="37355" calcext:value-type="float">
            <text:p>37355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277" calcext:value-type="float">
            <text:p>24277.0</text:p>
          </table:table-cell>
          <table:table-cell office:value-type="float" office:value="36721" calcext:value-type="float">
            <text:p>36721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25387" calcext:value-type="float">
            <text:p>25387.0</text:p>
          </table:table-cell>
          <table:table-cell office:value-type="float" office:value="36843" calcext:value-type="float">
            <text:p>36843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25358" calcext:value-type="float">
            <text:p>25358.0</text:p>
          </table:table-cell>
          <table:table-cell office:value-type="float" office:value="36870" calcext:value-type="float">
            <text:p>36870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25003" calcext:value-type="float">
            <text:p>25003.0</text:p>
          </table:table-cell>
          <table:table-cell office:value-type="float" office:value="36941" calcext:value-type="float">
            <text:p>36941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24059" calcext:value-type="float">
            <text:p>24059.0</text:p>
          </table:table-cell>
          <table:table-cell office:value-type="float" office:value="32360" calcext:value-type="float">
            <text:p>32360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24904" calcext:value-type="float">
            <text:p>24904.0</text:p>
          </table:table-cell>
          <table:table-cell office:value-type="float" office:value="37349" calcext:value-type="float">
            <text:p>37349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24265" calcext:value-type="float">
            <text:p>24265.0</text:p>
          </table:table-cell>
          <table:table-cell office:value-type="float" office:value="36710" calcext:value-type="float">
            <text:p>36710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25397" calcext:value-type="float">
            <text:p>25397.0</text:p>
          </table:table-cell>
          <table:table-cell office:value-type="float" office:value="36829" calcext:value-type="float">
            <text:p>36829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25363" calcext:value-type="float">
            <text:p>25363.0</text:p>
          </table:table-cell>
          <table:table-cell office:value-type="float" office:value="36862" calcext:value-type="float">
            <text:p>36862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24969" calcext:value-type="float">
            <text:p>24969.0</text:p>
          </table:table-cell>
          <table:table-cell office:value-type="float" office:value="36958" calcext:value-type="float">
            <text:p>36958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24037" calcext:value-type="float">
            <text:p>24037.0</text:p>
          </table:table-cell>
          <table:table-cell office:value-type="float" office:value="32349" calcext:value-type="float">
            <text:p>32349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/>
          <table:table-cell office:value-type="float" office:value="24908" calcext:value-type="float">
            <text:p>24908.0</text:p>
          </table:table-cell>
          <table:table-cell office:value-type="float" office:value="37358" calcext:value-type="float">
            <text:p>37358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24248" calcext:value-type="float">
            <text:p>24248.0</text:p>
          </table:table-cell>
          <table:table-cell office:value-type="float" office:value="36711" calcext:value-type="float">
            <text:p>36711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25459" calcext:value-type="float">
            <text:p>25459.0</text:p>
          </table:table-cell>
          <table:table-cell office:value-type="float" office:value="36805" calcext:value-type="float">
            <text:p>36805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25363" calcext:value-type="float">
            <text:p>25363.0</text:p>
          </table:table-cell>
          <table:table-cell office:value-type="float" office:value="36882" calcext:value-type="float">
            <text:p>36882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24014" calcext:value-type="float">
            <text:p>24014.0</text:p>
          </table:table-cell>
          <table:table-cell office:value-type="float" office:value="32328" calcext:value-type="float">
            <text:p>3232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24906" calcext:value-type="float">
            <text:p>24906.0</text:p>
          </table:table-cell>
          <table:table-cell office:value-type="float" office:value="37367" calcext:value-type="float">
            <text:p>37367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24228" calcext:value-type="float">
            <text:p>24228.0</text:p>
          </table:table-cell>
          <table:table-cell office:value-type="float" office:value="36709" calcext:value-type="float">
            <text:p>36709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25465" calcext:value-type="float">
            <text:p>25465.0</text:p>
          </table:table-cell>
          <table:table-cell office:value-type="float" office:value="36797" calcext:value-type="float">
            <text:p>36797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25362" calcext:value-type="float">
            <text:p>25362.0</text:p>
          </table:table-cell>
          <table:table-cell office:value-type="float" office:value="36890" calcext:value-type="float">
            <text:p>36890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24000" calcext:value-type="float">
            <text:p>24000.0</text:p>
          </table:table-cell>
          <table:table-cell office:value-type="float" office:value="32318" calcext:value-type="float">
            <text:p>32318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24906" calcext:value-type="float">
            <text:p>24906.0</text:p>
          </table:table-cell>
          <table:table-cell office:value-type="float" office:value="37367" calcext:value-type="float">
            <text:p>37367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201" calcext:value-type="float">
            <text:p>24201.0</text:p>
          </table:table-cell>
          <table:table-cell office:value-type="float" office:value="36716" calcext:value-type="float">
            <text:p>36716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25481" calcext:value-type="float">
            <text:p>25481.0</text:p>
          </table:table-cell>
          <table:table-cell office:value-type="float" office:value="36782" calcext:value-type="float">
            <text:p>36782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25378" calcext:value-type="float">
            <text:p>25378.0</text:p>
          </table:table-cell>
          <table:table-cell office:value-type="float" office:value="36884" calcext:value-type="float">
            <text:p>36884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23978" calcext:value-type="float">
            <text:p>23978.0</text:p>
          </table:table-cell>
          <table:table-cell office:value-type="float" office:value="32302" calcext:value-type="float">
            <text:p>32302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24907" calcext:value-type="float">
            <text:p>24907.0</text:p>
          </table:table-cell>
          <table:table-cell office:value-type="float" office:value="37377" calcext:value-type="float">
            <text:p>37377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24187" calcext:value-type="float">
            <text:p>24187.0</text:p>
          </table:table-cell>
          <table:table-cell office:value-type="float" office:value="36712" calcext:value-type="float">
            <text:p>3671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25484" calcext:value-type="float">
            <text:p>25484.0</text:p>
          </table:table-cell>
          <table:table-cell office:value-type="float" office:value="36769" calcext:value-type="float">
            <text:p>36769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25390" calcext:value-type="float">
            <text:p>25390.0</text:p>
          </table:table-cell>
          <table:table-cell office:value-type="float" office:value="36892" calcext:value-type="float">
            <text:p>36892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23971" calcext:value-type="float">
            <text:p>23971.0</text:p>
          </table:table-cell>
          <table:table-cell office:value-type="float" office:value="32295" calcext:value-type="float">
            <text:p>3229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24907" calcext:value-type="float">
            <text:p>24907.0</text:p>
          </table:table-cell>
          <table:table-cell office:value-type="float" office:value="37389" calcext:value-type="float">
            <text:p>37389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24161" calcext:value-type="float">
            <text:p>24161.0</text:p>
          </table:table-cell>
          <table:table-cell office:value-type="float" office:value="36721" calcext:value-type="float">
            <text:p>36721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25488" calcext:value-type="float">
            <text:p>25488.0</text:p>
          </table:table-cell>
          <table:table-cell office:value-type="float" office:value="36764" calcext:value-type="float">
            <text:p>36764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25438" calcext:value-type="float">
            <text:p>25438.0</text:p>
          </table:table-cell>
          <table:table-cell office:value-type="float" office:value="36893" calcext:value-type="float">
            <text:p>36893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23951" calcext:value-type="float">
            <text:p>23951.0</text:p>
          </table:table-cell>
          <table:table-cell office:value-type="float" office:value="32277" calcext:value-type="float">
            <text:p>3227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24906" calcext:value-type="float">
            <text:p>24906.0</text:p>
          </table:table-cell>
          <table:table-cell office:value-type="float" office:value="37396" calcext:value-type="float">
            <text:p>37396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24134" calcext:value-type="float">
            <text:p>24134.0</text:p>
          </table:table-cell>
          <table:table-cell office:value-type="float" office:value="36735" calcext:value-type="float">
            <text:p>36735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25492" calcext:value-type="float">
            <text:p>25492.0</text:p>
          </table:table-cell>
          <table:table-cell office:value-type="float" office:value="36742" calcext:value-type="float">
            <text:p>36742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25477" calcext:value-type="float">
            <text:p>25477.0</text:p>
          </table:table-cell>
          <table:table-cell office:value-type="float" office:value="36888" calcext:value-type="float">
            <text:p>36888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23927" calcext:value-type="float">
            <text:p>23927.0</text:p>
          </table:table-cell>
          <table:table-cell office:value-type="float" office:value="32257" calcext:value-type="float">
            <text:p>3225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24897" calcext:value-type="float">
            <text:p>24897.0</text:p>
          </table:table-cell>
          <table:table-cell office:value-type="float" office:value="37459" calcext:value-type="float">
            <text:p>37459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24130" calcext:value-type="float">
            <text:p>24130.0</text:p>
          </table:table-cell>
          <table:table-cell office:value-type="float" office:value="36736" calcext:value-type="float">
            <text:p>36736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25491" calcext:value-type="float">
            <text:p>25491.0</text:p>
          </table:table-cell>
          <table:table-cell office:value-type="float" office:value="36742" calcext:value-type="float">
            <text:p>36742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25502" calcext:value-type="float">
            <text:p>25502.0</text:p>
          </table:table-cell>
          <table:table-cell office:value-type="float" office:value="36905" calcext:value-type="float">
            <text:p>36905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23926" calcext:value-type="float">
            <text:p>23926.0</text:p>
          </table:table-cell>
          <table:table-cell office:value-type="float" office:value="32235" calcext:value-type="float">
            <text:p>3223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24902" calcext:value-type="float">
            <text:p>24902.0</text:p>
          </table:table-cell>
          <table:table-cell office:value-type="float" office:value="37511" calcext:value-type="float">
            <text:p>37511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24108" calcext:value-type="float">
            <text:p>24108.0</text:p>
          </table:table-cell>
          <table:table-cell office:value-type="float" office:value="36734" calcext:value-type="float">
            <text:p>36734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25481" calcext:value-type="float">
            <text:p>25481.0</text:p>
          </table:table-cell>
          <table:table-cell office:value-type="float" office:value="36726" calcext:value-type="float">
            <text:p>36726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25526" calcext:value-type="float">
            <text:p>25526.0</text:p>
          </table:table-cell>
          <table:table-cell office:value-type="float" office:value="36914" calcext:value-type="float">
            <text:p>36914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23927" calcext:value-type="float">
            <text:p>23927.0</text:p>
          </table:table-cell>
          <table:table-cell office:value-type="float" office:value="32230" calcext:value-type="float">
            <text:p>32230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24903" calcext:value-type="float">
            <text:p>24903.0</text:p>
          </table:table-cell>
          <table:table-cell office:value-type="float" office:value="37516" calcext:value-type="float">
            <text:p>37516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24067" calcext:value-type="float">
            <text:p>24067.0</text:p>
          </table:table-cell>
          <table:table-cell office:value-type="float" office:value="36759" calcext:value-type="float">
            <text:p>36759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25460" calcext:value-type="float">
            <text:p>25460.0</text:p>
          </table:table-cell>
          <table:table-cell office:value-type="float" office:value="36688" calcext:value-type="float">
            <text:p>36688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543" calcext:value-type="float">
            <text:p>25543.0</text:p>
          </table:table-cell>
          <table:table-cell office:value-type="float" office:value="36922" calcext:value-type="float">
            <text:p>36922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23926" calcext:value-type="float">
            <text:p>23926.0</text:p>
          </table:table-cell>
          <table:table-cell office:value-type="float" office:value="32226" calcext:value-type="float">
            <text:p>32226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/>
          <table:table-cell office:value-type="float" office:value="24904" calcext:value-type="float">
            <text:p>24904.0</text:p>
          </table:table-cell>
          <table:table-cell office:value-type="float" office:value="37522" calcext:value-type="float">
            <text:p>37522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24048" calcext:value-type="float">
            <text:p>24048.0</text:p>
          </table:table-cell>
          <table:table-cell office:value-type="float" office:value="36761" calcext:value-type="float">
            <text:p>36761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25437" calcext:value-type="float">
            <text:p>25437.0</text:p>
          </table:table-cell>
          <table:table-cell office:value-type="float" office:value="36692" calcext:value-type="float">
            <text:p>36692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25567" calcext:value-type="float">
            <text:p>25567.0</text:p>
          </table:table-cell>
          <table:table-cell office:value-type="float" office:value="36948" calcext:value-type="float">
            <text:p>36948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23921" calcext:value-type="float">
            <text:p>23921.0</text:p>
          </table:table-cell>
          <table:table-cell office:value-type="float" office:value="32222" calcext:value-type="float">
            <text:p>32222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907" calcext:value-type="float">
            <text:p>24907.0</text:p>
          </table:table-cell>
          <table:table-cell office:value-type="float" office:value="37559" calcext:value-type="float">
            <text:p>37559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24045" calcext:value-type="float">
            <text:p>24045.0</text:p>
          </table:table-cell>
          <table:table-cell office:value-type="float" office:value="36766" calcext:value-type="float">
            <text:p>36766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25414" calcext:value-type="float">
            <text:p>25414.0</text:p>
          </table:table-cell>
          <table:table-cell office:value-type="float" office:value="36465" calcext:value-type="float">
            <text:p>36465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25589" calcext:value-type="float">
            <text:p>25589.0</text:p>
          </table:table-cell>
          <table:table-cell office:value-type="float" office:value="36948" calcext:value-type="float">
            <text:p>36948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23921" calcext:value-type="float">
            <text:p>23921.0</text:p>
          </table:table-cell>
          <table:table-cell office:value-type="float" office:value="32221" calcext:value-type="float">
            <text:p>32221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24907" calcext:value-type="float">
            <text:p>24907.0</text:p>
          </table:table-cell>
          <table:table-cell office:value-type="float" office:value="37559" calcext:value-type="float">
            <text:p>37559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24045" calcext:value-type="float">
            <text:p>24045.0</text:p>
          </table:table-cell>
          <table:table-cell office:value-type="float" office:value="36766" calcext:value-type="float">
            <text:p>36766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25417" calcext:value-type="float">
            <text:p>25417.0</text:p>
          </table:table-cell>
          <table:table-cell office:value-type="float" office:value="36452" calcext:value-type="float">
            <text:p>36452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25614" calcext:value-type="float">
            <text:p>25614.0</text:p>
          </table:table-cell>
          <table:table-cell office:value-type="float" office:value="36954" calcext:value-type="float">
            <text:p>36954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23925" calcext:value-type="float">
            <text:p>23925.0</text:p>
          </table:table-cell>
          <table:table-cell office:value-type="float" office:value="32212" calcext:value-type="float">
            <text:p>32212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24905" calcext:value-type="float">
            <text:p>24905.0</text:p>
          </table:table-cell>
          <table:table-cell office:value-type="float" office:value="37594" calcext:value-type="float">
            <text:p>37594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23998" calcext:value-type="float">
            <text:p>23998.0</text:p>
          </table:table-cell>
          <table:table-cell office:value-type="float" office:value="36814" calcext:value-type="float">
            <text:p>36814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25410" calcext:value-type="float">
            <text:p>25410.0</text:p>
          </table:table-cell>
          <table:table-cell office:value-type="float" office:value="36428" calcext:value-type="float">
            <text:p>3642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25606" calcext:value-type="float">
            <text:p>25606.0</text:p>
          </table:table-cell>
          <table:table-cell office:value-type="float" office:value="36981" calcext:value-type="float">
            <text:p>36981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23925" calcext:value-type="float">
            <text:p>23925.0</text:p>
          </table:table-cell>
          <table:table-cell office:value-type="float" office:value="32206" calcext:value-type="float">
            <text:p>32206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24918" calcext:value-type="float">
            <text:p>24918.0</text:p>
          </table:table-cell>
          <table:table-cell office:value-type="float" office:value="37675" calcext:value-type="float">
            <text:p>37675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23978" calcext:value-type="float">
            <text:p>23978.0</text:p>
          </table:table-cell>
          <table:table-cell office:value-type="float" office:value="36837" calcext:value-type="float">
            <text:p>36837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25594" calcext:value-type="float">
            <text:p>25594.0</text:p>
          </table:table-cell>
          <table:table-cell office:value-type="float" office:value="37022" calcext:value-type="float">
            <text:p>37022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23924" calcext:value-type="float">
            <text:p>23924.0</text:p>
          </table:table-cell>
          <table:table-cell office:value-type="float" office:value="32200" calcext:value-type="float">
            <text:p>32200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24934" calcext:value-type="float">
            <text:p>24934.0</text:p>
          </table:table-cell>
          <table:table-cell office:value-type="float" office:value="37692" calcext:value-type="float">
            <text:p>37692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23944" calcext:value-type="float">
            <text:p>23944.0</text:p>
          </table:table-cell>
          <table:table-cell office:value-type="float" office:value="36870" calcext:value-type="float">
            <text:p>36870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25581" calcext:value-type="float">
            <text:p>25581.0</text:p>
          </table:table-cell>
          <table:table-cell office:value-type="float" office:value="37049" calcext:value-type="float">
            <text:p>3704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23924" calcext:value-type="float">
            <text:p>23924.0</text:p>
          </table:table-cell>
          <table:table-cell office:value-type="float" office:value="32201" calcext:value-type="float">
            <text:p>32201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24939" calcext:value-type="float">
            <text:p>24939.0</text:p>
          </table:table-cell>
          <table:table-cell office:value-type="float" office:value="37689" calcext:value-type="float">
            <text:p>37689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23903" calcext:value-type="float">
            <text:p>23903.0</text:p>
          </table:table-cell>
          <table:table-cell office:value-type="float" office:value="36905" calcext:value-type="float">
            <text:p>36905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25581" calcext:value-type="float">
            <text:p>25581.0</text:p>
          </table:table-cell>
          <table:table-cell office:value-type="float" office:value="37057" calcext:value-type="float">
            <text:p>3705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23917" calcext:value-type="float">
            <text:p>23917.0</text:p>
          </table:table-cell>
          <table:table-cell office:value-type="float" office:value="32191" calcext:value-type="float">
            <text:p>32191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940" calcext:value-type="float">
            <text:p>24940.0</text:p>
          </table:table-cell>
          <table:table-cell office:value-type="float" office:value="37690" calcext:value-type="float">
            <text:p>37690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23866" calcext:value-type="float">
            <text:p>23866.0</text:p>
          </table:table-cell>
          <table:table-cell office:value-type="float" office:value="36934" calcext:value-type="float">
            <text:p>36934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25597" calcext:value-type="float">
            <text:p>25597.0</text:p>
          </table:table-cell>
          <table:table-cell office:value-type="float" office:value="37066" calcext:value-type="float">
            <text:p>37066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23913" calcext:value-type="float">
            <text:p>23913.0</text:p>
          </table:table-cell>
          <table:table-cell office:value-type="float" office:value="32178" calcext:value-type="float">
            <text:p>32178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24892" calcext:value-type="float">
            <text:p>24892.0</text:p>
          </table:table-cell>
          <table:table-cell office:value-type="float" office:value="37741" calcext:value-type="float">
            <text:p>37741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23819" calcext:value-type="float">
            <text:p>23819.0</text:p>
          </table:table-cell>
          <table:table-cell office:value-type="float" office:value="36969" calcext:value-type="float">
            <text:p>36969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25602" calcext:value-type="float">
            <text:p>25602.0</text:p>
          </table:table-cell>
          <table:table-cell office:value-type="float" office:value="37078" calcext:value-type="float">
            <text:p>37078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23908" calcext:value-type="float">
            <text:p>23908.0</text:p>
          </table:table-cell>
          <table:table-cell office:value-type="float" office:value="32172" calcext:value-type="float">
            <text:p>32172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24879" calcext:value-type="float">
            <text:p>24879.0</text:p>
          </table:table-cell>
          <table:table-cell office:value-type="float" office:value="37789" calcext:value-type="float">
            <text:p>37789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23768" calcext:value-type="float">
            <text:p>23768.0</text:p>
          </table:table-cell>
          <table:table-cell office:value-type="float" office:value="37020" calcext:value-type="float">
            <text:p>37020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25605" calcext:value-type="float">
            <text:p>25605.0</text:p>
          </table:table-cell>
          <table:table-cell office:value-type="float" office:value="37081" calcext:value-type="float">
            <text:p>37081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23908" calcext:value-type="float">
            <text:p>23908.0</text:p>
          </table:table-cell>
          <table:table-cell office:value-type="float" office:value="32156" calcext:value-type="float">
            <text:p>32156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24880" calcext:value-type="float">
            <text:p>24880.0</text:p>
          </table:table-cell>
          <table:table-cell office:value-type="float" office:value="37799" calcext:value-type="float">
            <text:p>37799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759" calcext:value-type="float">
            <text:p>23759.0</text:p>
          </table:table-cell>
          <table:table-cell office:value-type="float" office:value="37018" calcext:value-type="float">
            <text:p>37018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25598" calcext:value-type="float">
            <text:p>25598.0</text:p>
          </table:table-cell>
          <table:table-cell office:value-type="float" office:value="37088" calcext:value-type="float">
            <text:p>37088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23894" calcext:value-type="float">
            <text:p>23894.0</text:p>
          </table:table-cell>
          <table:table-cell office:value-type="float" office:value="32122" calcext:value-type="float">
            <text:p>32122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24877" calcext:value-type="float">
            <text:p>24877.0</text:p>
          </table:table-cell>
          <table:table-cell office:value-type="float" office:value="37820" calcext:value-type="float">
            <text:p>37820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23724" calcext:value-type="float">
            <text:p>23724.0</text:p>
          </table:table-cell>
          <table:table-cell office:value-type="float" office:value="37056" calcext:value-type="float">
            <text:p>37056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25610" calcext:value-type="float">
            <text:p>25610.0</text:p>
          </table:table-cell>
          <table:table-cell office:value-type="float" office:value="37089" calcext:value-type="float">
            <text:p>37089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23879" calcext:value-type="float">
            <text:p>23879.0</text:p>
          </table:table-cell>
          <table:table-cell office:value-type="float" office:value="32104" calcext:value-type="float">
            <text:p>32104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885" calcext:value-type="float">
            <text:p>24885.0</text:p>
          </table:table-cell>
          <table:table-cell office:value-type="float" office:value="37835" calcext:value-type="float">
            <text:p>37835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23722" calcext:value-type="float">
            <text:p>23722.0</text:p>
          </table:table-cell>
          <table:table-cell office:value-type="float" office:value="37059" calcext:value-type="float">
            <text:p>37059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25610" calcext:value-type="float">
            <text:p>25610.0</text:p>
          </table:table-cell>
          <table:table-cell office:value-type="float" office:value="37104" calcext:value-type="float">
            <text:p>37104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23850" calcext:value-type="float">
            <text:p>23850.0</text:p>
          </table:table-cell>
          <table:table-cell office:value-type="float" office:value="32077" calcext:value-type="float">
            <text:p>32077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24885" calcext:value-type="float">
            <text:p>24885.0</text:p>
          </table:table-cell>
          <table:table-cell office:value-type="float" office:value="37835" calcext:value-type="float">
            <text:p>37835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23720" calcext:value-type="float">
            <text:p>23720.0</text:p>
          </table:table-cell>
          <table:table-cell office:value-type="float" office:value="37060" calcext:value-type="float">
            <text:p>37060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25615" calcext:value-type="float">
            <text:p>25615.0</text:p>
          </table:table-cell>
          <table:table-cell office:value-type="float" office:value="37105" calcext:value-type="float">
            <text:p>37105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23837" calcext:value-type="float">
            <text:p>23837.0</text:p>
          </table:table-cell>
          <table:table-cell office:value-type="float" office:value="32059" calcext:value-type="float">
            <text:p>32059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24880" calcext:value-type="float">
            <text:p>24880.0</text:p>
          </table:table-cell>
          <table:table-cell office:value-type="float" office:value="37848" calcext:value-type="float">
            <text:p>37848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23708" calcext:value-type="float">
            <text:p>23708.0</text:p>
          </table:table-cell>
          <table:table-cell office:value-type="float" office:value="37077" calcext:value-type="float">
            <text:p>37077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25617" calcext:value-type="float">
            <text:p>25617.0</text:p>
          </table:table-cell>
          <table:table-cell office:value-type="float" office:value="37113" calcext:value-type="float">
            <text:p>3711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/>
          <table:table-cell office:value-type="float" office:value="23829" calcext:value-type="float">
            <text:p>23829.0</text:p>
          </table:table-cell>
          <table:table-cell office:value-type="float" office:value="32046" calcext:value-type="float">
            <text:p>32046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24877" calcext:value-type="float">
            <text:p>24877.0</text:p>
          </table:table-cell>
          <table:table-cell office:value-type="float" office:value="37858" calcext:value-type="float">
            <text:p>37858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23693" calcext:value-type="float">
            <text:p>23693.0</text:p>
          </table:table-cell>
          <table:table-cell office:value-type="float" office:value="37090" calcext:value-type="float">
            <text:p>37090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25611" calcext:value-type="float">
            <text:p>25611.0</text:p>
          </table:table-cell>
          <table:table-cell office:value-type="float" office:value="37118" calcext:value-type="float">
            <text:p>3711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23820" calcext:value-type="float">
            <text:p>23820.0</text:p>
          </table:table-cell>
          <table:table-cell office:value-type="float" office:value="32019" calcext:value-type="float">
            <text:p>32019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24873" calcext:value-type="float">
            <text:p>24873.0</text:p>
          </table:table-cell>
          <table:table-cell office:value-type="float" office:value="37870" calcext:value-type="float">
            <text:p>37870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23677" calcext:value-type="float">
            <text:p>23677.0</text:p>
          </table:table-cell>
          <table:table-cell office:value-type="float" office:value="37099" calcext:value-type="float">
            <text:p>37099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25607" calcext:value-type="float">
            <text:p>25607.0</text:p>
          </table:table-cell>
          <table:table-cell office:value-type="float" office:value="37104" calcext:value-type="float">
            <text:p>37104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816" calcext:value-type="float">
            <text:p>23816.0</text:p>
          </table:table-cell>
          <table:table-cell office:value-type="float" office:value="32005" calcext:value-type="float">
            <text:p>32005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24870" calcext:value-type="float">
            <text:p>24870.0</text:p>
          </table:table-cell>
          <table:table-cell office:value-type="float" office:value="37884" calcext:value-type="float">
            <text:p>37884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23663" calcext:value-type="float">
            <text:p>23663.0</text:p>
          </table:table-cell>
          <table:table-cell office:value-type="float" office:value="37131" calcext:value-type="float">
            <text:p>37131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591" calcext:value-type="float">
            <text:p>25591.0</text:p>
          </table:table-cell>
          <table:table-cell office:value-type="float" office:value="37090" calcext:value-type="float">
            <text:p>37090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23805" calcext:value-type="float">
            <text:p>23805.0</text:p>
          </table:table-cell>
          <table:table-cell office:value-type="float" office:value="31988" calcext:value-type="float">
            <text:p>31988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24856" calcext:value-type="float">
            <text:p>24856.0</text:p>
          </table:table-cell>
          <table:table-cell office:value-type="float" office:value="37887" calcext:value-type="float">
            <text:p>37887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23659" calcext:value-type="float">
            <text:p>23659.0</text:p>
          </table:table-cell>
          <table:table-cell office:value-type="float" office:value="37134" calcext:value-type="float">
            <text:p>37134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25579" calcext:value-type="float">
            <text:p>25579.0</text:p>
          </table:table-cell>
          <table:table-cell office:value-type="float" office:value="37109" calcext:value-type="float">
            <text:p>37109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23803" calcext:value-type="float">
            <text:p>23803.0</text:p>
          </table:table-cell>
          <table:table-cell office:value-type="float" office:value="31976" calcext:value-type="float">
            <text:p>31976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24823" calcext:value-type="float">
            <text:p>24823.0</text:p>
          </table:table-cell>
          <table:table-cell office:value-type="float" office:value="37896" calcext:value-type="float">
            <text:p>37896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23648" calcext:value-type="float">
            <text:p>23648.0</text:p>
          </table:table-cell>
          <table:table-cell office:value-type="float" office:value="37143" calcext:value-type="float">
            <text:p>37143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25589" calcext:value-type="float">
            <text:p>25589.0</text:p>
          </table:table-cell>
          <table:table-cell office:value-type="float" office:value="37101" calcext:value-type="float">
            <text:p>3710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23781" calcext:value-type="float">
            <text:p>23781.0</text:p>
          </table:table-cell>
          <table:table-cell office:value-type="float" office:value="31945" calcext:value-type="float">
            <text:p>31945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24801" calcext:value-type="float">
            <text:p>24801.0</text:p>
          </table:table-cell>
          <table:table-cell office:value-type="float" office:value="37892" calcext:value-type="float">
            <text:p>3789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23632" calcext:value-type="float">
            <text:p>23632.0</text:p>
          </table:table-cell>
          <table:table-cell office:value-type="float" office:value="37161" calcext:value-type="float">
            <text:p>37161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25614" calcext:value-type="float">
            <text:p>25614.0</text:p>
          </table:table-cell>
          <table:table-cell office:value-type="float" office:value="37105" calcext:value-type="float">
            <text:p>37105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23762" calcext:value-type="float">
            <text:p>23762.0</text:p>
          </table:table-cell>
          <table:table-cell office:value-type="float" office:value="31920" calcext:value-type="float">
            <text:p>31920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24797" calcext:value-type="float">
            <text:p>24797.0</text:p>
          </table:table-cell>
          <table:table-cell office:value-type="float" office:value="37899" calcext:value-type="float">
            <text:p>37899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23590" calcext:value-type="float">
            <text:p>23590.0</text:p>
          </table:table-cell>
          <table:table-cell office:value-type="float" office:value="37190" calcext:value-type="float">
            <text:p>37190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25626" calcext:value-type="float">
            <text:p>25626.0</text:p>
          </table:table-cell>
          <table:table-cell office:value-type="float" office:value="37102" calcext:value-type="float">
            <text:p>37102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23741" calcext:value-type="float">
            <text:p>23741.0</text:p>
          </table:table-cell>
          <table:table-cell office:value-type="float" office:value="31900" calcext:value-type="float">
            <text:p>31900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"/>
          <table:table-cell office:value-type="float" office:value="24782" calcext:value-type="float">
            <text:p>24782.0</text:p>
          </table:table-cell>
          <table:table-cell office:value-type="float" office:value="37907" calcext:value-type="float">
            <text:p>37907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23550" calcext:value-type="float">
            <text:p>23550.0</text:p>
          </table:table-cell>
          <table:table-cell office:value-type="float" office:value="37211" calcext:value-type="float">
            <text:p>37211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25635" calcext:value-type="float">
            <text:p>25635.0</text:p>
          </table:table-cell>
          <table:table-cell office:value-type="float" office:value="37105" calcext:value-type="float">
            <text:p>37105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23720" calcext:value-type="float">
            <text:p>23720.0</text:p>
          </table:table-cell>
          <table:table-cell office:value-type="float" office:value="31881" calcext:value-type="float">
            <text:p>31881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24769" calcext:value-type="float">
            <text:p>24769.0</text:p>
          </table:table-cell>
          <table:table-cell office:value-type="float" office:value="37941" calcext:value-type="float">
            <text:p>37941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23521" calcext:value-type="float">
            <text:p>23521.0</text:p>
          </table:table-cell>
          <table:table-cell office:value-type="float" office:value="37241" calcext:value-type="float">
            <text:p>37241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25646" calcext:value-type="float">
            <text:p>25646.0</text:p>
          </table:table-cell>
          <table:table-cell office:value-type="float" office:value="37088" calcext:value-type="float">
            <text:p>3708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23705" calcext:value-type="float">
            <text:p>23705.0</text:p>
          </table:table-cell>
          <table:table-cell office:value-type="float" office:value="31853" calcext:value-type="float">
            <text:p>31853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24744" calcext:value-type="float">
            <text:p>24744.0</text:p>
          </table:table-cell>
          <table:table-cell office:value-type="float" office:value="37987" calcext:value-type="float">
            <text:p>37987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23474" calcext:value-type="float">
            <text:p>23474.0</text:p>
          </table:table-cell>
          <table:table-cell office:value-type="float" office:value="37267" calcext:value-type="float">
            <text:p>37267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25653" calcext:value-type="float">
            <text:p>25653.0</text:p>
          </table:table-cell>
          <table:table-cell office:value-type="float" office:value="37080" calcext:value-type="float">
            <text:p>37080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23676" calcext:value-type="float">
            <text:p>23676.0</text:p>
          </table:table-cell>
          <table:table-cell office:value-type="float" office:value="31838" calcext:value-type="float">
            <text:p>31838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24742" calcext:value-type="float">
            <text:p>24742.0</text:p>
          </table:table-cell>
          <table:table-cell office:value-type="float" office:value="38004" calcext:value-type="float">
            <text:p>38004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23460" calcext:value-type="float">
            <text:p>23460.0</text:p>
          </table:table-cell>
          <table:table-cell office:value-type="float" office:value="37274" calcext:value-type="float">
            <text:p>37274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25659" calcext:value-type="float">
            <text:p>25659.0</text:p>
          </table:table-cell>
          <table:table-cell office:value-type="float" office:value="37090" calcext:value-type="float">
            <text:p>37090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23652" calcext:value-type="float">
            <text:p>23652.0</text:p>
          </table:table-cell>
          <table:table-cell office:value-type="float" office:value="31829" calcext:value-type="float">
            <text:p>31829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24731" calcext:value-type="float">
            <text:p>24731.0</text:p>
          </table:table-cell>
          <table:table-cell office:value-type="float" office:value="38021" calcext:value-type="float">
            <text:p>38021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23417" calcext:value-type="float">
            <text:p>23417.0</text:p>
          </table:table-cell>
          <table:table-cell office:value-type="float" office:value="37306" calcext:value-type="float">
            <text:p>37306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25677" calcext:value-type="float">
            <text:p>25677.0</text:p>
          </table:table-cell>
          <table:table-cell office:value-type="float" office:value="37096" calcext:value-type="float">
            <text:p>37096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23630" calcext:value-type="float">
            <text:p>23630.0</text:p>
          </table:table-cell>
          <table:table-cell office:value-type="float" office:value="31826" calcext:value-type="float">
            <text:p>31826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24729" calcext:value-type="float">
            <text:p>24729.0</text:p>
          </table:table-cell>
          <table:table-cell office:value-type="float" office:value="38031" calcext:value-type="float">
            <text:p>38031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23401" calcext:value-type="float">
            <text:p>23401.0</text:p>
          </table:table-cell>
          <table:table-cell office:value-type="float" office:value="37321" calcext:value-type="float">
            <text:p>37321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25710" calcext:value-type="float">
            <text:p>25710.0</text:p>
          </table:table-cell>
          <table:table-cell office:value-type="float" office:value="37084" calcext:value-type="float">
            <text:p>37084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23623" calcext:value-type="float">
            <text:p>23623.0</text:p>
          </table:table-cell>
          <table:table-cell office:value-type="float" office:value="31824" calcext:value-type="float">
            <text:p>31824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24720" calcext:value-type="float">
            <text:p>24720.0</text:p>
          </table:table-cell>
          <table:table-cell office:value-type="float" office:value="38055" calcext:value-type="float">
            <text:p>38055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23398" calcext:value-type="float">
            <text:p>23398.0</text:p>
          </table:table-cell>
          <table:table-cell office:value-type="float" office:value="37323" calcext:value-type="float">
            <text:p>37323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25726" calcext:value-type="float">
            <text:p>25726.0</text:p>
          </table:table-cell>
          <table:table-cell office:value-type="float" office:value="37072" calcext:value-type="float">
            <text:p>37072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23600" calcext:value-type="float">
            <text:p>23600.0</text:p>
          </table:table-cell>
          <table:table-cell office:value-type="float" office:value="31822" calcext:value-type="float">
            <text:p>31822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24705" calcext:value-type="float">
            <text:p>24705.0</text:p>
          </table:table-cell>
          <table:table-cell office:value-type="float" office:value="38076" calcext:value-type="float">
            <text:p>38076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23383" calcext:value-type="float">
            <text:p>23383.0</text:p>
          </table:table-cell>
          <table:table-cell office:value-type="float" office:value="37334" calcext:value-type="float">
            <text:p>37334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25746" calcext:value-type="float">
            <text:p>25746.0</text:p>
          </table:table-cell>
          <table:table-cell office:value-type="float" office:value="37072" calcext:value-type="float">
            <text:p>37072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23575" calcext:value-type="float">
            <text:p>23575.0</text:p>
          </table:table-cell>
          <table:table-cell office:value-type="float" office:value="31815" calcext:value-type="float">
            <text:p>31815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24697" calcext:value-type="float">
            <text:p>24697.0</text:p>
          </table:table-cell>
          <table:table-cell office:value-type="float" office:value="38084" calcext:value-type="float">
            <text:p>38084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371" calcext:value-type="float">
            <text:p>23371.0</text:p>
          </table:table-cell>
          <table:table-cell office:value-type="float" office:value="37341" calcext:value-type="float">
            <text:p>37341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25754" calcext:value-type="float">
            <text:p>25754.0</text:p>
          </table:table-cell>
          <table:table-cell office:value-type="float" office:value="37080" calcext:value-type="float">
            <text:p>37080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23549" calcext:value-type="float">
            <text:p>23549.0</text:p>
          </table:table-cell>
          <table:table-cell office:value-type="float" office:value="31818" calcext:value-type="float">
            <text:p>31818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24682" calcext:value-type="float">
            <text:p>24682.0</text:p>
          </table:table-cell>
          <table:table-cell office:value-type="float" office:value="38099" calcext:value-type="float">
            <text:p>38099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23365" calcext:value-type="float">
            <text:p>23365.0</text:p>
          </table:table-cell>
          <table:table-cell office:value-type="float" office:value="37350" calcext:value-type="float">
            <text:p>37350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25799" calcext:value-type="float">
            <text:p>25799.0</text:p>
          </table:table-cell>
          <table:table-cell office:value-type="float" office:value="37072" calcext:value-type="float">
            <text:p>37072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23516" calcext:value-type="float">
            <text:p>23516.0</text:p>
          </table:table-cell>
          <table:table-cell office:value-type="float" office:value="31812" calcext:value-type="float">
            <text:p>31812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24681" calcext:value-type="float">
            <text:p>24681.0</text:p>
          </table:table-cell>
          <table:table-cell office:value-type="float" office:value="38107" calcext:value-type="float">
            <text:p>38107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23332" calcext:value-type="float">
            <text:p>23332.0</text:p>
          </table:table-cell>
          <table:table-cell office:value-type="float" office:value="37396" calcext:value-type="float">
            <text:p>37396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25888" calcext:value-type="float">
            <text:p>25888.0</text:p>
          </table:table-cell>
          <table:table-cell office:value-type="float" office:value="37010" calcext:value-type="float">
            <text:p>37010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23489" calcext:value-type="float">
            <text:p>23489.0</text:p>
          </table:table-cell>
          <table:table-cell office:value-type="float" office:value="31803" calcext:value-type="float">
            <text:p>31803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24673" calcext:value-type="float">
            <text:p>24673.0</text:p>
          </table:table-cell>
          <table:table-cell office:value-type="float" office:value="38119" calcext:value-type="float">
            <text:p>38119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23331" calcext:value-type="float">
            <text:p>23331.0</text:p>
          </table:table-cell>
          <table:table-cell office:value-type="float" office:value="37401" calcext:value-type="float">
            <text:p>37401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25910" calcext:value-type="float">
            <text:p>25910.0</text:p>
          </table:table-cell>
          <table:table-cell office:value-type="float" office:value="36990" calcext:value-type="float">
            <text:p>36990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25905" calcext:value-type="float">
            <text:p>25905.0</text:p>
          </table:table-cell>
          <table:table-cell office:value-type="float" office:value="37008" calcext:value-type="float">
            <text:p>37008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477" calcext:value-type="float">
            <text:p>23477.0</text:p>
          </table:table-cell>
          <table:table-cell office:value-type="float" office:value="31797" calcext:value-type="float">
            <text:p>31797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24673" calcext:value-type="float">
            <text:p>24673.0</text:p>
          </table:table-cell>
          <table:table-cell office:value-type="float" office:value="38123" calcext:value-type="float">
            <text:p>38123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23341" calcext:value-type="float">
            <text:p>23341.0</text:p>
          </table:table-cell>
          <table:table-cell office:value-type="float" office:value="37414" calcext:value-type="float">
            <text:p>37414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930" calcext:value-type="float">
            <text:p>25930.0</text:p>
          </table:table-cell>
          <table:table-cell office:value-type="float" office:value="36966" calcext:value-type="float">
            <text:p>36966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25912" calcext:value-type="float">
            <text:p>25912.0</text:p>
          </table:table-cell>
          <table:table-cell office:value-type="float" office:value="36974" calcext:value-type="float">
            <text:p>36974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23429" calcext:value-type="float">
            <text:p>23429.0</text:p>
          </table:table-cell>
          <table:table-cell office:value-type="float" office:value="31786" calcext:value-type="float">
            <text:p>31786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24668" calcext:value-type="float">
            <text:p>24668.0</text:p>
          </table:table-cell>
          <table:table-cell office:value-type="float" office:value="38131" calcext:value-type="float">
            <text:p>38131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341" calcext:value-type="float">
            <text:p>23341.0</text:p>
          </table:table-cell>
          <table:table-cell office:value-type="float" office:value="37414" calcext:value-type="float">
            <text:p>37414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25952" calcext:value-type="float">
            <text:p>25952.0</text:p>
          </table:table-cell>
          <table:table-cell office:value-type="float" office:value="36953" calcext:value-type="float">
            <text:p>36953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23419" calcext:value-type="float">
            <text:p>23419.0</text:p>
          </table:table-cell>
          <table:table-cell office:value-type="float" office:value="31781" calcext:value-type="float">
            <text:p>31781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24663" calcext:value-type="float">
            <text:p>24663.0</text:p>
          </table:table-cell>
          <table:table-cell office:value-type="float" office:value="38130" calcext:value-type="float">
            <text:p>38130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23341" calcext:value-type="float">
            <text:p>23341.0</text:p>
          </table:table-cell>
          <table:table-cell office:value-type="float" office:value="37414" calcext:value-type="float">
            <text:p>37414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25961" calcext:value-type="float">
            <text:p>25961.0</text:p>
          </table:table-cell>
          <table:table-cell office:value-type="float" office:value="36933" calcext:value-type="float">
            <text:p>36933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23402" calcext:value-type="float">
            <text:p>23402.0</text:p>
          </table:table-cell>
          <table:table-cell office:value-type="float" office:value="31772" calcext:value-type="float">
            <text:p>31772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24660" calcext:value-type="float">
            <text:p>24660.0</text:p>
          </table:table-cell>
          <table:table-cell office:value-type="float" office:value="38131" calcext:value-type="float">
            <text:p>38131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23341" calcext:value-type="float">
            <text:p>23341.0</text:p>
          </table:table-cell>
          <table:table-cell office:value-type="float" office:value="37414" calcext:value-type="float">
            <text:p>37414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25972" calcext:value-type="float">
            <text:p>25972.0</text:p>
          </table:table-cell>
          <table:table-cell office:value-type="float" office:value="36922" calcext:value-type="float">
            <text:p>36922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23388" calcext:value-type="float">
            <text:p>23388.0</text:p>
          </table:table-cell>
          <table:table-cell office:value-type="float" office:value="31765" calcext:value-type="float">
            <text:p>31765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24656" calcext:value-type="float">
            <text:p>24656.0</text:p>
          </table:table-cell>
          <table:table-cell office:value-type="float" office:value="38136" calcext:value-type="float">
            <text:p>38136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23341" calcext:value-type="float">
            <text:p>23341.0</text:p>
          </table:table-cell>
          <table:table-cell office:value-type="float" office:value="37414" calcext:value-type="float">
            <text:p>37414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5976" calcext:value-type="float">
            <text:p>25976.0</text:p>
          </table:table-cell>
          <table:table-cell office:value-type="float" office:value="36912" calcext:value-type="float">
            <text:p>36912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23379" calcext:value-type="float">
            <text:p>23379.0</text:p>
          </table:table-cell>
          <table:table-cell office:value-type="float" office:value="31762" calcext:value-type="float">
            <text:p>31762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24658" calcext:value-type="float">
            <text:p>24658.0</text:p>
          </table:table-cell>
          <table:table-cell office:value-type="float" office:value="38160" calcext:value-type="float">
            <text:p>38160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23341" calcext:value-type="float">
            <text:p>23341.0</text:p>
          </table:table-cell>
          <table:table-cell office:value-type="float" office:value="37422" calcext:value-type="float">
            <text:p>37422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25981" calcext:value-type="float">
            <text:p>25981.0</text:p>
          </table:table-cell>
          <table:table-cell office:value-type="float" office:value="36898" calcext:value-type="float">
            <text:p>36898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23373" calcext:value-type="float">
            <text:p>23373.0</text:p>
          </table:table-cell>
          <table:table-cell office:value-type="float" office:value="31756" calcext:value-type="float">
            <text:p>31756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24662" calcext:value-type="float">
            <text:p>24662.0</text:p>
          </table:table-cell>
          <table:table-cell office:value-type="float" office:value="38182" calcext:value-type="float">
            <text:p>38182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23350" calcext:value-type="float">
            <text:p>23350.0</text:p>
          </table:table-cell>
          <table:table-cell office:value-type="float" office:value="37454" calcext:value-type="float">
            <text:p>37454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23368" calcext:value-type="float">
            <text:p>23368.0</text:p>
          </table:table-cell>
          <table:table-cell office:value-type="float" office:value="31748" calcext:value-type="float">
            <text:p>31748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24666" calcext:value-type="float">
            <text:p>24666.0</text:p>
          </table:table-cell>
          <table:table-cell office:value-type="float" office:value="38205" calcext:value-type="float">
            <text:p>38205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23364" calcext:value-type="float">
            <text:p>23364.0</text:p>
          </table:table-cell>
          <table:table-cell office:value-type="float" office:value="37485" calcext:value-type="float">
            <text:p>37485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23362" calcext:value-type="float">
            <text:p>23362.0</text:p>
          </table:table-cell>
          <table:table-cell office:value-type="float" office:value="31732" calcext:value-type="float">
            <text:p>31732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24660" calcext:value-type="float">
            <text:p>24660.0</text:p>
          </table:table-cell>
          <table:table-cell office:value-type="float" office:value="38218" calcext:value-type="float">
            <text:p>38218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23372" calcext:value-type="float">
            <text:p>23372.0</text:p>
          </table:table-cell>
          <table:table-cell office:value-type="float" office:value="37505" calcext:value-type="float">
            <text:p>37505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338" calcext:value-type="float">
            <text:p>23338.0</text:p>
          </table:table-cell>
          <table:table-cell office:value-type="float" office:value="31716" calcext:value-type="float">
            <text:p>31716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24660" calcext:value-type="float">
            <text:p>24660.0</text:p>
          </table:table-cell>
          <table:table-cell office:value-type="float" office:value="38242" calcext:value-type="float">
            <text:p>38242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23371" calcext:value-type="float">
            <text:p>23371.0</text:p>
          </table:table-cell>
          <table:table-cell office:value-type="float" office:value="37521" calcext:value-type="float">
            <text:p>37521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23325" calcext:value-type="float">
            <text:p>23325.0</text:p>
          </table:table-cell>
          <table:table-cell office:value-type="float" office:value="31715" calcext:value-type="float">
            <text:p>31715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24664" calcext:value-type="float">
            <text:p>24664.0</text:p>
          </table:table-cell>
          <table:table-cell office:value-type="float" office:value="38280" calcext:value-type="float">
            <text:p>38280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23371" calcext:value-type="float">
            <text:p>23371.0</text:p>
          </table:table-cell>
          <table:table-cell office:value-type="float" office:value="37535" calcext:value-type="float">
            <text:p>37535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23305" calcext:value-type="float">
            <text:p>23305.0</text:p>
          </table:table-cell>
          <table:table-cell office:value-type="float" office:value="31707" calcext:value-type="float">
            <text:p>31707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24671" calcext:value-type="float">
            <text:p>24671.0</text:p>
          </table:table-cell>
          <table:table-cell office:value-type="float" office:value="38345" calcext:value-type="float">
            <text:p>38345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372" calcext:value-type="float">
            <text:p>23372.0</text:p>
          </table:table-cell>
          <table:table-cell office:value-type="float" office:value="37562" calcext:value-type="float">
            <text:p>37562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23303" calcext:value-type="float">
            <text:p>23303.0</text:p>
          </table:table-cell>
          <table:table-cell office:value-type="float" office:value="31706" calcext:value-type="float">
            <text:p>31706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24649" calcext:value-type="float">
            <text:p>24649.0</text:p>
          </table:table-cell>
          <table:table-cell office:value-type="float" office:value="38418" calcext:value-type="float">
            <text:p>38418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23374" calcext:value-type="float">
            <text:p>23374.0</text:p>
          </table:table-cell>
          <table:table-cell office:value-type="float" office:value="37581" calcext:value-type="float">
            <text:p>37581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23301" calcext:value-type="float">
            <text:p>23301.0</text:p>
          </table:table-cell>
          <table:table-cell office:value-type="float" office:value="31699" calcext:value-type="float">
            <text:p>31699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656" calcext:value-type="float">
            <text:p>24656.0</text:p>
          </table:table-cell>
          <table:table-cell office:value-type="float" office:value="38415" calcext:value-type="float">
            <text:p>38415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23377" calcext:value-type="float">
            <text:p>23377.0</text:p>
          </table:table-cell>
          <table:table-cell office:value-type="float" office:value="37591" calcext:value-type="float">
            <text:p>37591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23303" calcext:value-type="float">
            <text:p>23303.0</text:p>
          </table:table-cell>
          <table:table-cell office:value-type="float" office:value="31696" calcext:value-type="float">
            <text:p>31696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"/>
          <table:table-cell office:value-type="float" office:value="24660" calcext:value-type="float">
            <text:p>24660.0</text:p>
          </table:table-cell>
          <table:table-cell office:value-type="float" office:value="38402" calcext:value-type="float">
            <text:p>38402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23378" calcext:value-type="float">
            <text:p>23378.0</text:p>
          </table:table-cell>
          <table:table-cell office:value-type="float" office:value="37604" calcext:value-type="float">
            <text:p>37604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23302" calcext:value-type="float">
            <text:p>23302.0</text:p>
          </table:table-cell>
          <table:table-cell office:value-type="float" office:value="31693" calcext:value-type="float">
            <text:p>31693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24660" calcext:value-type="float">
            <text:p>24660.0</text:p>
          </table:table-cell>
          <table:table-cell office:value-type="float" office:value="38403" calcext:value-type="float">
            <text:p>38403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24636" calcext:value-type="float">
            <text:p>24636.0</text:p>
          </table:table-cell>
          <table:table-cell office:value-type="float" office:value="38443" calcext:value-type="float">
            <text:p>38443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23364" calcext:value-type="float">
            <text:p>23364.0</text:p>
          </table:table-cell>
          <table:table-cell office:value-type="float" office:value="37643" calcext:value-type="float">
            <text:p>37643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23300" calcext:value-type="float">
            <text:p>23300.0</text:p>
          </table:table-cell>
          <table:table-cell office:value-type="float" office:value="31690" calcext:value-type="float">
            <text:p>31690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24660" calcext:value-type="float">
            <text:p>24660.0</text:p>
          </table:table-cell>
          <table:table-cell office:value-type="float" office:value="38403" calcext:value-type="float">
            <text:p>38403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"/>
          <table:table-cell office:value-type="float" office:value="24625" calcext:value-type="float">
            <text:p>24625.0</text:p>
          </table:table-cell>
          <table:table-cell office:value-type="float" office:value="38483" calcext:value-type="float">
            <text:p>38483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23361" calcext:value-type="float">
            <text:p>23361.0</text:p>
          </table:table-cell>
          <table:table-cell office:value-type="float" office:value="37666" calcext:value-type="float">
            <text:p>37666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23302" calcext:value-type="float">
            <text:p>23302.0</text:p>
          </table:table-cell>
          <table:table-cell office:value-type="float" office:value="31669" calcext:value-type="float">
            <text:p>31669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24660" calcext:value-type="float">
            <text:p>24660.0</text:p>
          </table:table-cell>
          <table:table-cell office:value-type="float" office:value="38403" calcext:value-type="float">
            <text:p>38403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24635" calcext:value-type="float">
            <text:p>24635.0</text:p>
          </table:table-cell>
          <table:table-cell office:value-type="float" office:value="38530" calcext:value-type="float">
            <text:p>38530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23353" calcext:value-type="float">
            <text:p>23353.0</text:p>
          </table:table-cell>
          <table:table-cell office:value-type="float" office:value="37692" calcext:value-type="float">
            <text:p>37692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23300" calcext:value-type="float">
            <text:p>23300.0</text:p>
          </table:table-cell>
          <table:table-cell office:value-type="float" office:value="31664" calcext:value-type="float">
            <text:p>31664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24660" calcext:value-type="float">
            <text:p>24660.0</text:p>
          </table:table-cell>
          <table:table-cell office:value-type="float" office:value="38403" calcext:value-type="float">
            <text:p>38403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24633" calcext:value-type="float">
            <text:p>24633.0</text:p>
          </table:table-cell>
          <table:table-cell office:value-type="float" office:value="38568" calcext:value-type="float">
            <text:p>38568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23341" calcext:value-type="float">
            <text:p>23341.0</text:p>
          </table:table-cell>
          <table:table-cell office:value-type="float" office:value="37721" calcext:value-type="float">
            <text:p>37721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23293" calcext:value-type="float">
            <text:p>23293.0</text:p>
          </table:table-cell>
          <table:table-cell office:value-type="float" office:value="31653" calcext:value-type="float">
            <text:p>3165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24660" calcext:value-type="float">
            <text:p>24660.0</text:p>
          </table:table-cell>
          <table:table-cell office:value-type="float" office:value="38403" calcext:value-type="float">
            <text:p>38403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24632" calcext:value-type="float">
            <text:p>24632.0</text:p>
          </table:table-cell>
          <table:table-cell office:value-type="float" office:value="38589" calcext:value-type="float">
            <text:p>38589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23345" calcext:value-type="float">
            <text:p>23345.0</text:p>
          </table:table-cell>
          <table:table-cell office:value-type="float" office:value="37741" calcext:value-type="float">
            <text:p>37741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23283" calcext:value-type="float">
            <text:p>23283.0</text:p>
          </table:table-cell>
          <table:table-cell office:value-type="float" office:value="31638" calcext:value-type="float">
            <text:p>31638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"/>
          <table:table-cell office:value-type="float" office:value="24661" calcext:value-type="float">
            <text:p>24661.0</text:p>
          </table:table-cell>
          <table:table-cell office:value-type="float" office:value="38414" calcext:value-type="float">
            <text:p>38414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"/>
          <table:table-cell office:value-type="float" office:value="24628" calcext:value-type="float">
            <text:p>24628.0</text:p>
          </table:table-cell>
          <table:table-cell office:value-type="float" office:value="38629" calcext:value-type="float">
            <text:p>38629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23345" calcext:value-type="float">
            <text:p>23345.0</text:p>
          </table:table-cell>
          <table:table-cell office:value-type="float" office:value="37765" calcext:value-type="float">
            <text:p>37765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23273" calcext:value-type="float">
            <text:p>23273.0</text:p>
          </table:table-cell>
          <table:table-cell office:value-type="float" office:value="31617" calcext:value-type="float">
            <text:p>31617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"/>
          <table:table-cell office:value-type="float" office:value="24668" calcext:value-type="float">
            <text:p>24668.0</text:p>
          </table:table-cell>
          <table:table-cell office:value-type="float" office:value="38414" calcext:value-type="float">
            <text:p>38414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"/>
          <table:table-cell office:value-type="float" office:value="24629" calcext:value-type="float">
            <text:p>24629.0</text:p>
          </table:table-cell>
          <table:table-cell office:value-type="float" office:value="38641" calcext:value-type="float">
            <text:p>38641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23343" calcext:value-type="float">
            <text:p>23343.0</text:p>
          </table:table-cell>
          <table:table-cell office:value-type="float" office:value="37773" calcext:value-type="float">
            <text:p>37773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23269" calcext:value-type="float">
            <text:p>23269.0</text:p>
          </table:table-cell>
          <table:table-cell office:value-type="float" office:value="31605" calcext:value-type="float">
            <text:p>31605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24619" calcext:value-type="float">
            <text:p>24619.0</text:p>
          </table:table-cell>
          <table:table-cell office:value-type="float" office:value="38696" calcext:value-type="float">
            <text:p>38696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23347" calcext:value-type="float">
            <text:p>23347.0</text:p>
          </table:table-cell>
          <table:table-cell office:value-type="float" office:value="37789" calcext:value-type="float">
            <text:p>37789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23255" calcext:value-type="float">
            <text:p>23255.0</text:p>
          </table:table-cell>
          <table:table-cell office:value-type="float" office:value="31600" calcext:value-type="float">
            <text:p>31600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624" calcext:value-type="float">
            <text:p>24624.0</text:p>
          </table:table-cell>
          <table:table-cell office:value-type="float" office:value="38745" calcext:value-type="float">
            <text:p>38745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23344" calcext:value-type="float">
            <text:p>23344.0</text:p>
          </table:table-cell>
          <table:table-cell office:value-type="float" office:value="37813" calcext:value-type="float">
            <text:p>37813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23243" calcext:value-type="float">
            <text:p>23243.0</text:p>
          </table:table-cell>
          <table:table-cell office:value-type="float" office:value="31580" calcext:value-type="float">
            <text:p>31580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24631" calcext:value-type="float">
            <text:p>24631.0</text:p>
          </table:table-cell>
          <table:table-cell office:value-type="float" office:value="38754" calcext:value-type="float">
            <text:p>38754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23344" calcext:value-type="float">
            <text:p>23344.0</text:p>
          </table:table-cell>
          <table:table-cell office:value-type="float" office:value="37820" calcext:value-type="float">
            <text:p>37820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"/>
          <table:table-cell office:value-type="float" office:value="23233" calcext:value-type="float">
            <text:p>23233.0</text:p>
          </table:table-cell>
          <table:table-cell office:value-type="float" office:value="31563" calcext:value-type="float">
            <text:p>31563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24636" calcext:value-type="float">
            <text:p>24636.0</text:p>
          </table:table-cell>
          <table:table-cell office:value-type="float" office:value="38763" calcext:value-type="float">
            <text:p>38763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"/>
          <table:table-cell office:value-type="float" office:value="23344" calcext:value-type="float">
            <text:p>23344.0</text:p>
          </table:table-cell>
          <table:table-cell office:value-type="float" office:value="37828" calcext:value-type="float">
            <text:p>37828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"/>
          <table:table-cell office:value-type="float" office:value="23231" calcext:value-type="float">
            <text:p>23231.0</text:p>
          </table:table-cell>
          <table:table-cell office:value-type="float" office:value="31548" calcext:value-type="float">
            <text:p>3154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24640" calcext:value-type="float">
            <text:p>24640.0</text:p>
          </table:table-cell>
          <table:table-cell office:value-type="float" office:value="38766" calcext:value-type="float">
            <text:p>38766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"/>
          <table:table-cell office:value-type="float" office:value="23339" calcext:value-type="float">
            <text:p>23339.0</text:p>
          </table:table-cell>
          <table:table-cell office:value-type="float" office:value="37846" calcext:value-type="float">
            <text:p>37846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"/>
          <table:table-cell office:value-type="float" office:value="23222" calcext:value-type="float">
            <text:p>23222.0</text:p>
          </table:table-cell>
          <table:table-cell office:value-type="float" office:value="31536" calcext:value-type="float">
            <text:p>31536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24640" calcext:value-type="float">
            <text:p>24640.0</text:p>
          </table:table-cell>
          <table:table-cell office:value-type="float" office:value="38766" calcext:value-type="float">
            <text:p>38766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23340" calcext:value-type="float">
            <text:p>23340.0</text:p>
          </table:table-cell>
          <table:table-cell office:value-type="float" office:value="37858" calcext:value-type="float">
            <text:p>37858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"/>
          <table:table-cell office:value-type="float" office:value="23220" calcext:value-type="float">
            <text:p>23220.0</text:p>
          </table:table-cell>
          <table:table-cell office:value-type="float" office:value="31529" calcext:value-type="float">
            <text:p>31529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24640" calcext:value-type="float">
            <text:p>24640.0</text:p>
          </table:table-cell>
          <table:table-cell office:value-type="float" office:value="38766" calcext:value-type="float">
            <text:p>38766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340" calcext:value-type="float">
            <text:p>23340.0</text:p>
          </table:table-cell>
          <table:table-cell office:value-type="float" office:value="37907" calcext:value-type="float">
            <text:p>37907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"/>
          <table:table-cell office:value-type="float" office:value="23209" calcext:value-type="float">
            <text:p>23209.0</text:p>
          </table:table-cell>
          <table:table-cell office:value-type="float" office:value="31516" calcext:value-type="float">
            <text:p>31516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24640" calcext:value-type="float">
            <text:p>24640.0</text:p>
          </table:table-cell>
          <table:table-cell office:value-type="float" office:value="38766" calcext:value-type="float">
            <text:p>38766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23339" calcext:value-type="float">
            <text:p>23339.0</text:p>
          </table:table-cell>
          <table:table-cell office:value-type="float" office:value="37926" calcext:value-type="float">
            <text:p>37926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23204" calcext:value-type="float">
            <text:p>23204.0</text:p>
          </table:table-cell>
          <table:table-cell office:value-type="float" office:value="31498" calcext:value-type="float">
            <text:p>31498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24641" calcext:value-type="float">
            <text:p>24641.0</text:p>
          </table:table-cell>
          <table:table-cell office:value-type="float" office:value="38774" calcext:value-type="float">
            <text:p>38774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"/>
          <table:table-cell office:value-type="float" office:value="23339" calcext:value-type="float">
            <text:p>23339.0</text:p>
          </table:table-cell>
          <table:table-cell office:value-type="float" office:value="37930" calcext:value-type="float">
            <text:p>37930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23196" calcext:value-type="float">
            <text:p>23196.0</text:p>
          </table:table-cell>
          <table:table-cell office:value-type="float" office:value="31487" calcext:value-type="float">
            <text:p>31487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24646" calcext:value-type="float">
            <text:p>24646.0</text:p>
          </table:table-cell>
          <table:table-cell office:value-type="float" office:value="38785" calcext:value-type="float">
            <text:p>38785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23341" calcext:value-type="float">
            <text:p>23341.0</text:p>
          </table:table-cell>
          <table:table-cell office:value-type="float" office:value="37940" calcext:value-type="float">
            <text:p>37940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23179" calcext:value-type="float">
            <text:p>23179.0</text:p>
          </table:table-cell>
          <table:table-cell office:value-type="float" office:value="31478" calcext:value-type="float">
            <text:p>31478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24646" calcext:value-type="float">
            <text:p>24646.0</text:p>
          </table:table-cell>
          <table:table-cell office:value-type="float" office:value="38785" calcext:value-type="float">
            <text:p>38785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23353" calcext:value-type="float">
            <text:p>23353.0</text:p>
          </table:table-cell>
          <table:table-cell office:value-type="float" office:value="37955" calcext:value-type="float">
            <text:p>37955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"/>
          <table:table-cell office:value-type="float" office:value="23170" calcext:value-type="float">
            <text:p>23170.0</text:p>
          </table:table-cell>
          <table:table-cell office:value-type="float" office:value="31468" calcext:value-type="float">
            <text:p>31468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24655" calcext:value-type="float">
            <text:p>24655.0</text:p>
          </table:table-cell>
          <table:table-cell office:value-type="float" office:value="38796" calcext:value-type="float">
            <text:p>38796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23353" calcext:value-type="float">
            <text:p>23353.0</text:p>
          </table:table-cell>
          <table:table-cell office:value-type="float" office:value="37955" calcext:value-type="float">
            <text:p>37955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23156" calcext:value-type="float">
            <text:p>23156.0</text:p>
          </table:table-cell>
          <table:table-cell office:value-type="float" office:value="31454" calcext:value-type="float">
            <text:p>31454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"/>
          <table:table-cell office:value-type="float" office:value="24657" calcext:value-type="float">
            <text:p>24657.0</text:p>
          </table:table-cell>
          <table:table-cell office:value-type="float" office:value="38803" calcext:value-type="float">
            <text:p>38803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23353" calcext:value-type="float">
            <text:p>23353.0</text:p>
          </table:table-cell>
          <table:table-cell office:value-type="float" office:value="37955" calcext:value-type="float">
            <text:p>37955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"/>
          <table:table-cell office:value-type="float" office:value="23142" calcext:value-type="float">
            <text:p>23142.0</text:p>
          </table:table-cell>
          <table:table-cell office:value-type="float" office:value="31437" calcext:value-type="float">
            <text:p>31437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24662" calcext:value-type="float">
            <text:p>24662.0</text:p>
          </table:table-cell>
          <table:table-cell office:value-type="float" office:value="38818" calcext:value-type="float">
            <text:p>38818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23353" calcext:value-type="float">
            <text:p>23353.0</text:p>
          </table:table-cell>
          <table:table-cell office:value-type="float" office:value="37969" calcext:value-type="float">
            <text:p>37969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23118" calcext:value-type="float">
            <text:p>23118.0</text:p>
          </table:table-cell>
          <table:table-cell office:value-type="float" office:value="31411" calcext:value-type="float">
            <text:p>31411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24631" calcext:value-type="float">
            <text:p>24631.0</text:p>
          </table:table-cell>
          <table:table-cell office:value-type="float" office:value="38860" calcext:value-type="float">
            <text:p>38860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23352" calcext:value-type="float">
            <text:p>23352.0</text:p>
          </table:table-cell>
          <table:table-cell office:value-type="float" office:value="37970" calcext:value-type="float">
            <text:p>37970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"/>
          <table:table-cell office:value-type="float" office:value="23081" calcext:value-type="float">
            <text:p>23081.0</text:p>
          </table:table-cell>
          <table:table-cell office:value-type="float" office:value="31393" calcext:value-type="float">
            <text:p>31393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"/>
          <table:table-cell office:value-type="float" office:value="24609" calcext:value-type="float">
            <text:p>24609.0</text:p>
          </table:table-cell>
          <table:table-cell office:value-type="float" office:value="38866" calcext:value-type="float">
            <text:p>38866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23353" calcext:value-type="float">
            <text:p>23353.0</text:p>
          </table:table-cell>
          <table:table-cell office:value-type="float" office:value="37970" calcext:value-type="float">
            <text:p>37970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23070" calcext:value-type="float">
            <text:p>23070.0</text:p>
          </table:table-cell>
          <table:table-cell office:value-type="float" office:value="31383" calcext:value-type="float">
            <text:p>31383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24603" calcext:value-type="float">
            <text:p>24603.0</text:p>
          </table:table-cell>
          <table:table-cell office:value-type="float" office:value="38879" calcext:value-type="float">
            <text:p>38879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23365" calcext:value-type="float">
            <text:p>23365.0</text:p>
          </table:table-cell>
          <table:table-cell office:value-type="float" office:value="37978" calcext:value-type="float">
            <text:p>37978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23030" calcext:value-type="float">
            <text:p>23030.0</text:p>
          </table:table-cell>
          <table:table-cell office:value-type="float" office:value="31350" calcext:value-type="float">
            <text:p>31350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"/>
          <table:table-cell office:value-type="float" office:value="24590" calcext:value-type="float">
            <text:p>24590.0</text:p>
          </table:table-cell>
          <table:table-cell office:value-type="float" office:value="38896" calcext:value-type="float">
            <text:p>38896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23367" calcext:value-type="float">
            <text:p>23367.0</text:p>
          </table:table-cell>
          <table:table-cell office:value-type="float" office:value="37979" calcext:value-type="float">
            <text:p>37979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23004" calcext:value-type="float">
            <text:p>23004.0</text:p>
          </table:table-cell>
          <table:table-cell office:value-type="float" office:value="31326" calcext:value-type="float">
            <text:p>31326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24565" calcext:value-type="float">
            <text:p>24565.0</text:p>
          </table:table-cell>
          <table:table-cell office:value-type="float" office:value="38918" calcext:value-type="float">
            <text:p>38918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"/>
          <table:table-cell office:value-type="float" office:value="23379" calcext:value-type="float">
            <text:p>23379.0</text:p>
          </table:table-cell>
          <table:table-cell office:value-type="float" office:value="37990" calcext:value-type="float">
            <text:p>37990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22965" calcext:value-type="float">
            <text:p>22965.0</text:p>
          </table:table-cell>
          <table:table-cell office:value-type="float" office:value="31294" calcext:value-type="float">
            <text:p>31294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24499" calcext:value-type="float">
            <text:p>24499.0</text:p>
          </table:table-cell>
          <table:table-cell office:value-type="float" office:value="38973" calcext:value-type="float">
            <text:p>38973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23384" calcext:value-type="float">
            <text:p>23384.0</text:p>
          </table:table-cell>
          <table:table-cell office:value-type="float" office:value="38000" calcext:value-type="float">
            <text:p>38000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22924" calcext:value-type="float">
            <text:p>22924.0</text:p>
          </table:table-cell>
          <table:table-cell office:value-type="float" office:value="31294" calcext:value-type="float">
            <text:p>31294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"/>
          <table:table-cell office:value-type="float" office:value="24491" calcext:value-type="float">
            <text:p>24491.0</text:p>
          </table:table-cell>
          <table:table-cell office:value-type="float" office:value="38980" calcext:value-type="float">
            <text:p>38980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23395" calcext:value-type="float">
            <text:p>23395.0</text:p>
          </table:table-cell>
          <table:table-cell office:value-type="float" office:value="38014" calcext:value-type="float">
            <text:p>38014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22916" calcext:value-type="float">
            <text:p>22916.0</text:p>
          </table:table-cell>
          <table:table-cell office:value-type="float" office:value="31298" calcext:value-type="float">
            <text:p>31298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24483" calcext:value-type="float">
            <text:p>24483.0</text:p>
          </table:table-cell>
          <table:table-cell office:value-type="float" office:value="38989" calcext:value-type="float">
            <text:p>38989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409" calcext:value-type="float">
            <text:p>23409.0</text:p>
          </table:table-cell>
          <table:table-cell office:value-type="float" office:value="38022" calcext:value-type="float">
            <text:p>38022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22898" calcext:value-type="float">
            <text:p>22898.0</text:p>
          </table:table-cell>
          <table:table-cell office:value-type="float" office:value="31297" calcext:value-type="float">
            <text:p>31297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24478" calcext:value-type="float">
            <text:p>24478.0</text:p>
          </table:table-cell>
          <table:table-cell office:value-type="float" office:value="38998" calcext:value-type="float">
            <text:p>38998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"/>
          <table:table-cell office:value-type="float" office:value="23405" calcext:value-type="float">
            <text:p>23405.0</text:p>
          </table:table-cell>
          <table:table-cell office:value-type="float" office:value="38016" calcext:value-type="float">
            <text:p>38016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22862" calcext:value-type="float">
            <text:p>22862.0</text:p>
          </table:table-cell>
          <table:table-cell office:value-type="float" office:value="31291" calcext:value-type="float">
            <text:p>31291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24472" calcext:value-type="float">
            <text:p>24472.0</text:p>
          </table:table-cell>
          <table:table-cell office:value-type="float" office:value="38994" calcext:value-type="float">
            <text:p>38994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23411" calcext:value-type="float">
            <text:p>23411.0</text:p>
          </table:table-cell>
          <table:table-cell office:value-type="float" office:value="38024" calcext:value-type="float">
            <text:p>38024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1"/>
          <table:table-cell office:value-type="float" office:value="22846" calcext:value-type="float">
            <text:p>22846.0</text:p>
          </table:table-cell>
          <table:table-cell office:value-type="float" office:value="31301" calcext:value-type="float">
            <text:p>31301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24470" calcext:value-type="float">
            <text:p>24470.0</text:p>
          </table:table-cell>
          <table:table-cell office:value-type="float" office:value="38998" calcext:value-type="float">
            <text:p>38998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409" calcext:value-type="float">
            <text:p>23409.0</text:p>
          </table:table-cell>
          <table:table-cell office:value-type="float" office:value="38036" calcext:value-type="float">
            <text:p>38036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22799" calcext:value-type="float">
            <text:p>22799.0</text:p>
          </table:table-cell>
          <table:table-cell office:value-type="float" office:value="31289" calcext:value-type="float">
            <text:p>31289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"/>
          <table:table-cell office:value-type="float" office:value="24444" calcext:value-type="float">
            <text:p>24444.0</text:p>
          </table:table-cell>
          <table:table-cell office:value-type="float" office:value="39027" calcext:value-type="float">
            <text:p>39027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23411" calcext:value-type="float">
            <text:p>23411.0</text:p>
          </table:table-cell>
          <table:table-cell office:value-type="float" office:value="38042" calcext:value-type="float">
            <text:p>38042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22772" calcext:value-type="float">
            <text:p>22772.0</text:p>
          </table:table-cell>
          <table:table-cell office:value-type="float" office:value="31269" calcext:value-type="float">
            <text:p>31269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24383" calcext:value-type="float">
            <text:p>24383.0</text:p>
          </table:table-cell>
          <table:table-cell office:value-type="float" office:value="39076" calcext:value-type="float">
            <text:p>39076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23410" calcext:value-type="float">
            <text:p>23410.0</text:p>
          </table:table-cell>
          <table:table-cell office:value-type="float" office:value="38060" calcext:value-type="float">
            <text:p>38060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"/>
          <table:table-cell office:value-type="float" office:value="22756" calcext:value-type="float">
            <text:p>22756.0</text:p>
          </table:table-cell>
          <table:table-cell office:value-type="float" office:value="31264" calcext:value-type="float">
            <text:p>31264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24329" calcext:value-type="float">
            <text:p>24329.0</text:p>
          </table:table-cell>
          <table:table-cell office:value-type="float" office:value="39128" calcext:value-type="float">
            <text:p>39128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23412" calcext:value-type="float">
            <text:p>23412.0</text:p>
          </table:table-cell>
          <table:table-cell office:value-type="float" office:value="38073" calcext:value-type="float">
            <text:p>38073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22754" calcext:value-type="float">
            <text:p>22754.0</text:p>
          </table:table-cell>
          <table:table-cell office:value-type="float" office:value="31269" calcext:value-type="float">
            <text:p>31269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"/>
          <table:table-cell office:value-type="float" office:value="24303" calcext:value-type="float">
            <text:p>24303.0</text:p>
          </table:table-cell>
          <table:table-cell office:value-type="float" office:value="39137" calcext:value-type="float">
            <text:p>39137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23421" calcext:value-type="float">
            <text:p>23421.0</text:p>
          </table:table-cell>
          <table:table-cell office:value-type="float" office:value="38070" calcext:value-type="float">
            <text:p>38070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22752" calcext:value-type="float">
            <text:p>22752.0</text:p>
          </table:table-cell>
          <table:table-cell office:value-type="float" office:value="31278" calcext:value-type="float">
            <text:p>31278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24290" calcext:value-type="float">
            <text:p>24290.0</text:p>
          </table:table-cell>
          <table:table-cell office:value-type="float" office:value="39146" calcext:value-type="float">
            <text:p>39146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23427" calcext:value-type="float">
            <text:p>23427.0</text:p>
          </table:table-cell>
          <table:table-cell office:value-type="float" office:value="38089" calcext:value-type="float">
            <text:p>38089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22748" calcext:value-type="float">
            <text:p>22748.0</text:p>
          </table:table-cell>
          <table:table-cell office:value-type="float" office:value="31281" calcext:value-type="float">
            <text:p>31281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24279" calcext:value-type="float">
            <text:p>24279.0</text:p>
          </table:table-cell>
          <table:table-cell office:value-type="float" office:value="39159" calcext:value-type="float">
            <text:p>39159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23425" calcext:value-type="float">
            <text:p>23425.0</text:p>
          </table:table-cell>
          <table:table-cell office:value-type="float" office:value="38096" calcext:value-type="float">
            <text:p>38096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22735" calcext:value-type="float">
            <text:p>22735.0</text:p>
          </table:table-cell>
          <table:table-cell office:value-type="float" office:value="31278" calcext:value-type="float">
            <text:p>31278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24264" calcext:value-type="float">
            <text:p>24264.0</text:p>
          </table:table-cell>
          <table:table-cell office:value-type="float" office:value="39175" calcext:value-type="float">
            <text:p>39175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"/>
          <table:table-cell office:value-type="float" office:value="23426" calcext:value-type="float">
            <text:p>23426.0</text:p>
          </table:table-cell>
          <table:table-cell office:value-type="float" office:value="38111" calcext:value-type="float">
            <text:p>38111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"/>
          <table:table-cell office:value-type="float" office:value="22708" calcext:value-type="float">
            <text:p>22708.0</text:p>
          </table:table-cell>
          <table:table-cell office:value-type="float" office:value="31266" calcext:value-type="float">
            <text:p>31266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"/>
          <table:table-cell office:value-type="float" office:value="24233" calcext:value-type="float">
            <text:p>24233.0</text:p>
          </table:table-cell>
          <table:table-cell office:value-type="float" office:value="39221" calcext:value-type="float">
            <text:p>39221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/>
          <table:table-cell office:value-type="float" office:value="23423" calcext:value-type="float">
            <text:p>23423.0</text:p>
          </table:table-cell>
          <table:table-cell office:value-type="float" office:value="38120" calcext:value-type="float">
            <text:p>38120.0</text:p>
          </table:table-cell>
          <table:table-cell office:value-type="float" office:value="550" calcext:value-type="float">
            <text:p>550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22695" calcext:value-type="float">
            <text:p>22695.0</text:p>
          </table:table-cell>
          <table:table-cell office:value-type="float" office:value="31267" calcext:value-type="float">
            <text:p>3126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24189" calcext:value-type="float">
            <text:p>24189.0</text:p>
          </table:table-cell>
          <table:table-cell office:value-type="float" office:value="39304" calcext:value-type="float">
            <text:p>39304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"/>
          <table:table-cell office:value-type="float" office:value="23427" calcext:value-type="float">
            <text:p>23427.0</text:p>
          </table:table-cell>
          <table:table-cell office:value-type="float" office:value="38129" calcext:value-type="float">
            <text:p>38129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22684" calcext:value-type="float">
            <text:p>22684.0</text:p>
          </table:table-cell>
          <table:table-cell office:value-type="float" office:value="31265" calcext:value-type="float">
            <text:p>31265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155" calcext:value-type="float">
            <text:p>24155.0</text:p>
          </table:table-cell>
          <table:table-cell office:value-type="float" office:value="39350" calcext:value-type="float">
            <text:p>39350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"/>
          <table:table-cell office:value-type="float" office:value="23423" calcext:value-type="float">
            <text:p>23423.0</text:p>
          </table:table-cell>
          <table:table-cell office:value-type="float" office:value="38150" calcext:value-type="float">
            <text:p>38150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22678" calcext:value-type="float">
            <text:p>22678.0</text:p>
          </table:table-cell>
          <table:table-cell office:value-type="float" office:value="31264" calcext:value-type="float">
            <text:p>31264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24132" calcext:value-type="float">
            <text:p>24132.0</text:p>
          </table:table-cell>
          <table:table-cell office:value-type="float" office:value="39395" calcext:value-type="float">
            <text:p>39395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23421" calcext:value-type="float">
            <text:p>23421.0</text:p>
          </table:table-cell>
          <table:table-cell office:value-type="float" office:value="38158" calcext:value-type="float">
            <text:p>38158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1"/>
          <table:table-cell office:value-type="float" office:value="22676" calcext:value-type="float">
            <text:p>22676.0</text:p>
          </table:table-cell>
          <table:table-cell office:value-type="float" office:value="31261" calcext:value-type="float">
            <text:p>31261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24124" calcext:value-type="float">
            <text:p>24124.0</text:p>
          </table:table-cell>
          <table:table-cell office:value-type="float" office:value="39450" calcext:value-type="float">
            <text:p>39450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23419" calcext:value-type="float">
            <text:p>23419.0</text:p>
          </table:table-cell>
          <table:table-cell office:value-type="float" office:value="38160" calcext:value-type="float">
            <text:p>38160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22670" calcext:value-type="float">
            <text:p>22670.0</text:p>
          </table:table-cell>
          <table:table-cell office:value-type="float" office:value="31258" calcext:value-type="float">
            <text:p>31258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"/>
          <table:table-cell office:value-type="float" office:value="24119" calcext:value-type="float">
            <text:p>24119.0</text:p>
          </table:table-cell>
          <table:table-cell office:value-type="float" office:value="39469" calcext:value-type="float">
            <text:p>39469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23418" calcext:value-type="float">
            <text:p>23418.0</text:p>
          </table:table-cell>
          <table:table-cell office:value-type="float" office:value="38167" calcext:value-type="float">
            <text:p>38167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22661" calcext:value-type="float">
            <text:p>22661.0</text:p>
          </table:table-cell>
          <table:table-cell office:value-type="float" office:value="31252" calcext:value-type="float">
            <text:p>31252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24111" calcext:value-type="float">
            <text:p>24111.0</text:p>
          </table:table-cell>
          <table:table-cell office:value-type="float" office:value="39522" calcext:value-type="float">
            <text:p>39522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23422" calcext:value-type="float">
            <text:p>23422.0</text:p>
          </table:table-cell>
          <table:table-cell office:value-type="float" office:value="38170" calcext:value-type="float">
            <text:p>38170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22656" calcext:value-type="float">
            <text:p>22656.0</text:p>
          </table:table-cell>
          <table:table-cell office:value-type="float" office:value="31253" calcext:value-type="float">
            <text:p>31253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24109" calcext:value-type="float">
            <text:p>24109.0</text:p>
          </table:table-cell>
          <table:table-cell office:value-type="float" office:value="39543" calcext:value-type="float">
            <text:p>39543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23425" calcext:value-type="float">
            <text:p>23425.0</text:p>
          </table:table-cell>
          <table:table-cell office:value-type="float" office:value="38171" calcext:value-type="float">
            <text:p>38171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22644" calcext:value-type="float">
            <text:p>22644.0</text:p>
          </table:table-cell>
          <table:table-cell office:value-type="float" office:value="31243" calcext:value-type="float">
            <text:p>31243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24105" calcext:value-type="float">
            <text:p>24105.0</text:p>
          </table:table-cell>
          <table:table-cell office:value-type="float" office:value="39555" calcext:value-type="float">
            <text:p>39555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23430" calcext:value-type="float">
            <text:p>23430.0</text:p>
          </table:table-cell>
          <table:table-cell office:value-type="float" office:value="38173" calcext:value-type="float">
            <text:p>38173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22635" calcext:value-type="float">
            <text:p>22635.0</text:p>
          </table:table-cell>
          <table:table-cell office:value-type="float" office:value="31243" calcext:value-type="float">
            <text:p>31243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24094" calcext:value-type="float">
            <text:p>24094.0</text:p>
          </table:table-cell>
          <table:table-cell office:value-type="float" office:value="39571" calcext:value-type="float">
            <text:p>39571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23429" calcext:value-type="float">
            <text:p>23429.0</text:p>
          </table:table-cell>
          <table:table-cell office:value-type="float" office:value="38182" calcext:value-type="float">
            <text:p>38182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"/>
          <table:table-cell office:value-type="float" office:value="22618" calcext:value-type="float">
            <text:p>22618.0</text:p>
          </table:table-cell>
          <table:table-cell office:value-type="float" office:value="31245" calcext:value-type="float">
            <text:p>31245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24090" calcext:value-type="float">
            <text:p>24090.0</text:p>
          </table:table-cell>
          <table:table-cell office:value-type="float" office:value="39583" calcext:value-type="float">
            <text:p>39583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23429" calcext:value-type="float">
            <text:p>23429.0</text:p>
          </table:table-cell>
          <table:table-cell office:value-type="float" office:value="38183" calcext:value-type="float">
            <text:p>38183.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22618" calcext:value-type="float">
            <text:p>22618.0</text:p>
          </table:table-cell>
          <table:table-cell office:value-type="float" office:value="31248" calcext:value-type="float">
            <text:p>31248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24085" calcext:value-type="float">
            <text:p>24085.0</text:p>
          </table:table-cell>
          <table:table-cell office:value-type="float" office:value="39589" calcext:value-type="float">
            <text:p>39589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23428" calcext:value-type="float">
            <text:p>23428.0</text:p>
          </table:table-cell>
          <table:table-cell office:value-type="float" office:value="38191" calcext:value-type="float">
            <text:p>38191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22598" calcext:value-type="float">
            <text:p>22598.0</text:p>
          </table:table-cell>
          <table:table-cell office:value-type="float" office:value="31247" calcext:value-type="float">
            <text:p>31247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24071" calcext:value-type="float">
            <text:p>24071.0</text:p>
          </table:table-cell>
          <table:table-cell office:value-type="float" office:value="39601" calcext:value-type="float">
            <text:p>39601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"/>
          <table:table-cell office:value-type="float" office:value="23426" calcext:value-type="float">
            <text:p>23426.0</text:p>
          </table:table-cell>
          <table:table-cell office:value-type="float" office:value="38199" calcext:value-type="float">
            <text:p>38199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22582" calcext:value-type="float">
            <text:p>22582.0</text:p>
          </table:table-cell>
          <table:table-cell office:value-type="float" office:value="31251" calcext:value-type="float">
            <text:p>31251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24054" calcext:value-type="float">
            <text:p>24054.0</text:p>
          </table:table-cell>
          <table:table-cell office:value-type="float" office:value="39609" calcext:value-type="float">
            <text:p>39609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23426" calcext:value-type="float">
            <text:p>23426.0</text:p>
          </table:table-cell>
          <table:table-cell office:value-type="float" office:value="38209" calcext:value-type="float">
            <text:p>38209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22548" calcext:value-type="float">
            <text:p>22548.0</text:p>
          </table:table-cell>
          <table:table-cell office:value-type="float" office:value="31257" calcext:value-type="float">
            <text:p>31257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24044" calcext:value-type="float">
            <text:p>24044.0</text:p>
          </table:table-cell>
          <table:table-cell office:value-type="float" office:value="39618" calcext:value-type="float">
            <text:p>39618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23425" calcext:value-type="float">
            <text:p>23425.0</text:p>
          </table:table-cell>
          <table:table-cell office:value-type="float" office:value="38218" calcext:value-type="float">
            <text:p>38218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22517" calcext:value-type="float">
            <text:p>22517.0</text:p>
          </table:table-cell>
          <table:table-cell office:value-type="float" office:value="31251" calcext:value-type="float">
            <text:p>31251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24033" calcext:value-type="float">
            <text:p>24033.0</text:p>
          </table:table-cell>
          <table:table-cell office:value-type="float" office:value="39623" calcext:value-type="float">
            <text:p>39623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23425" calcext:value-type="float">
            <text:p>23425.0</text:p>
          </table:table-cell>
          <table:table-cell office:value-type="float" office:value="38218" calcext:value-type="float">
            <text:p>38218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"/>
          <table:table-cell office:value-type="float" office:value="22480" calcext:value-type="float">
            <text:p>22480.0</text:p>
          </table:table-cell>
          <table:table-cell office:value-type="float" office:value="31223" calcext:value-type="float">
            <text:p>31223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"/>
          <table:table-cell office:value-type="float" office:value="24023" calcext:value-type="float">
            <text:p>24023.0</text:p>
          </table:table-cell>
          <table:table-cell office:value-type="float" office:value="39628" calcext:value-type="float">
            <text:p>39628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23430" calcext:value-type="float">
            <text:p>23430.0</text:p>
          </table:table-cell>
          <table:table-cell office:value-type="float" office:value="38222" calcext:value-type="float">
            <text:p>38222.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"/>
          <table:table-cell office:value-type="float" office:value="22463" calcext:value-type="float">
            <text:p>22463.0</text:p>
          </table:table-cell>
          <table:table-cell office:value-type="float" office:value="31196" calcext:value-type="float">
            <text:p>31196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24014" calcext:value-type="float">
            <text:p>24014.0</text:p>
          </table:table-cell>
          <table:table-cell office:value-type="float" office:value="39640" calcext:value-type="float">
            <text:p>39640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23444" calcext:value-type="float">
            <text:p>23444.0</text:p>
          </table:table-cell>
          <table:table-cell office:value-type="float" office:value="38221" calcext:value-type="float">
            <text:p>38221.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22408" calcext:value-type="float">
            <text:p>22408.0</text:p>
          </table:table-cell>
          <table:table-cell office:value-type="float" office:value="31180" calcext:value-type="float">
            <text:p>31180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009" calcext:value-type="float">
            <text:p>24009.0</text:p>
          </table:table-cell>
          <table:table-cell office:value-type="float" office:value="39642" calcext:value-type="float">
            <text:p>39642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23442" calcext:value-type="float">
            <text:p>23442.0</text:p>
          </table:table-cell>
          <table:table-cell office:value-type="float" office:value="38232" calcext:value-type="float">
            <text:p>38232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22328" calcext:value-type="float">
            <text:p>22328.0</text:p>
          </table:table-cell>
          <table:table-cell office:value-type="float" office:value="31158" calcext:value-type="float">
            <text:p>31158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24004" calcext:value-type="float">
            <text:p>24004.0</text:p>
          </table:table-cell>
          <table:table-cell office:value-type="float" office:value="39646" calcext:value-type="float">
            <text:p>39646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23446" calcext:value-type="float">
            <text:p>23446.0</text:p>
          </table:table-cell>
          <table:table-cell office:value-type="float" office:value="38237" calcext:value-type="float">
            <text:p>38237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22274" calcext:value-type="float">
            <text:p>22274.0</text:p>
          </table:table-cell>
          <table:table-cell office:value-type="float" office:value="31143" calcext:value-type="float">
            <text:p>31143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23982" calcext:value-type="float">
            <text:p>23982.0</text:p>
          </table:table-cell>
          <table:table-cell office:value-type="float" office:value="39665" calcext:value-type="float">
            <text:p>39665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23452" calcext:value-type="float">
            <text:p>23452.0</text:p>
          </table:table-cell>
          <table:table-cell office:value-type="float" office:value="38243" calcext:value-type="float">
            <text:p>38243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22243" calcext:value-type="float">
            <text:p>22243.0</text:p>
          </table:table-cell>
          <table:table-cell office:value-type="float" office:value="31139" calcext:value-type="float">
            <text:p>31139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1"/>
          <table:table-cell office:value-type="float" office:value="23975" calcext:value-type="float">
            <text:p>23975.0</text:p>
          </table:table-cell>
          <table:table-cell office:value-type="float" office:value="39681" calcext:value-type="float">
            <text:p>39681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23456" calcext:value-type="float">
            <text:p>23456.0</text:p>
          </table:table-cell>
          <table:table-cell office:value-type="float" office:value="38248" calcext:value-type="float">
            <text:p>38248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22169" calcext:value-type="float">
            <text:p>22169.0</text:p>
          </table:table-cell>
          <table:table-cell office:value-type="float" office:value="31104" calcext:value-type="float">
            <text:p>31104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23972" calcext:value-type="float">
            <text:p>23972.0</text:p>
          </table:table-cell>
          <table:table-cell office:value-type="float" office:value="39688" calcext:value-type="float">
            <text:p>39688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23468" calcext:value-type="float">
            <text:p>23468.0</text:p>
          </table:table-cell>
          <table:table-cell office:value-type="float" office:value="38254" calcext:value-type="float">
            <text:p>38254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2" office:value-type="string" calcext:value-type="string">
            <text:p>vesicles</text:p>
          </table:table-cell>
          <table:table-cell office:value-type="float" office:value="22092" calcext:value-type="float">
            <text:p>22092.0</text:p>
          </table:table-cell>
          <table:table-cell office:value-type="float" office:value="31089" calcext:value-type="float">
            <text:p>31089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23968" calcext:value-type="float">
            <text:p>23968.0</text:p>
          </table:table-cell>
          <table:table-cell office:value-type="float" office:value="39689" calcext:value-type="float">
            <text:p>39689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23469" calcext:value-type="float">
            <text:p>23469.0</text:p>
          </table:table-cell>
          <table:table-cell office:value-type="float" office:value="38263" calcext:value-type="float">
            <text:p>38263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22060" calcext:value-type="float">
            <text:p>22060.0</text:p>
          </table:table-cell>
          <table:table-cell office:value-type="float" office:value="31079" calcext:value-type="float">
            <text:p>31079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23963" calcext:value-type="float">
            <text:p>23963.0</text:p>
          </table:table-cell>
          <table:table-cell office:value-type="float" office:value="39702" calcext:value-type="float">
            <text:p>39702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23476" calcext:value-type="float">
            <text:p>23476.0</text:p>
          </table:table-cell>
          <table:table-cell office:value-type="float" office:value="38277" calcext:value-type="float">
            <text:p>38277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22060" calcext:value-type="float">
            <text:p>22060.0</text:p>
          </table:table-cell>
          <table:table-cell office:value-type="float" office:value="31079" calcext:value-type="float">
            <text:p>31079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23957" calcext:value-type="float">
            <text:p>23957.0</text:p>
          </table:table-cell>
          <table:table-cell office:value-type="float" office:value="39710" calcext:value-type="float">
            <text:p>39710.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23476" calcext:value-type="float">
            <text:p>23476.0</text:p>
          </table:table-cell>
          <table:table-cell office:value-type="float" office:value="38277" calcext:value-type="float">
            <text:p>38277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22102" calcext:value-type="float">
            <text:p>22102.0</text:p>
          </table:table-cell>
          <table:table-cell office:value-type="float" office:value="31006" calcext:value-type="float">
            <text:p>31006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22029" calcext:value-type="float">
            <text:p>22029.0</text:p>
          </table:table-cell>
          <table:table-cell office:value-type="float" office:value="31106" calcext:value-type="float">
            <text:p>31106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"/>
          <table:table-cell office:value-type="float" office:value="23957" calcext:value-type="float">
            <text:p>23957.0</text:p>
          </table:table-cell>
          <table:table-cell office:value-type="float" office:value="39719" calcext:value-type="float">
            <text:p>39719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23485" calcext:value-type="float">
            <text:p>23485.0</text:p>
          </table:table-cell>
          <table:table-cell office:value-type="float" office:value="38290" calcext:value-type="float">
            <text:p>38290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23450" calcext:value-type="float">
            <text:p>23450.0</text:p>
          </table:table-cell>
          <table:table-cell office:value-type="float" office:value="38244" calcext:value-type="float">
            <text:p>38244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"/>
          <table:table-cell office:value-type="float" office:value="22080" calcext:value-type="float">
            <text:p>22080.0</text:p>
          </table:table-cell>
          <table:table-cell office:value-type="float" office:value="30944" calcext:value-type="float">
            <text:p>30944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2024" calcext:value-type="float">
            <text:p>22024.0</text:p>
          </table:table-cell>
          <table:table-cell office:value-type="float" office:value="31110" calcext:value-type="float">
            <text:p>31110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23957" calcext:value-type="float">
            <text:p>23957.0</text:p>
          </table:table-cell>
          <table:table-cell office:value-type="float" office:value="39719" calcext:value-type="float">
            <text:p>39719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23494" calcext:value-type="float">
            <text:p>23494.0</text:p>
          </table:table-cell>
          <table:table-cell office:value-type="float" office:value="38300" calcext:value-type="float">
            <text:p>38300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448" calcext:value-type="float">
            <text:p>23448.0</text:p>
          </table:table-cell>
          <table:table-cell office:value-type="float" office:value="38239" calcext:value-type="float">
            <text:p>38239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22062" calcext:value-type="float">
            <text:p>22062.0</text:p>
          </table:table-cell>
          <table:table-cell office:value-type="float" office:value="30897" calcext:value-type="float">
            <text:p>30897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22000" calcext:value-type="float">
            <text:p>22000.0</text:p>
          </table:table-cell>
          <table:table-cell office:value-type="float" office:value="31121" calcext:value-type="float">
            <text:p>31121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1"/>
          <table:table-cell office:value-type="float" office:value="23946" calcext:value-type="float">
            <text:p>23946.0</text:p>
          </table:table-cell>
          <table:table-cell office:value-type="float" office:value="39744" calcext:value-type="float">
            <text:p>39744.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23497" calcext:value-type="float">
            <text:p>23497.0</text:p>
          </table:table-cell>
          <table:table-cell office:value-type="float" office:value="38312" calcext:value-type="float">
            <text:p>38312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"/>
          <table:table-cell office:value-type="float" office:value="22041" calcext:value-type="float">
            <text:p>22041.0</text:p>
          </table:table-cell>
          <table:table-cell office:value-type="float" office:value="30849" calcext:value-type="float">
            <text:p>30849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22000" calcext:value-type="float">
            <text:p>22000.0</text:p>
          </table:table-cell>
          <table:table-cell office:value-type="float" office:value="31125" calcext:value-type="float">
            <text:p>31125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1"/>
          <table:table-cell office:value-type="float" office:value="23946" calcext:value-type="float">
            <text:p>23946.0</text:p>
          </table:table-cell>
          <table:table-cell office:value-type="float" office:value="39749" calcext:value-type="float">
            <text:p>39749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23501" calcext:value-type="float">
            <text:p>23501.0</text:p>
          </table:table-cell>
          <table:table-cell office:value-type="float" office:value="38316" calcext:value-type="float">
            <text:p>38316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1"/>
          <table:table-cell office:value-type="float" office:value="22023" calcext:value-type="float">
            <text:p>22023.0</text:p>
          </table:table-cell>
          <table:table-cell office:value-type="float" office:value="30799" calcext:value-type="float">
            <text:p>30799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"/>
          <table:table-cell office:value-type="float" office:value="21984" calcext:value-type="float">
            <text:p>21984.0</text:p>
          </table:table-cell>
          <table:table-cell office:value-type="float" office:value="31140" calcext:value-type="float">
            <text:p>3114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23942" calcext:value-type="float">
            <text:p>23942.0</text:p>
          </table:table-cell>
          <table:table-cell office:value-type="float" office:value="39761" calcext:value-type="float">
            <text:p>39761.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23510" calcext:value-type="float">
            <text:p>23510.0</text:p>
          </table:table-cell>
          <table:table-cell office:value-type="float" office:value="38328" calcext:value-type="float">
            <text:p>38328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"/>
          <table:table-cell office:value-type="float" office:value="22012" calcext:value-type="float">
            <text:p>22012.0</text:p>
          </table:table-cell>
          <table:table-cell office:value-type="float" office:value="30748" calcext:value-type="float">
            <text:p>3074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"/>
          <table:table-cell office:value-type="float" office:value="21987" calcext:value-type="float">
            <text:p>21987.0</text:p>
          </table:table-cell>
          <table:table-cell office:value-type="float" office:value="31148" calcext:value-type="float">
            <text:p>31148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"/>
          <table:table-cell office:value-type="float" office:value="23942" calcext:value-type="float">
            <text:p>23942.0</text:p>
          </table:table-cell>
          <table:table-cell office:value-type="float" office:value="39761" calcext:value-type="float">
            <text:p>39761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23512" calcext:value-type="float">
            <text:p>23512.0</text:p>
          </table:table-cell>
          <table:table-cell office:value-type="float" office:value="38325" calcext:value-type="float">
            <text:p>38325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22010" calcext:value-type="float">
            <text:p>22010.0</text:p>
          </table:table-cell>
          <table:table-cell office:value-type="float" office:value="30693" calcext:value-type="float">
            <text:p>30693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942" calcext:value-type="float">
            <text:p>23942.0</text:p>
          </table:table-cell>
          <table:table-cell office:value-type="float" office:value="39761" calcext:value-type="float">
            <text:p>39761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23518" calcext:value-type="float">
            <text:p>23518.0</text:p>
          </table:table-cell>
          <table:table-cell office:value-type="float" office:value="38328" calcext:value-type="float">
            <text:p>38328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21989" calcext:value-type="float">
            <text:p>21989.0</text:p>
          </table:table-cell>
          <table:table-cell office:value-type="float" office:value="30630" calcext:value-type="float">
            <text:p>30630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23938" calcext:value-type="float">
            <text:p>23938.0</text:p>
          </table:table-cell>
          <table:table-cell office:value-type="float" office:value="39795" calcext:value-type="float">
            <text:p>39795.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23521" calcext:value-type="float">
            <text:p>23521.0</text:p>
          </table:table-cell>
          <table:table-cell office:value-type="float" office:value="38338" calcext:value-type="float">
            <text:p>38338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21986" calcext:value-type="float">
            <text:p>21986.0</text:p>
          </table:table-cell>
          <table:table-cell office:value-type="float" office:value="30567" calcext:value-type="float">
            <text:p>30567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23939" calcext:value-type="float">
            <text:p>23939.0</text:p>
          </table:table-cell>
          <table:table-cell office:value-type="float" office:value="39803" calcext:value-type="float">
            <text:p>39803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23520" calcext:value-type="float">
            <text:p>23520.0</text:p>
          </table:table-cell>
          <table:table-cell office:value-type="float" office:value="38353" calcext:value-type="float">
            <text:p>38353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21981" calcext:value-type="float">
            <text:p>21981.0</text:p>
          </table:table-cell>
          <table:table-cell office:value-type="float" office:value="30527" calcext:value-type="float">
            <text:p>30527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23942" calcext:value-type="float">
            <text:p>23942.0</text:p>
          </table:table-cell>
          <table:table-cell office:value-type="float" office:value="39814" calcext:value-type="float">
            <text:p>39814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23520" calcext:value-type="float">
            <text:p>23520.0</text:p>
          </table:table-cell>
          <table:table-cell office:value-type="float" office:value="38387" calcext:value-type="float">
            <text:p>38387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21981" calcext:value-type="float">
            <text:p>21981.0</text:p>
          </table:table-cell>
          <table:table-cell office:value-type="float" office:value="30523" calcext:value-type="float">
            <text:p>30523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23942" calcext:value-type="float">
            <text:p>23942.0</text:p>
          </table:table-cell>
          <table:table-cell office:value-type="float" office:value="39814" calcext:value-type="float">
            <text:p>39814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23514" calcext:value-type="float">
            <text:p>23514.0</text:p>
          </table:table-cell>
          <table:table-cell office:value-type="float" office:value="38398" calcext:value-type="float">
            <text:p>38398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21987" calcext:value-type="float">
            <text:p>21987.0</text:p>
          </table:table-cell>
          <table:table-cell office:value-type="float" office:value="30518" calcext:value-type="float">
            <text:p>30518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23936" calcext:value-type="float">
            <text:p>23936.0</text:p>
          </table:table-cell>
          <table:table-cell office:value-type="float" office:value="39838" calcext:value-type="float">
            <text:p>39838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23497" calcext:value-type="float">
            <text:p>23497.0</text:p>
          </table:table-cell>
          <table:table-cell office:value-type="float" office:value="38460" calcext:value-type="float">
            <text:p>38460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21985" calcext:value-type="float">
            <text:p>21985.0</text:p>
          </table:table-cell>
          <table:table-cell office:value-type="float" office:value="30503" calcext:value-type="float">
            <text:p>3050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23948" calcext:value-type="float">
            <text:p>23948.0</text:p>
          </table:table-cell>
          <table:table-cell office:value-type="float" office:value="39874" calcext:value-type="float">
            <text:p>39874.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23920" calcext:value-type="float">
            <text:p>23920.0</text:p>
          </table:table-cell>
          <table:table-cell office:value-type="float" office:value="39838" calcext:value-type="float">
            <text:p>39838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493" calcext:value-type="float">
            <text:p>23493.0</text:p>
          </table:table-cell>
          <table:table-cell office:value-type="float" office:value="38479" calcext:value-type="float">
            <text:p>38479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"/>
          <table:table-cell office:value-type="float" office:value="21987" calcext:value-type="float">
            <text:p>21987.0</text:p>
          </table:table-cell>
          <table:table-cell office:value-type="float" office:value="30463" calcext:value-type="float">
            <text:p>3046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"/>
          <table:table-cell office:value-type="float" office:value="23949" calcext:value-type="float">
            <text:p>23949.0</text:p>
          </table:table-cell>
          <table:table-cell office:value-type="float" office:value="39893" calcext:value-type="float">
            <text:p>39893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23917" calcext:value-type="float">
            <text:p>23917.0</text:p>
          </table:table-cell>
          <table:table-cell office:value-type="float" office:value="39837" calcext:value-type="float">
            <text:p>39837.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23496" calcext:value-type="float">
            <text:p>23496.0</text:p>
          </table:table-cell>
          <table:table-cell office:value-type="float" office:value="38486" calcext:value-type="float">
            <text:p>38486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"/>
          <table:table-cell office:value-type="float" office:value="21988" calcext:value-type="float">
            <text:p>21988.0</text:p>
          </table:table-cell>
          <table:table-cell office:value-type="float" office:value="30413" calcext:value-type="float">
            <text:p>30413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"/>
          <table:table-cell office:value-type="float" office:value="23950" calcext:value-type="float">
            <text:p>23950.0</text:p>
          </table:table-cell>
          <table:table-cell office:value-type="float" office:value="39934" calcext:value-type="float">
            <text:p>39934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23914" calcext:value-type="float">
            <text:p>23914.0</text:p>
          </table:table-cell>
          <table:table-cell office:value-type="float" office:value="39834" calcext:value-type="float">
            <text:p>39834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23496" calcext:value-type="float">
            <text:p>23496.0</text:p>
          </table:table-cell>
          <table:table-cell office:value-type="float" office:value="38486" calcext:value-type="float">
            <text:p>38486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"/>
          <table:table-cell office:value-type="float" office:value="21987" calcext:value-type="float">
            <text:p>21987.0</text:p>
          </table:table-cell>
          <table:table-cell office:value-type="float" office:value="30369" calcext:value-type="float">
            <text:p>30369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1"/>
          <table:table-cell office:value-type="float" office:value="23960" calcext:value-type="float">
            <text:p>23960.0</text:p>
          </table:table-cell>
          <table:table-cell office:value-type="float" office:value="39960" calcext:value-type="float">
            <text:p>39960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1"/>
          <table:table-cell office:value-type="float" office:value="23902" calcext:value-type="float">
            <text:p>23902.0</text:p>
          </table:table-cell>
          <table:table-cell office:value-type="float" office:value="39834" calcext:value-type="float">
            <text:p>39834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"/>
          <table:table-cell office:value-type="float" office:value="23481" calcext:value-type="float">
            <text:p>23481.0</text:p>
          </table:table-cell>
          <table:table-cell office:value-type="float" office:value="38505" calcext:value-type="float">
            <text:p>38505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1"/>
          <table:table-cell office:value-type="float" office:value="21987" calcext:value-type="float">
            <text:p>21987.0</text:p>
          </table:table-cell>
          <table:table-cell office:value-type="float" office:value="30347" calcext:value-type="float">
            <text:p>3034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"/>
          <table:table-cell office:value-type="float" office:value="23959" calcext:value-type="float">
            <text:p>23959.0</text:p>
          </table:table-cell>
          <table:table-cell office:value-type="float" office:value="39985" calcext:value-type="float">
            <text:p>39985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23896" calcext:value-type="float">
            <text:p>23896.0</text:p>
          </table:table-cell>
          <table:table-cell office:value-type="float" office:value="39839" calcext:value-type="float">
            <text:p>39839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/>
          <table:table-cell office:value-type="float" office:value="23481" calcext:value-type="float">
            <text:p>23481.0</text:p>
          </table:table-cell>
          <table:table-cell office:value-type="float" office:value="38505" calcext:value-type="float">
            <text:p>38505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/>
          <table:table-cell office:value-type="float" office:value="21973" calcext:value-type="float">
            <text:p>21973.0</text:p>
          </table:table-cell>
          <table:table-cell office:value-type="float" office:value="30324" calcext:value-type="float">
            <text:p>30324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"/>
          <table:table-cell office:value-type="float" office:value="23960" calcext:value-type="float">
            <text:p>23960.0</text:p>
          </table:table-cell>
          <table:table-cell office:value-type="float" office:value="40008" calcext:value-type="float">
            <text:p>40008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23887" calcext:value-type="float">
            <text:p>23887.0</text:p>
          </table:table-cell>
          <table:table-cell office:value-type="float" office:value="39847" calcext:value-type="float">
            <text:p>39847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"/>
          <table:table-cell office:value-type="float" office:value="23467" calcext:value-type="float">
            <text:p>23467.0</text:p>
          </table:table-cell>
          <table:table-cell office:value-type="float" office:value="38502" calcext:value-type="float">
            <text:p>38502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"/>
          <table:table-cell office:value-type="float" office:value="21951" calcext:value-type="float">
            <text:p>21951.0</text:p>
          </table:table-cell>
          <table:table-cell office:value-type="float" office:value="30287" calcext:value-type="float">
            <text:p>30287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958" calcext:value-type="float">
            <text:p>23958.0</text:p>
          </table:table-cell>
          <table:table-cell office:value-type="float" office:value="40026" calcext:value-type="float">
            <text:p>40026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"/>
          <table:table-cell office:value-type="float" office:value="23877" calcext:value-type="float">
            <text:p>23877.0</text:p>
          </table:table-cell>
          <table:table-cell office:value-type="float" office:value="39847" calcext:value-type="float">
            <text:p>39847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"/>
          <table:table-cell office:value-type="float" office:value="23444" calcext:value-type="float">
            <text:p>23444.0</text:p>
          </table:table-cell>
          <table:table-cell office:value-type="float" office:value="38502" calcext:value-type="float">
            <text:p>38502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1"/>
          <table:table-cell office:value-type="float" office:value="21940" calcext:value-type="float">
            <text:p>21940.0</text:p>
          </table:table-cell>
          <table:table-cell office:value-type="float" office:value="30263" calcext:value-type="float">
            <text:p>30263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"/>
          <table:table-cell office:value-type="float" office:value="23945" calcext:value-type="float">
            <text:p>23945.0</text:p>
          </table:table-cell>
          <table:table-cell office:value-type="float" office:value="40060" calcext:value-type="float">
            <text:p>40060.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"/>
          <table:table-cell office:value-type="float" office:value="23868" calcext:value-type="float">
            <text:p>23868.0</text:p>
          </table:table-cell>
          <table:table-cell office:value-type="float" office:value="39853" calcext:value-type="float">
            <text:p>39853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"/>
          <table:table-cell office:value-type="float" office:value="23435" calcext:value-type="float">
            <text:p>23435.0</text:p>
          </table:table-cell>
          <table:table-cell office:value-type="float" office:value="38506" calcext:value-type="float">
            <text:p>38506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21932" calcext:value-type="float">
            <text:p>21932.0</text:p>
          </table:table-cell>
          <table:table-cell office:value-type="float" office:value="30255" calcext:value-type="float">
            <text:p>30255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1"/>
          <table:table-cell office:value-type="float" office:value="23937" calcext:value-type="float">
            <text:p>23937.0</text:p>
          </table:table-cell>
          <table:table-cell office:value-type="float" office:value="40085" calcext:value-type="float">
            <text:p>40085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"/>
          <table:table-cell office:value-type="float" office:value="23861" calcext:value-type="float">
            <text:p>23861.0</text:p>
          </table:table-cell>
          <table:table-cell office:value-type="float" office:value="39872" calcext:value-type="float">
            <text:p>39872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"/>
          <table:table-cell office:value-type="float" office:value="23422" calcext:value-type="float">
            <text:p>23422.0</text:p>
          </table:table-cell>
          <table:table-cell office:value-type="float" office:value="38552" calcext:value-type="float">
            <text:p>38552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"/>
          <table:table-cell office:value-type="float" office:value="21923" calcext:value-type="float">
            <text:p>21923.0</text:p>
          </table:table-cell>
          <table:table-cell office:value-type="float" office:value="30262" calcext:value-type="float">
            <text:p>30262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"/>
          <table:table-cell office:value-type="float" office:value="23936" calcext:value-type="float">
            <text:p>23936.0</text:p>
          </table:table-cell>
          <table:table-cell office:value-type="float" office:value="40123" calcext:value-type="float">
            <text:p>40123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1"/>
          <table:table-cell office:value-type="float" office:value="23848" calcext:value-type="float">
            <text:p>23848.0</text:p>
          </table:table-cell>
          <table:table-cell office:value-type="float" office:value="39881" calcext:value-type="float">
            <text:p>39881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1"/>
          <table:table-cell office:value-type="float" office:value="23411" calcext:value-type="float">
            <text:p>23411.0</text:p>
          </table:table-cell>
          <table:table-cell office:value-type="float" office:value="38575" calcext:value-type="float">
            <text:p>38575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1"/>
          <table:table-cell office:value-type="float" office:value="21911" calcext:value-type="float">
            <text:p>21911.0</text:p>
          </table:table-cell>
          <table:table-cell office:value-type="float" office:value="30249" calcext:value-type="float">
            <text:p>30249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937" calcext:value-type="float">
            <text:p>23937.0</text:p>
          </table:table-cell>
          <table:table-cell office:value-type="float" office:value="40172" calcext:value-type="float">
            <text:p>40172.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1"/>
          <table:table-cell office:value-type="float" office:value="23839" calcext:value-type="float">
            <text:p>23839.0</text:p>
          </table:table-cell>
          <table:table-cell office:value-type="float" office:value="39897" calcext:value-type="float">
            <text:p>39897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1"/>
          <table:table-cell office:value-type="float" office:value="23405" calcext:value-type="float">
            <text:p>23405.0</text:p>
          </table:table-cell>
          <table:table-cell office:value-type="float" office:value="38613" calcext:value-type="float">
            <text:p>38613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1"/>
          <table:table-cell office:value-type="float" office:value="21901" calcext:value-type="float">
            <text:p>21901.0</text:p>
          </table:table-cell>
          <table:table-cell office:value-type="float" office:value="30234" calcext:value-type="float">
            <text:p>30234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1"/>
          <table:table-cell office:value-type="float" office:value="23942" calcext:value-type="float">
            <text:p>23942.0</text:p>
          </table:table-cell>
          <table:table-cell office:value-type="float" office:value="40198" calcext:value-type="float">
            <text:p>40198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1"/>
          <table:table-cell office:value-type="float" office:value="23822" calcext:value-type="float">
            <text:p>23822.0</text:p>
          </table:table-cell>
          <table:table-cell office:value-type="float" office:value="39920" calcext:value-type="float">
            <text:p>39920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1"/>
          <table:table-cell office:value-type="float" office:value="23401" calcext:value-type="float">
            <text:p>23401.0</text:p>
          </table:table-cell>
          <table:table-cell office:value-type="float" office:value="38623" calcext:value-type="float">
            <text:p>38623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1"/>
          <table:table-cell office:value-type="float" office:value="21895" calcext:value-type="float">
            <text:p>21895.0</text:p>
          </table:table-cell>
          <table:table-cell office:value-type="float" office:value="30225" calcext:value-type="float">
            <text:p>30225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1"/>
          <table:table-cell office:value-type="float" office:value="23942" calcext:value-type="float">
            <text:p>23942.0</text:p>
          </table:table-cell>
          <table:table-cell office:value-type="float" office:value="40198" calcext:value-type="float">
            <text:p>40198.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1"/>
          <table:table-cell office:value-type="float" office:value="23813" calcext:value-type="float">
            <text:p>23813.0</text:p>
          </table:table-cell>
          <table:table-cell office:value-type="float" office:value="39931" calcext:value-type="float">
            <text:p>39931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1"/>
          <table:table-cell office:value-type="float" office:value="23385" calcext:value-type="float">
            <text:p>23385.0</text:p>
          </table:table-cell>
          <table:table-cell office:value-type="float" office:value="38653" calcext:value-type="float">
            <text:p>38653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1"/>
          <table:table-cell office:value-type="float" office:value="21884" calcext:value-type="float">
            <text:p>21884.0</text:p>
          </table:table-cell>
          <table:table-cell office:value-type="float" office:value="30215" calcext:value-type="float">
            <text:p>30215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1"/>
          <table:table-cell office:value-type="float" office:value="23956" calcext:value-type="float">
            <text:p>23956.0</text:p>
          </table:table-cell>
          <table:table-cell office:value-type="float" office:value="40217" calcext:value-type="float">
            <text:p>40217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1"/>
          <table:table-cell office:value-type="float" office:value="23808" calcext:value-type="float">
            <text:p>23808.0</text:p>
          </table:table-cell>
          <table:table-cell office:value-type="float" office:value="39936" calcext:value-type="float">
            <text:p>39936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1"/>
          <table:table-cell office:value-type="float" office:value="23370" calcext:value-type="float">
            <text:p>23370.0</text:p>
          </table:table-cell>
          <table:table-cell office:value-type="float" office:value="38689" calcext:value-type="float">
            <text:p>38689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1"/>
          <table:table-cell office:value-type="float" office:value="21891" calcext:value-type="float">
            <text:p>21891.0</text:p>
          </table:table-cell>
          <table:table-cell office:value-type="float" office:value="30158" calcext:value-type="float">
            <text:p>30158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1"/>
          <table:table-cell office:value-type="float" office:value="23968" calcext:value-type="float">
            <text:p>23968.0</text:p>
          </table:table-cell>
          <table:table-cell office:value-type="float" office:value="40227" calcext:value-type="float">
            <text:p>40227.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1"/>
          <table:table-cell office:value-type="float" office:value="23802" calcext:value-type="float">
            <text:p>23802.0</text:p>
          </table:table-cell>
          <table:table-cell office:value-type="float" office:value="39949" calcext:value-type="float">
            <text:p>39949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1"/>
          <table:table-cell office:value-type="float" office:value="23352" calcext:value-type="float">
            <text:p>23352.0</text:p>
          </table:table-cell>
          <table:table-cell office:value-type="float" office:value="38732" calcext:value-type="float">
            <text:p>38732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"/>
          <table:table-cell office:value-type="float" office:value="21903" calcext:value-type="float">
            <text:p>21903.0</text:p>
          </table:table-cell>
          <table:table-cell office:value-type="float" office:value="30160" calcext:value-type="float">
            <text:p>30160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1"/>
          <table:table-cell office:value-type="float" office:value="23982" calcext:value-type="float">
            <text:p>23982.0</text:p>
          </table:table-cell>
          <table:table-cell office:value-type="float" office:value="40244" calcext:value-type="float">
            <text:p>40244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1"/>
          <table:table-cell office:value-type="float" office:value="23797" calcext:value-type="float">
            <text:p>23797.0</text:p>
          </table:table-cell>
          <table:table-cell office:value-type="float" office:value="39961" calcext:value-type="float">
            <text:p>39961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1"/>
          <table:table-cell office:value-type="float" office:value="23337" calcext:value-type="float">
            <text:p>23337.0</text:p>
          </table:table-cell>
          <table:table-cell office:value-type="float" office:value="38768" calcext:value-type="float">
            <text:p>38768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1903" calcext:value-type="float">
            <text:p>21903.0</text:p>
          </table:table-cell>
          <table:table-cell office:value-type="float" office:value="30159" calcext:value-type="float">
            <text:p>30159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1"/>
          <table:table-cell office:value-type="float" office:value="23995" calcext:value-type="float">
            <text:p>23995.0</text:p>
          </table:table-cell>
          <table:table-cell office:value-type="float" office:value="40257" calcext:value-type="float">
            <text:p>40257.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1"/>
          <table:table-cell office:value-type="float" office:value="23793" calcext:value-type="float">
            <text:p>23793.0</text:p>
          </table:table-cell>
          <table:table-cell office:value-type="float" office:value="39981" calcext:value-type="float">
            <text:p>39981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326" calcext:value-type="float">
            <text:p>23326.0</text:p>
          </table:table-cell>
          <table:table-cell office:value-type="float" office:value="38780" calcext:value-type="float">
            <text:p>38780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1"/>
          <table:table-cell office:value-type="float" office:value="21900" calcext:value-type="float">
            <text:p>21900.0</text:p>
          </table:table-cell>
          <table:table-cell office:value-type="float" office:value="30158" calcext:value-type="float">
            <text:p>30158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1"/>
          <table:table-cell office:value-type="float" office:value="24009" calcext:value-type="float">
            <text:p>24009.0</text:p>
          </table:table-cell>
          <table:table-cell office:value-type="float" office:value="40271" calcext:value-type="float">
            <text:p>40271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1"/>
          <table:table-cell office:value-type="float" office:value="23820" calcext:value-type="float">
            <text:p>23820.0</text:p>
          </table:table-cell>
          <table:table-cell office:value-type="float" office:value="40019" calcext:value-type="float">
            <text:p>40019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1"/>
          <table:table-cell office:value-type="float" office:value="23314" calcext:value-type="float">
            <text:p>23314.0</text:p>
          </table:table-cell>
          <table:table-cell office:value-type="float" office:value="38801" calcext:value-type="float">
            <text:p>38801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1"/>
          <table:table-cell office:value-type="float" office:value="21900" calcext:value-type="float">
            <text:p>21900.0</text:p>
          </table:table-cell>
          <table:table-cell office:value-type="float" office:value="30165" calcext:value-type="float">
            <text:p>30165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1"/>
          <table:table-cell office:value-type="float" office:value="24024" calcext:value-type="float">
            <text:p>24024.0</text:p>
          </table:table-cell>
          <table:table-cell office:value-type="float" office:value="40280" calcext:value-type="float">
            <text:p>40280.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814" calcext:value-type="float">
            <text:p>23814.0</text:p>
          </table:table-cell>
          <table:table-cell office:value-type="float" office:value="40032" calcext:value-type="float">
            <text:p>40032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1"/>
          <table:table-cell office:value-type="float" office:value="23320" calcext:value-type="float">
            <text:p>23320.0</text:p>
          </table:table-cell>
          <table:table-cell office:value-type="float" office:value="38850" calcext:value-type="float">
            <text:p>38850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1"/>
          <table:table-cell office:value-type="float" office:value="21908" calcext:value-type="float">
            <text:p>21908.0</text:p>
          </table:table-cell>
          <table:table-cell office:value-type="float" office:value="30173" calcext:value-type="float">
            <text:p>30173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1"/>
          <table:table-cell office:value-type="float" office:value="24032" calcext:value-type="float">
            <text:p>24032.0</text:p>
          </table:table-cell>
          <table:table-cell office:value-type="float" office:value="40289" calcext:value-type="float">
            <text:p>40289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1"/>
          <table:table-cell office:value-type="float" office:value="23824" calcext:value-type="float">
            <text:p>23824.0</text:p>
          </table:table-cell>
          <table:table-cell office:value-type="float" office:value="40034" calcext:value-type="float">
            <text:p>40034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1"/>
          <table:table-cell office:value-type="float" office:value="23323" calcext:value-type="float">
            <text:p>23323.0</text:p>
          </table:table-cell>
          <table:table-cell office:value-type="float" office:value="38851" calcext:value-type="float">
            <text:p>38851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1"/>
          <table:table-cell office:value-type="float" office:value="24036" calcext:value-type="float">
            <text:p>24036.0</text:p>
          </table:table-cell>
          <table:table-cell office:value-type="float" office:value="40291" calcext:value-type="float">
            <text:p>40291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1"/>
          <table:table-cell office:value-type="float" office:value="23823" calcext:value-type="float">
            <text:p>23823.0</text:p>
          </table:table-cell>
          <table:table-cell office:value-type="float" office:value="40039" calcext:value-type="float">
            <text:p>40039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1"/>
          <table:table-cell office:value-type="float" office:value="23325" calcext:value-type="float">
            <text:p>23325.0</text:p>
          </table:table-cell>
          <table:table-cell office:value-type="float" office:value="38859" calcext:value-type="float">
            <text:p>38859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1"/>
          <table:table-cell office:value-type="float" office:value="24050" calcext:value-type="float">
            <text:p>24050.0</text:p>
          </table:table-cell>
          <table:table-cell office:value-type="float" office:value="40303" calcext:value-type="float">
            <text:p>40303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1"/>
          <table:table-cell office:value-type="float" office:value="23825" calcext:value-type="float">
            <text:p>23825.0</text:p>
          </table:table-cell>
          <table:table-cell office:value-type="float" office:value="40047" calcext:value-type="float">
            <text:p>40047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1"/>
          <table:table-cell office:value-type="float" office:value="23322" calcext:value-type="float">
            <text:p>23322.0</text:p>
          </table:table-cell>
          <table:table-cell office:value-type="float" office:value="38857" calcext:value-type="float">
            <text:p>38857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"/>
          <table:table-cell office:value-type="float" office:value="24068" calcext:value-type="float">
            <text:p>24068.0</text:p>
          </table:table-cell>
          <table:table-cell office:value-type="float" office:value="40303" calcext:value-type="float">
            <text:p>40303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1"/>
          <table:table-cell office:value-type="float" office:value="23822" calcext:value-type="float">
            <text:p>23822.0</text:p>
          </table:table-cell>
          <table:table-cell office:value-type="float" office:value="40055" calcext:value-type="float">
            <text:p>40055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1"/>
          <table:table-cell office:value-type="float" office:value="23305" calcext:value-type="float">
            <text:p>23305.0</text:p>
          </table:table-cell>
          <table:table-cell office:value-type="float" office:value="38931" calcext:value-type="float">
            <text:p>38931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1"/>
          <table:table-cell office:value-type="float" office:value="24086" calcext:value-type="float">
            <text:p>24086.0</text:p>
          </table:table-cell>
          <table:table-cell office:value-type="float" office:value="40297" calcext:value-type="float">
            <text:p>40297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1"/>
          <table:table-cell office:value-type="float" office:value="23816" calcext:value-type="float">
            <text:p>23816.0</text:p>
          </table:table-cell>
          <table:table-cell office:value-type="float" office:value="40086" calcext:value-type="float">
            <text:p>40086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1"/>
          <table:table-cell office:value-type="float" office:value="23298" calcext:value-type="float">
            <text:p>23298.0</text:p>
          </table:table-cell>
          <table:table-cell office:value-type="float" office:value="38960" calcext:value-type="float">
            <text:p>38960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1"/>
          <table:table-cell office:value-type="float" office:value="24092" calcext:value-type="float">
            <text:p>24092.0</text:p>
          </table:table-cell>
          <table:table-cell office:value-type="float" office:value="40298" calcext:value-type="float">
            <text:p>40298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1"/>
          <table:table-cell office:value-type="float" office:value="23815" calcext:value-type="float">
            <text:p>23815.0</text:p>
          </table:table-cell>
          <table:table-cell office:value-type="float" office:value="40092" calcext:value-type="float">
            <text:p>40092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1"/>
          <table:table-cell office:value-type="float" office:value="23300" calcext:value-type="float">
            <text:p>23300.0</text:p>
          </table:table-cell>
          <table:table-cell office:value-type="float" office:value="38978" calcext:value-type="float">
            <text:p>38978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1"/>
          <table:table-cell office:value-type="float" office:value="24106" calcext:value-type="float">
            <text:p>24106.0</text:p>
          </table:table-cell>
          <table:table-cell office:value-type="float" office:value="40293" calcext:value-type="float">
            <text:p>40293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1"/>
          <table:table-cell office:value-type="float" office:value="23809" calcext:value-type="float">
            <text:p>23809.0</text:p>
          </table:table-cell>
          <table:table-cell office:value-type="float" office:value="40106" calcext:value-type="float">
            <text:p>40106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1"/>
          <table:table-cell office:value-type="float" office:value="23306" calcext:value-type="float">
            <text:p>23306.0</text:p>
          </table:table-cell>
          <table:table-cell office:value-type="float" office:value="38995" calcext:value-type="float">
            <text:p>38995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1"/>
          <table:table-cell office:value-type="float" office:value="24115" calcext:value-type="float">
            <text:p>24115.0</text:p>
          </table:table-cell>
          <table:table-cell office:value-type="float" office:value="40286" calcext:value-type="float">
            <text:p>40286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1"/>
          <table:table-cell office:value-type="float" office:value="23787" calcext:value-type="float">
            <text:p>23787.0</text:p>
          </table:table-cell>
          <table:table-cell office:value-type="float" office:value="40140" calcext:value-type="float">
            <text:p>40140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1"/>
          <table:table-cell office:value-type="float" office:value="23306" calcext:value-type="float">
            <text:p>23306.0</text:p>
          </table:table-cell>
          <table:table-cell office:value-type="float" office:value="38998" calcext:value-type="float">
            <text:p>38998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1"/>
          <table:table-cell office:value-type="float" office:value="24119" calcext:value-type="float">
            <text:p>24119.0</text:p>
          </table:table-cell>
          <table:table-cell office:value-type="float" office:value="40281" calcext:value-type="float">
            <text:p>40281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1"/>
          <table:table-cell office:value-type="float" office:value="23784" calcext:value-type="float">
            <text:p>23784.0</text:p>
          </table:table-cell>
          <table:table-cell office:value-type="float" office:value="40149" calcext:value-type="float">
            <text:p>40149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1"/>
          <table:table-cell office:value-type="float" office:value="23305" calcext:value-type="float">
            <text:p>23305.0</text:p>
          </table:table-cell>
          <table:table-cell office:value-type="float" office:value="39019" calcext:value-type="float">
            <text:p>39019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1"/>
          <table:table-cell office:value-type="float" office:value="24130" calcext:value-type="float">
            <text:p>24130.0</text:p>
          </table:table-cell>
          <table:table-cell office:value-type="float" office:value="40276" calcext:value-type="float">
            <text:p>40276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1"/>
          <table:table-cell office:value-type="float" office:value="23784" calcext:value-type="float">
            <text:p>23784.0</text:p>
          </table:table-cell>
          <table:table-cell office:value-type="float" office:value="40149" calcext:value-type="float">
            <text:p>40149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1"/>
          <table:table-cell office:value-type="float" office:value="23306" calcext:value-type="float">
            <text:p>23306.0</text:p>
          </table:table-cell>
          <table:table-cell office:value-type="float" office:value="39034" calcext:value-type="float">
            <text:p>39034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1"/>
          <table:table-cell office:value-type="float" office:value="24134" calcext:value-type="float">
            <text:p>24134.0</text:p>
          </table:table-cell>
          <table:table-cell office:value-type="float" office:value="40275" calcext:value-type="float">
            <text:p>40275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1"/>
          <table:table-cell office:value-type="float" office:value="23778" calcext:value-type="float">
            <text:p>23778.0</text:p>
          </table:table-cell>
          <table:table-cell office:value-type="float" office:value="40165" calcext:value-type="float">
            <text:p>40165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1"/>
          <table:table-cell office:value-type="float" office:value="23309" calcext:value-type="float">
            <text:p>23309.0</text:p>
          </table:table-cell>
          <table:table-cell office:value-type="float" office:value="39039" calcext:value-type="float">
            <text:p>39039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1"/>
          <table:table-cell office:value-type="float" office:value="24148" calcext:value-type="float">
            <text:p>24148.0</text:p>
          </table:table-cell>
          <table:table-cell office:value-type="float" office:value="40283" calcext:value-type="float">
            <text:p>40283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1"/>
          <table:table-cell office:value-type="float" office:value="23778" calcext:value-type="float">
            <text:p>23778.0</text:p>
          </table:table-cell>
          <table:table-cell office:value-type="float" office:value="40165" calcext:value-type="float">
            <text:p>40165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1"/>
          <table:table-cell office:value-type="float" office:value="23308" calcext:value-type="float">
            <text:p>23308.0</text:p>
          </table:table-cell>
          <table:table-cell office:value-type="float" office:value="39046" calcext:value-type="float">
            <text:p>39046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1"/>
          <table:table-cell office:value-type="float" office:value="24174" calcext:value-type="float">
            <text:p>24174.0</text:p>
          </table:table-cell>
          <table:table-cell office:value-type="float" office:value="40300" calcext:value-type="float">
            <text:p>40300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1"/>
          <table:table-cell office:value-type="float" office:value="23778" calcext:value-type="float">
            <text:p>23778.0</text:p>
          </table:table-cell>
          <table:table-cell office:value-type="float" office:value="40165" calcext:value-type="float">
            <text:p>40165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1"/>
          <table:table-cell office:value-type="float" office:value="23312" calcext:value-type="float">
            <text:p>23312.0</text:p>
          </table:table-cell>
          <table:table-cell office:value-type="float" office:value="39055" calcext:value-type="float">
            <text:p>39055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1"/>
          <table:table-cell office:value-type="float" office:value="24202" calcext:value-type="float">
            <text:p>24202.0</text:p>
          </table:table-cell>
          <table:table-cell office:value-type="float" office:value="40336" calcext:value-type="float">
            <text:p>40336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1"/>
          <table:table-cell office:value-type="float" office:value="23784" calcext:value-type="float">
            <text:p>23784.0</text:p>
          </table:table-cell>
          <table:table-cell office:value-type="float" office:value="40172" calcext:value-type="float">
            <text:p>40172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1"/>
          <table:table-cell office:value-type="float" office:value="23312" calcext:value-type="float">
            <text:p>23312.0</text:p>
          </table:table-cell>
          <table:table-cell office:value-type="float" office:value="39060" calcext:value-type="float">
            <text:p>39060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1"/>
          <table:table-cell office:value-type="float" office:value="24215" calcext:value-type="float">
            <text:p>24215.0</text:p>
          </table:table-cell>
          <table:table-cell office:value-type="float" office:value="40338" calcext:value-type="float">
            <text:p>40338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/>
          <table:table-cell office:value-type="float" office:value="24214" calcext:value-type="float">
            <text:p>24214.0</text:p>
          </table:table-cell>
          <table:table-cell office:value-type="float" office:value="40357" calcext:value-type="float">
            <text:p>40357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1"/>
          <table:table-cell office:value-type="float" office:value="23799" calcext:value-type="float">
            <text:p>23799.0</text:p>
          </table:table-cell>
          <table:table-cell office:value-type="float" office:value="40192" calcext:value-type="float">
            <text:p>40192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1"/>
          <table:table-cell office:value-type="float" office:value="23317" calcext:value-type="float">
            <text:p>23317.0</text:p>
          </table:table-cell>
          <table:table-cell office:value-type="float" office:value="39067" calcext:value-type="float">
            <text:p>39067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1"/>
          <table:table-cell office:value-type="float" office:value="24215" calcext:value-type="float">
            <text:p>24215.0</text:p>
          </table:table-cell>
          <table:table-cell office:value-type="float" office:value="40335" calcext:value-type="float">
            <text:p>40335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1"/>
          <table:table-cell office:value-type="float" office:value="24212" calcext:value-type="float">
            <text:p>24212.0</text:p>
          </table:table-cell>
          <table:table-cell office:value-type="float" office:value="40367" calcext:value-type="float">
            <text:p>40367.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1"/>
          <table:table-cell office:value-type="float" office:value="23809" calcext:value-type="float">
            <text:p>23809.0</text:p>
          </table:table-cell>
          <table:table-cell office:value-type="float" office:value="40234" calcext:value-type="float">
            <text:p>40234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1"/>
          <table:table-cell office:value-type="float" office:value="23316" calcext:value-type="float">
            <text:p>23316.0</text:p>
          </table:table-cell>
          <table:table-cell office:value-type="float" office:value="39078" calcext:value-type="float">
            <text:p>39078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1"/>
          <table:table-cell office:value-type="float" office:value="24215" calcext:value-type="float">
            <text:p>24215.0</text:p>
          </table:table-cell>
          <table:table-cell office:value-type="float" office:value="40332" calcext:value-type="float">
            <text:p>40332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1"/>
          <table:table-cell office:value-type="float" office:value="24212" calcext:value-type="float">
            <text:p>24212.0</text:p>
          </table:table-cell>
          <table:table-cell office:value-type="float" office:value="40369" calcext:value-type="float">
            <text:p>40369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1"/>
          <table:table-cell office:value-type="float" office:value="23813" calcext:value-type="float">
            <text:p>23813.0</text:p>
          </table:table-cell>
          <table:table-cell office:value-type="float" office:value="40267" calcext:value-type="float">
            <text:p>40267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1"/>
          <table:table-cell office:value-type="float" office:value="23327" calcext:value-type="float">
            <text:p>23327.0</text:p>
          </table:table-cell>
          <table:table-cell office:value-type="float" office:value="39106" calcext:value-type="float">
            <text:p>39106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1"/>
          <table:table-cell office:value-type="float" office:value="24216" calcext:value-type="float">
            <text:p>24216.0</text:p>
          </table:table-cell>
          <table:table-cell office:value-type="float" office:value="40339" calcext:value-type="float">
            <text:p>40339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1"/>
          <table:table-cell office:value-type="float" office:value="24208" calcext:value-type="float">
            <text:p>24208.0</text:p>
          </table:table-cell>
          <table:table-cell office:value-type="float" office:value="40379" calcext:value-type="float">
            <text:p>40379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1"/>
          <table:table-cell office:value-type="float" office:value="23788" calcext:value-type="float">
            <text:p>23788.0</text:p>
          </table:table-cell>
          <table:table-cell office:value-type="float" office:value="40312" calcext:value-type="float">
            <text:p>40312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1"/>
          <table:table-cell office:value-type="float" office:value="23339" calcext:value-type="float">
            <text:p>23339.0</text:p>
          </table:table-cell>
          <table:table-cell office:value-type="float" office:value="39109" calcext:value-type="float">
            <text:p>39109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1"/>
          <table:table-cell office:value-type="float" office:value="24220" calcext:value-type="float">
            <text:p>24220.0</text:p>
          </table:table-cell>
          <table:table-cell office:value-type="float" office:value="40346" calcext:value-type="float">
            <text:p>40346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1"/>
          <table:table-cell office:value-type="float" office:value="24206" calcext:value-type="float">
            <text:p>24206.0</text:p>
          </table:table-cell>
          <table:table-cell office:value-type="float" office:value="40388" calcext:value-type="float">
            <text:p>40388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1"/>
          <table:table-cell office:value-type="float" office:value="23769" calcext:value-type="float">
            <text:p>23769.0</text:p>
          </table:table-cell>
          <table:table-cell office:value-type="float" office:value="40337" calcext:value-type="float">
            <text:p>40337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1"/>
          <table:table-cell office:value-type="float" office:value="23342" calcext:value-type="float">
            <text:p>23342.0</text:p>
          </table:table-cell>
          <table:table-cell office:value-type="float" office:value="39117" calcext:value-type="float">
            <text:p>39117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1"/>
          <table:table-cell office:value-type="float" office:value="24229" calcext:value-type="float">
            <text:p>24229.0</text:p>
          </table:table-cell>
          <table:table-cell office:value-type="float" office:value="40358" calcext:value-type="float">
            <text:p>40358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1"/>
          <table:table-cell office:value-type="float" office:value="24206" calcext:value-type="float">
            <text:p>24206.0</text:p>
          </table:table-cell>
          <table:table-cell office:value-type="float" office:value="40390" calcext:value-type="float">
            <text:p>40390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1"/>
          <table:table-cell office:value-type="float" office:value="23758" calcext:value-type="float">
            <text:p>23758.0</text:p>
          </table:table-cell>
          <table:table-cell office:value-type="float" office:value="40368" calcext:value-type="float">
            <text:p>40368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1"/>
          <table:table-cell office:value-type="float" office:value="23351" calcext:value-type="float">
            <text:p>23351.0</text:p>
          </table:table-cell>
          <table:table-cell office:value-type="float" office:value="39120" calcext:value-type="float">
            <text:p>39120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1"/>
          <table:table-cell office:value-type="float" office:value="24241" calcext:value-type="float">
            <text:p>24241.0</text:p>
          </table:table-cell>
          <table:table-cell office:value-type="float" office:value="40375" calcext:value-type="float">
            <text:p>40375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1"/>
          <table:table-cell office:value-type="float" office:value="24206" calcext:value-type="float">
            <text:p>24206.0</text:p>
          </table:table-cell>
          <table:table-cell office:value-type="float" office:value="40405" calcext:value-type="float">
            <text:p>40405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1"/>
          <table:table-cell office:value-type="float" office:value="23751" calcext:value-type="float">
            <text:p>23751.0</text:p>
          </table:table-cell>
          <table:table-cell office:value-type="float" office:value="40389" calcext:value-type="float">
            <text:p>40389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1"/>
          <table:table-cell office:value-type="float" office:value="23355" calcext:value-type="float">
            <text:p>23355.0</text:p>
          </table:table-cell>
          <table:table-cell office:value-type="float" office:value="39137" calcext:value-type="float">
            <text:p>39137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1"/>
          <table:table-cell office:value-type="float" office:value="24244" calcext:value-type="float">
            <text:p>24244.0</text:p>
          </table:table-cell>
          <table:table-cell office:value-type="float" office:value="40388" calcext:value-type="float">
            <text:p>40388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1"/>
          <table:table-cell office:value-type="float" office:value="24208" calcext:value-type="float">
            <text:p>24208.0</text:p>
          </table:table-cell>
          <table:table-cell office:value-type="float" office:value="40432" calcext:value-type="float">
            <text:p>40432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1"/>
          <table:table-cell office:value-type="float" office:value="23737" calcext:value-type="float">
            <text:p>23737.0</text:p>
          </table:table-cell>
          <table:table-cell office:value-type="float" office:value="40410" calcext:value-type="float">
            <text:p>40410.0</text:p>
          </table:table-cell>
          <table:table-cell office:value-type="float" office:value="618" calcext:value-type="float">
            <text:p>618.0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1"/>
          <table:table-cell office:value-type="float" office:value="23356" calcext:value-type="float">
            <text:p>23356.0</text:p>
          </table:table-cell>
          <table:table-cell office:value-type="float" office:value="39164" calcext:value-type="float">
            <text:p>39164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1"/>
          <table:table-cell office:value-type="float" office:value="24246" calcext:value-type="float">
            <text:p>24246.0</text:p>
          </table:table-cell>
          <table:table-cell office:value-type="float" office:value="40400" calcext:value-type="float">
            <text:p>40400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1"/>
          <table:table-cell office:value-type="float" office:value="24226" calcext:value-type="float">
            <text:p>24226.0</text:p>
          </table:table-cell>
          <table:table-cell office:value-type="float" office:value="40450" calcext:value-type="float">
            <text:p>40450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1"/>
          <table:table-cell office:value-type="float" office:value="23737" calcext:value-type="float">
            <text:p>23737.0</text:p>
          </table:table-cell>
          <table:table-cell office:value-type="float" office:value="40415" calcext:value-type="float">
            <text:p>40415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1"/>
          <table:table-cell office:value-type="float" office:value="23373" calcext:value-type="float">
            <text:p>23373.0</text:p>
          </table:table-cell>
          <table:table-cell office:value-type="float" office:value="39231" calcext:value-type="float">
            <text:p>39231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1"/>
          <table:table-cell office:value-type="float" office:value="24247" calcext:value-type="float">
            <text:p>24247.0</text:p>
          </table:table-cell>
          <table:table-cell office:value-type="float" office:value="40400" calcext:value-type="float">
            <text:p>40400.0</text:p>
          </table:table-cell>
          <table:table-cell office:value-type="float" office:value="605" calcext:value-type="float">
            <text:p>605.0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1"/>
          <table:table-cell office:value-type="float" office:value="24261" calcext:value-type="float">
            <text:p>24261.0</text:p>
          </table:table-cell>
          <table:table-cell office:value-type="float" office:value="40479" calcext:value-type="float">
            <text:p>40479.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1"/>
          <table:table-cell office:value-type="float" office:value="23736" calcext:value-type="float">
            <text:p>23736.0</text:p>
          </table:table-cell>
          <table:table-cell office:value-type="float" office:value="40421" calcext:value-type="float">
            <text:p>40421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1"/>
          <table:table-cell office:value-type="float" office:value="23389" calcext:value-type="float">
            <text:p>23389.0</text:p>
          </table:table-cell>
          <table:table-cell office:value-type="float" office:value="39262" calcext:value-type="float">
            <text:p>39262.0</text:p>
          </table:table-cell>
          <table:table-cell office:value-type="float" office:value="637" calcext:value-type="float">
            <text:p>637.0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1"/>
          <table:table-cell office:value-type="float" office:value="24248" calcext:value-type="float">
            <text:p>24248.0</text:p>
          </table:table-cell>
          <table:table-cell office:value-type="float" office:value="40410" calcext:value-type="float">
            <text:p>40410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1"/>
          <table:table-cell office:value-type="float" office:value="24267" calcext:value-type="float">
            <text:p>24267.0</text:p>
          </table:table-cell>
          <table:table-cell office:value-type="float" office:value="40485" calcext:value-type="float">
            <text:p>40485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1"/>
          <table:table-cell office:value-type="float" office:value="23738" calcext:value-type="float">
            <text:p>23738.0</text:p>
          </table:table-cell>
          <table:table-cell office:value-type="float" office:value="40441" calcext:value-type="float">
            <text:p>40441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409" calcext:value-type="float">
            <text:p>23409.0</text:p>
          </table:table-cell>
          <table:table-cell office:value-type="float" office:value="39281" calcext:value-type="float">
            <text:p>39281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1"/>
          <table:table-cell office:value-type="float" office:value="24246" calcext:value-type="float">
            <text:p>24246.0</text:p>
          </table:table-cell>
          <table:table-cell office:value-type="float" office:value="40416" calcext:value-type="float">
            <text:p>40416.0</text:p>
          </table:table-cell>
          <table:table-cell office:value-type="float" office:value="607" calcext:value-type="float">
            <text:p>607.0</text:p>
          </table:table-cell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1"/>
          <table:table-cell office:value-type="float" office:value="24272" calcext:value-type="float">
            <text:p>24272.0</text:p>
          </table:table-cell>
          <table:table-cell office:value-type="float" office:value="40494" calcext:value-type="float">
            <text:p>40494.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1"/>
          <table:table-cell office:value-type="float" office:value="23739" calcext:value-type="float">
            <text:p>23739.0</text:p>
          </table:table-cell>
          <table:table-cell office:value-type="float" office:value="40458" calcext:value-type="float">
            <text:p>40458.0</text:p>
          </table:table-cell>
          <table:table-cell office:value-type="float" office:value="622" calcext:value-type="float">
            <text:p>622.0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1"/>
          <table:table-cell office:value-type="float" office:value="23409" calcext:value-type="float">
            <text:p>23409.0</text:p>
          </table:table-cell>
          <table:table-cell office:value-type="float" office:value="39282" calcext:value-type="float">
            <text:p>39282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1"/>
          <table:table-cell office:value-type="float" office:value="24242" calcext:value-type="float">
            <text:p>24242.0</text:p>
          </table:table-cell>
          <table:table-cell office:value-type="float" office:value="40433" calcext:value-type="float">
            <text:p>40433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1"/>
          <table:table-cell office:value-type="float" office:value="24316" calcext:value-type="float">
            <text:p>24316.0</text:p>
          </table:table-cell>
          <table:table-cell office:value-type="float" office:value="40552" calcext:value-type="float">
            <text:p>40552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1"/>
          <table:table-cell office:value-type="float" office:value="23741" calcext:value-type="float">
            <text:p>23741.0</text:p>
          </table:table-cell>
          <table:table-cell office:value-type="float" office:value="40493" calcext:value-type="float">
            <text:p>40493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1"/>
          <table:table-cell office:value-type="float" office:value="23413" calcext:value-type="float">
            <text:p>23413.0</text:p>
          </table:table-cell>
          <table:table-cell office:value-type="float" office:value="39278" calcext:value-type="float">
            <text:p>39278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1"/>
          <table:table-cell office:value-type="float" office:value="24242" calcext:value-type="float">
            <text:p>24242.0</text:p>
          </table:table-cell>
          <table:table-cell office:value-type="float" office:value="40433" calcext:value-type="float">
            <text:p>40433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1"/>
          <table:table-cell office:value-type="float" office:value="24317" calcext:value-type="float">
            <text:p>24317.0</text:p>
          </table:table-cell>
          <table:table-cell office:value-type="float" office:value="40555" calcext:value-type="float">
            <text:p>40555.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1"/>
          <table:table-cell office:value-type="float" office:value="23752" calcext:value-type="float">
            <text:p>23752.0</text:p>
          </table:table-cell>
          <table:table-cell office:value-type="float" office:value="40512" calcext:value-type="float">
            <text:p>40512.0</text:p>
          </table:table-cell>
          <table:table-cell office:value-type="float" office:value="624" calcext:value-type="float">
            <text:p>624.0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1"/>
          <table:table-cell office:value-type="float" office:value="23419" calcext:value-type="float">
            <text:p>23419.0</text:p>
          </table:table-cell>
          <table:table-cell office:value-type="float" office:value="39270" calcext:value-type="float">
            <text:p>39270.0</text:p>
          </table:table-cell>
          <table:table-cell office:value-type="float" office:value="644" calcext:value-type="float">
            <text:p>644.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1"/>
          <table:table-cell office:value-type="float" office:value="24242" calcext:value-type="float">
            <text:p>24242.0</text:p>
          </table:table-cell>
          <table:table-cell office:value-type="float" office:value="40433" calcext:value-type="float">
            <text:p>40433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1"/>
          <table:table-cell office:value-type="float" office:value="24318" calcext:value-type="float">
            <text:p>24318.0</text:p>
          </table:table-cell>
          <table:table-cell office:value-type="float" office:value="40558" calcext:value-type="float">
            <text:p>40558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1"/>
          <table:table-cell office:value-type="float" office:value="23753" calcext:value-type="float">
            <text:p>23753.0</text:p>
          </table:table-cell>
          <table:table-cell office:value-type="float" office:value="40519" calcext:value-type="float">
            <text:p>40519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1"/>
          <table:table-cell office:value-type="float" office:value="23431" calcext:value-type="float">
            <text:p>23431.0</text:p>
          </table:table-cell>
          <table:table-cell office:value-type="float" office:value="39272" calcext:value-type="float">
            <text:p>39272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1"/>
          <table:table-cell office:value-type="float" office:value="24242" calcext:value-type="float">
            <text:p>24242.0</text:p>
          </table:table-cell>
          <table:table-cell office:value-type="float" office:value="40436" calcext:value-type="float">
            <text:p>40436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1"/>
          <table:table-cell office:value-type="float" office:value="24327" calcext:value-type="float">
            <text:p>24327.0</text:p>
          </table:table-cell>
          <table:table-cell office:value-type="float" office:value="40563" calcext:value-type="float">
            <text:p>40563.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1"/>
          <table:table-cell office:value-type="float" office:value="23763" calcext:value-type="float">
            <text:p>23763.0</text:p>
          </table:table-cell>
          <table:table-cell office:value-type="float" office:value="40530" calcext:value-type="float">
            <text:p>40530.0</text:p>
          </table:table-cell>
          <table:table-cell office:value-type="float" office:value="626" calcext:value-type="float">
            <text:p>626.0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1"/>
          <table:table-cell office:value-type="float" office:value="24241" calcext:value-type="float">
            <text:p>24241.0</text:p>
          </table:table-cell>
          <table:table-cell office:value-type="float" office:value="40440" calcext:value-type="float">
            <text:p>40440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559" calcext:value-type="float">
            <text:p>1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1"/>
          <table:table-cell office:value-type="float" office:value="24337" calcext:value-type="float">
            <text:p>24337.0</text:p>
          </table:table-cell>
          <table:table-cell office:value-type="float" office:value="40569" calcext:value-type="float">
            <text:p>40569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1"/>
          <table:table-cell office:value-type="float" office:value="23768" calcext:value-type="float">
            <text:p>23768.0</text:p>
          </table:table-cell>
          <table:table-cell office:value-type="float" office:value="40543" calcext:value-type="float">
            <text:p>40543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1"/>
          <table:table-cell office:value-type="float" office:value="24241" calcext:value-type="float">
            <text:p>24241.0</text:p>
          </table:table-cell>
          <table:table-cell office:value-type="float" office:value="40448" calcext:value-type="float">
            <text:p>40448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347" calcext:value-type="float">
            <text:p>24347.0</text:p>
          </table:table-cell>
          <table:table-cell office:value-type="float" office:value="40581" calcext:value-type="float">
            <text:p>40581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1"/>
          <table:table-cell office:value-type="float" office:value="23777" calcext:value-type="float">
            <text:p>23777.0</text:p>
          </table:table-cell>
          <table:table-cell office:value-type="float" office:value="40551" calcext:value-type="float">
            <text:p>40551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1"/>
          <table:table-cell office:value-type="float" office:value="24239" calcext:value-type="float">
            <text:p>24239.0</text:p>
          </table:table-cell>
          <table:table-cell office:value-type="float" office:value="40466" calcext:value-type="float">
            <text:p>40466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1"/>
          <table:table-cell office:value-type="float" office:value="24359" calcext:value-type="float">
            <text:p>24359.0</text:p>
          </table:table-cell>
          <table:table-cell office:value-type="float" office:value="40594" calcext:value-type="float">
            <text:p>40594.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1"/>
          <table:table-cell office:value-type="float" office:value="23794" calcext:value-type="float">
            <text:p>23794.0</text:p>
          </table:table-cell>
          <table:table-cell office:value-type="float" office:value="40578" calcext:value-type="float">
            <text:p>40578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1"/>
          <table:table-cell office:value-type="float" office:value="24239" calcext:value-type="float">
            <text:p>24239.0</text:p>
          </table:table-cell>
          <table:table-cell office:value-type="float" office:value="40469" calcext:value-type="float">
            <text:p>40469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1"/>
          <table:table-cell office:value-type="float" office:value="24363" calcext:value-type="float">
            <text:p>24363.0</text:p>
          </table:table-cell>
          <table:table-cell office:value-type="float" office:value="40598" calcext:value-type="float">
            <text:p>40598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1"/>
          <table:table-cell office:value-type="float" office:value="23801" calcext:value-type="float">
            <text:p>23801.0</text:p>
          </table:table-cell>
          <table:table-cell office:value-type="float" office:value="40599" calcext:value-type="float">
            <text:p>40599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1"/>
          <table:table-cell office:value-type="float" office:value="24239" calcext:value-type="float">
            <text:p>24239.0</text:p>
          </table:table-cell>
          <table:table-cell office:value-type="float" office:value="40469" calcext:value-type="float">
            <text:p>40469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1"/>
          <table:table-cell office:value-type="float" office:value="24373" calcext:value-type="float">
            <text:p>24373.0</text:p>
          </table:table-cell>
          <table:table-cell office:value-type="float" office:value="40608" calcext:value-type="float">
            <text:p>40608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1"/>
          <table:table-cell office:value-type="float" office:value="23799" calcext:value-type="float">
            <text:p>23799.0</text:p>
          </table:table-cell>
          <table:table-cell office:value-type="float" office:value="40617" calcext:value-type="float">
            <text:p>40617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1"/>
          <table:table-cell office:value-type="float" office:value="24239" calcext:value-type="float">
            <text:p>24239.0</text:p>
          </table:table-cell>
          <table:table-cell office:value-type="float" office:value="40471" calcext:value-type="float">
            <text:p>40471.0</text:p>
          </table:table-cell>
          <table:table-cell office:value-type="float" office:value="620" calcext:value-type="float">
            <text:p>620.0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1"/>
          <table:table-cell office:value-type="float" office:value="24405" calcext:value-type="float">
            <text:p>24405.0</text:p>
          </table:table-cell>
          <table:table-cell office:value-type="float" office:value="40641" calcext:value-type="float">
            <text:p>40641.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3803" calcext:value-type="float">
            <text:p>23803.0</text:p>
          </table:table-cell>
          <table:table-cell office:value-type="float" office:value="40652" calcext:value-type="float">
            <text:p>40652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1"/>
          <table:table-cell office:value-type="float" office:value="24237" calcext:value-type="float">
            <text:p>24237.0</text:p>
          </table:table-cell>
          <table:table-cell office:value-type="float" office:value="40474" calcext:value-type="float">
            <text:p>40474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1"/>
          <table:table-cell office:value-type="float" office:value="24407" calcext:value-type="float">
            <text:p>24407.0</text:p>
          </table:table-cell>
          <table:table-cell office:value-type="float" office:value="40646" calcext:value-type="float">
            <text:p>40646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1"/>
          <table:table-cell office:value-type="float" office:value="23802" calcext:value-type="float">
            <text:p>23802.0</text:p>
          </table:table-cell>
          <table:table-cell office:value-type="float" office:value="40666" calcext:value-type="float">
            <text:p>40666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1"/>
          <table:table-cell office:value-type="float" office:value="24417" calcext:value-type="float">
            <text:p>24417.0</text:p>
          </table:table-cell>
          <table:table-cell office:value-type="float" office:value="40654" calcext:value-type="float">
            <text:p>40654.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1"/>
          <table:table-cell office:value-type="float" office:value="23802" calcext:value-type="float">
            <text:p>23802.0</text:p>
          </table:table-cell>
          <table:table-cell office:value-type="float" office:value="40666" calcext:value-type="float">
            <text:p>40666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1"/>
          <table:table-cell office:value-type="float" office:value="24423" calcext:value-type="float">
            <text:p>24423.0</text:p>
          </table:table-cell>
          <table:table-cell office:value-type="float" office:value="40673" calcext:value-type="float">
            <text:p>40673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1583" calcext:value-type="float">
            <text:p>1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1"/>
          <table:table-cell office:value-type="float" office:value="23802" calcext:value-type="float">
            <text:p>23802.0</text:p>
          </table:table-cell>
          <table:table-cell office:value-type="float" office:value="40666" calcext:value-type="float">
            <text:p>40666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1"/>
          <table:table-cell office:value-type="float" office:value="24425" calcext:value-type="float">
            <text:p>24425.0</text:p>
          </table:table-cell>
          <table:table-cell office:value-type="float" office:value="40676" calcext:value-type="float">
            <text:p>40676.0</text:p>
          </table:table-cell>
          <table:table-cell office:value-type="float" office:value="601" calcext:value-type="float">
            <text:p>601.0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1"/>
          <table:table-cell office:value-type="float" office:value="23813" calcext:value-type="float">
            <text:p>23813.0</text:p>
          </table:table-cell>
          <table:table-cell office:value-type="float" office:value="40680" calcext:value-type="float">
            <text:p>40680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1"/>
          <table:table-cell office:value-type="float" office:value="24436" calcext:value-type="float">
            <text:p>24436.0</text:p>
          </table:table-cell>
          <table:table-cell office:value-type="float" office:value="40689" calcext:value-type="float">
            <text:p>40689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1"/>
          <table:table-cell office:value-type="float" office:value="23815" calcext:value-type="float">
            <text:p>23815.0</text:p>
          </table:table-cell>
          <table:table-cell office:value-type="float" office:value="40694" calcext:value-type="float">
            <text:p>40694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1"/>
          <table:table-cell office:value-type="float" office:value="24471" calcext:value-type="float">
            <text:p>24471.0</text:p>
          </table:table-cell>
          <table:table-cell office:value-type="float" office:value="40711" calcext:value-type="float">
            <text:p>40711.0</text:p>
          </table:table-cell>
          <table:table-cell office:value-type="float" office:value="603" calcext:value-type="float">
            <text:p>603.0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1"/>
          <table:table-cell office:value-type="float" office:value="23820" calcext:value-type="float">
            <text:p>23820.0</text:p>
          </table:table-cell>
          <table:table-cell office:value-type="float" office:value="40687" calcext:value-type="float">
            <text:p>40687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1"/>
          <table:table-cell office:value-type="float" office:value="24498" calcext:value-type="float">
            <text:p>24498.0</text:p>
          </table:table-cell>
          <table:table-cell office:value-type="float" office:value="40738" calcext:value-type="float">
            <text:p>40738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1"/>
          <table:table-cell office:value-type="float" office:value="23822" calcext:value-type="float">
            <text:p>23822.0</text:p>
          </table:table-cell>
          <table:table-cell office:value-type="float" office:value="40683" calcext:value-type="float">
            <text:p>40683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1"/>
          <table:table-cell office:value-type="float" office:value="24498" calcext:value-type="float">
            <text:p>24498.0</text:p>
          </table:table-cell>
          <table:table-cell office:value-type="float" office:value="40738" calcext:value-type="float">
            <text:p>40738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1"/>
          <table:table-cell office:value-type="float" office:value="23814" calcext:value-type="float">
            <text:p>23814.0</text:p>
          </table:table-cell>
          <table:table-cell office:value-type="float" office:value="40695" calcext:value-type="float">
            <text:p>40695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1"/>
          <table:table-cell office:value-type="float" office:value="24499" calcext:value-type="float">
            <text:p>24499.0</text:p>
          </table:table-cell>
          <table:table-cell office:value-type="float" office:value="40737" calcext:value-type="float">
            <text:p>40737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1"/>
          <table:table-cell office:value-type="float" office:value="23812" calcext:value-type="float">
            <text:p>23812.0</text:p>
          </table:table-cell>
          <table:table-cell office:value-type="float" office:value="40692" calcext:value-type="float">
            <text:p>40692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1"/>
          <table:table-cell office:value-type="float" office:value="24503" calcext:value-type="float">
            <text:p>24503.0</text:p>
          </table:table-cell>
          <table:table-cell office:value-type="float" office:value="40740" calcext:value-type="float">
            <text:p>40740.0</text:p>
          </table:table-cell>
          <table:table-cell office:value-type="float" office:value="610" calcext:value-type="float">
            <text:p>610.0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/>
          <table:table-cell office:value-type="float" office:value="23801" calcext:value-type="float">
            <text:p>23801.0</text:p>
          </table:table-cell>
          <table:table-cell office:value-type="float" office:value="40704" calcext:value-type="float">
            <text:p>40704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1"/>
          <table:table-cell office:value-type="float" office:value="24517" calcext:value-type="float">
            <text:p>24517.0</text:p>
          </table:table-cell>
          <table:table-cell office:value-type="float" office:value="40744" calcext:value-type="float">
            <text:p>40744.0</text:p>
          </table:table-cell>
          <table:table-cell office:value-type="float" office:value="612" calcext:value-type="float">
            <text:p>612.0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1"/>
          <table:table-cell office:value-type="float" office:value="23782" calcext:value-type="float">
            <text:p>23782.0</text:p>
          </table:table-cell>
          <table:table-cell office:value-type="float" office:value="40715" calcext:value-type="float">
            <text:p>40715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1"/>
          <table:table-cell office:value-type="float" office:value="24527" calcext:value-type="float">
            <text:p>24527.0</text:p>
          </table:table-cell>
          <table:table-cell office:value-type="float" office:value="40743" calcext:value-type="float">
            <text:p>40743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1"/>
          <table:table-cell office:value-type="float" office:value="23790" calcext:value-type="float">
            <text:p>23790.0</text:p>
          </table:table-cell>
          <table:table-cell office:value-type="float" office:value="40739" calcext:value-type="float">
            <text:p>40739.0</text:p>
          </table:table-cell>
          <table:table-cell office:value-type="float" office:value="650" calcext:value-type="float">
            <text:p>650.0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534" calcext:value-type="float">
            <text:p>24534.0</text:p>
          </table:table-cell>
          <table:table-cell office:value-type="float" office:value="40744" calcext:value-type="float">
            <text:p>40744.0</text:p>
          </table:table-cell>
          <table:table-cell office:value-type="float" office:value="614" calcext:value-type="float">
            <text:p>614.0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1"/>
          <table:table-cell office:value-type="float" office:value="23800" calcext:value-type="float">
            <text:p>23800.0</text:p>
          </table:table-cell>
          <table:table-cell office:value-type="float" office:value="40756" calcext:value-type="float">
            <text:p>40756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1"/>
          <table:table-cell office:value-type="float" office:value="24549" calcext:value-type="float">
            <text:p>24549.0</text:p>
          </table:table-cell>
          <table:table-cell office:value-type="float" office:value="40754" calcext:value-type="float">
            <text:p>40754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1"/>
          <table:table-cell office:value-type="float" office:value="23808" calcext:value-type="float">
            <text:p>23808.0</text:p>
          </table:table-cell>
          <table:table-cell office:value-type="float" office:value="40788" calcext:value-type="float">
            <text:p>40788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1"/>
          <table:table-cell office:value-type="float" office:value="24589" calcext:value-type="float">
            <text:p>24589.0</text:p>
          </table:table-cell>
          <table:table-cell office:value-type="float" office:value="40757" calcext:value-type="float">
            <text:p>40757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1"/>
          <table:table-cell office:value-type="float" office:value="23802" calcext:value-type="float">
            <text:p>23802.0</text:p>
          </table:table-cell>
          <table:table-cell office:value-type="float" office:value="40838" calcext:value-type="float">
            <text:p>40838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1"/>
          <table:table-cell office:value-type="float" office:value="24623" calcext:value-type="float">
            <text:p>24623.0</text:p>
          </table:table-cell>
          <table:table-cell office:value-type="float" office:value="40771" calcext:value-type="float">
            <text:p>40771.0</text:p>
          </table:table-cell>
          <table:table-cell office:value-type="float" office:value="616" calcext:value-type="float">
            <text:p>616.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1"/>
          <table:table-cell office:value-type="float" office:value="23805" calcext:value-type="float">
            <text:p>23805.0</text:p>
          </table:table-cell>
          <table:table-cell office:value-type="float" office:value="40865" calcext:value-type="float">
            <text:p>40865.0</text:p>
          </table:table-cell>
          <table:table-cell office:value-type="float" office:value="652" calcext:value-type="float">
            <text:p>652.0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1"/>
          <table:table-cell office:value-type="float" office:value="24631" calcext:value-type="float">
            <text:p>24631.0</text:p>
          </table:table-cell>
          <table:table-cell office:value-type="float" office:value="40771" calcext:value-type="float">
            <text:p>40771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1"/>
          <table:table-cell office:value-type="float" office:value="23809" calcext:value-type="float">
            <text:p>23809.0</text:p>
          </table:table-cell>
          <table:table-cell office:value-type="float" office:value="40870" calcext:value-type="float">
            <text:p>40870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1"/>
          <table:table-cell office:value-type="float" office:value="24645" calcext:value-type="float">
            <text:p>24645.0</text:p>
          </table:table-cell>
          <table:table-cell office:value-type="float" office:value="40767" calcext:value-type="float">
            <text:p>40767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1"/>
          <table:table-cell office:value-type="float" office:value="23822" calcext:value-type="float">
            <text:p>23822.0</text:p>
          </table:table-cell>
          <table:table-cell office:value-type="float" office:value="40891" calcext:value-type="float">
            <text:p>40891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1614" calcext:value-type="float">
            <text:p>1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1"/>
          <table:table-cell office:value-type="float" office:value="24669" calcext:value-type="float">
            <text:p>24669.0</text:p>
          </table:table-cell>
          <table:table-cell office:value-type="float" office:value="40763" calcext:value-type="float">
            <text:p>40763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1"/>
          <table:table-cell office:value-type="float" office:value="23832" calcext:value-type="float">
            <text:p>23832.0</text:p>
          </table:table-cell>
          <table:table-cell office:value-type="float" office:value="40907" calcext:value-type="float">
            <text:p>40907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1"/>
          <table:table-cell office:value-type="float" office:value="24680" calcext:value-type="float">
            <text:p>24680.0</text:p>
          </table:table-cell>
          <table:table-cell office:value-type="float" office:value="40762" calcext:value-type="float">
            <text:p>40762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1"/>
          <table:table-cell office:value-type="float" office:value="23839" calcext:value-type="float">
            <text:p>23839.0</text:p>
          </table:table-cell>
          <table:table-cell office:value-type="float" office:value="40923" calcext:value-type="float">
            <text:p>40923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1"/>
          <table:table-cell office:value-type="float" office:value="24689" calcext:value-type="float">
            <text:p>24689.0</text:p>
          </table:table-cell>
          <table:table-cell office:value-type="float" office:value="40766" calcext:value-type="float">
            <text:p>40766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1"/>
          <table:table-cell office:value-type="float" office:value="23842" calcext:value-type="float">
            <text:p>23842.0</text:p>
          </table:table-cell>
          <table:table-cell office:value-type="float" office:value="40939" calcext:value-type="float">
            <text:p>40939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1"/>
          <table:table-cell office:value-type="float" office:value="24698" calcext:value-type="float">
            <text:p>24698.0</text:p>
          </table:table-cell>
          <table:table-cell office:value-type="float" office:value="40768" calcext:value-type="float">
            <text:p>40768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1"/>
          <table:table-cell office:value-type="float" office:value="23856" calcext:value-type="float">
            <text:p>23856.0</text:p>
          </table:table-cell>
          <table:table-cell office:value-type="float" office:value="40948" calcext:value-type="float">
            <text:p>40948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1"/>
          <table:table-cell office:value-type="float" office:value="24703" calcext:value-type="float">
            <text:p>24703.0</text:p>
          </table:table-cell>
          <table:table-cell office:value-type="float" office:value="40767" calcext:value-type="float">
            <text:p>40767.0</text:p>
          </table:table-cell>
          <table:table-cell office:value-type="float" office:value="629" calcext:value-type="float">
            <text:p>629.0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1"/>
          <table:table-cell office:value-type="float" office:value="23861" calcext:value-type="float">
            <text:p>23861.0</text:p>
          </table:table-cell>
          <table:table-cell office:value-type="float" office:value="40948" calcext:value-type="float">
            <text:p>40948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710" calcext:value-type="float">
            <text:p>24710.0</text:p>
          </table:table-cell>
          <table:table-cell office:value-type="float" office:value="40766" calcext:value-type="float">
            <text:p>40766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1"/>
          <table:table-cell office:value-type="float" office:value="23864" calcext:value-type="float">
            <text:p>23864.0</text:p>
          </table:table-cell>
          <table:table-cell office:value-type="float" office:value="40957" calcext:value-type="float">
            <text:p>40957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1"/>
          <table:table-cell office:value-type="float" office:value="24722" calcext:value-type="float">
            <text:p>24722.0</text:p>
          </table:table-cell>
          <table:table-cell office:value-type="float" office:value="40773" calcext:value-type="float">
            <text:p>40773.0</text:p>
          </table:table-cell>
          <table:table-cell office:value-type="float" office:value="632" calcext:value-type="float">
            <text:p>632.0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1"/>
          <table:table-cell office:value-type="float" office:value="23868" calcext:value-type="float">
            <text:p>23868.0</text:p>
          </table:table-cell>
          <table:table-cell office:value-type="float" office:value="40970" calcext:value-type="float">
            <text:p>40970.0</text:p>
          </table:table-cell>
          <table:table-cell office:value-type="float" office:value="661" calcext:value-type="float">
            <text:p>661.0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1"/>
          <table:table-cell office:value-type="float" office:value="24732" calcext:value-type="float">
            <text:p>24732.0</text:p>
          </table:table-cell>
          <table:table-cell office:value-type="float" office:value="40768" calcext:value-type="float">
            <text:p>40768.0</text:p>
          </table:table-cell>
          <table:table-cell office:value-type="float" office:value="635" calcext:value-type="float">
            <text:p>635.0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1"/>
          <table:table-cell office:value-type="float" office:value="23876" calcext:value-type="float">
            <text:p>23876.0</text:p>
          </table:table-cell>
          <table:table-cell office:value-type="float" office:value="40983" calcext:value-type="float">
            <text:p>40983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1"/>
          <table:table-cell office:value-type="float" office:value="24744" calcext:value-type="float">
            <text:p>24744.0</text:p>
          </table:table-cell>
          <table:table-cell office:value-type="float" office:value="40771" calcext:value-type="float">
            <text:p>40771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1"/>
          <table:table-cell office:value-type="float" office:value="23875" calcext:value-type="float">
            <text:p>23875.0</text:p>
          </table:table-cell>
          <table:table-cell office:value-type="float" office:value="40985" calcext:value-type="float">
            <text:p>40985.0</text:p>
          </table:table-cell>
          <table:table-cell office:value-type="float" office:value="663" calcext:value-type="float">
            <text:p>663.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1"/>
          <table:table-cell office:value-type="float" office:value="24746" calcext:value-type="float">
            <text:p>24746.0</text:p>
          </table:table-cell>
          <table:table-cell office:value-type="float" office:value="40772" calcext:value-type="float">
            <text:p>40772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1"/>
          <table:table-cell office:value-type="float" office:value="23877" calcext:value-type="float">
            <text:p>23877.0</text:p>
          </table:table-cell>
          <table:table-cell office:value-type="float" office:value="40998" calcext:value-type="float">
            <text:p>40998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1"/>
          <table:table-cell office:value-type="float" office:value="24747" calcext:value-type="float">
            <text:p>24747.0</text:p>
          </table:table-cell>
          <table:table-cell office:value-type="float" office:value="40775" calcext:value-type="float">
            <text:p>40775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1"/>
          <table:table-cell office:value-type="float" office:value="23877" calcext:value-type="float">
            <text:p>23877.0</text:p>
          </table:table-cell>
          <table:table-cell office:value-type="float" office:value="40998" calcext:value-type="float">
            <text:p>40998.0</text:p>
          </table:table-cell>
          <table:table-cell office:value-type="float" office:value="665" calcext:value-type="float">
            <text:p>665.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1"/>
          <table:table-cell office:value-type="float" office:value="24771" calcext:value-type="float">
            <text:p>24771.0</text:p>
          </table:table-cell>
          <table:table-cell office:value-type="float" office:value="40786" calcext:value-type="float">
            <text:p>40786.0</text:p>
          </table:table-cell>
          <table:table-cell office:value-type="float" office:value="641" calcext:value-type="float">
            <text:p>641.0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1"/>
          <table:table-cell office:value-type="float" office:value="23884" calcext:value-type="float">
            <text:p>23884.0</text:p>
          </table:table-cell>
          <table:table-cell office:value-type="float" office:value="40997" calcext:value-type="float">
            <text:p>40997.0</text:p>
          </table:table-cell>
          <table:table-cell office:value-type="float" office:value="667" calcext:value-type="float">
            <text:p>667.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1"/>
          <table:table-cell office:value-type="float" office:value="24780" calcext:value-type="float">
            <text:p>24780.0</text:p>
          </table:table-cell>
          <table:table-cell office:value-type="float" office:value="40790" calcext:value-type="float">
            <text:p>40790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1"/>
          <table:table-cell office:value-type="float" office:value="23895" calcext:value-type="float">
            <text:p>23895.0</text:p>
          </table:table-cell>
          <table:table-cell office:value-type="float" office:value="40996" calcext:value-type="float">
            <text:p>40996.0</text:p>
          </table:table-cell>
          <table:table-cell office:value-type="float" office:value="669" calcext:value-type="float">
            <text:p>669.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1"/>
          <table:table-cell office:value-type="float" office:value="24791" calcext:value-type="float">
            <text:p>24791.0</text:p>
          </table:table-cell>
          <table:table-cell office:value-type="float" office:value="40788" calcext:value-type="float">
            <text:p>40788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1"/>
          <table:table-cell office:value-type="float" office:value="23895" calcext:value-type="float">
            <text:p>23895.0</text:p>
          </table:table-cell>
          <table:table-cell office:value-type="float" office:value="40996" calcext:value-type="float">
            <text:p>40996.0</text:p>
          </table:table-cell>
          <table:table-cell office:value-type="float" office:value="671" calcext:value-type="float">
            <text:p>671.0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1"/>
          <table:table-cell office:value-type="float" office:value="24796" calcext:value-type="float">
            <text:p>24796.0</text:p>
          </table:table-cell>
          <table:table-cell office:value-type="float" office:value="40793" calcext:value-type="float">
            <text:p>40793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1"/>
          <table:table-cell office:value-type="float" office:value="23905" calcext:value-type="float">
            <text:p>23905.0</text:p>
          </table:table-cell>
          <table:table-cell office:value-type="float" office:value="41010" calcext:value-type="float">
            <text:p>41010.0</text:p>
          </table:table-cell>
          <table:table-cell office:value-type="float" office:value="673" calcext:value-type="float">
            <text:p>673.0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1"/>
          <table:table-cell office:value-type="float" office:value="24805" calcext:value-type="float">
            <text:p>24805.0</text:p>
          </table:table-cell>
          <table:table-cell office:value-type="float" office:value="40796" calcext:value-type="float">
            <text:p>40796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1"/>
          <table:table-cell office:value-type="float" office:value="23909" calcext:value-type="float">
            <text:p>23909.0</text:p>
          </table:table-cell>
          <table:table-cell office:value-type="float" office:value="41015" calcext:value-type="float">
            <text:p>41015.0</text:p>
          </table:table-cell>
          <table:table-cell office:value-type="float" office:value="674" calcext:value-type="float">
            <text:p>674.0</text:p>
          </table:table-cell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24814" calcext:value-type="float">
            <text:p>24814.0</text:p>
          </table:table-cell>
          <table:table-cell office:value-type="float" office:value="40803" calcext:value-type="float">
            <text:p>40803.0</text:p>
          </table:table-cell>
          <table:table-cell office:value-type="float" office:value="648" calcext:value-type="float">
            <text:p>648.0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1"/>
          <table:table-cell office:value-type="float" office:value="23921" calcext:value-type="float">
            <text:p>23921.0</text:p>
          </table:table-cell>
          <table:table-cell office:value-type="float" office:value="41023" calcext:value-type="float">
            <text:p>41023.0</text:p>
          </table:table-cell>
          <table:table-cell office:value-type="float" office:value="675" calcext:value-type="float">
            <text:p>675.0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1"/>
          <table:table-cell office:value-type="float" office:value="23922" calcext:value-type="float">
            <text:p>23922.0</text:p>
          </table:table-cell>
          <table:table-cell office:value-type="float" office:value="41029" calcext:value-type="float">
            <text:p>41029.0</text:p>
          </table:table-cell>
          <table:table-cell office:value-type="float" office:value="676" calcext:value-type="float">
            <text:p>676.0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1"/>
          <table:table-cell office:value-type="float" office:value="23925" calcext:value-type="float">
            <text:p>23925.0</text:p>
          </table:table-cell>
          <table:table-cell office:value-type="float" office:value="41032" calcext:value-type="float">
            <text:p>41032.0</text:p>
          </table:table-cell>
          <table:table-cell office:value-type="float" office:value="677" calcext:value-type="float">
            <text:p>677.0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1"/>
          <table:table-cell office:value-type="float" office:value="23930" calcext:value-type="float">
            <text:p>23930.0</text:p>
          </table:table-cell>
          <table:table-cell office:value-type="float" office:value="41043" calcext:value-type="float">
            <text:p>41043.0</text:p>
          </table:table-cell>
          <table:table-cell office:value-type="float" office:value="678" calcext:value-type="float">
            <text:p>678.0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1"/>
          <table:table-cell office:value-type="float" office:value="23930" calcext:value-type="float">
            <text:p>23930.0</text:p>
          </table:table-cell>
          <table:table-cell office:value-type="float" office:value="41051" calcext:value-type="float">
            <text:p>41051.0</text:p>
          </table:table-cell>
          <table:table-cell office:value-type="float" office:value="679" calcext:value-type="float">
            <text:p>679.0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1"/>
          <table:table-cell office:value-type="float" office:value="23936" calcext:value-type="float">
            <text:p>23936.0</text:p>
          </table:table-cell>
          <table:table-cell office:value-type="float" office:value="41064" calcext:value-type="float">
            <text:p>41064.0</text:p>
          </table:table-cell>
          <table:table-cell office:value-type="float" office:value="681" calcext:value-type="float">
            <text:p>681.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1"/>
          <table:table-cell office:value-type="float" office:value="23938" calcext:value-type="float">
            <text:p>23938.0</text:p>
          </table:table-cell>
          <table:table-cell office:value-type="float" office:value="41066" calcext:value-type="float">
            <text:p>41066.0</text:p>
          </table:table-cell>
          <table:table-cell office:value-type="float" office:value="682" calcext:value-type="float">
            <text:p>682.0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1"/>
          <table:table-cell office:value-type="float" office:value="23945" calcext:value-type="float">
            <text:p>23945.0</text:p>
          </table:table-cell>
          <table:table-cell office:value-type="float" office:value="41067" calcext:value-type="float">
            <text:p>41067.0</text:p>
          </table:table-cell>
          <table:table-cell office:value-type="float" office:value="683" calcext:value-type="float">
            <text:p>683.0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1"/>
          <table:table-cell office:value-type="float" office:value="23948" calcext:value-type="float">
            <text:p>23948.0</text:p>
          </table:table-cell>
          <table:table-cell office:value-type="float" office:value="41073" calcext:value-type="float">
            <text:p>41073.0</text:p>
          </table:table-cell>
          <table:table-cell office:value-type="float" office:value="684" calcext:value-type="float">
            <text:p>684.0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1"/>
          <table:table-cell office:value-type="float" office:value="23950" calcext:value-type="float">
            <text:p>23950.0</text:p>
          </table:table-cell>
          <table:table-cell office:value-type="float" office:value="41076" calcext:value-type="float">
            <text:p>41076.0</text:p>
          </table:table-cell>
          <table:table-cell office:value-type="float" office:value="686" calcext:value-type="float">
            <text:p>686.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1"/>
          <table:table-cell office:value-type="float" office:value="23961" calcext:value-type="float">
            <text:p>23961.0</text:p>
          </table:table-cell>
          <table:table-cell office:value-type="float" office:value="41076" calcext:value-type="float">
            <text:p>41076.0</text:p>
          </table:table-cell>
          <table:table-cell office:value-type="float" office:value="688" calcext:value-type="float">
            <text:p>688.0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1"/>
          <table:table-cell office:value-type="float" office:value="23973" calcext:value-type="float">
            <text:p>23973.0</text:p>
          </table:table-cell>
          <table:table-cell office:value-type="float" office:value="41075" calcext:value-type="float">
            <text:p>41075.0</text:p>
          </table:table-cell>
          <table:table-cell office:value-type="float" office:value="690" calcext:value-type="float">
            <text:p>690.0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1"/>
          <table:table-cell office:value-type="float" office:value="23984" calcext:value-type="float">
            <text:p>23984.0</text:p>
          </table:table-cell>
          <table:table-cell office:value-type="float" office:value="41077" calcext:value-type="float">
            <text:p>41077.0</text:p>
          </table:table-cell>
          <table:table-cell office:value-type="float" office:value="692" calcext:value-type="float">
            <text:p>692.0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1"/>
          <table:table-cell office:value-type="float" office:value="23996" calcext:value-type="float">
            <text:p>23996.0</text:p>
          </table:table-cell>
          <table:table-cell office:value-type="float" office:value="41078" calcext:value-type="float">
            <text:p>41078.0</text:p>
          </table:table-cell>
          <table:table-cell office:value-type="float" office:value="694" calcext:value-type="float">
            <text:p>694.0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1"/>
          <table:table-cell office:value-type="float" office:value="24008" calcext:value-type="float">
            <text:p>24008.0</text:p>
          </table:table-cell>
          <table:table-cell office:value-type="float" office:value="41078" calcext:value-type="float">
            <text:p>41078.0</text:p>
          </table:table-cell>
          <table:table-cell office:value-type="float" office:value="696" calcext:value-type="float">
            <text:p>696.0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020" calcext:value-type="float">
            <text:p>24020.0</text:p>
          </table:table-cell>
          <table:table-cell office:value-type="float" office:value="41084" calcext:value-type="float">
            <text:p>41084.0</text:p>
          </table:table-cell>
          <table:table-cell office:value-type="float" office:value="697" calcext:value-type="float">
            <text:p>697.0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1"/>
          <table:table-cell office:value-type="float" office:value="24034" calcext:value-type="float">
            <text:p>24034.0</text:p>
          </table:table-cell>
          <table:table-cell office:value-type="float" office:value="41091" calcext:value-type="float">
            <text:p>41091.0</text:p>
          </table:table-cell>
          <table:table-cell office:value-type="float" office:value="699" calcext:value-type="float">
            <text:p>699.0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1"/>
          <table:table-cell office:value-type="float" office:value="24037" calcext:value-type="float">
            <text:p>24037.0</text:p>
          </table:table-cell>
          <table:table-cell office:value-type="float" office:value="41091" calcext:value-type="float">
            <text:p>41091.0</text:p>
          </table:table-cell>
          <table:table-cell office:value-type="float" office:value="701" calcext:value-type="float">
            <text:p>701.0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1"/>
          <table:table-cell office:value-type="float" office:value="24049" calcext:value-type="float">
            <text:p>24049.0</text:p>
          </table:table-cell>
          <table:table-cell office:value-type="float" office:value="41098" calcext:value-type="float">
            <text:p>41098.0</text:p>
          </table:table-cell>
          <table:table-cell office:value-type="float" office:value="703" calcext:value-type="float">
            <text:p>703.0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1"/>
          <table:table-cell office:value-type="float" office:value="24058" calcext:value-type="float">
            <text:p>24058.0</text:p>
          </table:table-cell>
          <table:table-cell office:value-type="float" office:value="41099" calcext:value-type="float">
            <text:p>41099.0</text:p>
          </table:table-cell>
          <table:table-cell office:value-type="float" office:value="704" calcext:value-type="float">
            <text:p>704.0</text:p>
          </table:table-cell>
          <table:table-cell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1"/>
          <table:table-cell office:value-type="float" office:value="24072" calcext:value-type="float">
            <text:p>24072.0</text:p>
          </table:table-cell>
          <table:table-cell office:value-type="float" office:value="41100" calcext:value-type="float">
            <text:p>41100.0</text:p>
          </table:table-cell>
          <table:table-cell office:value-type="float" office:value="706" calcext:value-type="float">
            <text:p>706.0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1"/>
          <table:table-cell office:value-type="float" office:value="24091" calcext:value-type="float">
            <text:p>24091.0</text:p>
          </table:table-cell>
          <table:table-cell office:value-type="float" office:value="41103" calcext:value-type="float">
            <text:p>41103.0</text:p>
          </table:table-cell>
          <table:table-cell office:value-type="float" office:value="707" calcext:value-type="float">
            <text:p>707.0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1"/>
          <table:table-cell office:value-type="float" office:value="24109" calcext:value-type="float">
            <text:p>24109.0</text:p>
          </table:table-cell>
          <table:table-cell office:value-type="float" office:value="41095" calcext:value-type="float">
            <text:p>41095.0</text:p>
          </table:table-cell>
          <table:table-cell office:value-type="float" office:value="708" calcext:value-type="float">
            <text:p>708.0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1"/>
          <table:table-cell office:value-type="float" office:value="24117" calcext:value-type="float">
            <text:p>24117.0</text:p>
          </table:table-cell>
          <table:table-cell office:value-type="float" office:value="41095" calcext:value-type="float">
            <text:p>41095.0</text:p>
          </table:table-cell>
          <table:table-cell office:value-type="float" office:value="709" calcext:value-type="float">
            <text:p>709.0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1"/>
          <table:table-cell office:value-type="float" office:value="24124" calcext:value-type="float">
            <text:p>24124.0</text:p>
          </table:table-cell>
          <table:table-cell office:value-type="float" office:value="41095" calcext:value-type="float">
            <text:p>41095.0</text:p>
          </table:table-cell>
          <table:table-cell office:value-type="float" office:value="710" calcext:value-type="float">
            <text:p>710.0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1"/>
          <table:table-cell office:value-type="float" office:value="24144" calcext:value-type="float">
            <text:p>24144.0</text:p>
          </table:table-cell>
          <table:table-cell office:value-type="float" office:value="41095" calcext:value-type="float">
            <text:p>41095.0</text:p>
          </table:table-cell>
          <table:table-cell office:value-type="float" office:value="711" calcext:value-type="float">
            <text:p>711.0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1"/>
          <table:table-cell office:value-type="float" office:value="24174" calcext:value-type="float">
            <text:p>24174.0</text:p>
          </table:table-cell>
          <table:table-cell office:value-type="float" office:value="41107" calcext:value-type="float">
            <text:p>41107.0</text:p>
          </table:table-cell>
          <table:table-cell office:value-type="float" office:value="713" calcext:value-type="float">
            <text:p>713.0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1"/>
          <table:table-cell office:value-type="float" office:value="24203" calcext:value-type="float">
            <text:p>24203.0</text:p>
          </table:table-cell>
          <table:table-cell office:value-type="float" office:value="41115" calcext:value-type="float">
            <text:p>41115.0</text:p>
          </table:table-cell>
          <table:table-cell office:value-type="float" office:value="713" calcext:value-type="float">
            <text:p>713.0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1"/>
          <table:table-cell office:value-type="float" office:value="24219" calcext:value-type="float">
            <text:p>24219.0</text:p>
          </table:table-cell>
          <table:table-cell office:value-type="float" office:value="41116" calcext:value-type="float">
            <text:p>41116.0</text:p>
          </table:table-cell>
          <table:table-cell office:value-type="float" office:value="714" calcext:value-type="float">
            <text:p>714.0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1"/>
          <table:table-cell office:value-type="float" office:value="24248" calcext:value-type="float">
            <text:p>24248.0</text:p>
          </table:table-cell>
          <table:table-cell office:value-type="float" office:value="41125" calcext:value-type="float">
            <text:p>41125.0</text:p>
          </table:table-cell>
          <table:table-cell office:value-type="float" office:value="715" calcext:value-type="float">
            <text:p>715.0</text:p>
          </table:table-cell>
          <table:table-cell office:value-type="float" office:value="0" calcext:value-type="float">
            <text:p>0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1"/>
          <table:table-cell office:value-type="float" office:value="24265" calcext:value-type="float">
            <text:p>24265.0</text:p>
          </table:table-cell>
          <table:table-cell office:value-type="float" office:value="41133" calcext:value-type="float">
            <text:p>41133.0</text:p>
          </table:table-cell>
          <table:table-cell office:value-type="float" office:value="716" calcext:value-type="float">
            <text:p>716.0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1"/>
          <table:table-cell office:value-type="float" office:value="24275" calcext:value-type="float">
            <text:p>24275.0</text:p>
          </table:table-cell>
          <table:table-cell office:value-type="float" office:value="41133" calcext:value-type="float">
            <text:p>41133.0</text:p>
          </table:table-cell>
          <table:table-cell office:value-type="float" office:value="717" calcext:value-type="float">
            <text:p>717.0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1"/>
          <table:table-cell office:value-type="float" office:value="24314" calcext:value-type="float">
            <text:p>24314.0</text:p>
          </table:table-cell>
          <table:table-cell office:value-type="float" office:value="41141" calcext:value-type="float">
            <text:p>41141.0</text:p>
          </table:table-cell>
          <table:table-cell office:value-type="float" office:value="718" calcext:value-type="float">
            <text:p>718.0</text:p>
          </table:table-cell>
          <table:table-cell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1"/>
          <table:table-cell office:value-type="float" office:value="24360" calcext:value-type="float">
            <text:p>24360.0</text:p>
          </table:table-cell>
          <table:table-cell office:value-type="float" office:value="41144" calcext:value-type="float">
            <text:p>41144.0</text:p>
          </table:table-cell>
          <table:table-cell office:value-type="float" office:value="718" calcext:value-type="float">
            <text:p>718.0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1"/>
          <table:table-cell office:value-type="float" office:value="24409" calcext:value-type="float">
            <text:p>24409.0</text:p>
          </table:table-cell>
          <table:table-cell office:value-type="float" office:value="41143" calcext:value-type="float">
            <text:p>41143.0</text:p>
          </table:table-cell>
          <table:table-cell office:value-type="float" office:value="718" calcext:value-type="float">
            <text:p>718.0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1"/>
          <table:table-cell office:value-type="float" office:value="24374" calcext:value-type="float">
            <text:p>24374.0</text:p>
          </table:table-cell>
          <table:table-cell office:value-type="float" office:value="41142" calcext:value-type="float">
            <text:p>41142.0</text:p>
          </table:table-cell>
          <table:table-cell office:value-type="float" office:value="719" calcext:value-type="float">
            <text:p>719.0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1"/>
          <table:table-cell office:value-type="float" office:value="24374" calcext:value-type="float">
            <text:p>24374.0</text:p>
          </table:table-cell>
          <table:table-cell office:value-type="float" office:value="41142" calcext:value-type="float">
            <text:p>41142.0</text:p>
          </table:table-cell>
          <table:table-cell office:value-type="float" office:value="721" calcext:value-type="float">
            <text:p>721.0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374" calcext:value-type="float">
            <text:p>24374.0</text:p>
          </table:table-cell>
          <table:table-cell office:value-type="float" office:value="41142" calcext:value-type="float">
            <text:p>41142.0</text:p>
          </table:table-cell>
          <table:table-cell office:value-type="float" office:value="722" calcext:value-type="float">
            <text:p>722.0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1"/>
          <table:table-cell office:value-type="float" office:value="24366" calcext:value-type="float">
            <text:p>24366.0</text:p>
          </table:table-cell>
          <table:table-cell office:value-type="float" office:value="41142" calcext:value-type="float">
            <text:p>41142.0</text:p>
          </table:table-cell>
          <table:table-cell office:value-type="float" office:value="724" calcext:value-type="float">
            <text:p>724.0</text:p>
          </table:table-cell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1"/>
          <table:table-cell office:value-type="float" office:value="24351" calcext:value-type="float">
            <text:p>24351.0</text:p>
          </table:table-cell>
          <table:table-cell office:value-type="float" office:value="41145" calcext:value-type="float">
            <text:p>41145.0</text:p>
          </table:table-cell>
          <table:table-cell office:value-type="float" office:value="725" calcext:value-type="float">
            <text:p>725.0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1"/>
          <table:table-cell office:value-type="float" office:value="24348" calcext:value-type="float">
            <text:p>24348.0</text:p>
          </table:table-cell>
          <table:table-cell office:value-type="float" office:value="41146" calcext:value-type="float">
            <text:p>41146.0</text:p>
          </table:table-cell>
          <table:table-cell office:value-type="float" office:value="727" calcext:value-type="float">
            <text:p>727.0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1"/>
          <table:table-cell office:value-type="float" office:value="24342" calcext:value-type="float">
            <text:p>24342.0</text:p>
          </table:table-cell>
          <table:table-cell office:value-type="float" office:value="41153" calcext:value-type="float">
            <text:p>41153.0</text:p>
          </table:table-cell>
          <table:table-cell office:value-type="float" office:value="729" calcext:value-type="float">
            <text:p>729.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1"/>
          <table:table-cell office:value-type="float" office:value="24331" calcext:value-type="float">
            <text:p>24331.0</text:p>
          </table:table-cell>
          <table:table-cell office:value-type="float" office:value="41163" calcext:value-type="float">
            <text:p>41163.0</text:p>
          </table:table-cell>
          <table:table-cell office:value-type="float" office:value="731" calcext:value-type="float">
            <text:p>731.0</text:p>
          </table:table-cell>
          <table:table-cell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1"/>
          <table:table-cell office:value-type="float" office:value="24334" calcext:value-type="float">
            <text:p>24334.0</text:p>
          </table:table-cell>
          <table:table-cell office:value-type="float" office:value="41166" calcext:value-type="float">
            <text:p>41166.0</text:p>
          </table:table-cell>
          <table:table-cell office:value-type="float" office:value="732" calcext:value-type="float">
            <text:p>732.0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1"/>
          <table:table-cell office:value-type="float" office:value="24328" calcext:value-type="float">
            <text:p>24328.0</text:p>
          </table:table-cell>
          <table:table-cell office:value-type="float" office:value="41174" calcext:value-type="float">
            <text:p>41174.0</text:p>
          </table:table-cell>
          <table:table-cell office:value-type="float" office:value="734" calcext:value-type="float">
            <text:p>734.0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1"/>
          <table:table-cell office:value-type="float" office:value="24325" calcext:value-type="float">
            <text:p>24325.0</text:p>
          </table:table-cell>
          <table:table-cell office:value-type="float" office:value="41177" calcext:value-type="float">
            <text:p>41177.0</text:p>
          </table:table-cell>
          <table:table-cell office:value-type="float" office:value="736" calcext:value-type="float">
            <text:p>736.0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1"/>
          <table:table-cell office:value-type="float" office:value="24322" calcext:value-type="float">
            <text:p>24322.0</text:p>
          </table:table-cell>
          <table:table-cell office:value-type="float" office:value="41175" calcext:value-type="float">
            <text:p>41175.0</text:p>
          </table:table-cell>
          <table:table-cell office:value-type="float" office:value="738" calcext:value-type="float">
            <text:p>738.0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1"/>
          <table:table-cell office:value-type="float" office:value="24307" calcext:value-type="float">
            <text:p>24307.0</text:p>
          </table:table-cell>
          <table:table-cell office:value-type="float" office:value="41172" calcext:value-type="float">
            <text:p>41172.0</text:p>
          </table:table-cell>
          <table:table-cell office:value-type="float" office:value="740" calcext:value-type="float">
            <text:p>740.0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1"/>
          <table:table-cell office:value-type="float" office:value="24288" calcext:value-type="float">
            <text:p>24288.0</text:p>
          </table:table-cell>
          <table:table-cell office:value-type="float" office:value="41174" calcext:value-type="float">
            <text:p>41174.0</text:p>
          </table:table-cell>
          <table:table-cell office:value-type="float" office:value="741" calcext:value-type="float">
            <text:p>741.0</text:p>
          </table:table-cell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1"/>
          <table:table-cell office:value-type="float" office:value="24275" calcext:value-type="float">
            <text:p>24275.0</text:p>
          </table:table-cell>
          <table:table-cell office:value-type="float" office:value="41186" calcext:value-type="float">
            <text:p>41186.0</text:p>
          </table:table-cell>
          <table:table-cell office:value-type="float" office:value="742" calcext:value-type="float">
            <text:p>742.0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/>
          <table:table-cell office:value-type="float" office:value="24267" calcext:value-type="float">
            <text:p>24267.0</text:p>
          </table:table-cell>
          <table:table-cell office:value-type="float" office:value="41192" calcext:value-type="float">
            <text:p>41192.0</text:p>
          </table:table-cell>
          <table:table-cell office:value-type="float" office:value="743" calcext:value-type="float">
            <text:p>743.0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1"/>
          <table:table-cell office:value-type="float" office:value="24262" calcext:value-type="float">
            <text:p>24262.0</text:p>
          </table:table-cell>
          <table:table-cell office:value-type="float" office:value="41190" calcext:value-type="float">
            <text:p>41190.0</text:p>
          </table:table-cell>
          <table:table-cell office:value-type="float" office:value="744" calcext:value-type="float">
            <text:p>744.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1"/>
          <table:table-cell office:value-type="float" office:value="24255" calcext:value-type="float">
            <text:p>24255.0</text:p>
          </table:table-cell>
          <table:table-cell office:value-type="float" office:value="41189" calcext:value-type="float">
            <text:p>41189.0</text:p>
          </table:table-cell>
          <table:table-cell office:value-type="float" office:value="745" calcext:value-type="float">
            <text:p>745.0</text:p>
          </table:table-cell>
          <table:table-cell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1"/>
          <table:table-cell office:value-type="float" office:value="24252" calcext:value-type="float">
            <text:p>24252.0</text:p>
          </table:table-cell>
          <table:table-cell office:value-type="float" office:value="41187" calcext:value-type="float">
            <text:p>41187.0</text:p>
          </table:table-cell>
          <table:table-cell office:value-type="float" office:value="746" calcext:value-type="float">
            <text:p>746.0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1"/>
          <table:table-cell office:value-type="float" office:value="24250" calcext:value-type="float">
            <text:p>24250.0</text:p>
          </table:table-cell>
          <table:table-cell office:value-type="float" office:value="41191" calcext:value-type="float">
            <text:p>41191.0</text:p>
          </table:table-cell>
          <table:table-cell office:value-type="float" office:value="748" calcext:value-type="float">
            <text:p>748.0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1"/>
          <table:table-cell office:value-type="float" office:value="24253" calcext:value-type="float">
            <text:p>24253.0</text:p>
          </table:table-cell>
          <table:table-cell office:value-type="float" office:value="41192" calcext:value-type="float">
            <text:p>41192.0</text:p>
          </table:table-cell>
          <table:table-cell office:value-type="float" office:value="750" calcext:value-type="float">
            <text:p>750.0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1"/>
          <table:table-cell office:value-type="float" office:value="24259" calcext:value-type="float">
            <text:p>24259.0</text:p>
          </table:table-cell>
          <table:table-cell office:value-type="float" office:value="41199" calcext:value-type="float">
            <text:p>41199.0</text:p>
          </table:table-cell>
          <table:table-cell office:value-type="float" office:value="751" calcext:value-type="float">
            <text:p>751.0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1"/>
          <table:table-cell office:value-type="float" office:value="24267" calcext:value-type="float">
            <text:p>24267.0</text:p>
          </table:table-cell>
          <table:table-cell office:value-type="float" office:value="41209" calcext:value-type="float">
            <text:p>41209.0</text:p>
          </table:table-cell>
          <table:table-cell office:value-type="float" office:value="753" calcext:value-type="float">
            <text:p>753.0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1"/>
          <table:table-cell office:value-type="float" office:value="24280" calcext:value-type="float">
            <text:p>24280.0</text:p>
          </table:table-cell>
          <table:table-cell office:value-type="float" office:value="41221" calcext:value-type="float">
            <text:p>41221.0</text:p>
          </table:table-cell>
          <table:table-cell office:value-type="float" office:value="755" calcext:value-type="float">
            <text:p>755.0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1"/>
          <table:table-cell office:value-type="float" office:value="24291" calcext:value-type="float">
            <text:p>24291.0</text:p>
          </table:table-cell>
          <table:table-cell office:value-type="float" office:value="41234" calcext:value-type="float">
            <text:p>41234.0</text:p>
          </table:table-cell>
          <table:table-cell office:value-type="float" office:value="757" calcext:value-type="float">
            <text:p>757.0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1"/>
          <table:table-cell office:value-type="float" office:value="24304" calcext:value-type="float">
            <text:p>24304.0</text:p>
          </table:table-cell>
          <table:table-cell office:value-type="float" office:value="41250" calcext:value-type="float">
            <text:p>41250.0</text:p>
          </table:table-cell>
          <table:table-cell office:value-type="float" office:value="759" calcext:value-type="float">
            <text:p>759.0</text:p>
          </table:table-cell>
          <table:table-cell office:value-type="float" office:value="0" calcext:value-type="float">
            <text:p>0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1"/>
          <table:table-cell office:value-type="float" office:value="24311" calcext:value-type="float">
            <text:p>24311.0</text:p>
          </table:table-cell>
          <table:table-cell office:value-type="float" office:value="41256" calcext:value-type="float">
            <text:p>41256.0</text:p>
          </table:table-cell>
          <table:table-cell office:value-type="float" office:value="760" calcext:value-type="float">
            <text:p>760.0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1"/>
          <table:table-cell office:value-type="float" office:value="24315" calcext:value-type="float">
            <text:p>24315.0</text:p>
          </table:table-cell>
          <table:table-cell office:value-type="float" office:value="41267" calcext:value-type="float">
            <text:p>41267.0</text:p>
          </table:table-cell>
          <table:table-cell office:value-type="float" office:value="761" calcext:value-type="float">
            <text:p>761.0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1"/>
          <table:table-cell office:value-type="float" office:value="24316" calcext:value-type="float">
            <text:p>24316.0</text:p>
          </table:table-cell>
          <table:table-cell office:value-type="float" office:value="41280" calcext:value-type="float">
            <text:p>41280.0</text:p>
          </table:table-cell>
          <table:table-cell office:value-type="float" office:value="762" calcext:value-type="float">
            <text:p>762.0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1"/>
          <table:table-cell office:value-type="float" office:value="24319" calcext:value-type="float">
            <text:p>24319.0</text:p>
          </table:table-cell>
          <table:table-cell office:value-type="float" office:value="41296" calcext:value-type="float">
            <text:p>41296.0</text:p>
          </table:table-cell>
          <table:table-cell office:value-type="float" office:value="763" calcext:value-type="float">
            <text:p>763.0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1"/>
          <table:table-cell office:value-type="float" office:value="24327" calcext:value-type="float">
            <text:p>24327.0</text:p>
          </table:table-cell>
          <table:table-cell office:value-type="float" office:value="41310" calcext:value-type="float">
            <text:p>41310.0</text:p>
          </table:table-cell>
          <table:table-cell office:value-type="float" office:value="764" calcext:value-type="float">
            <text:p>764.0</text:p>
          </table:table-cell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1"/>
          <table:table-cell office:value-type="float" office:value="24332" calcext:value-type="float">
            <text:p>24332.0</text:p>
          </table:table-cell>
          <table:table-cell office:value-type="float" office:value="41323" calcext:value-type="float">
            <text:p>41323.0</text:p>
          </table:table-cell>
          <table:table-cell office:value-type="float" office:value="765" calcext:value-type="float">
            <text:p>765.0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1"/>
          <table:table-cell office:value-type="float" office:value="24330" calcext:value-type="float">
            <text:p>24330.0</text:p>
          </table:table-cell>
          <table:table-cell office:value-type="float" office:value="41339" calcext:value-type="float">
            <text:p>41339.0</text:p>
          </table:table-cell>
          <table:table-cell office:value-type="float" office:value="767" calcext:value-type="float">
            <text:p>767.0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1"/>
          <table:table-cell office:value-type="float" office:value="24324" calcext:value-type="float">
            <text:p>24324.0</text:p>
          </table:table-cell>
          <table:table-cell office:value-type="float" office:value="41370" calcext:value-type="float">
            <text:p>41370.0</text:p>
          </table:table-cell>
          <table:table-cell office:value-type="float" office:value="769" calcext:value-type="float">
            <text:p>769.0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1"/>
          <table:table-cell office:value-type="float" office:value="24322" calcext:value-type="float">
            <text:p>24322.0</text:p>
          </table:table-cell>
          <table:table-cell office:value-type="float" office:value="41387" calcext:value-type="float">
            <text:p>41387.0</text:p>
          </table:table-cell>
          <table:table-cell office:value-type="float" office:value="770" calcext:value-type="float">
            <text:p>770.0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1"/>
          <table:table-cell office:value-type="float" office:value="24317" calcext:value-type="float">
            <text:p>24317.0</text:p>
          </table:table-cell>
          <table:table-cell office:value-type="float" office:value="41393" calcext:value-type="float">
            <text:p>41393.0</text:p>
          </table:table-cell>
          <table:table-cell office:value-type="float" office:value="771" calcext:value-type="float">
            <text:p>771.0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1"/>
          <table:table-cell office:value-type="float" office:value="24314" calcext:value-type="float">
            <text:p>24314.0</text:p>
          </table:table-cell>
          <table:table-cell office:value-type="float" office:value="41401" calcext:value-type="float">
            <text:p>41401.0</text:p>
          </table:table-cell>
          <table:table-cell office:value-type="float" office:value="772" calcext:value-type="float">
            <text:p>772.0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1"/>
          <table:table-cell office:value-type="float" office:value="24300" calcext:value-type="float">
            <text:p>24300.0</text:p>
          </table:table-cell>
          <table:table-cell office:value-type="float" office:value="41417" calcext:value-type="float">
            <text:p>41417.0</text:p>
          </table:table-cell>
          <table:table-cell office:value-type="float" office:value="773" calcext:value-type="float">
            <text:p>773.0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1"/>
          <table:table-cell office:value-type="float" office:value="24282" calcext:value-type="float">
            <text:p>24282.0</text:p>
          </table:table-cell>
          <table:table-cell office:value-type="float" office:value="41441" calcext:value-type="float">
            <text:p>41441.0</text:p>
          </table:table-cell>
          <table:table-cell office:value-type="float" office:value="774" calcext:value-type="float">
            <text:p>774.0</text:p>
          </table:table-cell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1"/>
          <table:table-cell office:value-type="float" office:value="24280" calcext:value-type="float">
            <text:p>24280.0</text:p>
          </table:table-cell>
          <table:table-cell office:value-type="float" office:value="41448" calcext:value-type="float">
            <text:p>41448.0</text:p>
          </table:table-cell>
          <table:table-cell office:value-type="float" office:value="775" calcext:value-type="float">
            <text:p>775.0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1"/>
          <table:table-cell office:value-type="float" office:value="24273" calcext:value-type="float">
            <text:p>24273.0</text:p>
          </table:table-cell>
          <table:table-cell office:value-type="float" office:value="41458" calcext:value-type="float">
            <text:p>41458.0</text:p>
          </table:table-cell>
          <table:table-cell office:value-type="float" office:value="776" calcext:value-type="float">
            <text:p>776.0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1"/>
          <table:table-cell office:value-type="float" office:value="24263" calcext:value-type="float">
            <text:p>24263.0</text:p>
          </table:table-cell>
          <table:table-cell office:value-type="float" office:value="41464" calcext:value-type="float">
            <text:p>41464.0</text:p>
          </table:table-cell>
          <table:table-cell office:value-type="float" office:value="777" calcext:value-type="float">
            <text:p>777.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1"/>
          <table:table-cell office:value-type="float" office:value="24252" calcext:value-type="float">
            <text:p>24252.0</text:p>
          </table:table-cell>
          <table:table-cell office:value-type="float" office:value="41472" calcext:value-type="float">
            <text:p>41472.0</text:p>
          </table:table-cell>
          <table:table-cell office:value-type="float" office:value="778" calcext:value-type="float">
            <text:p>778.0</text:p>
          </table:table-cell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1"/>
          <table:table-cell office:value-type="float" office:value="24219" calcext:value-type="float">
            <text:p>24219.0</text:p>
          </table:table-cell>
          <table:table-cell office:value-type="float" office:value="41487" calcext:value-type="float">
            <text:p>41487.0</text:p>
          </table:table-cell>
          <table:table-cell office:value-type="float" office:value="779" calcext:value-type="float">
            <text:p>779.0</text:p>
          </table:table-cell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1"/>
          <table:table-cell office:value-type="float" office:value="24219" calcext:value-type="float">
            <text:p>24219.0</text:p>
          </table:table-cell>
          <table:table-cell office:value-type="float" office:value="41487" calcext:value-type="float">
            <text:p>41487.0</text:p>
          </table:table-cell>
          <table:table-cell office:value-type="float" office:value="781" calcext:value-type="float">
            <text:p>781.0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1"/>
          <table:table-cell office:value-type="float" office:value="24219" calcext:value-type="float">
            <text:p>24219.0</text:p>
          </table:table-cell>
          <table:table-cell office:value-type="float" office:value="41487" calcext:value-type="float">
            <text:p>41487.0</text:p>
          </table:table-cell>
          <table:table-cell office:value-type="float" office:value="783" calcext:value-type="float">
            <text:p>783.0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1"/>
          <table:table-cell office:value-type="float" office:value="24218" calcext:value-type="float">
            <text:p>24218.0</text:p>
          </table:table-cell>
          <table:table-cell office:value-type="float" office:value="41493" calcext:value-type="float">
            <text:p>41493.0</text:p>
          </table:table-cell>
          <table:table-cell office:value-type="float" office:value="785" calcext:value-type="float">
            <text:p>785.0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1"/>
          <table:table-cell office:value-type="float" office:value="24202" calcext:value-type="float">
            <text:p>24202.0</text:p>
          </table:table-cell>
          <table:table-cell office:value-type="float" office:value="41512" calcext:value-type="float">
            <text:p>41512.0</text:p>
          </table:table-cell>
          <table:table-cell office:value-type="float" office:value="787" calcext:value-type="float">
            <text:p>787.0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1"/>
          <table:table-cell office:value-type="float" office:value="24151" calcext:value-type="float">
            <text:p>24151.0</text:p>
          </table:table-cell>
          <table:table-cell office:value-type="float" office:value="41561" calcext:value-type="float">
            <text:p>41561.0</text:p>
          </table:table-cell>
          <table:table-cell office:value-type="float" office:value="787" calcext:value-type="float">
            <text:p>787.0</text:p>
          </table:table-cell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1"/>
          <table:table-cell office:value-type="float" office:value="24146" calcext:value-type="float">
            <text:p>24146.0</text:p>
          </table:table-cell>
          <table:table-cell office:value-type="float" office:value="41583" calcext:value-type="float">
            <text:p>41583.0</text:p>
          </table:table-cell>
          <table:table-cell office:value-type="float" office:value="788" calcext:value-type="float">
            <text:p>788.0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1"/>
          <table:table-cell office:value-type="float" office:value="24149" calcext:value-type="float">
            <text:p>24149.0</text:p>
          </table:table-cell>
          <table:table-cell office:value-type="float" office:value="41605" calcext:value-type="float">
            <text:p>41605.0</text:p>
          </table:table-cell>
          <table:table-cell office:value-type="float" office:value="789" calcext:value-type="float">
            <text:p>789.0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1"/>
          <table:table-cell office:value-type="float" office:value="24168" calcext:value-type="float">
            <text:p>24168.0</text:p>
          </table:table-cell>
          <table:table-cell office:value-type="float" office:value="41651" calcext:value-type="float">
            <text:p>41651.0</text:p>
          </table:table-cell>
          <table:table-cell office:value-type="float" office:value="790" calcext:value-type="float">
            <text:p>790.0</text:p>
          </table:table-cell>
          <table:table-cell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1"/>
          <table:table-cell office:value-type="float" office:value="24168" calcext:value-type="float">
            <text:p>24168.0</text:p>
          </table:table-cell>
          <table:table-cell office:value-type="float" office:value="41653" calcext:value-type="float">
            <text:p>41653.0</text:p>
          </table:table-cell>
          <table:table-cell office:value-type="float" office:value="791" calcext:value-type="float">
            <text:p>791.0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1"/>
          <table:table-cell office:value-type="float" office:value="24168" calcext:value-type="float">
            <text:p>24168.0</text:p>
          </table:table-cell>
          <table:table-cell office:value-type="float" office:value="41653" calcext:value-type="float">
            <text:p>41653.0</text:p>
          </table:table-cell>
          <table:table-cell office:value-type="float" office:value="792" calcext:value-type="float">
            <text:p>792.0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1"/>
          <table:table-cell office:value-type="float" office:value="24168" calcext:value-type="float">
            <text:p>24168.0</text:p>
          </table:table-cell>
          <table:table-cell office:value-type="float" office:value="41659" calcext:value-type="float">
            <text:p>41659.0</text:p>
          </table:table-cell>
          <table:table-cell office:value-type="float" office:value="794" calcext:value-type="float">
            <text:p>794.0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1"/>
          <table:table-cell office:value-type="float" office:value="24162" calcext:value-type="float">
            <text:p>24162.0</text:p>
          </table:table-cell>
          <table:table-cell office:value-type="float" office:value="41663" calcext:value-type="float">
            <text:p>41663.0</text:p>
          </table:table-cell>
          <table:table-cell office:value-type="float" office:value="795" calcext:value-type="float">
            <text:p>795.0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style-name="ce1"/>
          <table:table-cell office:value-type="float" office:value="24169" calcext:value-type="float">
            <text:p>24169.0</text:p>
          </table:table-cell>
          <table:table-cell office:value-type="float" office:value="41663" calcext:value-type="float">
            <text:p>41663.0</text:p>
          </table:table-cell>
          <table:table-cell office:value-type="float" office:value="797" calcext:value-type="float">
            <text:p>797.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1"/>
          <table:table-cell office:value-type="float" office:value="24169" calcext:value-type="float">
            <text:p>24169.0</text:p>
          </table:table-cell>
          <table:table-cell office:value-type="float" office:value="41671" calcext:value-type="float">
            <text:p>41671.0</text:p>
          </table:table-cell>
          <table:table-cell office:value-type="float" office:value="799" calcext:value-type="float">
            <text:p>799.0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style-name="ce1"/>
          <table:table-cell office:value-type="float" office:value="24172" calcext:value-type="float">
            <text:p>24172.0</text:p>
          </table:table-cell>
          <table:table-cell office:value-type="float" office:value="41674" calcext:value-type="float">
            <text:p>41674.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1"/>
          <table:table-cell office:value-type="float" office:value="24179" calcext:value-type="float">
            <text:p>24179.0</text:p>
          </table:table-cell>
          <table:table-cell office:value-type="float" office:value="41678" calcext:value-type="float">
            <text:p>41678.0</text:p>
          </table:table-cell>
          <table:table-cell office:value-type="float" office:value="802" calcext:value-type="float">
            <text:p>802.0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style-name="ce1"/>
          <table:table-cell office:value-type="float" office:value="24186" calcext:value-type="float">
            <text:p>24186.0</text:p>
          </table:table-cell>
          <table:table-cell office:value-type="float" office:value="41686" calcext:value-type="float">
            <text:p>41686.0</text:p>
          </table:table-cell>
          <table:table-cell office:value-type="float" office:value="804" calcext:value-type="float">
            <text:p>804.0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1"/>
          <table:table-cell office:value-type="float" office:value="24192" calcext:value-type="float">
            <text:p>24192.0</text:p>
          </table:table-cell>
          <table:table-cell office:value-type="float" office:value="41697" calcext:value-type="float">
            <text:p>41697.0</text:p>
          </table:table-cell>
          <table:table-cell office:value-type="float" office:value="806" calcext:value-type="float">
            <text:p>806.0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1"/>
          <table:table-cell office:value-type="float" office:value="24196" calcext:value-type="float">
            <text:p>24196.0</text:p>
          </table:table-cell>
          <table:table-cell office:value-type="float" office:value="41703" calcext:value-type="float">
            <text:p>41703.0</text:p>
          </table:table-cell>
          <table:table-cell office:value-type="float" office:value="807" calcext:value-type="float">
            <text:p>807.0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1"/>
          <table:table-cell office:value-type="float" office:value="24202" calcext:value-type="float">
            <text:p>24202.0</text:p>
          </table:table-cell>
          <table:table-cell office:value-type="float" office:value="41709" calcext:value-type="float">
            <text:p>41709.0</text:p>
          </table:table-cell>
          <table:table-cell office:value-type="float" office:value="809" calcext:value-type="float">
            <text:p>809.0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1"/>
          <table:table-cell office:value-type="float" office:value="24207" calcext:value-type="float">
            <text:p>24207.0</text:p>
          </table:table-cell>
          <table:table-cell office:value-type="float" office:value="41716" calcext:value-type="float">
            <text:p>41716.0</text:p>
          </table:table-cell>
          <table:table-cell office:value-type="float" office:value="810" calcext:value-type="float">
            <text:p>810.0</text:p>
          </table:table-cell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1"/>
          <table:table-cell office:value-type="float" office:value="24207" calcext:value-type="float">
            <text:p>24207.0</text:p>
          </table:table-cell>
          <table:table-cell office:value-type="float" office:value="41727" calcext:value-type="float">
            <text:p>41727.0</text:p>
          </table:table-cell>
          <table:table-cell office:value-type="float" office:value="812" calcext:value-type="float">
            <text:p>812.0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1"/>
          <table:table-cell office:value-type="float" office:value="24202" calcext:value-type="float">
            <text:p>24202.0</text:p>
          </table:table-cell>
          <table:table-cell office:value-type="float" office:value="41737" calcext:value-type="float">
            <text:p>41737.0</text:p>
          </table:table-cell>
          <table:table-cell office:value-type="float" office:value="813" calcext:value-type="float">
            <text:p>813.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1"/>
          <table:table-cell office:value-type="float" office:value="24197" calcext:value-type="float">
            <text:p>24197.0</text:p>
          </table:table-cell>
          <table:table-cell office:value-type="float" office:value="41741" calcext:value-type="float">
            <text:p>41741.0</text:p>
          </table:table-cell>
          <table:table-cell office:value-type="float" office:value="815" calcext:value-type="float">
            <text:p>815.0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1"/>
          <table:table-cell office:value-type="float" office:value="24195" calcext:value-type="float">
            <text:p>24195.0</text:p>
          </table:table-cell>
          <table:table-cell office:value-type="float" office:value="41743" calcext:value-type="float">
            <text:p>41743.0</text:p>
          </table:table-cell>
          <table:table-cell office:value-type="float" office:value="816" calcext:value-type="float">
            <text:p>816.0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1"/>
          <table:table-cell office:value-type="float" office:value="24190" calcext:value-type="float">
            <text:p>24190.0</text:p>
          </table:table-cell>
          <table:table-cell office:value-type="float" office:value="41742" calcext:value-type="float">
            <text:p>41742.0</text:p>
          </table:table-cell>
          <table:table-cell office:value-type="float" office:value="818" calcext:value-type="float">
            <text:p>818.0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1"/>
          <table:table-cell office:value-type="float" office:value="24183" calcext:value-type="float">
            <text:p>24183.0</text:p>
          </table:table-cell>
          <table:table-cell office:value-type="float" office:value="41745" calcext:value-type="float">
            <text:p>41745.0</text:p>
          </table:table-cell>
          <table:table-cell office:value-type="float" office:value="820" calcext:value-type="float">
            <text:p>820.0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1"/>
          <table:table-cell office:value-type="float" office:value="24181" calcext:value-type="float">
            <text:p>24181.0</text:p>
          </table:table-cell>
          <table:table-cell office:value-type="float" office:value="41757" calcext:value-type="float">
            <text:p>41757.0</text:p>
          </table:table-cell>
          <table:table-cell office:value-type="float" office:value="822" calcext:value-type="float">
            <text:p>822.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1"/>
          <table:table-cell office:value-type="float" office:value="24174" calcext:value-type="float">
            <text:p>24174.0</text:p>
          </table:table-cell>
          <table:table-cell office:value-type="float" office:value="41773" calcext:value-type="float">
            <text:p>41773.0</text:p>
          </table:table-cell>
          <table:table-cell office:value-type="float" office:value="824" calcext:value-type="float">
            <text:p>824.0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1"/>
          <table:table-cell office:value-type="float" office:value="24173" calcext:value-type="float">
            <text:p>24173.0</text:p>
          </table:table-cell>
          <table:table-cell office:value-type="float" office:value="41781" calcext:value-type="float">
            <text:p>41781.0</text:p>
          </table:table-cell>
          <table:table-cell office:value-type="float" office:value="826" calcext:value-type="float">
            <text:p>826.0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1"/>
          <table:table-cell office:value-type="float" office:value="24168" calcext:value-type="float">
            <text:p>24168.0</text:p>
          </table:table-cell>
          <table:table-cell office:value-type="float" office:value="41787" calcext:value-type="float">
            <text:p>41787.0</text:p>
          </table:table-cell>
          <table:table-cell office:value-type="float" office:value="827" calcext:value-type="float">
            <text:p>827.0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1"/>
          <table:table-cell office:value-type="float" office:value="24167" calcext:value-type="float">
            <text:p>24167.0</text:p>
          </table:table-cell>
          <table:table-cell office:value-type="float" office:value="41791" calcext:value-type="float">
            <text:p>41791.0</text:p>
          </table:table-cell>
          <table:table-cell office:value-type="float" office:value="828" calcext:value-type="float">
            <text:p>828.0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style-name="ce1"/>
          <table:table-cell office:value-type="float" office:value="24165" calcext:value-type="float">
            <text:p>24165.0</text:p>
          </table:table-cell>
          <table:table-cell office:value-type="float" office:value="41795" calcext:value-type="float">
            <text:p>41795.0</text:p>
          </table:table-cell>
          <table:table-cell office:value-type="float" office:value="829" calcext:value-type="float">
            <text:p>829.0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1"/>
          <table:table-cell office:value-type="float" office:value="24170" calcext:value-type="float">
            <text:p>24170.0</text:p>
          </table:table-cell>
          <table:table-cell office:value-type="float" office:value="41797" calcext:value-type="float">
            <text:p>41797.0</text:p>
          </table:table-cell>
          <table:table-cell office:value-type="float" office:value="830" calcext:value-type="float">
            <text:p>830.0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1"/>
          <table:table-cell office:value-type="float" office:value="24169" calcext:value-type="float">
            <text:p>24169.0</text:p>
          </table:table-cell>
          <table:table-cell office:value-type="float" office:value="41808" calcext:value-type="float">
            <text:p>41808.0</text:p>
          </table:table-cell>
          <table:table-cell office:value-type="float" office:value="832" calcext:value-type="float">
            <text:p>832.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1"/>
          <table:table-cell office:value-type="float" office:value="24168" calcext:value-type="float">
            <text:p>24168.0</text:p>
          </table:table-cell>
          <table:table-cell office:value-type="float" office:value="41819" calcext:value-type="float">
            <text:p>41819.0</text:p>
          </table:table-cell>
          <table:table-cell office:value-type="float" office:value="834" calcext:value-type="float">
            <text:p>834.0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1"/>
          <table:table-cell office:value-type="float" office:value="24157" calcext:value-type="float">
            <text:p>24157.0</text:p>
          </table:table-cell>
          <table:table-cell office:value-type="float" office:value="41834" calcext:value-type="float">
            <text:p>41834.0</text:p>
          </table:table-cell>
          <table:table-cell office:value-type="float" office:value="835" calcext:value-type="float">
            <text:p>835.0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1"/>
          <table:table-cell office:value-type="float" office:value="24154" calcext:value-type="float">
            <text:p>24154.0</text:p>
          </table:table-cell>
          <table:table-cell office:value-type="float" office:value="41847" calcext:value-type="float">
            <text:p>41847.0</text:p>
          </table:table-cell>
          <table:table-cell office:value-type="float" office:value="836" calcext:value-type="float">
            <text:p>836.0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1"/>
          <table:table-cell office:value-type="float" office:value="24146" calcext:value-type="float">
            <text:p>24146.0</text:p>
          </table:table-cell>
          <table:table-cell office:value-type="float" office:value="41854" calcext:value-type="float">
            <text:p>41854.0</text:p>
          </table:table-cell>
          <table:table-cell office:value-type="float" office:value="837" calcext:value-type="float">
            <text:p>837.0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1"/>
          <table:table-cell office:value-type="float" office:value="24145" calcext:value-type="float">
            <text:p>24145.0</text:p>
          </table:table-cell>
          <table:table-cell office:value-type="float" office:value="41879" calcext:value-type="float">
            <text:p>41879.0</text:p>
          </table:table-cell>
          <table:table-cell office:value-type="float" office:value="839" calcext:value-type="float">
            <text:p>839.0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1"/>
          <table:table-cell office:value-type="float" office:value="24140" calcext:value-type="float">
            <text:p>24140.0</text:p>
          </table:table-cell>
          <table:table-cell office:value-type="float" office:value="41902" calcext:value-type="float">
            <text:p>41902.0</text:p>
          </table:table-cell>
          <table:table-cell office:value-type="float" office:value="840" calcext:value-type="float">
            <text:p>840.0</text:p>
          </table:table-cell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1"/>
          <table:table-cell office:value-type="float" office:value="24137" calcext:value-type="float">
            <text:p>24137.0</text:p>
          </table:table-cell>
          <table:table-cell office:value-type="float" office:value="41907" calcext:value-type="float">
            <text:p>41907.0</text:p>
          </table:table-cell>
          <table:table-cell office:value-type="float" office:value="841" calcext:value-type="float">
            <text:p>841.0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1"/>
          <table:table-cell office:value-type="float" office:value="24133" calcext:value-type="float">
            <text:p>24133.0</text:p>
          </table:table-cell>
          <table:table-cell office:value-type="float" office:value="41934" calcext:value-type="float">
            <text:p>41934.0</text:p>
          </table:table-cell>
          <table:table-cell office:value-type="float" office:value="842" calcext:value-type="float">
            <text:p>842.0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1"/>
          <table:table-cell office:value-type="float" office:value="24130" calcext:value-type="float">
            <text:p>24130.0</text:p>
          </table:table-cell>
          <table:table-cell office:value-type="float" office:value="41943" calcext:value-type="float">
            <text:p>41943.0</text:p>
          </table:table-cell>
          <table:table-cell office:value-type="float" office:value="843" calcext:value-type="float">
            <text:p>843.0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1"/>
          <table:table-cell office:value-type="float" office:value="24126" calcext:value-type="float">
            <text:p>24126.0</text:p>
          </table:table-cell>
          <table:table-cell office:value-type="float" office:value="41952" calcext:value-type="float">
            <text:p>41952.0</text:p>
          </table:table-cell>
          <table:table-cell office:value-type="float" office:value="845" calcext:value-type="float">
            <text:p>845.0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1"/>
          <table:table-cell office:value-type="float" office:value="24118" calcext:value-type="float">
            <text:p>24118.0</text:p>
          </table:table-cell>
          <table:table-cell office:value-type="float" office:value="41971" calcext:value-type="float">
            <text:p>41971.0</text:p>
          </table:table-cell>
          <table:table-cell office:value-type="float" office:value="846" calcext:value-type="float">
            <text:p>846.0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1"/>
          <table:table-cell office:value-type="float" office:value="24121" calcext:value-type="float">
            <text:p>24121.0</text:p>
          </table:table-cell>
          <table:table-cell office:value-type="float" office:value="42001" calcext:value-type="float">
            <text:p>42001.0</text:p>
          </table:table-cell>
          <table:table-cell office:value-type="float" office:value="847" calcext:value-type="float">
            <text:p>847.0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1"/>
          <table:table-cell office:value-type="float" office:value="24125" calcext:value-type="float">
            <text:p>24125.0</text:p>
          </table:table-cell>
          <table:table-cell office:value-type="float" office:value="42008" calcext:value-type="float">
            <text:p>42008.0</text:p>
          </table:table-cell>
          <table:table-cell office:value-type="float" office:value="848" calcext:value-type="float">
            <text:p>848.0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1"/>
          <table:table-cell office:value-type="float" office:value="24125" calcext:value-type="float">
            <text:p>24125.0</text:p>
          </table:table-cell>
          <table:table-cell office:value-type="float" office:value="42021" calcext:value-type="float">
            <text:p>42021.0</text:p>
          </table:table-cell>
          <table:table-cell office:value-type="float" office:value="849" calcext:value-type="float">
            <text:p>849.0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117" calcext:value-type="float">
            <text:p>24117.0</text:p>
          </table:table-cell>
          <table:table-cell office:value-type="float" office:value="42053" calcext:value-type="float">
            <text:p>42053.0</text:p>
          </table:table-cell>
          <table:table-cell office:value-type="float" office:value="850" calcext:value-type="float">
            <text:p>850.0</text:p>
          </table:table-cell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1"/>
          <table:table-cell office:value-type="float" office:value="24115" calcext:value-type="float">
            <text:p>24115.0</text:p>
          </table:table-cell>
          <table:table-cell office:value-type="float" office:value="42057" calcext:value-type="float">
            <text:p>42057.0</text:p>
          </table:table-cell>
          <table:table-cell office:value-type="float" office:value="851" calcext:value-type="float">
            <text:p>851.0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1"/>
          <table:table-cell office:value-type="float" office:value="24098" calcext:value-type="float">
            <text:p>24098.0</text:p>
          </table:table-cell>
          <table:table-cell office:value-type="float" office:value="42082" calcext:value-type="float">
            <text:p>42082.0</text:p>
          </table:table-cell>
          <table:table-cell office:value-type="float" office:value="851" calcext:value-type="float">
            <text:p>851.0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1"/>
          <table:table-cell office:value-type="float" office:value="24092" calcext:value-type="float">
            <text:p>24092.0</text:p>
          </table:table-cell>
          <table:table-cell office:value-type="float" office:value="42089" calcext:value-type="float">
            <text:p>42089.0</text:p>
          </table:table-cell>
          <table:table-cell office:value-type="float" office:value="852" calcext:value-type="float">
            <text:p>852.0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1"/>
          <table:table-cell office:value-type="float" office:value="24077" calcext:value-type="float">
            <text:p>24077.0</text:p>
          </table:table-cell>
          <table:table-cell office:value-type="float" office:value="42107" calcext:value-type="float">
            <text:p>42107.0</text:p>
          </table:table-cell>
          <table:table-cell office:value-type="float" office:value="852" calcext:value-type="float">
            <text:p>852.0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1"/>
          <table:table-cell office:value-type="float" office:value="24076" calcext:value-type="float">
            <text:p>24076.0</text:p>
          </table:table-cell>
          <table:table-cell office:value-type="float" office:value="42107" calcext:value-type="float">
            <text:p>42107.0</text:p>
          </table:table-cell>
          <table:table-cell office:value-type="float" office:value="853" calcext:value-type="float">
            <text:p>853.0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1"/>
          <table:table-cell office:value-type="float" office:value="24076" calcext:value-type="float">
            <text:p>24076.0</text:p>
          </table:table-cell>
          <table:table-cell office:value-type="float" office:value="42107" calcext:value-type="float">
            <text:p>42107.0</text:p>
          </table:table-cell>
          <table:table-cell office:value-type="float" office:value="854" calcext:value-type="float">
            <text:p>854.0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1"/>
          <table:table-cell office:value-type="float" office:value="24073" calcext:value-type="float">
            <text:p>24073.0</text:p>
          </table:table-cell>
          <table:table-cell office:value-type="float" office:value="42109" calcext:value-type="float">
            <text:p>42109.0</text:p>
          </table:table-cell>
          <table:table-cell office:value-type="float" office:value="856" calcext:value-type="float">
            <text:p>856.0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1"/>
          <table:table-cell office:value-type="float" office:value="24071" calcext:value-type="float">
            <text:p>24071.0</text:p>
          </table:table-cell>
          <table:table-cell office:value-type="float" office:value="42109" calcext:value-type="float">
            <text:p>42109.0</text:p>
          </table:table-cell>
          <table:table-cell office:value-type="float" office:value="857" calcext:value-type="float">
            <text:p>857.0</text:p>
          </table:table-cell>
          <table:table-cell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1"/>
          <table:table-cell office:value-type="float" office:value="24059" calcext:value-type="float">
            <text:p>24059.0</text:p>
          </table:table-cell>
          <table:table-cell office:value-type="float" office:value="42110" calcext:value-type="float">
            <text:p>42110.0</text:p>
          </table:table-cell>
          <table:table-cell office:value-type="float" office:value="858" calcext:value-type="float">
            <text:p>858.0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1"/>
          <table:table-cell office:value-type="float" office:value="24059" calcext:value-type="float">
            <text:p>24059.0</text:p>
          </table:table-cell>
          <table:table-cell office:value-type="float" office:value="42110" calcext:value-type="float">
            <text:p>42110.0</text:p>
          </table:table-cell>
          <table:table-cell office:value-type="float" office:value="860" calcext:value-type="float">
            <text:p>860.0</text:p>
          </table:table-cell>
          <table:table-cell office:value-type="float" office:value="0" calcext:value-type="float">
            <text:p>0</text:p>
          </table:table-cell>
          <table:table-cell office:value-type="float" office:value="1787" calcext:value-type="float">
            <text:p>1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1"/>
          <table:table-cell office:value-type="float" office:value="24059" calcext:value-type="float">
            <text:p>24059.0</text:p>
          </table:table-cell>
          <table:table-cell office:value-type="float" office:value="42110" calcext:value-type="float">
            <text:p>42110.0</text:p>
          </table:table-cell>
          <table:table-cell office:value-type="float" office:value="862" calcext:value-type="float">
            <text:p>862.0</text:p>
          </table:table-cell>
          <table:table-cell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1"/>
          <table:table-cell office:value-type="float" office:value="24059" calcext:value-type="float">
            <text:p>24059.0</text:p>
          </table:table-cell>
          <table:table-cell office:value-type="float" office:value="42110" calcext:value-type="float">
            <text:p>42110.0</text:p>
          </table:table-cell>
          <table:table-cell office:value-type="float" office:value="864" calcext:value-type="float">
            <text:p>864.0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050" calcext:value-type="float">
            <text:p>24050.0</text:p>
          </table:table-cell>
          <table:table-cell office:value-type="float" office:value="42117" calcext:value-type="float">
            <text:p>42117.0</text:p>
          </table:table-cell>
          <table:table-cell office:value-type="float" office:value="866" calcext:value-type="float">
            <text:p>866.0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1"/>
          <table:table-cell office:value-type="float" office:value="24030" calcext:value-type="float">
            <text:p>24030.0</text:p>
          </table:table-cell>
          <table:table-cell office:value-type="float" office:value="42137" calcext:value-type="float">
            <text:p>42137.0</text:p>
          </table:table-cell>
          <table:table-cell office:value-type="float" office:value="868" calcext:value-type="float">
            <text:p>868.0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4033" calcext:value-type="float">
            <text:p>24033.0</text:p>
          </table:table-cell>
          <table:table-cell office:value-type="float" office:value="42153" calcext:value-type="float">
            <text:p>42153.0</text:p>
          </table:table-cell>
          <table:table-cell office:value-type="float" office:value="869" calcext:value-type="float">
            <text:p>869.0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 table:number-rows-repeated="104678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6:18:28.351142503</dc:date>
    <meta:document-statistic meta:table-count="1" meta:cell-count="10848" meta:object-count="0"/>
    <meta:generator>LibreOffice/4.2.8.2$Linux_X86_64 LibreOffice_project/420m0$Build-2</meta:generator>
  </office:meta>
</office:document-meta>
</file>